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1.1835in"/>
    </style:style>
    <style:style style:name="co13" style:family="table-column">
      <style:table-column-properties fo:break-before="auto" style:column-width="1.748in"/>
    </style:style>
    <style:style style:name="co14" style:family="table-column">
      <style:table-column-properties fo:break-before="auto" style:column-width="1.5654in"/>
    </style:style>
    <style:style style:name="co15" style:family="table-column">
      <style:table-column-properties fo:break-before="auto" style:column-width="1.802in"/>
    </style:style>
    <style:style style:name="co16" style:family="table-column">
      <style:table-column-properties fo:break-before="auto" style:column-width="1.7839in"/>
    </style:style>
    <style:style style:name="co17" style:family="table-column">
      <style:table-column-properties fo:break-before="auto" style:column-width="1.8543in"/>
    </style:style>
    <style:style style:name="co18" style:family="table-column">
      <style:table-column-properties fo:break-before="auto" style:column-width="1.82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673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6563in" fo:break-before="auto" style:use-optimal-row-height="false"/>
    </style:style>
    <style:style style:name="ro11" style:family="table-row">
      <style:table-row-properties style:row-height="0.3937in" fo:break-before="auto" style:use-optimal-row-height="false"/>
    </style:style>
    <style:style style:name="ro12" style:family="table-row">
      <style:table-row-properties style:row-height="0.4346in" fo:break-before="auto" style:use-optimal-row-height="false"/>
    </style:style>
    <style:style style:name="ro13" style:family="table-row">
      <style:table-row-properties style:row-height="0.569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fo:padding="0.0417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 style:data-style-name="N117">
      <style:table-cell-properties fo:padding="0.0417in"/>
    </style:style>
    <style:style style:name="ce31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2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 style:data-style-name="N43">
      <style:table-cell-properties fo:wrap-option="wrap"/>
    </style:style>
    <style:style style:name="ce42" style:family="table-cell" style:parent-style-name="Default" style:data-style-name="N43">
      <style:table-cell-properties fo:background-color="transparent" fo:wrap-option="wrap" fo:border="0.0008in solid #000000" fo:padding="0.028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43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Table_20_Heading2" style:data-style-name="N43">
      <style:table-cell-properties fo:background-color="#666699" fo:wrap-option="wrap" style:vertical-align="top"/>
      <style:text-properties fo:color="#ffffff"/>
    </style:style>
    <style:style style:name="ce45" style:family="table-cell" style:parent-style-name="Default" style:data-style-name="N42">
      <style:table-cell-properties fo:background-color="#66ffff" fo:wrap-option="wrap" fo:border="0.0008in solid #000000"/>
      <style:text-properties fo:font-weight="bold" style:font-weight-asian="bold" style:font-weight-complex="bold"/>
    </style:style>
    <style:style style:name="ce46" style:family="table-cell" style:parent-style-name="Default" style:data-style-name="N43">
      <style:table-cell-properties fo:wrap-option="wrap" fo:padding="0.028in"/>
    </style:style>
    <style:style style:name="ce47" style:family="table-cell" style:parent-style-name="Default" style:data-style-name="N43">
      <style:table-cell-properties fo:wrap-option="wrap" fo:padding="0.028in"/>
      <style:text-properties fo:font-weight="bold" style:font-weight-asian="bold" style:font-weight-complex="bold"/>
    </style:style>
    <style:style style:name="ce48" style:family="table-cell" style:parent-style-name="Default" style:data-style-name="N43">
      <style:table-cell-properties fo:background-color="#ffff66" fo:wrap-option="wrap"/>
    </style:style>
    <style:style style:name="ce49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50" style:family="table-cell" style:parent-style-name="Default" style:data-style-name="N43">
      <style:table-cell-properties fo:background-color="#00ccff" fo:wrap-option="wrap" fo:padding="0.028in"/>
    </style:style>
    <style:style style:name="ce51" style:family="table-cell" style:parent-style-name="Default" style:data-style-name="N43">
      <style:table-cell-properties fo:background-color="#ff9900" fo:wrap-option="wrap" fo:padding="0.028in"/>
    </style:style>
    <style:style style:name="ce52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5" style:family="table-cell" style:parent-style-name="Table_20_Heading2" style:data-style-name="N43">
      <style:table-cell-properties fo:background-color="#666699" fo:wrap-option="wrap" style:vertical-align="top"/>
      <style:text-properties fo:color="#ffffff" fo:font-size="15pt" style:font-size-asian="15pt" style:font-size-complex="15pt"/>
    </style:style>
    <style:style style:name="ce56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57" style:family="table-cell" style:parent-style-name="Table_20_Heading2">
      <style:table-cell-properties fo:background-color="#666699" style:vertical-align="top"/>
      <style:text-properties fo:color="#ffffff"/>
    </style:style>
    <style:style style:name="ce5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9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3" style:family="table-cell" style:parent-style-name="Table_20_Heading2">
      <style:table-cell-properties fo:background-color="#666699" style:vertical-align="top"/>
      <style:text-properties fo:color="#ffffff" fo:font-size="15pt" style:font-size-asian="15pt" style:font-size-complex="15pt"/>
    </style:style>
    <style:style style:name="ce64" style:family="table-cell" style:parent-style-name="Default" style:data-style-name="N43">
      <style:table-cell-properties fo:border-bottom="none" fo:background-color="#ff9900" fo:wrap-option="wrap" fo:border-left="0.0008in solid #000000" fo:padding="0.028in" fo:border-right="none" fo:border-top="none"/>
    </style:style>
    <style:style style:name="ce65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66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67" style:family="table-cell" style:parent-style-name="Default" style:data-style-name="N43">
      <style:table-cell-properties fo:border-bottom="none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68" style:family="table-cell" style:parent-style-name="Default" style:data-style-name="N43">
      <style:table-cell-properties fo:border-bottom="none" fo:background-color="#ccff00" fo:wrap-option="wrap" fo:border-left="none" fo:padding="0.028in" fo:border-right="0.0008in solid #000000" fo:border-top="none"/>
      <style:map style:condition="cell-content()=0" style:apply-style-name="Untitled6" style:base-cell-address="January.A28"/>
    </style:style>
    <style:style style:name="ce69" style:family="table-cell" style:parent-style-name="Default" style:data-style-name="N43">
      <style:table-cell-properties fo:border-bottom="0.0008in solid #000000" fo:background-color="#00ccff" fo:wrap-option="wrap" fo:border-left="none" fo:padding="0.028in" fo:border-right="none" fo:border-top="none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43">
      <style:table-cell-properties fo:border-bottom="0.0008in solid #000000" fo:background-color="#00ccff" fo:wrap-option="wrap" fo:border-left="0.0008in solid #000000" fo:padding="0.028in" fo:border-right="none" fo:border-top="none"/>
    </style:style>
    <style:style style:name="ce76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79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80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81" style:family="table-cell" style:parent-style-name="Default">
      <style:table-cell-properties fo:padding="0.028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vertical-align="top"/>
    </style:style>
    <style:style style:name="ce84" style:family="table-cell" style:parent-style-name="Default">
      <style:table-cell-properties fo:padding="0.028in"/>
    </style:style>
    <style:style style:name="ce85" style:family="table-cell" style:parent-style-name="Default"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7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88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1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9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7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98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107" style:family="table-cell" style:parent-style-name="Default" style:data-style-name="N43">
      <style:table-cell-properties fo:border-bottom="0.0008in solid #000000" fo:background-color="#ff9900" fo:wrap-option="wrap" fo:border-left="0.0008in solid #000000" fo:padding="0.028in" fo:border-right="none" fo:border-top="none"/>
    </style:style>
    <style:style style:name="ce108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109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3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114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115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1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129" style:family="table-cell" style:parent-style-name="Default" style:data-style-name="N43">
      <style:table-cell-properties fo:border-bottom="none" fo:background-color="#ff9900" fo:wrap-option="wrap" fo:border-left="0.0008in solid #000000" fo:padding="0.028in" fo:border-right="0.0008in solid #000000" fo:border-top="none"/>
    </style:style>
    <style:style style:name="ce130" style:family="table-cell" style:parent-style-name="Default" style:data-style-name="N43">
      <style:table-cell-properties fo:border-bottom="0.0008in solid #000000" fo:background-color="#ff9900" fo:wrap-option="wrap" fo:border-left="none" fo:padding="0.028in" fo:border-right="none" fo:border-top="none"/>
    </style:style>
    <style:style style:name="ce131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5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1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1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142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143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14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43">
      <style:table-cell-properties fo:border-bottom="none" fo:background-color="#00ccff" fo:wrap-option="wrap" fo:border-left="0.0008in solid #000000" fo:padding="0.028in" fo:border-right="none" fo:border-top="none"/>
    </style:style>
    <style:style style:name="ce150" style:family="table-cell" style:parent-style-name="Default" style:data-style-name="N43">
      <style:table-cell-properties fo:border-bottom="0.0008in solid #000000" fo:background-color="#ff950e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151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43">
      <style:table-cell-properties fo:border-bottom="none" fo:background-color="#00ccff" fo:wrap-option="wrap" fo:border-left="none" fo:padding="0.028in" fo:border-right="0.0008in solid #000000" fo:border-top="none"/>
    </style:style>
    <style:style style:name="ce154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155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5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166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174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43">
      <style:table-cell-properties fo:border-bottom="none" fo:background-color="#ff9900" fo:wrap-option="wrap" fo:border-left="0.0008in solid #000000" fo:padding="0.028in" fo:border-right="none" fo:border-top="none"/>
      <style:text-properties fo:language="lb" fo:country="LU"/>
    </style:style>
    <style:style style:name="ce177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178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1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1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3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7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1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196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197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0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20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2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>
      <style:map style:condition="cell-content()=&quot;Sun&quot;" style:apply-style-name="Không_20_tên4" style:base-cell-address="'Cover Page'.AH1"/>
    </style:style>
    <style:style style:name="ce204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05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6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207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13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14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15" style:family="table-cell" style:parent-style-name="Default" style:data-style-name="N43">
      <style:table-cell-properties fo:border-bottom="none" fo:background-color="#ff9900" fo:wrap-option="wrap" fo:border-left="0.0008in solid #000000" fo:padding="0.028in" fo:border-right="none" fo:border-top="0.0008in solid #000000"/>
    </style:style>
    <style:style style:name="ce216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217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18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19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20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2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22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3" style:family="table-cell" style:parent-style-name="Default">
      <style:map style:condition="cell-content()=&quot;Sun&quot;" style:apply-style-name="Không_20_tên4" style:base-cell-address="'Cover Page'.AH1"/>
    </style:style>
    <style:style style:name="ce224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25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26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227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2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33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34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35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236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37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38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39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24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41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2" style:family="table-cell" style:parent-style-name="Default">
      <style:map style:condition="cell-content()=&quot;Sun&quot;" style:apply-style-name="Không_20_tên4" style:base-cell-address="'Cover Page'.AH1"/>
    </style:style>
    <style:style style:name="ce243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4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45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246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247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2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53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54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55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256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257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58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59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60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2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62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63" style:family="table-cell" style:parent-style-name="Default">
      <style:map style:condition="cell-content()=&quot;Sun&quot;" style:apply-style-name="Không_20_tên4" style:base-cell-address="'Cover Page'.AH1"/>
    </style:style>
    <style:style style:name="ce264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65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66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267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2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73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74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75" style:family="table-cell" style:parent-style-name="Default" style:data-style-name="N43">
      <style:table-cell-properties fo:background-color="#ff9900" fo:wrap-option="wrap" fo:border="0.0008in solid #000000" fo:padding="0.028in"/>
    </style:style>
    <style:style style:name="ce276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277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278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79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80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81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2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83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84" style:family="table-cell" style:parent-style-name="Default">
      <style:map style:condition="cell-content()=&quot;Sun&quot;" style:apply-style-name="Không_20_tên4" style:base-cell-address="'Cover Page'.AH1"/>
    </style:style>
    <style:style style:name="ce285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86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87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288" style:family="table-cell" style:parent-style-name="Default" style:data-style-name="N43">
      <style:table-cell-properties fo:border-bottom="none" fo:background-color="#ff9900" fo:wrap-option="wrap" fo:border-left="none" fo:padding="0.028in" fo:border-right="0.0008in solid #000000" fo:border-top="none"/>
    </style:style>
    <style:style style:name="ce289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290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291" style:family="table-cell" style:parent-style-name="Default" style:data-style-name="N43">
      <style:table-cell-properties fo:background-color="#ff950e" fo:wrap-option="wrap" fo:border="0.0008in solid #000000" fo:padding="0.028in"/>
    </style:style>
    <style:style style:name="ce2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297" style:family="table-cell" style:parent-style-name="Default" style:data-style-name="N43">
      <style:table-cell-properties fo:border-bottom="0.0008in solid #000000" fo:background-color="#ff950e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298" style:family="table-cell" style:parent-style-name="Default" style:data-style-name="N43">
      <style:table-cell-properties fo:border-bottom="0.0008in solid #000000" fo:background-color="#ff950e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299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30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301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302" style:family="table-cell" style:parent-style-name="Default" style:data-style-name="N43">
      <style:table-cell-properties fo:border-bottom="none" fo:background-color="#ffff66" fo:wrap-option="wrap" fo:border-left="none" fo:border-right="0.0008in solid #000000" fo:border-top="none"/>
    </style:style>
    <style:style style:name="ce303" style:family="table-cell" style:parent-style-name="Default" style:data-style-name="N43">
      <style:table-cell-properties fo:background-color="#ffff66" fo:wrap-option="wrap" fo:border="0.0008in solid #000000"/>
    </style:style>
    <style:style style:name="ce304" style:family="table-cell" style:parent-style-name="Default" style:data-style-name="N43">
      <style:table-cell-properties fo:background-color="#ccff00" fo:wrap-option="wrap" fo:padding="0.028in"/>
      <style:map style:condition="cell-content()=0" style:apply-style-name="Untitled6" style:base-cell-address="January.A28"/>
    </style:style>
    <style:style style:name="ce305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306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307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308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30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310" style:family="table-cell" style:parent-style-name="Default">
      <style:table-cell-properties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311" style:family="table-cell" style:parent-style-name="Default">
      <style:map style:condition="cell-content()=&quot;Sun&quot;" style:apply-style-name="Không_20_tên4" style:base-cell-address="'Cover Page'.AH1"/>
    </style:style>
    <style:style style:name="ce312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31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314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315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ce316" style:family="table-cell" style:parent-style-name="Default" style:data-style-name="N43">
      <style:table-cell-properties fo:background-color="#ff9900" fo:wrap-option="wrap"/>
    </style:style>
    <style:style style:name="ce317" style:family="table-cell" style:parent-style-name="Default" style:data-style-name="N43">
      <style:table-cell-properties fo:border-bottom="0.0008in solid #000000" fo:background-color="#ccff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3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3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3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3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3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323" style:family="table-cell" style:parent-style-name="Default" style:data-style-name="N0">
      <style:table-cell-properties fo:background-color="#ffcc00" fo:border="0.0008in solid #000000" fo:padding="0.028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324" style:family="table-cell" style:parent-style-name="Default" style:data-style-name="N207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Sun&quot;" style:apply-style-name="Không_20_tên4" style:base-cell-address="'Cover Page'.AH1"/>
    </style:style>
    <style:style style:name="ce325" style:family="table-cell" style:parent-style-name="Default" style:data-style-name="N43">
      <style:table-cell-properties fo:background-color="#ff6600" fo:wrap-option="wrap"/>
    </style:style>
    <style:style style:name="ce326" style:family="table-cell" style:parent-style-name="Default" style:data-style-name="N43">
      <style:table-cell-properties fo:border-bottom="none" fo:background-color="#ff9900" fo:wrap-option="wrap" fo:border-left="0.0008in solid #000000" fo:padding="0.028in" fo:border-right="0.0008in solid #000000" fo:border-top="0.0008in solid #000000"/>
    </style:style>
    <style:style style:name="ce327" style:family="table-cell" style:parent-style-name="Default" style:data-style-name="N43">
      <style:table-cell-properties fo:border-bottom="0.0008in solid #000000" fo:background-color="#ff9900" fo:wrap-option="wrap" fo:border-left="0.0008in solid #000000" fo:padding="0.028in" fo:border-right="0.0008in solid #000000" fo:border-top="none"/>
    </style:style>
    <style:style style:name="ce328" style:family="table-cell" style:parent-style-name="Default" style:data-style-name="N43">
      <style:table-cell-properties fo:border-bottom="0.0008in solid #000000" fo:background-color="#ff9900" fo:wrap-option="wrap" fo:border-left="0.0008in solid #000000" fo:padding="0.028in" fo:border-right="0.0008in solid #000000" fo:border-top="none"/>
      <style:map style:condition="cell-content()=0" style:apply-style-name="Untitled6" style:base-cell-address="January.A28"/>
    </style:style>
    <style:style style:name="ce329" style:family="table-cell" style:parent-style-name="Default">
      <style:table-cell-properties fo:background-color="#ff9900"/>
    </style:style>
    <style:style style:name="ce330" style:family="table-cell" style:parent-style-name="Default">
      <style:table-cell-properties fo:border-bottom="none" fo:background-color="#ff9900" fo:border-left="0.0008in solid #000000" fo:border-right="0.0008in solid #000000" fo:border-top="0.0008in solid #000000"/>
    </style:style>
    <style:style style:name="ce331" style:family="table-cell" style:parent-style-name="Default">
      <style:table-cell-properties fo:border-bottom="none" fo:background-color="#ff9900" fo:border-left="0.0008in solid #000000" fo:border-right="0.0008in solid #000000" fo:border-top="none"/>
    </style:style>
    <style:style style:name="ce332" style:family="table-cell" style:parent-style-name="Default">
      <style:table-cell-properties fo:border-bottom="0.0008in solid #000000" fo:background-color="#ff9900" fo:border-left="0.0008in solid #000000" fo:border-right="0.0008in solid #000000" fo:border-top="none"/>
    </style:style>
    <style:style style:name="ce333" style:family="table-cell" style:parent-style-name="Default">
      <style:table-cell-properties fo:wrap-option="wrap" fo:border="0.0008in solid #000000" fo:padding="0.028in"/>
      <style:map style:condition="cell-content()!=0" style:apply-style-name="Untitled4" style:base-cell-address="January.D5"/>
      <style:map style:condition="cell-content()=&quot;&quot;" style:apply-style-name="None" style:base-cell-address="January.D5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Meeting Room Management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27"/>
          <table:table-cell table:style-name="ce12" table:number-columns-repeated="1016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1" table:number-columns-repeated="1014"/>
          <table:table-cell table:style-name="ce32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8" office:value-type="string">
            <text:p>Creation</text:p>
          </table:table-cell>
          <table:table-cell table:style-name="ce28" office:value-type="string">
            <text:p>Tham Do-Thi</text:p>
          </table:table-cell>
          <table:table-cell table:style-name="ce29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8" table:number-columns-repeated="2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30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January" table:style-name="ta3" table:print="false">
        <table:table-column table:style-name="co12" table:default-cell-style-name="ce41"/>
        <table:table-column table:style-name="co13" table:number-columns-repeated="18" table:default-cell-style-name="ce60"/>
        <table:table-column table:style-name="co14" table:default-cell-style-name="ce60"/>
        <table:table-column table:style-name="co15" table:number-columns-repeated="41" table:default-cell-style-name="ce60"/>
        <table:table-column table:style-name="co16" table:number-columns-repeated="2" table:default-cell-style-name="ce60"/>
        <table:table-column table:style-name="co7" table:number-columns-repeated="961" table:default-cell-style-name="Default"/>
        <table:table-row table:style-name="ro8">
          <table:table-cell/>
          <table:table-cell table:style-name="Default" table:number-columns-repeated="62"/>
          <table:table-cell table:style-name="ce81" table:number-columns-repeated="947"/>
          <table:table-cell table:style-name="ce85" table:number-columns-repeated="14"/>
        </table:table-row>
        <table:table-row table:style-name="ro9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21"/>
        </table:table-row>
        <table:table-row table:style-name="ro8">
          <table:table-cell table:style-name="ce42"/>
          <table:table-cell table:style-name="ce52" table:number-columns-repeated="16"/>
          <table:table-cell table:style-name="ce70" office:value-type="string" table:number-columns-spanned="3" table:number-rows-spanned="1">
            <text:p>Month</text:p>
          </table:table-cell>
          <table:covered-table-cell table:number-columns-repeated="2" table:style-name="ce71"/>
          <table:table-cell table:style-name="ce72"/>
          <table:table-cell table:style-name="ce73" table:content-validation-name="val1" office:value-type="float" office:value="1" table:number-columns-spanned="3" table:number-rows-spanned="1">
            <text:p>1</text:p>
          </table:table-cell>
          <table:covered-table-cell table:style-name="ce74" table:content-validation-name="val1"/>
          <table:covered-table-cell table:style-name="ce71"/>
          <table:table-cell table:style-name="ce72"/>
          <table:table-cell table:style-name="ce70" office:value-type="string" table:number-columns-spanned="3" table:number-rows-spanned="1">
            <text:p>Year</text:p>
          </table:table-cell>
          <table:covered-table-cell table:number-columns-repeated="2" table:style-name="ce71"/>
          <table:table-cell table:style-name="ce72"/>
          <table:table-cell table:style-name="ce70" office:value-type="float" office:value="2016" table:number-columns-spanned="3" table:number-rows-spanned="1">
            <text:p>2016</text:p>
          </table:table-cell>
          <table:covered-table-cell table:style-name="ce71"/>
          <table:covered-table-cell table:style-name="ce76"/>
          <table:table-cell table:style-name="ce52" table:number-columns-repeated="31"/>
          <table:table-cell table:style-name="ce81" table:number-columns-repeated="947"/>
          <table:table-cell table:style-name="ce85" table:number-columns-repeated="14"/>
        </table:table-row>
        <table:table-row table:style-name="ro8">
          <table:table-cell table:style-name="ce43"/>
          <table:table-cell table:style-name="ce53" table:formula="of:=DATE([.$AD$3];[.V3];1)" office:value-type="date" office:date-value="2016-01-01" table:number-columns-spanned="2" table:number-rows-spanned="1">
            <text:p>01</text:p>
          </table:table-cell>
          <table:covered-table-cell table:style-name="ce61"/>
          <table:table-cell table:style-name="ce53" table:formula="of:=[.B4]+1" office:value-type="date" office:date-value="2016-01-02" table:number-columns-spanned="2" table:number-rows-spanned="1">
            <office:annotation draw:style-name="gr1" draw:text-style-name="P1" svg:width="1.1413in" svg:height="0.2634in" svg:x="8.3803in" svg:y="0.3268in" draw:caption-point-x="-0.2402in" draw:caption-point-y="0.5402in">
              <dc:date>2015-08-28T00:00:00</dc:date>
              <text:p text:style-name="P1"><text:span text:style-name="T1">Nghỉ lễ 2/9</text:span></text:p>
            </office:annotation>
            <text:p>02</text:p>
          </table:table-cell>
          <table:covered-table-cell table:style-name="ce61"/>
          <table:table-cell table:style-name="ce53" table:formula="of:=[.D4]+1" office:value-type="date" office:date-value="2016-01-03" table:number-columns-spanned="2" table:number-rows-spanned="1">
            <text:p>03</text:p>
          </table:table-cell>
          <table:covered-table-cell table:style-name="ce61"/>
          <table:table-cell table:style-name="ce53" table:formula="of:=[.F4]+1" office:value-type="date" office:date-value="2016-01-04" table:number-columns-spanned="2" table:number-rows-spanned="1">
            <text:p>04</text:p>
          </table:table-cell>
          <table:covered-table-cell table:style-name="ce61"/>
          <table:table-cell table:style-name="ce53" table:formula="of:=[.H4]+1" office:value-type="date" office:date-value="2016-01-05" table:number-columns-spanned="2" table:number-rows-spanned="1">
            <text:p>05</text:p>
          </table:table-cell>
          <table:covered-table-cell table:style-name="ce61"/>
          <table:table-cell table:style-name="ce53" table:formula="of:=[.J4]+1" office:value-type="date" office:date-value="2016-01-06" table:number-columns-spanned="2" table:number-rows-spanned="1">
            <text:p>06</text:p>
          </table:table-cell>
          <table:covered-table-cell table:style-name="ce61"/>
          <table:table-cell table:style-name="ce53" table:formula="of:=[.L4]+1" office:value-type="date" office:date-value="2016-01-07" table:number-columns-spanned="2" table:number-rows-spanned="1">
            <text:p>07</text:p>
          </table:table-cell>
          <table:covered-table-cell table:style-name="ce61"/>
          <table:table-cell table:style-name="ce53" table:formula="of:=[.N4]+1" office:value-type="date" office:date-value="2016-01-08" table:number-columns-spanned="2" table:number-rows-spanned="1">
            <text:p>08</text:p>
          </table:table-cell>
          <table:covered-table-cell table:style-name="ce61"/>
          <table:table-cell table:style-name="ce53" table:formula="of:=[.P4]+1" office:value-type="date" office:date-value="2016-01-09" table:number-columns-spanned="2" table:number-rows-spanned="1">
            <text:p>09</text:p>
          </table:table-cell>
          <table:covered-table-cell table:style-name="ce61"/>
          <table:table-cell table:style-name="ce53" table:formula="of:=[.R4]+1" office:value-type="date" office:date-value="2016-01-10" table:number-columns-spanned="2" table:number-rows-spanned="1">
            <text:p>10</text:p>
          </table:table-cell>
          <table:covered-table-cell table:style-name="ce61"/>
          <table:table-cell table:style-name="ce53" table:formula="of:=[.T4]+1" office:value-type="date" office:date-value="2016-01-11" table:number-columns-spanned="2" table:number-rows-spanned="1">
            <text:p>11</text:p>
          </table:table-cell>
          <table:covered-table-cell table:style-name="ce61"/>
          <table:table-cell table:style-name="ce53" table:formula="of:=[.V4]+1" office:value-type="date" office:date-value="2016-01-12" table:number-columns-spanned="2" table:number-rows-spanned="1">
            <text:p>12</text:p>
          </table:table-cell>
          <table:covered-table-cell table:style-name="ce61"/>
          <table:table-cell table:style-name="ce53" table:formula="of:=[.X4]+1" office:value-type="date" office:date-value="2016-01-13" table:number-columns-spanned="2" table:number-rows-spanned="1">
            <text:p>13</text:p>
          </table:table-cell>
          <table:covered-table-cell table:style-name="ce61"/>
          <table:table-cell table:style-name="ce53" table:formula="of:=[.Z4]+1" office:value-type="date" office:date-value="2016-01-14" table:number-columns-spanned="2" table:number-rows-spanned="1">
            <text:p>14</text:p>
          </table:table-cell>
          <table:covered-table-cell table:style-name="ce61"/>
          <table:table-cell table:style-name="ce53" table:formula="of:=[.AB4]+1" office:value-type="date" office:date-value="2016-01-15" table:number-columns-spanned="2" table:number-rows-spanned="1">
            <text:p>15</text:p>
          </table:table-cell>
          <table:covered-table-cell table:style-name="ce61"/>
          <table:table-cell table:style-name="ce53" table:formula="of:=[.AD4]+1" office:value-type="date" office:date-value="2016-01-16" table:number-columns-spanned="2" table:number-rows-spanned="1">
            <text:p>16</text:p>
          </table:table-cell>
          <table:covered-table-cell table:style-name="ce61"/>
          <table:table-cell table:style-name="ce77" table:formula="of:=[.AF4]+1" office:value-type="date" office:date-value="2016-01-17">
            <text:p>17</text:p>
          </table:table-cell>
          <table:table-cell table:style-name="ce77"/>
          <table:table-cell table:style-name="ce53" table:formula="of:=[.AH4]+1" office:value-type="date" office:date-value="2016-01-18" table:number-columns-spanned="2" table:number-rows-spanned="1">
            <text:p>18</text:p>
          </table:table-cell>
          <table:covered-table-cell table:style-name="ce61"/>
          <table:table-cell table:style-name="ce53" table:formula="of:=[.AJ4]+1" office:value-type="date" office:date-value="2016-01-19" table:number-columns-spanned="2" table:number-rows-spanned="1">
            <text:p>19</text:p>
          </table:table-cell>
          <table:covered-table-cell table:style-name="ce61"/>
          <table:table-cell table:style-name="ce53" table:formula="of:=[.AL4]+1" office:value-type="date" office:date-value="2016-01-20" table:number-columns-spanned="2" table:number-rows-spanned="1">
            <text:p>20</text:p>
          </table:table-cell>
          <table:covered-table-cell table:style-name="ce61"/>
          <table:table-cell table:style-name="ce53" table:formula="of:=[.AN4]+1" office:value-type="date" office:date-value="2016-01-21" table:number-columns-spanned="2" table:number-rows-spanned="1">
            <text:p>21</text:p>
          </table:table-cell>
          <table:covered-table-cell table:style-name="ce61"/>
          <table:table-cell table:style-name="ce53" table:formula="of:=[.AP4]+1" office:value-type="date" office:date-value="2016-01-22" table:number-columns-spanned="2" table:number-rows-spanned="1">
            <text:p>22</text:p>
          </table:table-cell>
          <table:covered-table-cell table:style-name="ce61"/>
          <table:table-cell table:style-name="ce53" table:formula="of:=[.AR4]+1" office:value-type="date" office:date-value="2016-01-23" table:number-columns-spanned="2" table:number-rows-spanned="1">
            <text:p>23</text:p>
          </table:table-cell>
          <table:covered-table-cell table:style-name="ce61"/>
          <table:table-cell table:style-name="ce53" table:formula="of:=[.AT4]+1" office:value-type="date" office:date-value="2016-01-24" table:number-columns-spanned="2" table:number-rows-spanned="1">
            <text:p>24</text:p>
          </table:table-cell>
          <table:covered-table-cell table:style-name="ce61"/>
          <table:table-cell table:style-name="ce53" table:formula="of:=[.AV4]+1" office:value-type="date" office:date-value="2016-01-25" table:number-columns-spanned="2" table:number-rows-spanned="1">
            <text:p>25</text:p>
          </table:table-cell>
          <table:covered-table-cell table:style-name="ce61"/>
          <table:table-cell table:style-name="ce53" table:formula="of:=[.AX4]+1" office:value-type="date" office:date-value="2016-01-26" table:number-columns-spanned="2" table:number-rows-spanned="1">
            <text:p>26</text:p>
          </table:table-cell>
          <table:covered-table-cell table:style-name="ce61"/>
          <table:table-cell table:style-name="ce53" table:formula="of:=[.AZ4]+1" office:value-type="date" office:date-value="2016-01-27" table:number-columns-spanned="2" table:number-rows-spanned="1">
            <text:p>27</text:p>
          </table:table-cell>
          <table:covered-table-cell table:style-name="ce61"/>
          <table:table-cell table:style-name="ce53" table:formula="of:=[.BB4]+1" office:value-type="date" office:date-value="2016-01-28" table:number-columns-spanned="2" table:number-rows-spanned="1">
            <text:p>28</text:p>
          </table:table-cell>
          <table:covered-table-cell table:style-name="ce61"/>
          <table:table-cell table:style-name="ce53" table:formula="of:=[.BD4]+1" office:value-type="date" office:date-value="2016-01-29" table:number-columns-spanned="2" table:number-rows-spanned="1">
            <text:p>29</text:p>
          </table:table-cell>
          <table:covered-table-cell table:style-name="ce61"/>
          <table:table-cell table:style-name="ce53" table:formula="of:=[.BF4]+1" office:value-type="date" office:date-value="2016-01-30" table:number-columns-spanned="2" table:number-rows-spanned="1">
            <text:p>30</text:p>
          </table:table-cell>
          <table:covered-table-cell table:style-name="ce61" table:formula="of:=[.BG4]+1" office:value-type="date" office:date-value="1899-12-31">
            <text:p>31</text:p>
          </table:covered-table-cell>
          <table:table-cell table:style-name="ce53" table:formula="of:=[.BH4]+1" office:value-type="date" office:date-value="2016-01-31" table:number-columns-spanned="2" table:number-rows-spanned="1">
            <text:p>31</text:p>
          </table:table-cell>
          <table:covered-table-cell table:style-name="ce61"/>
          <table:table-cell table:style-name="ce82" table:number-columns-repeated="947"/>
          <table:table-cell table:style-name="ce86" table:number-columns-repeated="14"/>
        </table:table-row>
        <table:table-row table:style-name="ro8">
          <table:table-cell table:style-name="ce43"/>
          <table:table-cell table:style-name="ce54" table:formula="of:=CHOOSE(WEEKDAY([.B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62"/>
          <table:table-cell table:style-name="ce54" table:formula="of:=CHOOSE(WEEKDAY([.D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62"/>
          <table:table-cell table:style-name="ce54" table:formula="of:=CHOOSE(WEEKDAY([.F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62"/>
          <table:table-cell table:style-name="ce54" table:formula="of:=CHOOSE(WEEKDAY([.H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62"/>
          <table:table-cell table:style-name="ce54" table:formula="of:=CHOOSE(WEEKDAY([.J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62"/>
          <table:table-cell table:style-name="ce54" table:formula="of:=CHOOSE(WEEKDAY([.L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62"/>
          <table:table-cell table:style-name="ce54" table:formula="of:=CHOOSE(WEEKDAY([.N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62"/>
          <table:table-cell table:style-name="ce54" table:formula="of:=CHOOSE(WEEKDAY([.P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62"/>
          <table:table-cell table:style-name="ce54" table:formula="of:=CHOOSE(WEEKDAY([.R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62"/>
          <table:table-cell table:style-name="ce54" table:formula="of:=CHOOSE(WEEKDAY([.T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62"/>
          <table:table-cell table:style-name="ce54" table:formula="of:=CHOOSE(WEEKDAY([.V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62"/>
          <table:table-cell table:style-name="ce54" table:formula="of:=CHOOSE(WEEKDAY([.X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62"/>
          <table:table-cell table:style-name="ce54" table:formula="of:=CHOOSE(WEEKDAY([.Z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62"/>
          <table:table-cell table:style-name="ce54" table:formula="of:=CHOOSE(WEEKDAY([.AB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62"/>
          <table:table-cell table:style-name="ce54" table:formula="of:=CHOOSE(WEEKDAY([.AD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62"/>
          <table:table-cell table:style-name="ce54" table:formula="of:=CHOOSE(WEEKDAY([.AF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62"/>
          <table:table-cell table:style-name="ce54" table:formula="of:=CHOOSE(WEEKDAY([.AH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62"/>
          <table:table-cell table:style-name="ce54" table:formula="of:=CHOOSE(WEEKDAY([.AJ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62"/>
          <table:table-cell table:style-name="ce54" table:formula="of:=CHOOSE(WEEKDAY([.AL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62"/>
          <table:table-cell table:style-name="ce54" table:formula="of:=CHOOSE(WEEKDAY([.AN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62"/>
          <table:table-cell table:style-name="ce54" table:formula="of:=CHOOSE(WEEKDAY([.AP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62"/>
          <table:table-cell table:style-name="ce54" table:formula="of:=CHOOSE(WEEKDAY([.AR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62"/>
          <table:table-cell table:style-name="ce54" table:formula="of:=CHOOSE(WEEKDAY([.AT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62"/>
          <table:table-cell table:style-name="ce54" table:formula="of:=CHOOSE(WEEKDAY([.AV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62"/>
          <table:table-cell table:style-name="ce54" table:formula="of:=CHOOSE(WEEKDAY([.AX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62"/>
          <table:table-cell table:style-name="ce54" table:formula="of:=CHOOSE(WEEKDAY([.AZ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62"/>
          <table:table-cell table:style-name="ce54" table:formula="of:=CHOOSE(WEEKDAY([.BB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62"/>
          <table:table-cell table:style-name="ce54" table:formula="of:=CHOOSE(WEEKDAY([.BD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62"/>
          <table:table-cell table:style-name="ce54" table:formula="of:=CHOOSE(WEEKDAY([.BF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62"/>
          <table:table-cell table:style-name="ce54" table:formula="of:=CHOOSE(WEEKDAY([.BH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Default" table:formula="of:=CHOOSE(WEEKDAY([.BI4]);&quot;Sun&quot;;&quot;Mon&quot;;&quot;Tue&quot;;&quot;Wed&quot;;&quot;Thur&quot;;&quot;Fri&quot;;&quot;Sat&quot;)" office:value-type="string" office:string-value="Sun">
            <text:p>Sun</text:p>
          </table:covered-table-cell>
          <table:table-cell table:style-name="ce54" office:value-type="string" table:number-columns-spanned="2" table:number-rows-spanned="1">
            <text:p>Sun</text:p>
          </table:table-cell>
          <table:covered-table-cell table:style-name="Default"/>
          <table:table-cell table:style-name="ce82" table:number-columns-repeated="947"/>
          <table:table-cell table:style-name="ce86" table:number-columns-repeated="14"/>
        </table:table-row>
        <table:table-row table:style-name="ro10">
          <table:table-cell table:style-name="ce44" office:value-type="string">
            <text:p>Morni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83" table:number-columns-repeated="961"/>
        </table:table-row>
        <table:table-row table:style-name="ro11">
          <table:table-cell table:style-name="ce45" office:value-type="time" office:time-value="PT08H00M00S">
            <text:p>08:00 AM</text:p>
          </table:table-cell>
          <table:table-cell table:style-name="ce56" table:number-columns-repeated="62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08H30M00S">
            <text:p>08:30 AM</text:p>
          </table:table-cell>
          <table:table-cell table:style-name="ce56" table:number-columns-repeated="6"/>
          <table:table-cell table:style-name="ce56" office:value-type="string">
            <text:p>Họp Team OC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OC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OC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OC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OC</text:p>
          </table:table-cell>
          <table:table-cell table:style-name="ce56" office:value-type="string">
            <text:p>Họp Team IOS</text:p>
          </table:table-cell>
          <table:table-cell table:style-name="ce56" table:number-columns-repeated="4"/>
          <table:table-cell table:style-name="ce56" office:value-type="string">
            <text:p>Họp Team OC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OC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OC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OC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OC</text:p>
          </table:table-cell>
          <table:table-cell table:style-name="ce56" office:value-type="string">
            <text:p>Họp Team IOS</text:p>
          </table:table-cell>
          <table:table-cell table:style-name="ce56" table:number-columns-repeated="4"/>
          <table:table-cell table:style-name="ce56" office:value-type="string">
            <text:p>Họp Team OC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OC</text:p>
          </table:table-cell>
          <table:table-cell table:style-name="ce56" office:value-type="string">
            <text:p>Họp Team IOS</text:p>
          </table:table-cell>
          <table:table-cell table:style-name="ce56" office:value-type="string">
            <text:p>Họp Team OC</text:p>
          </table:table-cell>
          <table:table-cell table:style-name="ce56" office:value-type="string">
            <text:p>Họp Team IOS</text:p>
          </table:table-cell>
          <table:table-cell table:style-name="ce56"/>
          <table:table-cell table:style-name="ce56" office:value-type="string">
            <text:p>Họp Team IOS</text:p>
          </table:table-cell>
          <table:table-cell table:style-name="ce56"/>
          <table:table-cell table:style-name="ce56" office:value-type="string">
            <text:p>Họp Team IOS</text:p>
          </table:table-cell>
          <table:table-cell table:style-name="ce56" table:number-columns-repeated="5"/>
          <table:table-cell table:style-name="ce56" office:value-type="string">
            <text:p>Họp Team IOS</text:p>
          </table:table-cell>
          <table:table-cell table:style-name="ce56"/>
          <table:table-cell table:style-name="ce56" office:value-type="string">
            <text:p>Họp Team IOS</text:p>
          </table:table-cell>
          <table:table-cell table:style-name="ce56"/>
          <table:table-cell table:style-name="ce56" office:value-type="string">
            <text:p>Họp Team IOS</text:p>
          </table:table-cell>
          <table:table-cell table:style-name="ce56"/>
          <table:table-cell table:style-name="ce56" office:value-type="string">
            <text:p>Họp Team IOS</text:p>
          </table:table-cell>
          <table:table-cell table:style-name="ce56"/>
          <table:table-cell table:style-name="ce56" office:value-type="string">
            <text:p>Họp Team IOS</text:p>
          </table:table-cell>
          <table:table-cell table:style-name="ce56" table:number-columns-repeated="4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09H00M00S">
            <text:p>09:00 AM</text:p>
          </table:table-cell>
          <table:table-cell table:style-name="ce56" table:number-columns-repeated="8"/>
          <table:table-cell table:style-name="ce64" office:value-type="string">
            <office:annotation draw:style-name="gr1" draw:text-style-name="P1" svg:width="1.1413in" svg:height="0.2634in" svg:x="17.0874in" svg:y="2.2398in" draw:caption-point-x="-0.2402in" draw:caption-point-y="0.598in">
              <dc:date>2015-12-28T00:00:00</dc:date>
              <text:p text:style-name="P1"><text:span text:style-name="T1">Cancel</text:span></text:p>
            </office:annotation>
            <text:p>Phỏng vấn Web dev</text:p>
          </table:table-cell>
          <table:table-cell table:style-name="ce56" table:number-columns-repeated="28"/>
          <table:table-cell table:style-name="ce64" office:value-type="string">
            <text:p>Phỏng vấn internship</text:p>
          </table:table-cell>
          <table:table-cell table:style-name="ce56" table:number-columns-repeated="12"/>
          <table:table-cell table:style-name="ce64" office:value-type="string">
            <text:p>Phỏng vấn web dev</text:p>
          </table:table-cell>
          <table:table-cell table:style-name="ce56"/>
          <table:table-cell table:style-name="ce64" office:value-type="string">
            <text:p>Phỏng vấn web dev</text:p>
          </table:table-cell>
          <table:table-cell table:style-name="ce56" table:number-columns-repeated="3"/>
          <table:table-cell table:style-name="ce64" office:value-type="string">
            <text:p>Phỏng vấn web dev</text:p>
          </table:table-cell>
          <table:table-cell table:style-name="ce56" table:number-columns-repeated="5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09H30M00S">
            <text:p>09:30 AM</text:p>
          </table:table-cell>
          <table:table-cell table:style-name="ce56" table:number-columns-repeated="62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10H00M00S">
            <text:p>10:00 AM</text:p>
          </table:table-cell>
          <table:table-cell table:style-name="ce56" table:number-columns-repeated="39"/>
          <table:table-cell table:style-name="ce64" office:value-type="string" table:number-columns-spanned="1" table:number-rows-spanned="3">
            <text:p>Corey review code</text:p>
          </table:table-cell>
          <table:table-cell table:style-name="ce56" table:number-columns-repeated="3"/>
          <table:table-cell table:style-name="ce79" office:value-type="string" table:number-columns-spanned="1" table:number-rows-spanned="4">
            <text:p>Dự án Rally – Mobile review code </text:p>
          </table:table-cell>
          <table:table-cell table:style-name="ce56" table:number-columns-repeated="5"/>
          <table:table-cell table:style-name="ce75" office:value-type="string" table:number-columns-spanned="1" table:number-rows-spanned="4">
            <text:p>Dự án MT review code </text:p>
          </table:table-cell>
          <table:table-cell table:style-name="ce56" table:number-columns-repeated="7"/>
          <table:table-cell table:style-name="ce79" office:value-type="string" table:number-columns-spanned="1" table:number-rows-spanned="4">
            <text:p>Dự án Rally – Mobile review code </text:p>
          </table:table-cell>
          <table:table-cell table:style-name="ce56" table:number-columns-repeated="4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10H30M00S">
            <text:p>10:30 AM</text:p>
          </table:table-cell>
          <table:table-cell table:style-name="ce56" table:number-columns-repeated="39"/>
          <table:covered-table-cell table:style-name="ce64" office:value-type="string">
            <text:p>Corey review code</text:p>
          </table:covered-table-cell>
          <table:table-cell table:style-name="ce66" office:value-type="string" table:number-columns-spanned="1" table:number-rows-spanned="3">
            <text:p>Dự án SS Heart review code</text:p>
          </table:table-cell>
          <table:table-cell table:style-name="ce64" office:value-type="string" table:number-columns-spanned="1" table:number-rows-spanned="3">
            <text:p>ShareMySpace review code</text:p>
          </table:table-cell>
          <table:table-cell table:style-name="ce56"/>
          <table:covered-table-cell table:style-name="ce80"/>
          <table:table-cell table:style-name="ce56" table:number-columns-repeated="5"/>
          <table:covered-table-cell table:style-name="ce75"/>
          <table:table-cell table:style-name="ce56" table:number-columns-repeated="4"/>
          <table:table-cell table:style-name="ce66" office:value-type="string" table:number-columns-spanned="1" table:number-rows-spanned="3">
            <text:p>Dự án SS Heart review code</text:p>
          </table:table-cell>
          <table:table-cell table:style-name="ce66" office:value-type="string" table:number-columns-spanned="1" table:number-rows-spanned="3">
            <text:p>Dự án MyID review code</text:p>
          </table:table-cell>
          <table:table-cell table:style-name="ce56"/>
          <table:covered-table-cell table:style-name="Default"/>
          <table:table-cell table:style-name="ce56" table:number-columns-repeated="4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11H00M00S">
            <text:p>11:00 AM</text:p>
          </table:table-cell>
          <table:table-cell table:style-name="ce56" table:number-columns-repeated="38"/>
          <table:table-cell table:style-name="ce64" office:value-type="string" table:number-columns-spanned="1" table:number-rows-spanned="2">
            <text:p>Dự án MyID – Web review performance</text:p>
          </table:table-cell>
          <table:covered-table-cell table:style-name="ce64" office:value-type="string">
            <text:p>Corey review code</text:p>
          </table:covered-table-cell>
          <table:covered-table-cell table:number-columns-repeated="2" table:style-name="Default"/>
          <table:table-cell table:style-name="ce56"/>
          <table:covered-table-cell table:style-name="ce80"/>
          <table:table-cell table:style-name="ce56" table:number-columns-repeated="5"/>
          <table:covered-table-cell table:style-name="ce75"/>
          <table:table-cell table:style-name="ce56" table:number-columns-repeated="4"/>
          <table:covered-table-cell table:number-columns-repeated="2" table:style-name="Default"/>
          <table:table-cell table:style-name="ce56"/>
          <table:covered-table-cell table:style-name="Default"/>
          <table:table-cell table:style-name="ce56" table:number-columns-repeated="4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11H30M00S">
            <text:p>11:30 AM</text:p>
          </table:table-cell>
          <table:table-cell table:style-name="ce56" table:number-columns-repeated="38"/>
          <table:covered-table-cell table:style-name="ce78"/>
          <table:table-cell table:style-name="ce64"/>
          <table:covered-table-cell table:style-name="Default" office:value-type="string">
            <text:p>SS Heart</text:p>
          </table:covered-table-cell>
          <table:covered-table-cell table:style-name="Default"/>
          <table:table-cell table:style-name="ce56"/>
          <table:covered-table-cell table:style-name="ce80"/>
          <table:table-cell table:style-name="ce56" table:number-columns-repeated="5"/>
          <table:covered-table-cell table:style-name="ce75"/>
          <table:table-cell table:style-name="ce56" table:number-columns-repeated="4"/>
          <table:covered-table-cell table:number-columns-repeated="2" table:style-name="Default"/>
          <table:table-cell table:style-name="ce56"/>
          <table:covered-table-cell table:style-name="Default"/>
          <table:table-cell table:style-name="ce56" table:number-columns-repeated="4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00H00M00S">
            <text:p>12:00 AM</text:p>
          </table:table-cell>
          <table:table-cell table:style-name="ce56" table:number-columns-repeated="62"/>
          <table:table-cell table:style-name="ce84" table:number-columns-repeated="947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7" table:number-columns-repeated="62"/>
          <table:table-cell table:style-name="ce83" table:number-columns-repeated="961"/>
        </table:table-row>
        <table:table-row table:style-name="ro12">
          <table:table-cell table:style-name="ce45" office:value-type="time" office:time-value="PT13H30M00S">
            <text:p>01:30 PM</text:p>
          </table:table-cell>
          <table:table-cell table:style-name="ce56" table:number-columns-repeated="8"/>
          <table:table-cell table:style-name="ce65" office:value-type="string" table:number-columns-spanned="1" table:number-rows-spanned="3">
            <text:p>Dự án Jooto review code</text:p>
          </table:table-cell>
          <table:table-cell table:style-name="ce66" office:value-type="string" table:number-columns-spanned="1" table:number-rows-spanned="3">
            <text:p>Dự án SD review code</text:p>
          </table:table-cell>
          <table:table-cell table:style-name="ce56"/>
          <table:table-cell table:style-name="ce50" office:value-type="string" table:number-columns-spanned="1" table:number-rows-spanned="3">
            <text:p>Dự án ASL review code </text:p>
          </table:table-cell>
          <table:table-cell table:style-name="ce56" table:number-columns-repeated="9"/>
          <table:table-cell table:style-name="ce75" office:value-type="string" table:number-columns-spanned="1" table:number-rows-spanned="3">
            <text:p>Dự án MT review code</text:p>
          </table:table-cell>
          <table:table-cell table:style-name="ce75" office:value-type="string" table:number-columns-spanned="1" table:number-rows-spanned="3">
            <text:p>Ddự án Jotoo review code</text:p>
          </table:table-cell>
          <table:table-cell table:style-name="ce66" office:value-type="string" table:number-columns-spanned="1" table:number-rows-spanned="3">
            <text:p>Dự án SD review code</text:p>
          </table:table-cell>
          <table:table-cell table:style-name="ce56" table:number-columns-repeated="12"/>
          <table:table-cell table:style-name="ce64" office:value-type="string" table:number-columns-spanned="1" table:number-rows-spanned="3">
            <text:p>ProcticBI Heiko</text:p>
          </table:table-cell>
          <table:table-cell table:style-name="ce56"/>
          <table:table-cell table:style-name="ce66" office:value-type="string" table:number-columns-spanned="1" table:number-rows-spanned="3">
            <text:p>Dự án LEG Matt review code</text:p>
          </table:table-cell>
          <table:table-cell table:style-name="ce50" office:value-type="string" table:number-columns-spanned="1" table:number-rows-spanned="3">
            <text:p>Dự án ASL review code </text:p>
          </table:table-cell>
          <table:table-cell table:style-name="ce56" table:number-columns-repeated="12"/>
          <table:table-cell table:style-name="ce66" office:value-type="string" table:number-columns-spanned="1" table:number-rows-spanned="3">
            <text:p>Dự án LEG Matt review code</text:p>
          </table:table-cell>
          <table:table-cell table:style-name="ce56" table:number-columns-repeated="2"/>
          <table:table-cell table:style-name="ce64" office:value-type="string" table:number-columns-spanned="1" table:number-rows-spanned="5">
            <text:p>Dự án OC review code</text:p>
          </table:table-cell>
          <table:table-cell table:style-name="ce56" table:number-columns-repeated="6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4H00M00S">
            <text:p>02:00 PM</text:p>
          </table:table-cell>
          <table:table-cell table:style-name="ce56" table:number-columns-repeated="8"/>
          <table:covered-table-cell table:number-columns-repeated="2" table:style-name="Default"/>
          <table:table-cell table:style-name="ce56"/>
          <table:covered-table-cell table:style-name="Default"/>
          <table:table-cell table:style-name="ce56" table:number-columns-repeated="9"/>
          <table:covered-table-cell table:style-name="ce75" office:value-type="string">
            <text:p>Dự án MT review code</text:p>
          </table:covered-table-cell>
          <table:covered-table-cell table:style-name="ce75"/>
          <table:covered-table-cell table:style-name="Default"/>
          <table:table-cell table:style-name="ce56" table:number-columns-repeated="12"/>
          <table:covered-table-cell table:style-name="ce78"/>
          <table:table-cell table:style-name="ce56"/>
          <table:covered-table-cell table:number-columns-repeated="2" table:style-name="Default"/>
          <table:table-cell table:style-name="ce56" table:number-columns-repeated="12"/>
          <table:covered-table-cell table:style-name="Default"/>
          <table:table-cell table:style-name="ce56" table:number-columns-repeated="2"/>
          <table:covered-table-cell table:style-name="ce78"/>
          <table:table-cell table:style-name="ce56" table:number-columns-repeated="6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4H30M00S">
            <text:p>02:30 PM</text:p>
          </table:table-cell>
          <table:table-cell table:style-name="ce56" table:number-columns-repeated="8"/>
          <table:covered-table-cell table:number-columns-repeated="2" table:style-name="Default"/>
          <table:table-cell table:style-name="ce56"/>
          <table:covered-table-cell table:style-name="Default"/>
          <table:table-cell table:style-name="ce56" table:number-columns-repeated="9"/>
          <table:covered-table-cell table:style-name="ce75" office:value-type="string">
            <text:p>Dự án MT review code</text:p>
          </table:covered-table-cell>
          <table:covered-table-cell table:style-name="ce75"/>
          <table:covered-table-cell table:style-name="Default"/>
          <table:table-cell table:style-name="ce56" table:number-columns-repeated="12"/>
          <table:covered-table-cell table:style-name="ce78"/>
          <table:table-cell table:style-name="ce56"/>
          <table:covered-table-cell table:style-name="Default" office:value-type="string">
            <text:p>LEG Matt</text:p>
          </table:covered-table-cell>
          <table:covered-table-cell table:style-name="Default"/>
          <table:table-cell table:style-name="ce56" table:number-columns-repeated="11"/>
          <table:table-cell table:style-name="ce64" office:value-type="string">
            <text:p>Phỏng vấn web dev</text:p>
          </table:table-cell>
          <table:covered-table-cell table:style-name="Default"/>
          <table:table-cell table:style-name="ce56" table:number-columns-repeated="2"/>
          <table:covered-table-cell table:style-name="ce78"/>
          <table:table-cell table:style-name="ce56" table:number-columns-repeated="6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5H00M00S">
            <text:p>03:00 PM</text:p>
          </table:table-cell>
          <table:table-cell table:style-name="ce56" table:number-columns-repeated="55"/>
          <table:covered-table-cell table:style-name="ce78"/>
          <table:table-cell table:style-name="ce56" table:number-columns-repeated="6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5H30M00S">
            <text:p>03:30 PM</text:p>
          </table:table-cell>
          <table:table-cell table:style-name="ce56" table:number-columns-repeated="39"/>
          <table:table-cell table:style-name="ce64" office:value-type="string" table:number-columns-spanned="1" table:number-rows-spanned="3">
            <text:p>Dự án MyID – iOS review code</text:p>
          </table:table-cell>
          <table:table-cell table:style-name="ce56"/>
          <table:table-cell table:style-name="ce64" office:value-type="string" table:number-columns-spanned="1" table:number-rows-spanned="5">
            <text:p>Dự án OC review code</text:p>
          </table:table-cell>
          <table:table-cell table:style-name="ce56" table:number-columns-repeated="11"/>
          <table:table-cell table:style-name="ce64" office:value-type="string" table:number-columns-spanned="1" table:number-rows-spanned="3">
            <text:p>Dự án MyID – iOS review code</text:p>
          </table:table-cell>
          <table:table-cell table:style-name="ce56"/>
          <table:covered-table-cell table:style-name="ce78"/>
          <table:table-cell table:style-name="ce56" table:number-columns-repeated="6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6H00M00S">
            <text:p>04:00 PM</text:p>
          </table:table-cell>
          <table:table-cell table:style-name="ce56" table:number-columns-repeated="12"/>
          <table:table-cell table:style-name="ce67" office:value-type="string" table:number-columns-spanned="1" table:number-rows-spanned="3">
            <text:p>SingSquare review code</text:p>
          </table:table-cell>
          <table:table-cell table:style-name="ce68" office:value-type="string" table:number-columns-spanned="1" table:number-rows-spanned="3">
            <text:p>Team IOS review code</text:p>
          </table:table-cell>
          <table:table-cell table:style-name="ce69" office:value-type="string" table:number-columns-spanned="1" table:number-rows-spanned="3">
            <text:p>Dự án MYID review code</text:p>
          </table:table-cell>
          <table:table-cell table:style-name="ce56" table:number-columns-repeated="11"/>
          <table:table-cell table:style-name="ce67" office:value-type="string" table:number-columns-spanned="1" table:number-rows-spanned="3">
            <text:p>SingSquare review code</text:p>
          </table:table-cell>
          <table:table-cell table:style-name="ce68" office:value-type="string" table:number-columns-spanned="1" table:number-rows-spanned="3">
            <text:p>Team IOS review code</text:p>
          </table:table-cell>
          <table:table-cell table:style-name="ce56" table:number-columns-repeated="9"/>
          <table:table-cell table:style-name="ce64" office:value-type="string" table:number-columns-spanned="1" table:number-rows-spanned="2">
            <text:p>Dự án MyID – Web review performance</text:p>
          </table:table-cell>
          <table:table-cell table:style-name="ce56"/>
          <table:covered-table-cell table:style-name="Default"/>
          <table:table-cell table:style-name="ce56"/>
          <table:covered-table-cell table:style-name="ce78"/>
          <table:table-cell table:style-name="ce56" table:number-columns-repeated="9"/>
          <table:table-cell table:style-name="ce64" office:value-type="string" table:number-columns-spanned="1" table:number-rows-spanned="3">
            <text:p>Dự án LEG <text:s/>Review code performance</text:p>
          </table:table-cell>
          <table:table-cell table:style-name="ce56"/>
          <table:covered-table-cell table:style-name="Default"/>
          <table:table-cell table:style-name="ce56" table:number-columns-repeated="8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6H30M00S">
            <text:p>04:30 PM</text:p>
          </table:table-cell>
          <table:table-cell table:style-name="ce56" table:number-columns-repeated="12"/>
          <table:covered-table-cell table:number-columns-repeated="3" table:style-name="Default"/>
          <table:table-cell table:style-name="ce56" table:number-columns-repeated="11"/>
          <table:covered-table-cell table:number-columns-repeated="2" table:style-name="Default"/>
          <table:table-cell table:style-name="ce56" table:number-columns-repeated="9"/>
          <table:covered-table-cell table:style-name="Default"/>
          <table:table-cell table:style-name="ce56"/>
          <table:covered-table-cell table:style-name="Default"/>
          <table:table-cell table:style-name="ce56"/>
          <table:covered-table-cell table:style-name="ce78"/>
          <table:table-cell table:style-name="ce56" table:number-columns-repeated="9"/>
          <table:covered-table-cell table:style-name="ce78"/>
          <table:table-cell table:style-name="ce56"/>
          <table:covered-table-cell table:style-name="Default"/>
          <table:table-cell table:style-name="ce56" table:number-columns-repeated="8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7H00M00S">
            <text:p>05:00 PM</text:p>
          </table:table-cell>
          <table:table-cell table:style-name="ce56" table:number-columns-repeated="12"/>
          <table:covered-table-cell table:number-columns-repeated="3" table:style-name="Default"/>
          <table:table-cell table:style-name="ce56" table:number-columns-repeated="11"/>
          <table:covered-table-cell table:number-columns-repeated="2" table:style-name="Default"/>
          <table:table-cell table:style-name="ce56" table:number-columns-repeated="13"/>
          <table:covered-table-cell table:style-name="ce78"/>
          <table:table-cell table:style-name="ce56" table:number-columns-repeated="9"/>
          <table:covered-table-cell table:style-name="ce78"/>
          <table:table-cell table:style-name="ce56" table:number-columns-repeated="10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7H30M00S">
            <text:p>05:30 PM</text:p>
          </table:table-cell>
          <table:table-cell table:style-name="ce56" table:number-columns-repeated="41"/>
          <table:covered-table-cell table:style-name="ce78"/>
          <table:table-cell table:style-name="ce56" table:number-columns-repeated="20"/>
          <table:table-cell table:style-name="ce84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58" table:number-columns-repeated="44"/>
          <table:table-cell table:style-name="Default" table:number-columns-repeated="7"/>
          <table:table-cell table:style-name="ce58" table:number-columns-repeated="11"/>
          <table:table-cell table:style-name="ce84" table:number-columns-repeated="947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58" table:number-columns-repeated="62"/>
          <table:table-cell table:style-name="ce84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58" table:number-columns-repeated="62"/>
          <table:table-cell table:style-name="ce84" table:number-columns-repeated="947"/>
          <table:table-cell table:number-columns-repeated="14"/>
        </table:table-row>
        <table:table-row table:style-name="ro13">
          <table:table-cell table:style-name="ce48"/>
          <table:table-cell table:style-name="ce59" office:value-type="string">
            <text:p><text:s/>Daily</text:p>
          </table:table-cell>
          <table:table-cell table:style-name="ce59"/>
          <table:table-cell table:style-name="ce58" table:number-columns-repeated="6"/>
          <table:table-cell table:style-name="Default" table:number-columns-repeated="2"/>
          <table:table-cell table:style-name="ce58" table:number-columns-repeated="52"/>
          <table:table-cell table:style-name="ce84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58" table:number-columns-repeated="62"/>
          <table:table-cell table:style-name="ce84" table:number-columns-repeated="947"/>
          <table:table-cell table:number-columns-repeated="14"/>
        </table:table-row>
        <table:table-row table:style-name="ro13">
          <table:table-cell table:style-name="ce49"/>
          <table:table-cell table:style-name="ce59" office:value-type="string">
            <text:p><text:s/>Weekly </text:p>
          </table:table-cell>
          <table:table-cell table:style-name="ce59"/>
          <table:table-cell table:style-name="ce58" table:number-columns-repeated="60"/>
          <table:table-cell table:style-name="ce84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58" table:number-columns-repeated="62"/>
          <table:table-cell table:style-name="ce84" table:number-columns-repeated="947"/>
          <table:table-cell table:number-columns-repeated="14"/>
        </table:table-row>
        <table:table-row table:style-name="ro13">
          <table:table-cell table:style-name="ce50"/>
          <table:table-cell table:style-name="ce59" office:value-type="string">
            <text:p>Bi – Weekly </text:p>
          </table:table-cell>
          <table:table-cell table:style-name="ce59"/>
          <table:table-cell table:style-name="ce58" table:number-columns-repeated="60"/>
          <table:table-cell table:style-name="ce84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58" table:number-columns-repeated="62"/>
          <table:table-cell table:style-name="ce84" table:number-columns-repeated="947"/>
          <table:table-cell table:number-columns-repeated="14"/>
        </table:table-row>
        <table:table-row table:style-name="ro13">
          <table:table-cell table:style-name="ce51"/>
          <table:table-cell table:style-name="ce59" office:value-type="string">
            <text:p><text:s/>Suddenly </text:p>
          </table:table-cell>
          <table:table-cell table:style-name="ce59"/>
          <table:table-cell table:style-name="ce58" table:number-columns-repeated="60"/>
          <table:table-cell table:style-name="ce84" table:number-columns-repeated="947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58" table:number-columns-repeated="62"/>
          <table:table-cell table:style-name="ce84" table:number-columns-repeated="947"/>
          <table:table-cell table:number-columns-repeated="14"/>
        </table:table-row>
        <table:table-row table:style-name="ro2" table:number-rows-repeated="9">
          <table:table-cell table:style-name="ce46"/>
          <table:table-cell table:style-name="ce58" table:number-columns-repeated="51"/>
          <table:table-cell/>
          <table:table-cell table:style-name="ce58" table:number-columns-repeated="10"/>
          <table:table-cell table:style-name="ce84" table:number-columns-repeated="947"/>
          <table:table-cell table:number-columns-repeated="14"/>
        </table:table-row>
        <table:table-row table:style-name="ro2" table:number-rows-repeated="9831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bruary" table:style-name="ta3" table:print="false">
        <table:table-column table:style-name="co12" table:default-cell-style-name="ce41"/>
        <table:table-column table:style-name="co13" table:number-columns-repeated="18" table:default-cell-style-name="ce94"/>
        <table:table-column table:style-name="co14" table:default-cell-style-name="ce94"/>
        <table:table-column table:style-name="co15" table:number-columns-repeated="39" table:default-cell-style-name="ce94"/>
        <table:table-column table:style-name="co7" table:number-columns-repeated="961" table:default-cell-style-name="Default"/>
        <table:table-row table:style-name="ro8">
          <table:table-cell/>
          <table:table-cell table:style-name="Default" table:number-columns-repeated="58"/>
          <table:table-cell table:style-name="ce81" table:number-columns-repeated="947"/>
          <table:table-cell table:style-name="ce85" table:number-columns-repeated="14"/>
        </table:table-row>
        <table:table-row table:style-name="ro9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17"/>
        </table:table-row>
        <table:table-row table:style-name="ro8">
          <table:table-cell table:style-name="ce42"/>
          <table:table-cell table:style-name="ce88" table:number-columns-repeated="16"/>
          <table:table-cell table:style-name="ce99" office:value-type="string" table:number-columns-spanned="3" table:number-rows-spanned="1">
            <text:p>Month</text:p>
          </table:table-cell>
          <table:covered-table-cell table:number-columns-repeated="2" table:style-name="ce100"/>
          <table:table-cell table:style-name="ce101"/>
          <table:table-cell table:style-name="ce102" table:content-validation-name="val1" office:value-type="float" office:value="2" table:number-columns-spanned="3" table:number-rows-spanned="1">
            <text:p>2</text:p>
          </table:table-cell>
          <table:covered-table-cell table:style-name="ce103" table:content-validation-name="val1"/>
          <table:covered-table-cell table:style-name="ce100"/>
          <table:table-cell table:style-name="ce101"/>
          <table:table-cell table:style-name="ce99" office:value-type="string" table:number-columns-spanned="3" table:number-rows-spanned="1">
            <text:p>Year</text:p>
          </table:table-cell>
          <table:covered-table-cell table:number-columns-repeated="2" table:style-name="ce100"/>
          <table:table-cell table:style-name="ce101"/>
          <table:table-cell table:style-name="ce99" office:value-type="float" office:value="2016" table:number-columns-spanned="3" table:number-rows-spanned="1">
            <text:p>2016</text:p>
          </table:table-cell>
          <table:covered-table-cell table:style-name="ce100"/>
          <table:covered-table-cell table:style-name="ce104"/>
          <table:table-cell table:style-name="ce88" table:number-columns-repeated="27"/>
          <table:table-cell table:style-name="ce81" table:number-columns-repeated="947"/>
          <table:table-cell table:style-name="ce85" table:number-columns-repeated="14"/>
        </table:table-row>
        <table:table-row table:style-name="ro8">
          <table:table-cell table:style-name="ce43"/>
          <table:table-cell table:style-name="ce89" table:formula="of:=DATE([.$AD$3];[.V3];1)" office:value-type="date" office:date-value="2016-02-01" table:number-columns-spanned="2" table:number-rows-spanned="1">
            <text:p>01</text:p>
          </table:table-cell>
          <table:covered-table-cell table:style-name="ce95"/>
          <table:table-cell table:style-name="ce89" table:formula="of:=[.B4]+1" office:value-type="date" office:date-value="2016-02-02" table:number-columns-spanned="2" table:number-rows-spanned="1">
            <text:p>02</text:p>
          </table:table-cell>
          <table:covered-table-cell table:style-name="ce95"/>
          <table:table-cell table:style-name="ce89" table:formula="of:=[.D4]+1" office:value-type="date" office:date-value="2016-02-03" table:number-columns-spanned="2" table:number-rows-spanned="1">
            <text:p>03</text:p>
          </table:table-cell>
          <table:covered-table-cell table:style-name="ce95"/>
          <table:table-cell table:style-name="ce89" table:formula="of:=[.F4]+1" office:value-type="date" office:date-value="2016-02-04" table:number-columns-spanned="2" table:number-rows-spanned="1">
            <text:p>04</text:p>
          </table:table-cell>
          <table:covered-table-cell table:style-name="ce95"/>
          <table:table-cell table:style-name="ce89" table:formula="of:=[.H4]+1" office:value-type="date" office:date-value="2016-02-05" table:number-columns-spanned="2" table:number-rows-spanned="1">
            <text:p>05</text:p>
          </table:table-cell>
          <table:covered-table-cell table:style-name="ce95"/>
          <table:table-cell table:style-name="ce89" table:formula="of:=[.J4]+1" office:value-type="date" office:date-value="2016-02-06" table:number-columns-spanned="2" table:number-rows-spanned="1">
            <text:p>06</text:p>
          </table:table-cell>
          <table:covered-table-cell table:style-name="ce95"/>
          <table:table-cell table:style-name="ce89" table:formula="of:=[.L4]+1" office:value-type="date" office:date-value="2016-02-07" table:number-columns-spanned="2" table:number-rows-spanned="1">
            <text:p>07</text:p>
          </table:table-cell>
          <table:covered-table-cell table:style-name="ce95"/>
          <table:table-cell table:style-name="ce89" table:formula="of:=[.N4]+1" office:value-type="date" office:date-value="2016-02-08" table:number-columns-spanned="2" table:number-rows-spanned="1">
            <text:p>08</text:p>
          </table:table-cell>
          <table:covered-table-cell table:style-name="ce95"/>
          <table:table-cell table:style-name="ce89" table:formula="of:=[.P4]+1" office:value-type="date" office:date-value="2016-02-09" table:number-columns-spanned="2" table:number-rows-spanned="1">
            <text:p>09</text:p>
          </table:table-cell>
          <table:covered-table-cell table:style-name="ce95"/>
          <table:table-cell table:style-name="ce89" table:formula="of:=[.R4]+1" office:value-type="date" office:date-value="2016-02-10" table:number-columns-spanned="2" table:number-rows-spanned="1">
            <text:p>10</text:p>
          </table:table-cell>
          <table:covered-table-cell table:style-name="ce95"/>
          <table:table-cell table:style-name="ce89" table:formula="of:=[.T4]+1" office:value-type="date" office:date-value="2016-02-11" table:number-columns-spanned="2" table:number-rows-spanned="1">
            <text:p>11</text:p>
          </table:table-cell>
          <table:covered-table-cell table:style-name="ce95"/>
          <table:table-cell table:style-name="ce89" table:formula="of:=[.V4]+1" office:value-type="date" office:date-value="2016-02-12" table:number-columns-spanned="2" table:number-rows-spanned="1">
            <text:p>12</text:p>
          </table:table-cell>
          <table:covered-table-cell table:style-name="ce95"/>
          <table:table-cell table:style-name="ce89" table:formula="of:=[.X4]+1" office:value-type="date" office:date-value="2016-02-13" table:number-columns-spanned="2" table:number-rows-spanned="1">
            <text:p>13</text:p>
          </table:table-cell>
          <table:covered-table-cell table:style-name="ce95"/>
          <table:table-cell table:style-name="ce89" table:formula="of:=[.Z4]+1" office:value-type="date" office:date-value="2016-02-14" table:number-columns-spanned="2" table:number-rows-spanned="1">
            <text:p>14</text:p>
          </table:table-cell>
          <table:covered-table-cell table:style-name="ce95"/>
          <table:table-cell table:style-name="ce89" table:formula="of:=[.AB4]+1" office:value-type="date" office:date-value="2016-02-15" table:number-columns-spanned="2" table:number-rows-spanned="1">
            <text:p>15</text:p>
          </table:table-cell>
          <table:covered-table-cell table:style-name="ce95"/>
          <table:table-cell table:style-name="ce89" table:formula="of:=[.AD4]+1" office:value-type="date" office:date-value="2016-02-16" table:number-columns-spanned="2" table:number-rows-spanned="1">
            <text:p>16</text:p>
          </table:table-cell>
          <table:covered-table-cell table:style-name="ce95"/>
          <table:table-cell table:style-name="ce105" table:formula="of:=[.AF4]+1" office:value-type="date" office:date-value="2016-02-17">
            <text:p>17</text:p>
          </table:table-cell>
          <table:table-cell table:style-name="ce105"/>
          <table:table-cell table:style-name="ce89" table:formula="of:=[.AH4]+1" office:value-type="date" office:date-value="2016-02-18" table:number-columns-spanned="2" table:number-rows-spanned="1">
            <text:p>18</text:p>
          </table:table-cell>
          <table:covered-table-cell table:style-name="ce95"/>
          <table:table-cell table:style-name="ce89" table:formula="of:=[.AJ4]+1" office:value-type="date" office:date-value="2016-02-19" table:number-columns-spanned="2" table:number-rows-spanned="1">
            <text:p>19</text:p>
          </table:table-cell>
          <table:covered-table-cell table:style-name="ce95"/>
          <table:table-cell table:style-name="ce89" table:formula="of:=[.AL4]+1" office:value-type="date" office:date-value="2016-02-20" table:number-columns-spanned="2" table:number-rows-spanned="1">
            <text:p>20</text:p>
          </table:table-cell>
          <table:covered-table-cell table:style-name="ce95"/>
          <table:table-cell table:style-name="ce89" table:formula="of:=[.AN4]+1" office:value-type="date" office:date-value="2016-02-21" table:number-columns-spanned="2" table:number-rows-spanned="1">
            <text:p>21</text:p>
          </table:table-cell>
          <table:covered-table-cell table:style-name="ce95"/>
          <table:table-cell table:style-name="ce89" table:formula="of:=[.AP4]+1" office:value-type="date" office:date-value="2016-02-22" table:number-columns-spanned="2" table:number-rows-spanned="1">
            <text:p>22</text:p>
          </table:table-cell>
          <table:covered-table-cell table:style-name="ce95"/>
          <table:table-cell table:style-name="ce89" table:formula="of:=[.AR4]+1" office:value-type="date" office:date-value="2016-02-23" table:number-columns-spanned="2" table:number-rows-spanned="1">
            <text:p>23</text:p>
          </table:table-cell>
          <table:covered-table-cell table:style-name="ce95"/>
          <table:table-cell table:style-name="ce89" table:formula="of:=[.AT4]+1" office:value-type="date" office:date-value="2016-02-24" table:number-columns-spanned="2" table:number-rows-spanned="1">
            <text:p>24</text:p>
          </table:table-cell>
          <table:covered-table-cell table:style-name="ce95"/>
          <table:table-cell table:style-name="ce89" table:formula="of:=[.AV4]+1" office:value-type="date" office:date-value="2016-02-25" table:number-columns-spanned="2" table:number-rows-spanned="1">
            <text:p>25</text:p>
          </table:table-cell>
          <table:covered-table-cell table:style-name="ce95"/>
          <table:table-cell table:style-name="ce89" table:formula="of:=[.AX4]+1" office:value-type="date" office:date-value="2016-02-26" table:number-columns-spanned="2" table:number-rows-spanned="1">
            <text:p>26</text:p>
          </table:table-cell>
          <table:covered-table-cell table:style-name="ce95"/>
          <table:table-cell table:style-name="ce89" table:formula="of:=[.AZ4]+1" office:value-type="date" office:date-value="2016-02-27" table:number-columns-spanned="2" table:number-rows-spanned="1">
            <text:p>27</text:p>
          </table:table-cell>
          <table:covered-table-cell table:style-name="ce95"/>
          <table:table-cell table:style-name="ce89" table:formula="of:=[.BB4]+1" office:value-type="date" office:date-value="2016-02-28" table:number-columns-spanned="2" table:number-rows-spanned="1">
            <text:p>28</text:p>
          </table:table-cell>
          <table:covered-table-cell table:style-name="ce95"/>
          <table:table-cell table:style-name="ce89" table:formula="of:=[.BD4]+1" office:value-type="date" office:date-value="2016-02-29" table:number-columns-spanned="2" table:number-rows-spanned="1">
            <text:p>29</text:p>
          </table:table-cell>
          <table:covered-table-cell table:style-name="ce95"/>
          <table:table-cell table:style-name="ce82" table:number-columns-repeated="947"/>
          <table:table-cell table:style-name="ce86" table:number-columns-repeated="14"/>
        </table:table-row>
        <table:table-row table:style-name="ro8">
          <table:table-cell table:style-name="ce43"/>
          <table:table-cell table:style-name="ce90" table:formula="of:=CHOOSE(WEEKDAY([.B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96"/>
          <table:table-cell table:style-name="ce90" table:formula="of:=CHOOSE(WEEKDAY([.D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96"/>
          <table:table-cell table:style-name="ce90" table:formula="of:=CHOOSE(WEEKDAY([.F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96"/>
          <table:table-cell table:style-name="ce90" table:formula="of:=CHOOSE(WEEKDAY([.H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96"/>
          <table:table-cell table:style-name="ce90" table:formula="of:=CHOOSE(WEEKDAY([.J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96"/>
          <table:table-cell table:style-name="ce90" table:formula="of:=CHOOSE(WEEKDAY([.L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96"/>
          <table:table-cell table:style-name="ce90" table:formula="of:=CHOOSE(WEEKDAY([.N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96"/>
          <table:table-cell table:style-name="ce90" table:formula="of:=CHOOSE(WEEKDAY([.P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96"/>
          <table:table-cell table:style-name="ce90" table:formula="of:=CHOOSE(WEEKDAY([.R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96"/>
          <table:table-cell table:style-name="ce90" table:formula="of:=CHOOSE(WEEKDAY([.T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96"/>
          <table:table-cell table:style-name="ce90" table:formula="of:=CHOOSE(WEEKDAY([.V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96"/>
          <table:table-cell table:style-name="ce90" table:formula="of:=CHOOSE(WEEKDAY([.X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96"/>
          <table:table-cell table:style-name="ce90" table:formula="of:=CHOOSE(WEEKDAY([.Z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96"/>
          <table:table-cell table:style-name="ce90" table:formula="of:=CHOOSE(WEEKDAY([.AB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96"/>
          <table:table-cell table:style-name="ce90" table:formula="of:=CHOOSE(WEEKDAY([.AD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96"/>
          <table:table-cell table:style-name="ce90" table:formula="of:=CHOOSE(WEEKDAY([.AF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96"/>
          <table:table-cell table:style-name="ce90" table:formula="of:=CHOOSE(WEEKDAY([.AH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96"/>
          <table:table-cell table:style-name="ce90" table:formula="of:=CHOOSE(WEEKDAY([.AJ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96"/>
          <table:table-cell table:style-name="ce90" table:formula="of:=CHOOSE(WEEKDAY([.AL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96"/>
          <table:table-cell table:style-name="ce90" table:formula="of:=CHOOSE(WEEKDAY([.AN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96"/>
          <table:table-cell table:style-name="ce90" table:formula="of:=CHOOSE(WEEKDAY([.AP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96"/>
          <table:table-cell table:style-name="ce90" table:formula="of:=CHOOSE(WEEKDAY([.AR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96"/>
          <table:table-cell table:style-name="ce90" table:formula="of:=CHOOSE(WEEKDAY([.AT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96"/>
          <table:table-cell table:style-name="ce90" table:formula="of:=CHOOSE(WEEKDAY([.AV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96"/>
          <table:table-cell table:style-name="ce90" table:formula="of:=CHOOSE(WEEKDAY([.AX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96"/>
          <table:table-cell table:style-name="ce90" table:formula="of:=CHOOSE(WEEKDAY([.AZ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96"/>
          <table:table-cell table:style-name="ce90" table:formula="of:=CHOOSE(WEEKDAY([.BB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96"/>
          <table:table-cell table:style-name="ce90" table:formula="of:=CHOOSE(WEEKDAY([.BD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96"/>
          <table:table-cell table:style-name="ce90" table:formula="of:=CHOOSE(WEEKDAY([.BF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96"/>
          <table:table-cell table:style-name="ce82" table:number-columns-repeated="947"/>
          <table:table-cell table:style-name="ce86" table:number-columns-repeated="14"/>
        </table:table-row>
        <table:table-row table:style-name="ro10">
          <table:table-cell table:style-name="ce44" office:value-type="string">
            <text:p>Morni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83" table:number-columns-repeated="961"/>
        </table:table-row>
        <table:table-row table:style-name="ro11">
          <table:table-cell table:style-name="ce45" office:value-type="time" office:time-value="PT08H00M00S">
            <text:p>08:00 AM</text:p>
          </table:table-cell>
          <table:table-cell table:style-name="ce91" table:number-columns-repeated="58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08H30M00S">
            <text:p>08:30 AM</text:p>
          </table:table-cell>
          <table:table-cell table:style-name="ce91" office:value-type="string">
            <text:p>Họp Team OC</text:p>
          </table:table-cell>
          <table:table-cell table:style-name="ce91" office:value-type="string">
            <text:p>Họp Team IOS</text:p>
          </table:table-cell>
          <table:table-cell table:style-name="ce91" office:value-type="string">
            <text:p>Họp Team OC</text:p>
          </table:table-cell>
          <table:table-cell table:style-name="ce91" office:value-type="string">
            <text:p>Họp Team IOS</text:p>
          </table:table-cell>
          <table:table-cell table:style-name="ce91" office:value-type="string">
            <text:p>Họp Team OC</text:p>
          </table:table-cell>
          <table:table-cell table:style-name="ce91" office:value-type="string">
            <text:p>Họp Team IOS</text:p>
          </table:table-cell>
          <table:table-cell table:style-name="ce91" office:value-type="string">
            <text:p>Họp Team OC</text:p>
          </table:table-cell>
          <table:table-cell table:style-name="ce91" office:value-type="string">
            <text:p>Họp Team IOS</text:p>
          </table:table-cell>
          <table:table-cell table:style-name="ce91" office:value-type="string">
            <text:p>Họp Team OC</text:p>
          </table:table-cell>
          <table:table-cell table:style-name="ce91" office:value-type="string">
            <text:p>Họp Team IOS</text:p>
          </table:table-cell>
          <table:table-cell table:style-name="ce91" table:number-columns-repeated="18"/>
          <table:table-cell table:style-name="ce91" office:value-type="string">
            <text:p>Họp Team OC</text:p>
          </table:table-cell>
          <table:table-cell table:style-name="ce91" office:value-type="string">
            <text:p>Họp Team IOS</text:p>
          </table:table-cell>
          <table:table-cell table:style-name="ce91" office:value-type="string">
            <text:p>Họp Team OC</text:p>
          </table:table-cell>
          <table:table-cell table:style-name="ce91" office:value-type="string">
            <text:p>Họp Team IOS</text:p>
          </table:table-cell>
          <table:table-cell table:style-name="ce91" office:value-type="string">
            <text:p>Họp Team OC</text:p>
          </table:table-cell>
          <table:table-cell table:style-name="ce91" office:value-type="string">
            <text:p>Họp Team IOS</text:p>
          </table:table-cell>
          <table:table-cell table:style-name="ce91" office:value-type="string">
            <text:p>Họp Team OC</text:p>
          </table:table-cell>
          <table:table-cell table:style-name="ce91" office:value-type="string">
            <text:p>Họp Team IOS</text:p>
          </table:table-cell>
          <table:table-cell table:style-name="ce91" office:value-type="string">
            <text:p>Họp Team OC</text:p>
          </table:table-cell>
          <table:table-cell table:style-name="ce91" office:value-type="string">
            <text:p>Họp Team IOS</text:p>
          </table:table-cell>
          <table:table-cell table:style-name="ce91" table:number-columns-repeated="4"/>
          <table:table-cell table:style-name="ce91" office:value-type="string">
            <text:p>Họp Team OC</text:p>
          </table:table-cell>
          <table:table-cell table:style-name="ce91" office:value-type="string">
            <text:p>Họp Team IOS</text:p>
          </table:table-cell>
          <table:table-cell table:style-name="ce91" office:value-type="string">
            <text:p>Họp Team OC</text:p>
          </table:table-cell>
          <table:table-cell table:style-name="ce91" office:value-type="string">
            <text:p>Họp Team IOS</text:p>
          </table:table-cell>
          <table:table-cell table:style-name="ce91" office:value-type="string">
            <text:p>Họp Team BM101</text:p>
          </table:table-cell>
          <table:table-cell table:style-name="ce91" office:value-type="string">
            <text:p>Họp Team IOS</text:p>
          </table:table-cell>
          <table:table-cell table:style-name="ce91" office:value-type="string">
            <text:p>Họp Team BM101</text:p>
          </table:table-cell>
          <table:table-cell table:style-name="ce91" office:value-type="string">
            <text:p>Họp Team IOS</text:p>
          </table:table-cell>
          <table:table-cell table:style-name="ce91" office:value-type="string">
            <text:p>Họp Team BM101</text:p>
          </table:table-cell>
          <table:table-cell table:style-name="ce91" office:value-type="string">
            <text:p>Họp Team IOS</text:p>
          </table:table-cell>
          <table:table-cell table:style-name="ce91" table:number-columns-repeated="4"/>
          <table:table-cell table:style-name="ce91" office:value-type="string">
            <text:p>Họp Team BM101</text:p>
          </table:table-cell>
          <table:table-cell table:style-name="ce91" office:value-type="string">
            <text:p>Họp Team IOS</text:p>
          </table:table-cell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09H00M00S">
            <text:p>09:00 AM</text:p>
          </table:table-cell>
          <table:table-cell table:style-name="ce91" table:number-columns-repeated="30"/>
          <table:table-cell table:style-name="ce64" office:value-type="string">
            <text:p>Phỏng vấn web dev</text:p>
          </table:table-cell>
          <table:table-cell table:style-name="ce91"/>
          <table:table-cell table:style-name="ce64" office:value-type="string">
            <text:p>Phỏng vấn web dev</text:p>
          </table:table-cell>
          <table:table-cell table:style-name="ce91" table:number-columns-repeated="15"/>
          <table:table-cell table:style-name="ce64" office:value-type="string">
            <text:p>Phỏng vấn web dev internship</text:p>
          </table:table-cell>
          <table:table-cell table:style-name="ce91" table:number-columns-repeated="9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09H30M00S">
            <text:p>09:30 AM</text:p>
          </table:table-cell>
          <table:table-cell table:style-name="ce91" table:number-columns-repeated="58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10H00M00S">
            <text:p>10:00 AM</text:p>
          </table:table-cell>
          <table:table-cell table:number-columns-repeated="2" table:style-name="ce64" office:value-type="string">
            <text:p>Phỏng ván web dev</text:p>
          </table:table-cell>
          <table:table-cell table:style-name="ce97" office:value-type="string" table:number-columns-spanned="1" table:number-rows-spanned="4">
            <text:p>Review code dự án Share My Space</text:p>
          </table:table-cell>
          <table:table-cell table:style-name="ce91" table:number-columns-repeated="6"/>
          <table:table-cell table:style-name="ce97" office:value-type="string" table:number-columns-spanned="1" table:number-rows-spanned="4">
            <text:p>Dự án Rally – Mobile review code </text:p>
          </table:table-cell>
          <table:table-cell table:style-name="ce91" table:number-columns-repeated="18"/>
          <table:table-cell table:style-name="ce75" office:value-type="string" table:number-columns-spanned="1" table:number-rows-spanned="4">
            <text:p>Dự án MT review code </text:p>
          </table:table-cell>
          <table:table-cell table:style-name="ce91"/>
          <table:table-cell table:style-name="ce97" office:value-type="string" table:number-columns-spanned="1" table:number-rows-spanned="4">
            <text:p>Review code dự án Share My Space</text:p>
          </table:table-cell>
          <table:table-cell table:style-name="ce91" table:number-columns-repeated="5"/>
          <table:table-cell table:style-name="ce64" office:value-type="string" table:number-columns-spanned="1" table:number-rows-spanned="4">
            <text:p>Review code dự án Corey</text:p>
          </table:table-cell>
          <table:table-cell table:style-name="ce97" office:value-type="string" table:number-columns-spanned="1" table:number-rows-spanned="4">
            <text:p>Dự án Rally – Mobile review code <text:s/></text:p>
          </table:table-cell>
          <table:table-cell table:style-name="ce91" table:number-columns-repeated="6"/>
          <table:table-cell table:style-name="ce97" office:value-type="string" table:number-columns-spanned="1" table:number-rows-spanned="4">
            <text:p>Review code dự án Share My Space</text:p>
          </table:table-cell>
          <table:table-cell table:style-name="ce91" table:number-columns-repeated="6"/>
          <table:table-cell table:style-name="ce107" office:value-type="string" table:number-columns-spanned="1" table:number-rows-spanned="4">
            <text:p>Dự án Corey review code</text:p>
          </table:table-cell>
          <table:table-cell table:style-name="ce91" table:number-columns-repeated="6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10H30M00S">
            <text:p>10:30 AM</text:p>
          </table:table-cell>
          <table:table-cell table:style-name="ce64" table:number-columns-repeated="2"/>
          <table:covered-table-cell table:style-name="ce64"/>
          <table:table-cell table:style-name="ce91" table:number-columns-repeated="3"/>
          <table:table-cell table:style-name="ce98" office:value-type="string" table:number-columns-spanned="1" table:number-rows-spanned="3">
            <text:p>Dự án SS Heart review code</text:p>
          </table:table-cell>
          <table:table-cell table:style-name="ce98" office:value-type="string" table:number-columns-spanned="1" table:number-rows-spanned="3">
            <text:p>Dự án MyID review code</text:p>
          </table:table-cell>
          <table:table-cell table:style-name="ce91"/>
          <table:covered-table-cell table:style-name="Default"/>
          <table:table-cell table:style-name="ce91" table:number-columns-repeated="18"/>
          <table:covered-table-cell table:style-name="Default"/>
          <table:table-cell table:style-name="ce91"/>
          <table:covered-table-cell table:style-name="ce64"/>
          <table:table-cell table:style-name="ce91" table:number-columns-repeated="3"/>
          <table:table-cell table:style-name="ce98" office:value-type="string" table:number-columns-spanned="1" table:number-rows-spanned="3">
            <text:p>Dự án SS Heart review code</text:p>
          </table:table-cell>
          <table:table-cell table:style-name="ce98" office:value-type="string" table:number-columns-spanned="1" table:number-rows-spanned="3">
            <text:p>Dự án MyID review code</text:p>
          </table:table-cell>
          <table:covered-table-cell table:style-name="Default"/>
          <table:covered-table-cell table:style-name="ce106"/>
          <table:table-cell table:style-name="ce91" table:number-columns-repeated="6"/>
          <table:covered-table-cell table:style-name="ce64"/>
          <table:table-cell table:style-name="ce91" table:number-columns-repeated="3"/>
          <table:table-cell table:style-name="ce98" office:value-type="string" table:number-columns-spanned="1" table:number-rows-spanned="3">
            <text:p>Dự án SS Heart review code</text:p>
          </table:table-cell>
          <table:table-cell table:style-name="ce98" office:value-type="string" table:number-columns-spanned="1" table:number-rows-spanned="3">
            <text:p>Dự án MyID review code</text:p>
          </table:table-cell>
          <table:table-cell table:style-name="ce91"/>
          <table:covered-table-cell table:style-name="Default"/>
          <table:table-cell table:style-name="ce91" table:number-columns-repeated="6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11H00M00S">
            <text:p>11:00 AM</text:p>
          </table:table-cell>
          <table:table-cell table:style-name="ce64" table:number-columns-repeated="2"/>
          <table:covered-table-cell table:style-name="ce64"/>
          <table:table-cell table:style-name="ce91" table:number-columns-repeated="3"/>
          <table:covered-table-cell table:number-columns-repeated="2" table:style-name="Default"/>
          <table:table-cell table:style-name="ce91"/>
          <table:covered-table-cell table:style-name="Default"/>
          <table:table-cell table:style-name="ce91" table:number-columns-repeated="18"/>
          <table:covered-table-cell table:style-name="Default"/>
          <table:table-cell table:style-name="ce91"/>
          <table:covered-table-cell table:style-name="ce64"/>
          <table:table-cell table:style-name="ce91" table:number-columns-repeated="3"/>
          <table:covered-table-cell table:number-columns-repeated="3" table:style-name="Default"/>
          <table:covered-table-cell table:style-name="ce106"/>
          <table:table-cell table:style-name="ce91" table:number-columns-repeated="6"/>
          <table:covered-table-cell table:style-name="ce64"/>
          <table:table-cell table:style-name="ce91" table:number-columns-repeated="3"/>
          <table:covered-table-cell table:number-columns-repeated="2" table:style-name="Default"/>
          <table:table-cell table:style-name="ce91"/>
          <table:covered-table-cell table:style-name="Default"/>
          <table:table-cell table:style-name="ce91" table:number-columns-repeated="6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11H30M00S">
            <text:p>11:30 AM</text:p>
          </table:table-cell>
          <table:table-cell table:style-name="ce91" table:number-columns-repeated="2"/>
          <table:covered-table-cell table:style-name="ce64"/>
          <table:table-cell table:style-name="ce91" table:number-columns-repeated="3"/>
          <table:covered-table-cell table:number-columns-repeated="2" table:style-name="Default"/>
          <table:table-cell table:style-name="ce91"/>
          <table:covered-table-cell table:style-name="Default"/>
          <table:table-cell table:style-name="ce91" table:number-columns-repeated="18"/>
          <table:covered-table-cell table:style-name="Default"/>
          <table:table-cell table:style-name="ce91"/>
          <table:covered-table-cell table:style-name="ce64"/>
          <table:table-cell table:style-name="ce91" table:number-columns-repeated="3"/>
          <table:covered-table-cell table:number-columns-repeated="3" table:style-name="Default"/>
          <table:covered-table-cell table:style-name="ce106"/>
          <table:table-cell table:style-name="ce91" table:number-columns-repeated="6"/>
          <table:covered-table-cell table:style-name="ce64"/>
          <table:table-cell table:style-name="ce91" table:number-columns-repeated="3"/>
          <table:covered-table-cell table:number-columns-repeated="2" table:style-name="Default"/>
          <table:table-cell table:style-name="ce91"/>
          <table:covered-table-cell table:style-name="Default"/>
          <table:table-cell table:style-name="ce91" table:number-columns-repeated="6"/>
          <table:table-cell table:style-name="ce84" table:number-columns-repeated="947"/>
          <table:table-cell table:number-columns-repeated="14"/>
        </table:table-row>
        <table:table-row table:style-name="ro11">
          <table:table-cell table:style-name="ce45" office:value-type="time" office:time-value="PT00H00M00S">
            <text:p>12:00 AM</text:p>
          </table:table-cell>
          <table:table-cell table:style-name="ce91" table:number-columns-repeated="58"/>
          <table:table-cell table:style-name="ce84" table:number-columns-repeated="947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7" table:number-columns-repeated="58"/>
          <table:table-cell table:style-name="ce83" table:number-columns-repeated="961"/>
        </table:table-row>
        <table:table-row table:style-name="ro12">
          <table:table-cell table:style-name="ce45" office:value-type="time" office:time-value="PT13H30M00S">
            <text:p>01:30 PM</text:p>
          </table:table-cell>
          <table:table-cell table:style-name="ce91" table:number-columns-repeated="4"/>
          <table:table-cell table:style-name="ce98" office:value-type="string" table:number-columns-spanned="1" table:number-rows-spanned="3">
            <text:p>Dự án LEG Matt review code</text:p>
          </table:table-cell>
          <table:table-cell table:style-name="ce50" office:value-type="string" table:number-columns-spanned="1" table:number-rows-spanned="3">
            <text:p>Dự án ASL review code </text:p>
          </table:table-cell>
          <table:table-cell table:style-name="ce91" table:number-columns-repeated="26"/>
          <table:table-cell table:style-name="ce98" office:value-type="string" table:number-columns-spanned="1" table:number-rows-spanned="3">
            <text:p>Dự án LEG Matt review code</text:p>
          </table:table-cell>
          <table:table-cell table:style-name="ce91" table:number-columns-repeated="9"/>
          <table:table-cell table:style-name="ce107" office:value-type="string" table:number-columns-spanned="1" table:number-rows-spanned="4">
            <text:p>Dự án MT review code </text:p>
          </table:table-cell>
          <table:table-cell table:style-name="ce91"/>
          <table:table-cell table:style-name="ce98" office:value-type="string" table:number-columns-spanned="1" table:number-rows-spanned="3">
            <text:p>Dự án LocationDeck review code</text:p>
          </table:table-cell>
          <table:table-cell table:style-name="ce98" office:value-type="string" table:number-columns-spanned="1" table:number-rows-spanned="3">
            <text:p>Dự án Rally – Mobile review code <text:s/></text:p>
          </table:table-cell>
          <table:table-cell table:style-name="ce91"/>
          <table:table-cell table:style-name="ce50" office:value-type="string" table:number-columns-spanned="1" table:number-rows-spanned="3">
            <text:p>Dự án ASL review code </text:p>
          </table:table-cell>
          <table:table-cell table:style-name="ce91"/>
          <table:table-cell table:style-name="ce97" office:value-type="string" table:number-columns-spanned="1" table:number-rows-spanned="4">
            <text:p>Review code dự án BM101</text:p>
          </table:table-cell>
          <table:table-cell table:style-name="ce91" table:number-columns-repeated="6"/>
          <table:table-cell table:style-name="ce50" office:value-type="string" table:number-columns-spanned="1" table:number-rows-spanned="3">
            <text:p>Dự án OC review code</text:p>
          </table:table-cell>
          <table:table-cell table:style-name="ce91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4H00M00S">
            <text:p>02:00 PM</text:p>
          </table:table-cell>
          <table:table-cell table:style-name="ce91" table:number-columns-repeated="4"/>
          <table:covered-table-cell table:number-columns-repeated="2" table:style-name="Default"/>
          <table:table-cell table:style-name="ce91" table:number-columns-repeated="26"/>
          <table:covered-table-cell table:style-name="Default"/>
          <table:table-cell table:style-name="ce91" table:number-columns-repeated="9"/>
          <table:covered-table-cell table:style-name="Default"/>
          <table:table-cell table:style-name="ce91"/>
          <table:covered-table-cell table:style-name="ce108"/>
          <table:covered-table-cell table:style-name="Default"/>
          <table:table-cell table:style-name="ce91"/>
          <table:covered-table-cell table:style-name="Default"/>
          <table:table-cell table:style-name="ce64" office:value-type="string">
            <text:p>Dự án Bula review code</text:p>
          </table:table-cell>
          <table:covered-table-cell table:style-name="Default"/>
          <table:table-cell table:style-name="ce91" table:number-columns-repeated="6"/>
          <table:covered-table-cell table:style-name="ce50"/>
          <table:table-cell table:style-name="ce91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4H30M00S">
            <text:p>02:30 PM</text:p>
          </table:table-cell>
          <table:table-cell table:style-name="ce91" table:number-columns-repeated="4"/>
          <table:covered-table-cell table:style-name="Default" office:value-type="string">
            <text:p>LEG Matt</text:p>
          </table:covered-table-cell>
          <table:covered-table-cell table:style-name="Default"/>
          <table:table-cell table:style-name="ce91" table:number-columns-repeated="26"/>
          <table:covered-table-cell table:style-name="Default"/>
          <table:table-cell table:style-name="ce91" table:number-columns-repeated="9"/>
          <table:covered-table-cell table:style-name="Default"/>
          <table:table-cell table:style-name="ce91"/>
          <table:covered-table-cell table:style-name="ce108"/>
          <table:covered-table-cell table:style-name="Default"/>
          <table:table-cell table:style-name="ce91"/>
          <table:covered-table-cell table:style-name="Default"/>
          <table:table-cell table:style-name="ce64"/>
          <table:covered-table-cell table:style-name="Default"/>
          <table:table-cell table:style-name="ce91" table:number-columns-repeated="6"/>
          <table:covered-table-cell table:style-name="ce50"/>
          <table:table-cell table:style-name="ce91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5H00M00S">
            <text:p>03:00 PM</text:p>
          </table:table-cell>
          <table:table-cell table:style-name="ce91" table:number-columns-repeated="36"/>
          <table:table-cell table:style-name="ce64" office:value-type="string">
            <text:p>Phỏng vấn web dev internship</text:p>
          </table:table-cell>
          <table:table-cell table:style-name="ce91" table:number-columns-repeated="5"/>
          <table:covered-table-cell table:style-name="Default"/>
          <table:table-cell table:style-name="ce91" table:number-columns-repeated="2"/>
          <table:table-cell table:style-name="ce64" office:value-type="string">
            <text:p>Review training (a Dương)</text:p>
          </table:table-cell>
          <table:table-cell table:style-name="ce91" table:number-columns-repeated="2"/>
          <table:table-cell table:style-name="ce107"/>
          <table:covered-table-cell table:style-name="Default"/>
          <table:table-cell table:style-name="ce91" table:number-columns-repeated="8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5H30M00S">
            <text:p>03:30 PM</text:p>
          </table:table-cell>
          <table:table-cell table:style-name="ce91" table:number-columns-repeated="4"/>
          <table:table-cell table:style-name="ce64" office:value-type="string">
            <text:p>Phỏng vấn Web Dev</text:p>
          </table:table-cell>
          <table:table-cell table:style-name="ce91" table:number-columns-repeated="40"/>
          <table:table-cell table:style-name="ce64"/>
          <table:table-cell table:style-name="ce91" table:number-columns-repeated="2"/>
          <table:table-cell table:style-name="ce64" office:value-type="string" table:number-columns-spanned="1" table:number-rows-spanned="4">
            <text:p>Review training (a Dương)</text:p>
          </table:table-cell>
          <table:table-cell table:style-name="ce91" table:number-columns-repeated="9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6H00M00S">
            <text:p>04:00 PM</text:p>
          </table:table-cell>
          <table:table-cell table:style-name="ce91" table:number-columns-repeated="4"/>
          <table:table-cell table:style-name="ce64"/>
          <table:table-cell table:style-name="ce91" table:number-columns-repeated="41"/>
          <table:table-cell table:style-name="ce64" office:value-type="string">
            <text:p>Review training Thoại (A Việt)</text:p>
          </table:table-cell>
          <table:table-cell table:style-name="ce91"/>
          <table:covered-table-cell table:style-name="ce108"/>
          <table:table-cell table:style-name="ce91" table:number-columns-repeated="7"/>
          <table:table-cell table:style-name="ce64" office:value-type="string" table:number-columns-spanned="1" table:number-rows-spanned="2">
            <text:p>Review trainning Thịnh (a Dương)</text:p>
          </table:table-cell>
          <table:table-cell table:style-name="ce91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6H30M00S">
            <text:p>04:30 PM</text:p>
          </table:table-cell>
          <table:table-cell table:style-name="ce91" table:number-columns-repeated="4"/>
          <table:table-cell table:style-name="ce64"/>
          <table:table-cell table:style-name="ce91" table:number-columns-repeated="43"/>
          <table:covered-table-cell table:style-name="ce108"/>
          <table:table-cell table:style-name="ce91" table:number-columns-repeated="7"/>
          <table:covered-table-cell table:style-name="ce108"/>
          <table:table-cell table:style-name="ce91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7H00M00S">
            <text:p>05:00 PM</text:p>
          </table:table-cell>
          <table:table-cell table:style-name="ce91" table:number-columns-repeated="48"/>
          <table:covered-table-cell table:style-name="ce108"/>
          <table:table-cell table:style-name="ce91" table:number-columns-repeated="9"/>
          <table:table-cell table:style-name="ce84" table:number-columns-repeated="947"/>
          <table:table-cell table:number-columns-repeated="14"/>
        </table:table-row>
        <table:table-row table:style-name="ro12">
          <table:table-cell table:style-name="ce45" office:value-type="time" office:time-value="PT17H30M00S">
            <text:p>05:30 PM</text:p>
          </table:table-cell>
          <table:table-cell table:style-name="ce91" table:number-columns-repeated="58"/>
          <table:table-cell table:style-name="ce84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92" table:number-columns-repeated="44"/>
          <table:table-cell table:style-name="Default" table:number-columns-repeated="7"/>
          <table:table-cell table:style-name="ce92" table:number-columns-repeated="7"/>
          <table:table-cell table:style-name="ce84" table:number-columns-repeated="947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92" table:number-columns-repeated="58"/>
          <table:table-cell table:style-name="ce84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92" table:number-columns-repeated="58"/>
          <table:table-cell table:style-name="ce84" table:number-columns-repeated="947"/>
          <table:table-cell table:number-columns-repeated="14"/>
        </table:table-row>
        <table:table-row table:style-name="ro13">
          <table:table-cell table:style-name="ce48"/>
          <table:table-cell table:style-name="ce93" office:value-type="string">
            <text:p><text:s/>Daily</text:p>
          </table:table-cell>
          <table:table-cell table:style-name="ce93"/>
          <table:table-cell table:style-name="ce92" table:number-columns-repeated="6"/>
          <table:table-cell table:style-name="Default" table:number-columns-repeated="2"/>
          <table:table-cell table:style-name="ce92" table:number-columns-repeated="48"/>
          <table:table-cell table:style-name="ce84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92" table:number-columns-repeated="58"/>
          <table:table-cell table:style-name="ce84" table:number-columns-repeated="947"/>
          <table:table-cell table:number-columns-repeated="14"/>
        </table:table-row>
        <table:table-row table:style-name="ro13">
          <table:table-cell table:style-name="ce87"/>
          <table:table-cell table:style-name="ce93" office:value-type="string">
            <text:p><text:s/>Weekly </text:p>
          </table:table-cell>
          <table:table-cell table:style-name="ce93"/>
          <table:table-cell table:style-name="ce92" table:number-columns-repeated="56"/>
          <table:table-cell table:style-name="ce84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92" table:number-columns-repeated="58"/>
          <table:table-cell table:style-name="ce84" table:number-columns-repeated="947"/>
          <table:table-cell table:number-columns-repeated="14"/>
        </table:table-row>
        <table:table-row table:style-name="ro13">
          <table:table-cell table:style-name="ce50"/>
          <table:table-cell table:style-name="ce93" office:value-type="string">
            <text:p>Bi – Weekly </text:p>
          </table:table-cell>
          <table:table-cell table:style-name="ce93"/>
          <table:table-cell table:style-name="ce92" table:number-columns-repeated="56"/>
          <table:table-cell table:style-name="ce84" table:number-columns-repeated="947"/>
          <table:table-cell table:number-columns-repeated="14"/>
        </table:table-row>
        <table:table-row table:style-name="ro2">
          <table:table-cell table:style-name="ce46"/>
          <table:table-cell table:style-name="ce92" table:number-columns-repeated="58"/>
          <table:table-cell table:style-name="ce84" table:number-columns-repeated="947"/>
          <table:table-cell table:number-columns-repeated="14"/>
        </table:table-row>
        <table:table-row table:style-name="ro13">
          <table:table-cell table:style-name="ce51"/>
          <table:table-cell table:style-name="ce93" office:value-type="string">
            <text:p><text:s/>Suddenly </text:p>
          </table:table-cell>
          <table:table-cell table:style-name="ce93"/>
          <table:table-cell table:style-name="ce92" table:number-columns-repeated="56"/>
          <table:table-cell table:style-name="ce84" table:number-columns-repeated="947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92" table:number-columns-repeated="58"/>
          <table:table-cell table:style-name="ce84" table:number-columns-repeated="947"/>
          <table:table-cell table:number-columns-repeated="14"/>
        </table:table-row>
        <table:table-row table:style-name="ro2" table:number-rows-repeated="9">
          <table:table-cell table:style-name="ce46"/>
          <table:table-cell table:style-name="ce92" table:number-columns-repeated="51"/>
          <table:table-cell/>
          <table:table-cell table:style-name="ce92" table:number-columns-repeated="6"/>
          <table:table-cell table:style-name="ce84" table:number-columns-repeated="947"/>
          <table:table-cell table:number-columns-repeated="14"/>
        </table:table-row>
        <table:table-row table:style-name="ro2" table:number-rows-repeated="983146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March" table:style-name="ta3" table:print="false">
        <table:table-column table:style-name="co12" table:default-cell-style-name="ce41"/>
        <table:table-column table:style-name="co13" table:number-columns-repeated="18" table:default-cell-style-name="ce118"/>
        <table:table-column table:style-name="co17" table:default-cell-style-name="ce118"/>
        <table:table-column table:style-name="co15" table:number-columns-repeated="41" table:default-cell-style-name="ce118"/>
        <table:table-column table:style-name="co16" table:number-columns-repeated="2" table:default-cell-style-name="ce118"/>
        <table:table-column table:style-name="co7" table:number-columns-repeated="957" table:default-cell-style-name="Default"/>
        <table:table-row table:style-name="ro8">
          <table:table-cell/>
          <table:table-cell table:style-name="Default" table:number-columns-repeated="62"/>
          <table:table-cell table:style-name="ce81" table:number-columns-repeated="943"/>
          <table:table-cell table:style-name="ce85" table:number-columns-repeated="14"/>
        </table:table-row>
        <table:table-row table:style-name="ro9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17"/>
        </table:table-row>
        <table:table-row table:style-name="ro8">
          <table:table-cell table:style-name="ce42"/>
          <table:table-cell table:style-name="ce110" table:number-columns-repeated="16"/>
          <table:table-cell table:style-name="ce121" office:value-type="string" table:number-columns-spanned="3" table:number-rows-spanned="1">
            <text:p>Month</text:p>
          </table:table-cell>
          <table:covered-table-cell table:number-columns-repeated="2" table:style-name="ce122"/>
          <table:table-cell table:style-name="ce123"/>
          <table:table-cell table:style-name="ce124" table:content-validation-name="val1" office:value-type="float" office:value="3" table:number-columns-spanned="3" table:number-rows-spanned="1">
            <text:p>3</text:p>
          </table:table-cell>
          <table:covered-table-cell table:style-name="ce125" table:content-validation-name="val1"/>
          <table:covered-table-cell table:style-name="ce122"/>
          <table:table-cell table:style-name="ce123"/>
          <table:table-cell table:style-name="ce121" office:value-type="string" table:number-columns-spanned="3" table:number-rows-spanned="1">
            <text:p>Year</text:p>
          </table:table-cell>
          <table:covered-table-cell table:number-columns-repeated="2" table:style-name="ce122"/>
          <table:table-cell table:style-name="ce123"/>
          <table:table-cell table:style-name="ce121" office:value-type="float" office:value="2016" table:number-columns-spanned="3" table:number-rows-spanned="1">
            <text:p>2016</text:p>
          </table:table-cell>
          <table:covered-table-cell table:style-name="ce122"/>
          <table:covered-table-cell table:style-name="ce126"/>
          <table:table-cell table:style-name="ce110" table:number-columns-repeated="31"/>
          <table:table-cell table:style-name="ce81" table:number-columns-repeated="943"/>
          <table:table-cell table:style-name="ce85" table:number-columns-repeated="14"/>
        </table:table-row>
        <table:table-row table:style-name="ro8">
          <table:table-cell table:style-name="ce43"/>
          <table:table-cell table:style-name="ce111" table:formula="of:=DATE([.$AD$3];[.V3];1)" office:value-type="date" office:date-value="2016-03-01" table:number-columns-spanned="2" table:number-rows-spanned="1">
            <text:p>01</text:p>
          </table:table-cell>
          <table:covered-table-cell table:style-name="ce119"/>
          <table:table-cell table:style-name="ce111" table:formula="of:=[.B4]+1" office:value-type="date" office:date-value="2016-03-02" table:number-columns-spanned="2" table:number-rows-spanned="1">
            <text:p>02</text:p>
          </table:table-cell>
          <table:covered-table-cell table:style-name="ce119"/>
          <table:table-cell table:style-name="ce111" table:formula="of:=[.D4]+1" office:value-type="date" office:date-value="2016-03-03" table:number-columns-spanned="2" table:number-rows-spanned="1">
            <text:p>03</text:p>
          </table:table-cell>
          <table:covered-table-cell table:style-name="ce119"/>
          <table:table-cell table:style-name="ce111" table:formula="of:=[.F4]+1" office:value-type="date" office:date-value="2016-03-04" table:number-columns-spanned="2" table:number-rows-spanned="1">
            <text:p>04</text:p>
          </table:table-cell>
          <table:covered-table-cell table:style-name="ce119"/>
          <table:table-cell table:style-name="ce111" table:formula="of:=[.H4]+1" office:value-type="date" office:date-value="2016-03-05" table:number-columns-spanned="2" table:number-rows-spanned="1">
            <text:p>05</text:p>
          </table:table-cell>
          <table:covered-table-cell table:style-name="ce119"/>
          <table:table-cell table:style-name="ce111" table:formula="of:=[.J4]+1" office:value-type="date" office:date-value="2016-03-06" table:number-columns-spanned="2" table:number-rows-spanned="1">
            <text:p>06</text:p>
          </table:table-cell>
          <table:covered-table-cell table:style-name="ce119"/>
          <table:table-cell table:style-name="ce111" table:formula="of:=[.L4]+1" office:value-type="date" office:date-value="2016-03-07" table:number-columns-spanned="2" table:number-rows-spanned="1">
            <text:p>07</text:p>
          </table:table-cell>
          <table:covered-table-cell table:style-name="ce119"/>
          <table:table-cell table:style-name="ce111" table:formula="of:=[.N4]+1" office:value-type="date" office:date-value="2016-03-08" table:number-columns-spanned="2" table:number-rows-spanned="1">
            <text:p>08</text:p>
          </table:table-cell>
          <table:covered-table-cell table:style-name="ce119"/>
          <table:table-cell table:style-name="ce111" table:formula="of:=[.P4]+1" office:value-type="date" office:date-value="2016-03-09" table:number-columns-spanned="2" table:number-rows-spanned="1">
            <text:p>09</text:p>
          </table:table-cell>
          <table:covered-table-cell table:style-name="ce119"/>
          <table:table-cell table:style-name="ce111" table:formula="of:=[.R4]+1" office:value-type="date" office:date-value="2016-03-10" table:number-columns-spanned="2" table:number-rows-spanned="1">
            <text:p>10</text:p>
          </table:table-cell>
          <table:covered-table-cell table:style-name="ce119"/>
          <table:table-cell table:style-name="ce111" table:formula="of:=[.T4]+1" office:value-type="date" office:date-value="2016-03-11" table:number-columns-spanned="2" table:number-rows-spanned="1">
            <text:p>11</text:p>
          </table:table-cell>
          <table:covered-table-cell table:style-name="ce119"/>
          <table:table-cell table:style-name="ce111" table:formula="of:=[.V4]+1" office:value-type="date" office:date-value="2016-03-12" table:number-columns-spanned="2" table:number-rows-spanned="1">
            <text:p>12</text:p>
          </table:table-cell>
          <table:covered-table-cell table:style-name="ce119"/>
          <table:table-cell table:style-name="ce111" table:formula="of:=[.X4]+1" office:value-type="date" office:date-value="2016-03-13" table:number-columns-spanned="2" table:number-rows-spanned="1">
            <text:p>13</text:p>
          </table:table-cell>
          <table:covered-table-cell table:style-name="ce119"/>
          <table:table-cell table:style-name="ce111" table:formula="of:=[.Z4]+1" office:value-type="date" office:date-value="2016-03-14" table:number-columns-spanned="2" table:number-rows-spanned="1">
            <text:p>14</text:p>
          </table:table-cell>
          <table:covered-table-cell table:style-name="ce119"/>
          <table:table-cell table:style-name="ce111" table:formula="of:=[.AB4]+1" office:value-type="date" office:date-value="2016-03-15" table:number-columns-spanned="2" table:number-rows-spanned="1">
            <text:p>15</text:p>
          </table:table-cell>
          <table:covered-table-cell table:style-name="ce119"/>
          <table:table-cell table:style-name="ce111" table:formula="of:=[.AD4]+1" office:value-type="date" office:date-value="2016-03-16" table:number-columns-spanned="2" table:number-rows-spanned="1">
            <text:p>16</text:p>
          </table:table-cell>
          <table:covered-table-cell table:style-name="ce119"/>
          <table:table-cell table:style-name="ce127" table:formula="of:=[.AF4]+1" office:value-type="date" office:date-value="2016-03-17">
            <text:p>17</text:p>
          </table:table-cell>
          <table:table-cell table:style-name="ce127"/>
          <table:table-cell table:style-name="ce111" table:formula="of:=[.AH4]+1" office:value-type="date" office:date-value="2016-03-18" table:number-columns-spanned="2" table:number-rows-spanned="1">
            <text:p>18</text:p>
          </table:table-cell>
          <table:covered-table-cell table:style-name="ce119"/>
          <table:table-cell table:style-name="ce111" table:formula="of:=[.AJ4]+1" office:value-type="date" office:date-value="2016-03-19" table:number-columns-spanned="2" table:number-rows-spanned="1">
            <text:p>19</text:p>
          </table:table-cell>
          <table:covered-table-cell table:style-name="ce119"/>
          <table:table-cell table:style-name="ce111" table:formula="of:=[.AL4]+1" office:value-type="date" office:date-value="2016-03-20" table:number-columns-spanned="2" table:number-rows-spanned="1">
            <text:p>20</text:p>
          </table:table-cell>
          <table:covered-table-cell table:style-name="ce119"/>
          <table:table-cell table:style-name="ce111" table:formula="of:=[.AN4]+1" office:value-type="date" office:date-value="2016-03-21" table:number-columns-spanned="2" table:number-rows-spanned="1">
            <text:p>21</text:p>
          </table:table-cell>
          <table:covered-table-cell table:style-name="ce119"/>
          <table:table-cell table:style-name="ce111" table:formula="of:=[.AP4]+1" office:value-type="date" office:date-value="2016-03-22" table:number-columns-spanned="2" table:number-rows-spanned="1">
            <text:p>22</text:p>
          </table:table-cell>
          <table:covered-table-cell table:style-name="ce119"/>
          <table:table-cell table:style-name="ce111" table:formula="of:=[.AR4]+1" office:value-type="date" office:date-value="2016-03-23" table:number-columns-spanned="2" table:number-rows-spanned="1">
            <text:p>23</text:p>
          </table:table-cell>
          <table:covered-table-cell table:style-name="ce119"/>
          <table:table-cell table:style-name="ce111" table:formula="of:=[.AT4]+1" office:value-type="date" office:date-value="2016-03-24" table:number-columns-spanned="2" table:number-rows-spanned="1">
            <text:p>24</text:p>
          </table:table-cell>
          <table:covered-table-cell table:style-name="ce119"/>
          <table:table-cell table:style-name="ce111" table:formula="of:=[.AV4]+1" office:value-type="date" office:date-value="2016-03-25" table:number-columns-spanned="2" table:number-rows-spanned="1">
            <text:p>25</text:p>
          </table:table-cell>
          <table:covered-table-cell table:style-name="ce119"/>
          <table:table-cell table:style-name="ce111" table:formula="of:=[.AX4]+1" office:value-type="date" office:date-value="2016-03-26" table:number-columns-spanned="2" table:number-rows-spanned="1">
            <text:p>26</text:p>
          </table:table-cell>
          <table:covered-table-cell table:style-name="ce119"/>
          <table:table-cell table:style-name="ce111" table:formula="of:=[.AZ4]+1" office:value-type="date" office:date-value="2016-03-27" table:number-columns-spanned="2" table:number-rows-spanned="1">
            <text:p>27</text:p>
          </table:table-cell>
          <table:covered-table-cell table:style-name="ce119"/>
          <table:table-cell table:style-name="ce111" table:formula="of:=[.BB4]+1" office:value-type="date" office:date-value="2016-03-28" table:number-columns-spanned="2" table:number-rows-spanned="1">
            <text:p>28</text:p>
          </table:table-cell>
          <table:covered-table-cell table:style-name="ce119"/>
          <table:table-cell table:style-name="ce111" table:formula="of:=[.BD4]+1" office:value-type="date" office:date-value="2016-03-29" table:number-columns-spanned="2" table:number-rows-spanned="1">
            <text:p>29</text:p>
          </table:table-cell>
          <table:covered-table-cell table:style-name="ce119"/>
          <table:table-cell table:style-name="ce111" table:formula="of:=[.BF4]+1" office:value-type="date" office:date-value="2016-03-30" table:number-columns-spanned="2" table:number-rows-spanned="1">
            <text:p>30</text:p>
          </table:table-cell>
          <table:covered-table-cell table:style-name="ce119" table:formula="of:=[.BG4]+1" office:value-type="date" office:date-value="1899-12-31">
            <text:p>31</text:p>
          </table:covered-table-cell>
          <table:table-cell table:style-name="ce111" table:formula="of:=[.BH4]+1" office:value-type="date" office:date-value="2016-03-31" table:number-columns-spanned="2" table:number-rows-spanned="1">
            <text:p>31</text:p>
          </table:table-cell>
          <table:covered-table-cell table:style-name="ce119"/>
          <table:table-cell table:style-name="ce82" table:number-columns-repeated="943"/>
          <table:table-cell table:style-name="ce86" table:number-columns-repeated="14"/>
        </table:table-row>
        <table:table-row table:style-name="ro8">
          <table:table-cell table:style-name="ce43"/>
          <table:table-cell table:style-name="ce112" table:formula="of:=CHOOSE(WEEKDAY([.B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20"/>
          <table:table-cell table:style-name="ce112" table:formula="of:=CHOOSE(WEEKDAY([.D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20"/>
          <table:table-cell table:style-name="ce112" table:formula="of:=CHOOSE(WEEKDAY([.F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20"/>
          <table:table-cell table:style-name="ce112" table:formula="of:=CHOOSE(WEEKDAY([.H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20"/>
          <table:table-cell table:style-name="ce112" table:formula="of:=CHOOSE(WEEKDAY([.J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20"/>
          <table:table-cell table:style-name="ce112" table:formula="of:=CHOOSE(WEEKDAY([.L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20"/>
          <table:table-cell table:style-name="ce112" table:formula="of:=CHOOSE(WEEKDAY([.N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20"/>
          <table:table-cell table:style-name="ce112" table:formula="of:=CHOOSE(WEEKDAY([.P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20"/>
          <table:table-cell table:style-name="ce112" table:formula="of:=CHOOSE(WEEKDAY([.R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20"/>
          <table:table-cell table:style-name="ce112" table:formula="of:=CHOOSE(WEEKDAY([.T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20"/>
          <table:table-cell table:style-name="ce112" table:formula="of:=CHOOSE(WEEKDAY([.V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20"/>
          <table:table-cell table:style-name="ce112" table:formula="of:=CHOOSE(WEEKDAY([.X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20"/>
          <table:table-cell table:style-name="ce112" table:formula="of:=CHOOSE(WEEKDAY([.Z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20"/>
          <table:table-cell table:style-name="ce112" table:formula="of:=CHOOSE(WEEKDAY([.AB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20"/>
          <table:table-cell table:style-name="ce112" table:formula="of:=CHOOSE(WEEKDAY([.AD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20"/>
          <table:table-cell table:style-name="ce112" table:formula="of:=CHOOSE(WEEKDAY([.AF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20"/>
          <table:table-cell table:style-name="ce112" table:formula="of:=CHOOSE(WEEKDAY([.AH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20"/>
          <table:table-cell table:style-name="ce112" table:formula="of:=CHOOSE(WEEKDAY([.AJ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20"/>
          <table:table-cell table:style-name="ce112" table:formula="of:=CHOOSE(WEEKDAY([.AL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20"/>
          <table:table-cell table:style-name="ce112" table:formula="of:=CHOOSE(WEEKDAY([.AN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20"/>
          <table:table-cell table:style-name="ce112" table:formula="of:=CHOOSE(WEEKDAY([.AP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20"/>
          <table:table-cell table:style-name="ce112" table:formula="of:=CHOOSE(WEEKDAY([.AR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20"/>
          <table:table-cell table:style-name="ce112" table:formula="of:=CHOOSE(WEEKDAY([.AT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20"/>
          <table:table-cell table:style-name="ce112" table:formula="of:=CHOOSE(WEEKDAY([.AV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20"/>
          <table:table-cell table:style-name="ce112" table:formula="of:=CHOOSE(WEEKDAY([.AX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20"/>
          <table:table-cell table:style-name="ce112" table:formula="of:=CHOOSE(WEEKDAY([.AZ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20"/>
          <table:table-cell table:style-name="ce112" table:formula="of:=CHOOSE(WEEKDAY([.BB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20"/>
          <table:table-cell table:style-name="ce112" table:formula="of:=CHOOSE(WEEKDAY([.BD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20"/>
          <table:table-cell table:style-name="ce112" table:formula="of:=CHOOSE(WEEKDAY([.BF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20"/>
          <table:table-cell table:style-name="ce112" table:formula="of:=CHOOSE(WEEKDAY([.BH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20" table:formula="of:=CHOOSE(WEEKDAY([.BI4]);&quot;Sun&quot;;&quot;Mon&quot;;&quot;Tue&quot;;&quot;Wed&quot;;&quot;Thur&quot;;&quot;Fri&quot;;&quot;Sat&quot;)" office:value-type="string" office:string-value="Sun">
            <text:p>Sun</text:p>
          </table:covered-table-cell>
          <table:table-cell table:style-name="ce112" office:value-type="string" table:number-columns-spanned="2" table:number-rows-spanned="1">
            <text:p>Thur</text:p>
          </table:table-cell>
          <table:covered-table-cell table:style-name="ce120"/>
          <table:table-cell table:style-name="ce82" table:number-columns-repeated="943"/>
          <table:table-cell table:style-name="ce86" table:number-columns-repeated="14"/>
        </table:table-row>
        <table:table-row table:style-name="ro10">
          <table:table-cell table:style-name="ce44" office:value-type="string">
            <text:p>Morni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83" table:number-columns-repeated="957"/>
        </table:table-row>
        <table:table-row table:style-name="ro11">
          <table:table-cell table:style-name="ce45" office:value-type="time" office:time-value="PT08H00M00S">
            <text:p>08:00 AM</text:p>
          </table:table-cell>
          <table:table-cell table:style-name="ce113" table:number-columns-repeated="62"/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08H30M00S">
            <text:p>08:30 AM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table:number-columns-repeated="4"/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table:number-columns-repeated="4"/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table:number-columns-repeated="4"/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table:number-columns-repeated="4"/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office:value-type="string">
            <text:p>Họp Team BM101</text:p>
          </table:table-cell>
          <table:table-cell table:style-name="ce113" office:value-type="string">
            <text:p>Họp Team IOS</text:p>
          </table:table-cell>
          <table:table-cell table:style-name="ce113" table:number-columns-repeated="4"/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09H00M00S">
            <text:p>09:00 AM</text:p>
          </table:table-cell>
          <table:table-cell table:style-name="ce107" office:value-type="string">
            <text:p>Phỏng vấn iOS dev internship</text:p>
          </table:table-cell>
          <table:table-cell table:style-name="ce113"/>
          <table:table-cell table:style-name="ce64" office:value-type="string">
            <text:p>Phỏng vấn iOS dev internship</text:p>
          </table:table-cell>
          <table:table-cell table:style-name="ce113" table:number-columns-repeated="3"/>
          <table:table-cell table:style-name="ce64" office:value-type="string">
            <text:p>Phỏng vấn web dev </text:p>
          </table:table-cell>
          <table:table-cell table:style-name="ce113" table:number-columns-repeated="11"/>
          <table:table-cell table:style-name="ce64" office:value-type="string">
            <text:p>Phỏng vấn internship</text:p>
          </table:table-cell>
          <table:table-cell table:style-name="ce113" table:number-columns-repeated="15"/>
          <table:table-cell table:style-name="ce64" office:value-type="string">
            <text:p>Phỏng vấn web dev </text:p>
          </table:table-cell>
          <table:table-cell table:style-name="ce113" table:number-columns-repeated="19"/>
          <table:table-cell table:style-name="ce64" office:value-type="string">
            <text:p>Phỏng vấn web dev </text:p>
          </table:table-cell>
          <table:table-cell table:style-name="ce113" table:number-columns-repeated="7"/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09H30M00S">
            <text:p>09:30 AM</text:p>
          </table:table-cell>
          <table:table-cell table:style-name="ce64" office:value-type="string">
            <text:p>Review trainning Thịnh (a Dương)</text:p>
          </table:table-cell>
          <table:table-cell table:style-name="ce113" table:number-columns-repeated="61"/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10H00M00S">
            <text:p>10:00 AM</text:p>
          </table:table-cell>
          <table:table-cell table:style-name="ce113" table:number-columns-repeated="2"/>
          <table:table-cell table:style-name="ce64" office:value-type="string">
            <text:p>Phỏng vấn iOS dev </text:p>
          </table:table-cell>
          <table:table-cell table:style-name="ce113" table:number-columns-repeated="13"/>
          <table:table-cell table:style-name="ce50" office:value-type="string" table:number-columns-spanned="1" table:number-rows-spanned="4">
            <office:annotation draw:style-name="gr1" draw:text-style-name="P1" svg:width="1.1413in" svg:height="0.2634in" svg:x="31.0185in" svg:y="3.0244in" draw:caption-point-x="-0.2402in" draw:caption-point-y="0.598in">
              <dc:date>2016-03-09T00:00:00</dc:date>
              <text:p text:style-name="P1"><text:span text:style-name="T1">Cancel</text:span></text:p>
            </office:annotation>
            <text:p>Dự án Corey review code </text:p>
          </table:table-cell>
          <table:table-cell table:style-name="ce113" table:number-columns-repeated="25"/>
          <table:table-cell table:style-name="ce64" office:value-type="string">
            <text:p>Phỏng vấn web dev (vòng 2)</text:p>
          </table:table-cell>
          <table:table-cell table:style-name="ce75" office:value-type="string" table:number-columns-spanned="1" table:number-rows-spanned="4">
            <text:p>Dự án MT review code </text:p>
          </table:table-cell>
          <table:table-cell table:style-name="ce64" office:value-type="string" table:number-columns-spanned="1" table:number-rows-spanned="4">
            <text:p>Review code dự án Share My Space</text:p>
          </table:table-cell>
          <table:table-cell table:style-name="ce50" office:value-type="string" table:number-columns-spanned="1" table:number-rows-spanned="4">
            <text:p>Dự án Corey review code </text:p>
          </table:table-cell>
          <table:table-cell table:style-name="ce113" table:number-columns-repeated="2"/>
          <table:table-cell table:style-name="ce129" office:value-type="string">
            <text:p>Dự án Corey review code</text:p>
          </table:table-cell>
          <table:table-cell table:style-name="ce113" table:number-columns-repeated="7"/>
          <table:table-cell table:style-name="ce128" office:value-type="string" table:number-columns-spanned="1" table:number-rows-spanned="4">
            <text:p>Review code dự án Share My Space</text:p>
          </table:table-cell>
          <table:table-cell table:style-name="ce113" table:number-columns-repeated="5"/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10H30M00S">
            <text:p>10:30 AM</text:p>
          </table:table-cell>
          <table:table-cell table:style-name="ce113" table:number-columns-repeated="5"/>
          <table:table-cell table:style-name="ce114" office:value-type="string" table:number-columns-spanned="1" table:number-rows-spanned="3">
            <text:p>Dự án MyID review code</text:p>
          </table:table-cell>
          <table:table-cell table:style-name="ce113" table:number-columns-repeated="7"/>
          <table:table-cell table:style-name="ce107" office:value-type="string" table:number-columns-spanned="1" table:number-rows-spanned="3">
            <text:p>a Duiong review training</text:p>
          </table:table-cell>
          <table:table-cell table:style-name="ce113" table:number-columns-repeated="2"/>
          <table:covered-table-cell table:style-name="Default"/>
          <table:table-cell table:style-name="ce113" table:number-columns-repeated="2"/>
          <table:table-cell table:style-name="ce114" office:value-type="string" table:number-columns-spanned="1" table:number-rows-spanned="3">
            <text:p>Dự án MyID review code</text:p>
          </table:table-cell>
          <table:table-cell table:style-name="ce113" table:number-columns-repeated="13"/>
          <table:table-cell table:style-name="ce114" office:value-type="string" table:number-columns-spanned="1" table:number-rows-spanned="3">
            <text:p>Dự án MyID review code</text:p>
          </table:table-cell>
          <table:table-cell table:style-name="ce113" table:number-columns-repeated="9"/>
          <table:covered-table-cell table:number-columns-repeated="3" table:style-name="Default"/>
          <table:table-cell table:style-name="ce113"/>
          <table:table-cell table:style-name="ce114" office:value-type="string" table:number-columns-spanned="1" table:number-rows-spanned="3">
            <text:p>Dự án MyID review code</text:p>
          </table:table-cell>
          <table:table-cell table:style-name="ce129"/>
          <table:table-cell table:style-name="ce113" table:number-columns-repeated="7"/>
          <table:covered-table-cell table:style-name="Default"/>
          <table:table-cell table:style-name="ce64" office:value-type="string">
            <text:p>Họp Team IOS</text:p>
          </table:table-cell>
          <table:table-cell table:style-name="ce113"/>
          <table:table-cell table:style-name="ce130" office:value-type="string">
            <text:p>Training session “Company policy”</text:p>
          </table:table-cell>
          <table:table-cell table:style-name="ce114" office:value-type="string" table:number-columns-spanned="1" table:number-rows-spanned="3">
            <text:p>Dự án MyID review code</text:p>
          </table:table-cell>
          <table:table-cell table:style-name="ce130" office:value-type="string">
            <text:p>Training session “Company policy”</text:p>
          </table:table-cell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11H00M00S">
            <text:p>11:00 AM</text:p>
          </table:table-cell>
          <table:table-cell table:style-name="ce113" table:number-columns-repeated="5"/>
          <table:covered-table-cell table:style-name="Default"/>
          <table:table-cell table:style-name="ce113" table:number-columns-repeated="7"/>
          <table:covered-table-cell table:style-name="Default"/>
          <table:table-cell table:style-name="ce113" table:number-columns-repeated="2"/>
          <table:covered-table-cell table:style-name="Default"/>
          <table:table-cell table:style-name="ce113" table:number-columns-repeated="2"/>
          <table:covered-table-cell table:style-name="Default"/>
          <table:table-cell table:style-name="ce113" table:number-columns-repeated="13"/>
          <table:covered-table-cell table:style-name="Default"/>
          <table:table-cell table:style-name="ce113" table:number-columns-repeated="9"/>
          <table:covered-table-cell table:number-columns-repeated="3" table:style-name="Default"/>
          <table:table-cell table:style-name="ce113"/>
          <table:covered-table-cell table:style-name="Default"/>
          <table:table-cell table:style-name="ce129"/>
          <table:table-cell table:style-name="ce113" table:number-columns-repeated="7"/>
          <table:covered-table-cell table:style-name="Default"/>
          <table:table-cell table:style-name="ce113" table:number-columns-repeated="2"/>
          <table:table-cell table:style-name="ce130" office:value-type="string">
            <text:p>Training session “Company policy”</text:p>
          </table:table-cell>
          <table:covered-table-cell table:style-name="Default"/>
          <table:table-cell table:style-name="ce130" office:value-type="string">
            <text:p>Training session “Company policy”</text:p>
          </table:table-cell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11H30M00S">
            <text:p>11:30 AM</text:p>
          </table:table-cell>
          <table:table-cell table:style-name="ce113" table:number-columns-repeated="5"/>
          <table:covered-table-cell table:style-name="Default"/>
          <table:table-cell table:style-name="ce113" table:number-columns-repeated="7"/>
          <table:covered-table-cell table:style-name="Default"/>
          <table:table-cell table:style-name="ce113" table:number-columns-repeated="2"/>
          <table:covered-table-cell table:style-name="ce115"/>
          <table:table-cell table:style-name="ce113" table:number-columns-repeated="2"/>
          <table:covered-table-cell table:style-name="Default"/>
          <table:table-cell table:style-name="ce113" table:number-columns-repeated="13"/>
          <table:covered-table-cell table:style-name="Default"/>
          <table:table-cell table:style-name="ce113" table:number-columns-repeated="9"/>
          <table:covered-table-cell table:number-columns-repeated="3" table:style-name="Default"/>
          <table:table-cell table:style-name="ce113"/>
          <table:covered-table-cell table:style-name="Default"/>
          <table:table-cell table:style-name="ce129"/>
          <table:table-cell table:style-name="ce113" table:number-columns-repeated="7"/>
          <table:covered-table-cell table:style-name="Default"/>
          <table:table-cell table:style-name="ce113" table:number-columns-repeated="3"/>
          <table:covered-table-cell table:style-name="Default"/>
          <table:table-cell table:style-name="ce113"/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00H00M00S">
            <text:p>12:00 AM</text:p>
          </table:table-cell>
          <table:table-cell table:style-name="ce113" table:number-columns-repeated="62"/>
          <table:table-cell table:style-name="ce84" table:number-columns-repeated="943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7" table:number-columns-repeated="62"/>
          <table:table-cell table:style-name="ce83" table:number-columns-repeated="957"/>
        </table:table-row>
        <table:table-row table:style-name="ro12">
          <table:table-cell table:style-name="ce45" office:value-type="time" office:time-value="PT13H30M00S">
            <text:p>01:30 PM</text:p>
          </table:table-cell>
          <table:table-cell table:style-name="ce114" office:value-type="string" table:number-columns-spanned="1" table:number-rows-spanned="3">
            <text:p>Dự án LocationDeck review code</text:p>
          </table:table-cell>
          <table:table-cell table:style-name="ce114" office:value-type="string" table:number-columns-spanned="1" table:number-rows-spanned="3">
            <text:p>Dự án Rally – Mobile review code <text:s/></text:p>
          </table:table-cell>
          <table:table-cell table:style-name="ce50" office:value-type="string" table:number-columns-spanned="1" table:number-rows-spanned="3">
            <text:p>Dự án LEG Matt review code</text:p>
          </table:table-cell>
          <table:table-cell table:style-name="ce113"/>
          <table:table-cell table:style-name="ce107" office:value-type="string" table:number-columns-spanned="1" table:number-rows-spanned="3">
            <text:p>a Nhân review training</text:p>
          </table:table-cell>
          <table:table-cell table:style-name="ce64" office:value-type="string" table:number-columns-spanned="1" table:number-rows-spanned="3">
            <text:p>Review Duyên <text:s/>(a Dương)</text:p>
          </table:table-cell>
          <table:table-cell table:style-name="ce107" office:value-type="string" table:number-columns-spanned="1" table:number-rows-spanned="3">
            <text:p>A Hiệp review training Phong</text:p>
          </table:table-cell>
          <table:table-cell table:style-name="ce113" table:number-columns-repeated="7"/>
          <table:table-cell table:style-name="ce114" office:value-type="string" table:number-columns-spanned="1" table:number-rows-spanned="3">
            <text:p>Dự án LocationDeck review code</text:p>
          </table:table-cell>
          <table:table-cell table:style-name="ce114" office:value-type="string" table:number-columns-spanned="1" table:number-rows-spanned="3">
            <text:p>Dự án Rally – Mobile review code <text:s/></text:p>
          </table:table-cell>
          <table:table-cell table:style-name="ce113" table:number-columns-repeated="2"/>
          <table:table-cell table:style-name="ce75" office:value-type="string" table:number-columns-spanned="1" table:number-rows-spanned="4">
            <text:p>Dự án MT review code </text:p>
          </table:table-cell>
          <table:table-cell table:style-name="ce113"/>
          <table:table-cell table:style-name="ce107" office:value-type="string" table:number-columns-spanned="1" table:number-rows-spanned="3">
            <text:p>Anh Nhân review training</text:p>
          </table:table-cell>
          <table:table-cell table:style-name="ce113" table:number-columns-repeated="5"/>
          <table:table-cell table:style-name="ce50" office:value-type="string">
            <text:p>Dự án OC review code</text:p>
          </table:table-cell>
          <table:table-cell table:style-name="ce107" office:value-type="string" table:number-columns-spanned="1" table:number-rows-spanned="2">
            <text:p>a Hiệp review training</text:p>
          </table:table-cell>
          <table:table-cell table:style-name="ce114" office:value-type="string" table:number-columns-spanned="1" table:number-rows-spanned="3">
            <text:p>Dự án LocationDeck review code</text:p>
          </table:table-cell>
          <table:table-cell table:style-name="ce114" office:value-type="string" table:number-columns-spanned="1" table:number-rows-spanned="3">
            <text:p>Dự án Rally – Mobile review code <text:s/></text:p>
          </table:table-cell>
          <table:table-cell table:style-name="ce50" office:value-type="string" table:number-columns-spanned="1" table:number-rows-spanned="3">
            <text:p>Dự án LEG Matt review code</text:p>
          </table:table-cell>
          <table:table-cell table:style-name="ce114" office:value-type="string" table:number-columns-spanned="1" table:number-rows-spanned="3">
            <office:annotation draw:style-name="gr2" draw:text-style-name="P1" svg:width="1.1413in" svg:height="0.3902in" svg:x="57.9469in" svg:y="5.2346in" draw:caption-point-x="-0.2402in" draw:caption-point-y="0.5969in">
              <dc:date>2016-03-17T00:00:00</dc:date>
              <text:p text:style-name="P1"><text:span text:style-name="T1">Cancel, dời sang chiều thứ 5</text:span></text:p>
            </office:annotation>
            <text:p>Dự án craavings review code</text:p>
          </table:table-cell>
          <table:table-cell table:style-name="ce113"/>
          <table:table-cell table:style-name="ce128" office:value-type="string" table:number-columns-spanned="1" table:number-rows-spanned="4">
            <text:p>Review code dự án BM101</text:p>
          </table:table-cell>
          <table:table-cell table:style-name="ce113" table:number-columns-repeated="8"/>
          <table:table-cell table:style-name="ce114" office:value-type="string" table:number-columns-spanned="1" table:number-rows-spanned="3">
            <text:p>Dự án LocationDeck review code</text:p>
          </table:table-cell>
          <table:table-cell table:style-name="ce114" office:value-type="string" table:number-columns-spanned="1" table:number-rows-spanned="3">
            <text:p>Dự án Rally – Mobile review code <text:s/></text:p>
          </table:table-cell>
          <table:table-cell table:style-name="ce113"/>
          <table:table-cell table:style-name="ce114" office:value-type="string" table:number-columns-spanned="1" table:number-rows-spanned="3">
            <text:p>Dự án craavings review code</text:p>
          </table:table-cell>
          <table:table-cell table:style-name="ce75" office:value-type="string" table:number-columns-spanned="1" table:number-rows-spanned="4">
            <text:p>Dự án MT review code </text:p>
          </table:table-cell>
          <table:table-cell table:style-name="ce128" office:value-type="string" table:number-columns-spanned="1" table:number-rows-spanned="4">
            <text:p>Review code dự án BM101</text:p>
          </table:table-cell>
          <table:table-cell table:style-name="ce113" table:number-columns-repeated="6"/>
          <table:table-cell table:style-name="ce50" office:value-type="string">
            <text:p>Dự án OC review code</text:p>
          </table:table-cell>
          <table:table-cell table:style-name="ce113"/>
          <table:table-cell table:style-name="ce114" office:value-type="string" table:number-columns-spanned="1" table:number-rows-spanned="3">
            <text:p>Dự án LocationDeck review code</text:p>
          </table:table-cell>
          <table:table-cell table:style-name="ce114" office:value-type="string" table:number-columns-spanned="1" table:number-rows-spanned="3">
            <text:p>Dự án Rally – Mobile review code <text:s/></text:p>
          </table:table-cell>
          <table:table-cell table:style-name="ce50" office:value-type="string" table:number-columns-spanned="1" table:number-rows-spanned="3">
            <text:p>Dự án LEG Matt review code</text:p>
          </table:table-cell>
          <table:table-cell table:style-name="ce114" office:value-type="string" table:number-columns-spanned="1" table:number-rows-spanned="3">
            <text:p>Dự án craavings review code</text:p>
          </table:table-cell>
          <table:table-cell table:style-name="ce113"/>
          <table:table-cell table:style-name="ce128" office:value-type="string" table:number-columns-spanned="1" table:number-rows-spanned="4">
            <text:p>Review code dự án BM101</text:p>
          </table:table-cell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4H00M00S">
            <text:p>02:00 PM</text:p>
          </table:table-cell>
          <table:covered-table-cell table:style-name="ce115"/>
          <table:covered-table-cell table:number-columns-repeated="2" table:style-name="Default"/>
          <table:table-cell table:style-name="ce113"/>
          <table:covered-table-cell table:number-columns-repeated="3" table:style-name="Default"/>
          <table:table-cell table:style-name="ce113" table:number-columns-repeated="7"/>
          <table:covered-table-cell table:style-name="ce115"/>
          <table:covered-table-cell table:style-name="Default"/>
          <table:table-cell table:style-name="ce113" table:number-columns-repeated="2"/>
          <table:covered-table-cell table:style-name="Default"/>
          <table:table-cell table:style-name="ce113"/>
          <table:covered-table-cell table:style-name="ce115"/>
          <table:table-cell table:style-name="ce113" table:number-columns-repeated="5"/>
          <table:table-cell table:style-name="ce50"/>
          <table:covered-table-cell table:style-name="Default"/>
          <table:covered-table-cell table:style-name="ce115"/>
          <table:covered-table-cell table:number-columns-repeated="3" table:style-name="Default"/>
          <table:table-cell table:style-name="ce113"/>
          <table:covered-table-cell table:style-name="Default"/>
          <table:table-cell table:style-name="ce113" table:number-columns-repeated="8"/>
          <table:covered-table-cell table:style-name="ce115"/>
          <table:covered-table-cell table:style-name="Default"/>
          <table:table-cell table:style-name="ce113"/>
          <table:covered-table-cell table:number-columns-repeated="3" table:style-name="Default"/>
          <table:table-cell table:style-name="ce113" table:number-columns-repeated="6"/>
          <table:table-cell table:style-name="ce50"/>
          <table:table-cell table:style-name="ce113"/>
          <table:covered-table-cell table:style-name="ce115"/>
          <table:covered-table-cell table:number-columns-repeated="3" table:style-name="Default"/>
          <table:table-cell table:style-name="ce113"/>
          <table:covered-table-cell table:style-name="Default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4H30M00S">
            <text:p>02:30 PM</text:p>
          </table:table-cell>
          <table:covered-table-cell table:style-name="ce115"/>
          <table:covered-table-cell table:style-name="Default"/>
          <table:covered-table-cell table:style-name="Default" office:value-type="string">
            <text:p>LEG Matt</text:p>
          </table:covered-table-cell>
          <table:table-cell table:style-name="ce113"/>
          <table:covered-table-cell table:number-columns-repeated="3" table:style-name="Default"/>
          <table:table-cell table:style-name="ce113" table:number-columns-repeated="7"/>
          <table:covered-table-cell table:style-name="ce115"/>
          <table:covered-table-cell table:style-name="Default"/>
          <table:table-cell table:style-name="ce113" table:number-columns-repeated="2"/>
          <table:covered-table-cell table:style-name="Default"/>
          <table:table-cell table:style-name="ce113"/>
          <table:covered-table-cell table:style-name="ce115"/>
          <table:table-cell table:style-name="ce113" table:number-columns-repeated="5"/>
          <table:table-cell table:style-name="ce50"/>
          <table:table-cell table:style-name="ce113"/>
          <table:covered-table-cell table:style-name="ce115"/>
          <table:covered-table-cell table:number-columns-repeated="3" table:style-name="Default"/>
          <table:table-cell table:style-name="ce107" office:value-type="string" table:number-columns-spanned="1" table:number-rows-spanned="3">
            <text:p>Dự án craavings review code</text:p>
          </table:table-cell>
          <table:covered-table-cell table:style-name="Default"/>
          <table:table-cell table:style-name="ce113" table:number-columns-repeated="8"/>
          <table:covered-table-cell table:style-name="ce115"/>
          <table:covered-table-cell table:style-name="Default"/>
          <table:table-cell table:style-name="ce113"/>
          <table:covered-table-cell table:number-columns-repeated="3" table:style-name="Default"/>
          <table:table-cell table:style-name="ce113" table:number-columns-repeated="6"/>
          <table:table-cell table:style-name="ce50"/>
          <table:table-cell table:style-name="ce113"/>
          <table:covered-table-cell table:style-name="ce115"/>
          <table:covered-table-cell table:number-columns-repeated="3" table:style-name="Default"/>
          <table:table-cell table:style-name="ce113"/>
          <table:covered-table-cell table:style-name="Default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5H00M00S">
            <text:p>03:00 PM</text:p>
          </table:table-cell>
          <table:table-cell table:style-name="ce64" office:value-type="string">
            <text:p>Phỏng vấn web dev</text:p>
          </table:table-cell>
          <table:table-cell table:style-name="ce113" table:number-columns-repeated="3"/>
          <table:table-cell table:style-name="ce64" office:value-type="string" table:number-columns-spanned="1" table:number-rows-spanned="3">
            <text:p>Review Thịnh (a Dương)</text:p>
          </table:table-cell>
          <table:table-cell table:style-name="ce113" table:number-columns-repeated="12"/>
          <table:table-cell table:style-name="ce64" office:value-type="string">
            <text:p>Review code dự án BM101</text:p>
          </table:table-cell>
          <table:covered-table-cell table:style-name="Default"/>
          <table:table-cell table:style-name="ce64" office:value-type="string">
            <text:p>Phỏng vấn internship</text:p>
          </table:table-cell>
          <table:table-cell table:style-name="ce113" table:number-columns-repeated="12"/>
          <table:covered-table-cell table:number-columns-repeated="2" table:style-name="Default"/>
          <table:table-cell table:style-name="ce113" table:number-columns-repeated="11"/>
          <table:table-cell table:style-name="ce51" office:value-type="string">
            <text:p>Training session “Company training process”</text:p>
          </table:table-cell>
          <table:covered-table-cell table:number-columns-repeated="2" table:style-name="Default"/>
          <table:table-cell table:style-name="ce113" table:number-columns-repeated="13"/>
          <table:covered-table-cell table:style-name="Default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5H30M00S">
            <text:p>03:30 PM</text:p>
          </table:table-cell>
          <table:table-cell table:style-name="ce113" table:number-columns-repeated="4"/>
          <table:covered-table-cell table:style-name="Default"/>
          <table:table-cell table:style-name="ce113" table:number-columns-repeated="7"/>
          <table:table-cell table:style-name="ce107" office:value-type="string" table:number-columns-spanned="1" table:number-rows-spanned="3">
            <text:p>a Duiong review training</text:p>
          </table:table-cell>
          <table:table-cell table:style-name="ce113" table:number-columns-repeated="4"/>
          <table:table-cell table:style-name="ce64"/>
          <table:table-cell table:style-name="ce113" table:number-columns-repeated="3"/>
          <table:table-cell table:style-name="ce107" office:value-type="string" table:number-columns-spanned="1" table:number-rows-spanned="4">
            <text:p>a Duiong review training</text:p>
          </table:table-cell>
          <table:table-cell table:style-name="ce113" table:number-columns-repeated="10"/>
          <table:covered-table-cell table:style-name="Default"/>
          <table:table-cell table:style-name="ce107" office:value-type="string" table:number-columns-spanned="1" table:number-rows-spanned="3">
            <text:p>a Nhân review training</text:p>
          </table:table-cell>
          <table:table-cell table:style-name="ce113" table:number-columns-repeated="22"/>
          <table:table-cell table:style-name="ce107" office:value-type="string" table:number-columns-spanned="1" table:number-rows-spanned="3">
            <text:p>Giàu review training</text:p>
          </table:table-cell>
          <table:table-cell table:style-name="ce113" table:number-columns-repeated="5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6H00M00S">
            <text:p>04:00 PM</text:p>
          </table:table-cell>
          <table:table-cell table:style-name="ce64" office:value-type="string">
            <text:p>Review trainning Phong (a Hiep)</text:p>
          </table:table-cell>
          <table:table-cell table:style-name="ce113" table:number-columns-repeated="2"/>
          <table:table-cell table:style-name="ce64" office:value-type="string">
            <text:p>HiepNH book phòng bàn chuyện bí mật</text:p>
          </table:table-cell>
          <table:covered-table-cell table:style-name="Default"/>
          <table:table-cell table:style-name="ce113" table:number-columns-repeated="7"/>
          <table:covered-table-cell table:style-name="Default"/>
          <table:table-cell table:style-name="ce113" table:number-columns-repeated="4"/>
          <table:table-cell table:style-name="ce64"/>
          <table:table-cell table:style-name="ce107" office:value-type="string" table:number-columns-spanned="1" table:number-rows-spanned="3">
            <text:p>a Duiong review training</text:p>
          </table:table-cell>
          <table:table-cell table:style-name="ce113" table:number-columns-repeated="2"/>
          <table:covered-table-cell table:style-name="Default"/>
          <table:table-cell table:style-name="ce113" table:number-columns-repeated="4"/>
          <table:table-cell table:style-name="ce107" office:value-type="string" table:number-columns-spanned="1" table:number-rows-spanned="3">
            <text:p>a Duiong review training</text:p>
          </table:table-cell>
          <table:table-cell table:style-name="ce113" table:number-columns-repeated="5"/>
          <table:table-cell table:style-name="ce107" office:value-type="string" table:number-columns-spanned="1" table:number-rows-spanned="3">
            <text:p>a Duiong review training</text:p>
          </table:table-cell>
          <table:covered-table-cell table:style-name="Default"/>
          <table:table-cell table:style-name="ce113" table:number-columns-repeated="8"/>
          <table:table-cell table:style-name="ce107" office:value-type="string" table:number-columns-spanned="1" table:number-rows-spanned="3">
            <text:p>a Hiệp review training</text:p>
          </table:table-cell>
          <table:table-cell table:style-name="ce107" office:value-type="string" table:number-columns-spanned="1" table:number-rows-spanned="3">
            <text:p>a Duiong review training</text:p>
          </table:table-cell>
          <table:table-cell table:style-name="ce113" table:number-columns-repeated="2"/>
          <table:table-cell table:style-name="ce107" office:value-type="string" table:number-columns-spanned="1" table:number-rows-spanned="3">
            <text:p>a Duiong review training Duyên</text:p>
          </table:table-cell>
          <table:table-cell table:style-name="ce113" table:number-columns-repeated="7"/>
          <table:table-cell table:style-name="ce107" office:value-type="string" table:number-columns-spanned="1" table:number-rows-spanned="3">
            <text:p>a Hiệp review training Phong</text:p>
          </table:table-cell>
          <table:table-cell table:style-name="ce113"/>
          <table:covered-table-cell table:style-name="ce115"/>
          <table:table-cell table:style-name="ce113" table:number-columns-repeated="5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6H30M00S">
            <text:p>04:30 PM</text:p>
          </table:table-cell>
          <table:table-cell table:style-name="ce113" table:number-columns-repeated="12"/>
          <table:covered-table-cell table:style-name="Default"/>
          <table:table-cell table:style-name="ce113" table:number-columns-repeated="4"/>
          <table:table-cell table:style-name="ce64"/>
          <table:covered-table-cell table:style-name="Default"/>
          <table:table-cell table:style-name="ce113"/>
          <table:table-cell table:style-name="ce107" office:value-type="string" table:number-columns-spanned="1" table:number-rows-spanned="2">
            <text:p>Anh Hiệp review training</text:p>
          </table:table-cell>
          <table:covered-table-cell table:style-name="Default"/>
          <table:table-cell table:style-name="ce113" table:number-columns-repeated="4"/>
          <table:covered-table-cell table:style-name="ce115"/>
          <table:table-cell table:style-name="ce113" table:number-columns-repeated="5"/>
          <table:covered-table-cell table:number-columns-repeated="2" table:style-name="Default"/>
          <table:table-cell table:style-name="ce113" table:number-columns-repeated="8"/>
          <table:covered-table-cell table:number-columns-repeated="2" table:style-name="Default"/>
          <table:table-cell table:style-name="ce113" table:number-columns-repeated="2"/>
          <table:covered-table-cell table:style-name="Default"/>
          <table:table-cell table:style-name="ce113" table:number-columns-repeated="7"/>
          <table:covered-table-cell table:style-name="Default"/>
          <table:table-cell table:style-name="ce113"/>
          <table:covered-table-cell table:style-name="ce115"/>
          <table:table-cell table:style-name="ce113" table:number-columns-repeated="5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7H00M00S">
            <text:p>05:00 PM</text:p>
          </table:table-cell>
          <table:table-cell table:style-name="ce113" table:number-columns-repeated="18"/>
          <table:covered-table-cell table:style-name="Default"/>
          <table:table-cell table:style-name="ce113"/>
          <table:covered-table-cell table:style-name="ce107"/>
          <table:covered-table-cell table:style-name="ce115"/>
          <table:table-cell table:style-name="ce113" table:number-columns-repeated="4"/>
          <table:covered-table-cell table:style-name="ce115"/>
          <table:table-cell table:style-name="ce113" table:number-columns-repeated="5"/>
          <table:covered-table-cell table:style-name="Default"/>
          <table:table-cell table:style-name="ce113" table:number-columns-repeated="9"/>
          <table:covered-table-cell table:number-columns-repeated="2" table:style-name="Default"/>
          <table:table-cell table:style-name="ce113" table:number-columns-repeated="2"/>
          <table:covered-table-cell table:style-name="Default"/>
          <table:table-cell table:style-name="ce113" table:number-columns-repeated="7"/>
          <table:covered-table-cell table:style-name="Default"/>
          <table:table-cell table:style-name="ce113" table:number-columns-repeated="7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7H30M00S">
            <text:p>05:30 PM</text:p>
          </table:table-cell>
          <table:table-cell table:style-name="ce113" table:number-columns-repeated="62"/>
          <table:table-cell table:style-name="ce84" table:number-columns-repeated="943"/>
          <table:table-cell table:number-columns-repeated="14"/>
        </table:table-row>
        <table:table-row table:style-name="ro2">
          <table:table-cell table:style-name="ce46"/>
          <table:table-cell table:style-name="ce116" table:number-columns-repeated="44"/>
          <table:table-cell table:style-name="Default" table:number-columns-repeated="7"/>
          <table:table-cell table:style-name="ce116" table:number-columns-repeated="11"/>
          <table:table-cell table:style-name="ce84" table:number-columns-repeated="943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116" table:number-columns-repeated="62"/>
          <table:table-cell table:style-name="ce84" table:number-columns-repeated="943"/>
          <table:table-cell table:number-columns-repeated="14"/>
        </table:table-row>
        <table:table-row table:style-name="ro2">
          <table:table-cell table:style-name="ce46"/>
          <table:table-cell table:style-name="ce116" table:number-columns-repeated="62"/>
          <table:table-cell table:style-name="ce84" table:number-columns-repeated="943"/>
          <table:table-cell table:number-columns-repeated="14"/>
        </table:table-row>
        <table:table-row table:style-name="ro13">
          <table:table-cell table:style-name="ce48"/>
          <table:table-cell table:style-name="ce117" office:value-type="string">
            <text:p><text:s/>Daily</text:p>
          </table:table-cell>
          <table:table-cell table:style-name="ce117"/>
          <table:table-cell table:style-name="ce116" table:number-columns-repeated="6"/>
          <table:table-cell table:style-name="Default" table:number-columns-repeated="2"/>
          <table:table-cell table:style-name="ce116" table:number-columns-repeated="52"/>
          <table:table-cell table:style-name="ce84" table:number-columns-repeated="943"/>
          <table:table-cell table:number-columns-repeated="14"/>
        </table:table-row>
        <table:table-row table:style-name="ro2">
          <table:table-cell table:style-name="ce46"/>
          <table:table-cell table:style-name="ce116" table:number-columns-repeated="62"/>
          <table:table-cell table:style-name="ce84" table:number-columns-repeated="943"/>
          <table:table-cell table:number-columns-repeated="14"/>
        </table:table-row>
        <table:table-row table:style-name="ro13">
          <table:table-cell table:style-name="ce109"/>
          <table:table-cell table:style-name="ce117" office:value-type="string">
            <text:p><text:s/>Weekly </text:p>
          </table:table-cell>
          <table:table-cell table:style-name="ce117"/>
          <table:table-cell table:style-name="ce116" table:number-columns-repeated="60"/>
          <table:table-cell table:style-name="ce84" table:number-columns-repeated="943"/>
          <table:table-cell table:number-columns-repeated="14"/>
        </table:table-row>
        <table:table-row table:style-name="ro2">
          <table:table-cell table:style-name="ce46"/>
          <table:table-cell table:style-name="ce116" table:number-columns-repeated="62"/>
          <table:table-cell table:style-name="ce84" table:number-columns-repeated="943"/>
          <table:table-cell table:number-columns-repeated="14"/>
        </table:table-row>
        <table:table-row table:style-name="ro13">
          <table:table-cell table:style-name="ce50"/>
          <table:table-cell table:style-name="ce117" office:value-type="string">
            <text:p>Bi – Weekly </text:p>
          </table:table-cell>
          <table:table-cell table:style-name="ce117"/>
          <table:table-cell table:style-name="ce116" table:number-columns-repeated="60"/>
          <table:table-cell table:style-name="ce84" table:number-columns-repeated="943"/>
          <table:table-cell table:number-columns-repeated="14"/>
        </table:table-row>
        <table:table-row table:style-name="ro2">
          <table:table-cell table:style-name="ce46"/>
          <table:table-cell table:style-name="ce116" table:number-columns-repeated="62"/>
          <table:table-cell table:style-name="ce84" table:number-columns-repeated="943"/>
          <table:table-cell table:number-columns-repeated="14"/>
        </table:table-row>
        <table:table-row table:style-name="ro13">
          <table:table-cell table:style-name="ce51"/>
          <table:table-cell table:style-name="ce117" office:value-type="string">
            <text:p><text:s/>Suddenly </text:p>
          </table:table-cell>
          <table:table-cell table:style-name="ce117"/>
          <table:table-cell table:style-name="ce116" table:number-columns-repeated="60"/>
          <table:table-cell table:style-name="ce84" table:number-columns-repeated="943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116" table:number-columns-repeated="62"/>
          <table:table-cell table:style-name="ce84" table:number-columns-repeated="943"/>
          <table:table-cell table:number-columns-repeated="14"/>
        </table:table-row>
        <table:table-row table:style-name="ro2" table:number-rows-repeated="9">
          <table:table-cell table:style-name="ce46"/>
          <table:table-cell table:style-name="ce116" table:number-columns-repeated="51"/>
          <table:table-cell/>
          <table:table-cell table:style-name="ce116" table:number-columns-repeated="10"/>
          <table:table-cell table:style-name="ce84" table:number-columns-repeated="943"/>
          <table:table-cell table:number-columns-repeated="14"/>
        </table:table-row>
        <table:table-row table:style-name="ro2" table:number-rows-repeated="983146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April" table:style-name="ta3" table:print="false">
        <table:table-column table:style-name="co12" table:default-cell-style-name="ce41"/>
        <table:table-column table:style-name="co13" table:number-columns-repeated="18" table:default-cell-style-name="ce138"/>
        <table:table-column table:style-name="co17" table:default-cell-style-name="ce138"/>
        <table:table-column table:style-name="co15" table:number-columns-repeated="41" table:default-cell-style-name="ce138"/>
        <table:table-column table:style-name="co7" table:number-columns-repeated="957" table:default-cell-style-name="Default"/>
        <table:table-row table:style-name="ro8">
          <table:table-cell/>
          <table:table-cell table:style-name="Default" table:number-columns-repeated="60"/>
          <table:table-cell table:style-name="ce81" table:number-columns-repeated="943"/>
          <table:table-cell table:style-name="ce85" table:number-columns-repeated="14"/>
        </table:table-row>
        <table:table-row table:style-name="ro9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15"/>
        </table:table-row>
        <table:table-row table:style-name="ro8">
          <table:table-cell table:style-name="ce42"/>
          <table:table-cell table:style-name="ce132" table:number-columns-repeated="16"/>
          <table:table-cell table:style-name="ce144" office:value-type="string" table:number-columns-spanned="3" table:number-rows-spanned="1">
            <text:p>Month</text:p>
          </table:table-cell>
          <table:covered-table-cell table:number-columns-repeated="2" table:style-name="ce145"/>
          <table:table-cell table:style-name="ce146"/>
          <table:table-cell table:style-name="ce147" table:content-validation-name="val1" office:value-type="float" office:value="4" table:number-columns-spanned="3" table:number-rows-spanned="1">
            <text:p>4</text:p>
          </table:table-cell>
          <table:covered-table-cell table:style-name="ce148" table:content-validation-name="val1"/>
          <table:covered-table-cell table:style-name="ce145"/>
          <table:table-cell table:style-name="ce146"/>
          <table:table-cell table:style-name="ce144" office:value-type="string" table:number-columns-spanned="3" table:number-rows-spanned="1">
            <text:p>Year</text:p>
          </table:table-cell>
          <table:covered-table-cell table:number-columns-repeated="2" table:style-name="ce145"/>
          <table:table-cell table:style-name="ce146"/>
          <table:table-cell table:style-name="ce144" office:value-type="float" office:value="2016" table:number-columns-spanned="3" table:number-rows-spanned="1">
            <text:p>2016</text:p>
          </table:table-cell>
          <table:covered-table-cell table:style-name="ce145"/>
          <table:covered-table-cell table:style-name="ce151"/>
          <table:table-cell table:style-name="ce132" table:number-columns-repeated="29"/>
          <table:table-cell table:style-name="ce81" table:number-columns-repeated="943"/>
          <table:table-cell table:style-name="ce85" table:number-columns-repeated="14"/>
        </table:table-row>
        <table:table-row table:style-name="ro8">
          <table:table-cell table:style-name="ce43"/>
          <table:table-cell table:style-name="ce133" table:formula="of:=DATE([.$AD$3];[.V3];1)" office:value-type="date" office:date-value="2016-04-01" table:number-columns-spanned="2" table:number-rows-spanned="1">
            <text:p>01</text:p>
          </table:table-cell>
          <table:covered-table-cell table:style-name="ce139"/>
          <table:table-cell table:style-name="ce133" table:formula="of:=[.B4]+1" office:value-type="date" office:date-value="2016-04-02" table:number-columns-spanned="2" table:number-rows-spanned="1">
            <text:p>02</text:p>
          </table:table-cell>
          <table:covered-table-cell table:style-name="ce139"/>
          <table:table-cell table:style-name="ce133" table:formula="of:=[.D4]+1" office:value-type="date" office:date-value="2016-04-03" table:number-columns-spanned="2" table:number-rows-spanned="1">
            <text:p>03</text:p>
          </table:table-cell>
          <table:covered-table-cell table:style-name="ce139"/>
          <table:table-cell table:style-name="ce133" table:formula="of:=[.F4]+1" office:value-type="date" office:date-value="2016-04-04" table:number-columns-spanned="2" table:number-rows-spanned="1">
            <text:p>04</text:p>
          </table:table-cell>
          <table:covered-table-cell table:style-name="ce139"/>
          <table:table-cell table:style-name="ce133" table:formula="of:=[.H4]+1" office:value-type="date" office:date-value="2016-04-05" table:number-columns-spanned="2" table:number-rows-spanned="1">
            <text:p>05</text:p>
          </table:table-cell>
          <table:covered-table-cell table:style-name="ce139"/>
          <table:table-cell table:style-name="ce133" table:formula="of:=[.J4]+1" office:value-type="date" office:date-value="2016-04-06" table:number-columns-spanned="2" table:number-rows-spanned="1">
            <text:p>06</text:p>
          </table:table-cell>
          <table:covered-table-cell table:style-name="ce139"/>
          <table:table-cell table:style-name="ce133" table:formula="of:=[.L4]+1" office:value-type="date" office:date-value="2016-04-07" table:number-columns-spanned="2" table:number-rows-spanned="1">
            <text:p>07</text:p>
          </table:table-cell>
          <table:covered-table-cell table:style-name="ce139"/>
          <table:table-cell table:style-name="ce133" table:formula="of:=[.N4]+1" office:value-type="date" office:date-value="2016-04-08" table:number-columns-spanned="2" table:number-rows-spanned="1">
            <text:p>08</text:p>
          </table:table-cell>
          <table:covered-table-cell table:style-name="ce139"/>
          <table:table-cell table:style-name="ce133" table:formula="of:=[.P4]+1" office:value-type="date" office:date-value="2016-04-09" table:number-columns-spanned="2" table:number-rows-spanned="1">
            <text:p>09</text:p>
          </table:table-cell>
          <table:covered-table-cell table:style-name="ce139"/>
          <table:table-cell table:style-name="ce133" table:formula="of:=[.R4]+1" office:value-type="date" office:date-value="2016-04-10" table:number-columns-spanned="2" table:number-rows-spanned="1">
            <text:p>10</text:p>
          </table:table-cell>
          <table:covered-table-cell table:style-name="ce139"/>
          <table:table-cell table:style-name="ce133" table:formula="of:=[.T4]+1" office:value-type="date" office:date-value="2016-04-11" table:number-columns-spanned="2" table:number-rows-spanned="1">
            <text:p>11</text:p>
          </table:table-cell>
          <table:covered-table-cell table:style-name="ce139"/>
          <table:table-cell table:style-name="ce133" table:formula="of:=[.V4]+1" office:value-type="date" office:date-value="2016-04-12" table:number-columns-spanned="2" table:number-rows-spanned="1">
            <text:p>12</text:p>
          </table:table-cell>
          <table:covered-table-cell table:style-name="ce139"/>
          <table:table-cell table:style-name="ce133" table:formula="of:=[.X4]+1" office:value-type="date" office:date-value="2016-04-13" table:number-columns-spanned="2" table:number-rows-spanned="1">
            <text:p>13</text:p>
          </table:table-cell>
          <table:covered-table-cell table:style-name="ce139"/>
          <table:table-cell table:style-name="ce133" table:formula="of:=[.Z4]+1" office:value-type="date" office:date-value="2016-04-14" table:number-columns-spanned="2" table:number-rows-spanned="1">
            <text:p>14</text:p>
          </table:table-cell>
          <table:covered-table-cell table:style-name="ce139"/>
          <table:table-cell table:style-name="ce133" table:formula="of:=[.AB4]+1" office:value-type="date" office:date-value="2016-04-15" table:number-columns-spanned="2" table:number-rows-spanned="1">
            <text:p>15</text:p>
          </table:table-cell>
          <table:covered-table-cell table:style-name="ce139"/>
          <table:table-cell table:style-name="ce133" table:formula="of:=[.AD4]+1" office:value-type="date" office:date-value="2016-04-16" table:number-columns-spanned="2" table:number-rows-spanned="1">
            <text:p>16</text:p>
          </table:table-cell>
          <table:covered-table-cell table:style-name="ce139"/>
          <table:table-cell table:style-name="ce152" table:formula="of:=[.AF4]+1" office:value-type="date" office:date-value="2016-04-17">
            <text:p>17</text:p>
          </table:table-cell>
          <table:table-cell table:style-name="ce152"/>
          <table:table-cell table:style-name="ce133" table:formula="of:=[.AH4]+1" office:value-type="date" office:date-value="2016-04-18" table:number-columns-spanned="2" table:number-rows-spanned="1">
            <text:p>18</text:p>
          </table:table-cell>
          <table:covered-table-cell table:style-name="ce139"/>
          <table:table-cell table:style-name="ce133" table:formula="of:=[.AJ4]+1" office:value-type="date" office:date-value="2016-04-19" table:number-columns-spanned="2" table:number-rows-spanned="1">
            <text:p>19</text:p>
          </table:table-cell>
          <table:covered-table-cell table:style-name="ce139"/>
          <table:table-cell table:style-name="ce133" table:formula="of:=[.AL4]+1" office:value-type="date" office:date-value="2016-04-20" table:number-columns-spanned="2" table:number-rows-spanned="1">
            <text:p>20</text:p>
          </table:table-cell>
          <table:covered-table-cell table:style-name="ce139"/>
          <table:table-cell table:style-name="ce133" table:formula="of:=[.AN4]+1" office:value-type="date" office:date-value="2016-04-21" table:number-columns-spanned="2" table:number-rows-spanned="1">
            <text:p>21</text:p>
          </table:table-cell>
          <table:covered-table-cell table:style-name="ce139"/>
          <table:table-cell table:style-name="ce133" table:formula="of:=[.AP4]+1" office:value-type="date" office:date-value="2016-04-22" table:number-columns-spanned="2" table:number-rows-spanned="1">
            <text:p>22</text:p>
          </table:table-cell>
          <table:covered-table-cell table:style-name="ce139"/>
          <table:table-cell table:style-name="ce133" table:formula="of:=[.AR4]+1" office:value-type="date" office:date-value="2016-04-23" table:number-columns-spanned="2" table:number-rows-spanned="1">
            <text:p>23</text:p>
          </table:table-cell>
          <table:covered-table-cell table:style-name="ce139"/>
          <table:table-cell table:style-name="ce133" table:formula="of:=[.AT4]+1" office:value-type="date" office:date-value="2016-04-24" table:number-columns-spanned="2" table:number-rows-spanned="1">
            <text:p>24</text:p>
          </table:table-cell>
          <table:covered-table-cell table:style-name="ce139"/>
          <table:table-cell table:style-name="ce133" table:formula="of:=[.AV4]+1" office:value-type="date" office:date-value="2016-04-25" table:number-columns-spanned="2" table:number-rows-spanned="1">
            <text:p>25</text:p>
          </table:table-cell>
          <table:covered-table-cell table:style-name="ce139"/>
          <table:table-cell table:style-name="ce133" table:formula="of:=[.AX4]+1" office:value-type="date" office:date-value="2016-04-26" table:number-columns-spanned="2" table:number-rows-spanned="1">
            <text:p>26</text:p>
          </table:table-cell>
          <table:covered-table-cell table:style-name="ce139"/>
          <table:table-cell table:style-name="ce133" table:formula="of:=[.AZ4]+1" office:value-type="date" office:date-value="2016-04-27" table:number-columns-spanned="2" table:number-rows-spanned="1">
            <text:p>27</text:p>
          </table:table-cell>
          <table:covered-table-cell table:style-name="ce139"/>
          <table:table-cell table:style-name="ce133" table:formula="of:=[.BB4]+1" office:value-type="date" office:date-value="2016-04-28" table:number-columns-spanned="2" table:number-rows-spanned="1">
            <text:p>28</text:p>
          </table:table-cell>
          <table:covered-table-cell table:style-name="ce139"/>
          <table:table-cell table:style-name="ce133" table:formula="of:=[.BD4]+1" office:value-type="date" office:date-value="2016-04-29" table:number-columns-spanned="2" table:number-rows-spanned="1">
            <text:p>29</text:p>
          </table:table-cell>
          <table:covered-table-cell table:style-name="ce139"/>
          <table:table-cell table:style-name="ce133" table:formula="of:=[.BF4]+1" office:value-type="date" office:date-value="2016-04-30" table:number-columns-spanned="2" table:number-rows-spanned="1">
            <text:p>30</text:p>
          </table:table-cell>
          <table:covered-table-cell table:style-name="ce139" table:formula="of:=[.BG4]+1" office:value-type="date" office:date-value="1899-12-31">
            <text:p>31</text:p>
          </table:covered-table-cell>
          <table:table-cell table:style-name="ce82" table:number-columns-repeated="943"/>
          <table:table-cell table:style-name="ce86" table:number-columns-repeated="14"/>
        </table:table-row>
        <table:table-row table:style-name="ro8">
          <table:table-cell table:style-name="ce43"/>
          <table:table-cell table:style-name="ce134" table:formula="of:=CHOOSE(WEEKDAY([.B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40"/>
          <table:table-cell table:style-name="ce134" table:formula="of:=CHOOSE(WEEKDAY([.D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40"/>
          <table:table-cell table:style-name="ce134" table:formula="of:=CHOOSE(WEEKDAY([.F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40"/>
          <table:table-cell table:style-name="ce134" table:formula="of:=CHOOSE(WEEKDAY([.H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40"/>
          <table:table-cell table:style-name="ce134" table:formula="of:=CHOOSE(WEEKDAY([.J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40"/>
          <table:table-cell table:style-name="ce134" table:formula="of:=CHOOSE(WEEKDAY([.L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40"/>
          <table:table-cell table:style-name="ce134" table:formula="of:=CHOOSE(WEEKDAY([.N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40"/>
          <table:table-cell table:style-name="ce134" table:formula="of:=CHOOSE(WEEKDAY([.P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40"/>
          <table:table-cell table:style-name="ce134" table:formula="of:=CHOOSE(WEEKDAY([.R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40"/>
          <table:table-cell table:style-name="ce134" table:formula="of:=CHOOSE(WEEKDAY([.T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40"/>
          <table:table-cell table:style-name="ce134" table:formula="of:=CHOOSE(WEEKDAY([.V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40"/>
          <table:table-cell table:style-name="ce134" table:formula="of:=CHOOSE(WEEKDAY([.X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40"/>
          <table:table-cell table:style-name="ce134" table:formula="of:=CHOOSE(WEEKDAY([.Z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40"/>
          <table:table-cell table:style-name="ce134" table:formula="of:=CHOOSE(WEEKDAY([.AB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40"/>
          <table:table-cell table:style-name="ce134" table:formula="of:=CHOOSE(WEEKDAY([.AD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40"/>
          <table:table-cell table:style-name="ce134" table:formula="of:=CHOOSE(WEEKDAY([.AF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40"/>
          <table:table-cell table:style-name="ce134" table:formula="of:=CHOOSE(WEEKDAY([.AH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40"/>
          <table:table-cell table:style-name="ce134" table:formula="of:=CHOOSE(WEEKDAY([.AJ4]);&quot;Sun&quot;;&quot;Mon&quot;;&quot;Tue&quot;;&quot;Wed&quot;;&quot;Thur&quot;;&quot;Fri&quot;;&quot;Sat&quot;)" office:value-type="string" office:string-value="Mon" table:number-columns-spanned="2" table:number-rows-spanned="1">
            <office:annotation draw:style-name="gr2" draw:text-style-name="P1" svg:width="1.1413in" svg:height="0.3902in" svg:x="65.128in" svg:y="0.5362in" draw:caption-point-x="-0.2402in" draw:caption-point-y="0.5969in">
              <dc:date>2016-04-05T00:00:00</dc:date>
              <text:p text:style-name="P1"><text:span text:style-name="T1">Nghỉ lễ Giỗ tổ vua Hùng</text:span></text:p>
            </office:annotation>
            <text:p>Mon</text:p>
          </table:table-cell>
          <table:covered-table-cell table:style-name="ce140"/>
          <table:table-cell table:style-name="ce134" table:formula="of:=CHOOSE(WEEKDAY([.AL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40"/>
          <table:table-cell table:style-name="ce134" table:formula="of:=CHOOSE(WEEKDAY([.AN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40"/>
          <table:table-cell table:style-name="ce134" table:formula="of:=CHOOSE(WEEKDAY([.AP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40"/>
          <table:table-cell table:style-name="ce134" table:formula="of:=CHOOSE(WEEKDAY([.AR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40"/>
          <table:table-cell table:style-name="ce134" table:formula="of:=CHOOSE(WEEKDAY([.AT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40"/>
          <table:table-cell table:style-name="ce134" table:formula="of:=CHOOSE(WEEKDAY([.AV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40"/>
          <table:table-cell table:style-name="ce134" table:formula="of:=CHOOSE(WEEKDAY([.AX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40"/>
          <table:table-cell table:style-name="ce134" table:formula="of:=CHOOSE(WEEKDAY([.AZ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40"/>
          <table:table-cell table:style-name="ce134" table:formula="of:=CHOOSE(WEEKDAY([.BB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40"/>
          <table:table-cell table:style-name="ce134" table:formula="of:=CHOOSE(WEEKDAY([.BD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40"/>
          <table:table-cell table:style-name="ce134" table:formula="of:=CHOOSE(WEEKDAY([.BF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40"/>
          <table:table-cell table:style-name="ce134" table:formula="of:=CHOOSE(WEEKDAY([.BH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40" table:formula="of:=CHOOSE(WEEKDAY([.BI4]);&quot;Sun&quot;;&quot;Mon&quot;;&quot;Tue&quot;;&quot;Wed&quot;;&quot;Thur&quot;;&quot;Fri&quot;;&quot;Sat&quot;)" office:value-type="string" office:string-value="Sun">
            <text:p>Sun</text:p>
          </table:covered-table-cell>
          <table:table-cell table:style-name="ce82" table:number-columns-repeated="943"/>
          <table:table-cell table:style-name="ce86" table:number-columns-repeated="14"/>
        </table:table-row>
        <table:table-row table:style-name="ro10">
          <table:table-cell table:style-name="ce44" office:value-type="string">
            <text:p>Morni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83" table:number-columns-repeated="957"/>
        </table:table-row>
        <table:table-row table:style-name="ro11">
          <table:table-cell table:style-name="ce45" office:value-type="time" office:time-value="PT08H00M00S">
            <text:p>08:00 AM</text:p>
          </table:table-cell>
          <table:table-cell table:style-name="ce135" table:number-columns-repeated="60"/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08H30M00S">
            <text:p>08:30 AM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table:number-columns-repeated="4"/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table:number-columns-repeated="4"/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table:number-columns-repeated="4"/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table:number-columns-repeated="4"/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office:value-type="string">
            <text:p>Họp Team BM101</text:p>
          </table:table-cell>
          <table:table-cell table:style-name="ce135" office:value-type="string">
            <text:p>Họp Team IOS</text:p>
          </table:table-cell>
          <table:table-cell table:style-name="ce135" table:number-columns-repeated="2"/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09H00M00S">
            <text:p>09:00 AM</text:p>
          </table:table-cell>
          <table:table-cell table:style-name="ce135" table:number-columns-repeated="38"/>
          <table:table-cell table:style-name="ce64" office:value-type="string">
            <text:p>Phỏng vấn web dev</text:p>
          </table:table-cell>
          <table:table-cell table:style-name="ce135"/>
          <table:table-cell table:style-name="ce64" office:value-type="string">
            <text:p>Phỏng vấn web dev</text:p>
          </table:table-cell>
          <table:table-cell table:style-name="ce135" table:number-columns-repeated="19"/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09H30M00S">
            <text:p>09:30 AM</text:p>
          </table:table-cell>
          <table:table-cell table:style-name="ce135" table:number-columns-repeated="60"/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10H00M00S">
            <text:p>10:00 AM</text:p>
          </table:table-cell>
          <table:table-cell table:style-name="ce135" table:number-columns-repeated="8"/>
          <table:table-cell table:style-name="ce141" office:value-type="string" table:number-columns-spanned="1" table:number-rows-spanned="4">
            <text:p>Review code dự án Share My Space</text:p>
          </table:table-cell>
          <table:table-cell table:style-name="ce135" table:number-columns-repeated="12"/>
          <table:table-cell table:style-name="ce64" office:value-type="string">
            <text:p>Chân book phòng để họp lesson learn</text:p>
          </table:table-cell>
          <table:table-cell table:style-name="ce150" office:value-type="string" table:number-columns-spanned="1" table:number-rows-spanned="4">
            <text:p>Review code dự án UIN</text:p>
          </table:table-cell>
          <table:table-cell table:style-name="ce135" table:number-columns-repeated="13"/>
          <table:table-cell table:style-name="ce141" office:value-type="string" table:number-columns-spanned="1" table:number-rows-spanned="4">
            <text:p>Review code dự án Share My Space</text:p>
          </table:table-cell>
          <table:table-cell table:style-name="ce135" table:number-columns-repeated="13"/>
          <table:table-cell table:style-name="ce141" office:value-type="string" table:number-columns-spanned="1" table:number-rows-spanned="4">
            <text:p>Review code dự án Share My Space</text:p>
          </table:table-cell>
          <table:table-cell table:style-name="ce135" table:number-columns-repeated="9"/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10H30M00S">
            <text:p>10:30 AM</text:p>
          </table:table-cell>
          <table:table-cell table:style-name="ce135" table:number-columns-repeated="8"/>
          <table:covered-table-cell table:style-name="Default"/>
          <table:table-cell table:style-name="ce135" table:number-columns-repeated="13"/>
          <table:covered-table-cell table:style-name="Default"/>
          <table:table-cell table:style-name="ce135" table:number-columns-repeated="13"/>
          <table:covered-table-cell table:style-name="Default"/>
          <table:table-cell table:style-name="ce135" table:number-columns-repeated="13"/>
          <table:covered-table-cell table:style-name="Default"/>
          <table:table-cell table:style-name="ce135" table:number-columns-repeated="9"/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11H00M00S">
            <text:p>11:00 AM</text:p>
          </table:table-cell>
          <table:table-cell table:style-name="ce135" table:number-columns-repeated="8"/>
          <table:covered-table-cell table:style-name="Default"/>
          <table:table-cell table:style-name="ce130" office:value-type="string" table:number-columns-spanned="1" table:number-rows-spanned="2">
            <text:p>Dự án Bizmove distribute requirement</text:p>
          </table:table-cell>
          <table:table-cell table:style-name="ce135" table:number-columns-repeated="12"/>
          <table:covered-table-cell table:style-name="Default"/>
          <table:table-cell table:style-name="ce135" table:number-columns-repeated="13"/>
          <table:covered-table-cell table:style-name="Default"/>
          <table:table-cell table:style-name="ce130" office:value-type="string" table:number-columns-spanned="1" table:number-rows-spanned="2">
            <text:p>Dự án Bizmove distribute requirement</text:p>
          </table:table-cell>
          <table:table-cell table:style-name="ce135" table:number-columns-repeated="2"/>
          <table:table-cell table:style-name="ce64" office:value-type="string">
            <text:p>Phỏng vấn web dev (vòng 2)</text:p>
          </table:table-cell>
          <table:table-cell table:style-name="ce135" table:number-columns-repeated="9"/>
          <table:covered-table-cell table:style-name="Default"/>
          <table:table-cell table:style-name="ce135" table:number-columns-repeated="9"/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11H30M00S">
            <text:p>11:30 AM</text:p>
          </table:table-cell>
          <table:table-cell table:style-name="ce135" table:number-columns-repeated="8"/>
          <table:covered-table-cell table:style-name="Default"/>
          <table:covered-table-cell table:style-name="ce130"/>
          <table:table-cell table:style-name="ce135" table:number-columns-repeated="12"/>
          <table:covered-table-cell table:style-name="Default"/>
          <table:table-cell table:style-name="ce135" table:number-columns-repeated="13"/>
          <table:covered-table-cell table:style-name="Default"/>
          <table:covered-table-cell table:style-name="ce130"/>
          <table:table-cell table:style-name="ce135" table:number-columns-repeated="12"/>
          <table:covered-table-cell table:style-name="Default"/>
          <table:table-cell table:style-name="ce135" table:number-columns-repeated="9"/>
          <table:table-cell table:style-name="ce84" table:number-columns-repeated="943"/>
          <table:table-cell table:number-columns-repeated="14"/>
        </table:table-row>
        <table:table-row table:style-name="ro11">
          <table:table-cell table:style-name="ce45" office:value-type="time" office:time-value="PT00H00M00S">
            <text:p>12:00 AM</text:p>
          </table:table-cell>
          <table:table-cell table:style-name="ce135" table:number-columns-repeated="60"/>
          <table:table-cell table:style-name="ce84" table:number-columns-repeated="943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7" table:number-columns-repeated="60"/>
          <table:table-cell table:style-name="ce83" table:number-columns-repeated="957"/>
        </table:table-row>
        <table:table-row table:style-name="ro12">
          <table:table-cell table:style-name="ce45" office:value-type="time" office:time-value="PT13H30M00S">
            <text:p>01:30 PM</text:p>
          </table:table-cell>
          <table:table-cell table:style-name="ce135" table:number-columns-repeated="8"/>
          <table:table-cell table:style-name="ce142" office:value-type="string" table:number-columns-spanned="1" table:number-rows-spanned="3">
            <text:p>Dự án LocationDeck review code</text:p>
          </table:table-cell>
          <table:table-cell table:style-name="ce142" office:value-type="string" table:number-columns-spanned="1" table:number-rows-spanned="3">
            <text:p>Dự án Rally – Mobile review code <text:s/></text:p>
          </table:table-cell>
          <table:table-cell table:style-name="ce135" table:number-columns-repeated="3"/>
          <table:table-cell table:style-name="ce141" office:value-type="string" table:number-columns-spanned="1" table:number-rows-spanned="4">
            <text:p>Review code dự án BM101</text:p>
          </table:table-cell>
          <table:table-cell table:style-name="ce135" table:number-columns-repeated="6"/>
          <table:table-cell table:style-name="ce50" office:value-type="string">
            <text:p>Dự án OC review code</text:p>
          </table:table-cell>
          <table:table-cell table:style-name="ce149" office:value-type="string" table:number-columns-spanned="1" table:number-rows-spanned="3">
            <text:p>Dự án craavings review code</text:p>
          </table:table-cell>
          <table:table-cell table:style-name="ce142" office:value-type="string" table:number-columns-spanned="1" table:number-rows-spanned="3">
            <text:p>Dự án LocationDeck review code</text:p>
          </table:table-cell>
          <table:table-cell table:style-name="ce142" office:value-type="string" table:number-columns-spanned="1" table:number-rows-spanned="3">
            <text:p>Dự án Rally – Mobile review code <text:s/></text:p>
          </table:table-cell>
          <table:table-cell table:style-name="ce50" office:value-type="string" table:number-columns-spanned="1" table:number-rows-spanned="3">
            <text:p>Dự án LEG Matt review code</text:p>
          </table:table-cell>
          <table:table-cell table:style-name="ce64" office:value-type="string" table:number-columns-spanned="1" table:number-rows-spanned="8">
            <text:p>GiauNV reviews training</text:p>
          </table:table-cell>
          <table:table-cell table:style-name="ce135"/>
          <table:table-cell table:style-name="ce141" office:value-type="string" table:number-columns-spanned="1" table:number-rows-spanned="4">
            <text:p>Review code dự án BM101</text:p>
          </table:table-cell>
          <table:table-cell table:style-name="ce135" table:number-columns-repeated="3"/>
          <table:table-cell table:style-name="ce135">
            <office:annotation draw:style-name="gr2" draw:text-style-name="P1" svg:width="1.1413in" svg:height="0.3902in" svg:x="57.9469in" svg:y="5.2319in" draw:caption-point-x="-0.2402in" draw:caption-point-y="0.5996in">
              <dc:date>2016-03-17T00:00:00</dc:date>
              <text:p text:style-name="P1"><text:span text:style-name="T1">Cancel, dời sang chiều thứ 5</text:span></text:p>
            </office:annotation>
          </table:table-cell>
          <table:table-cell table:style-name="ce135" table:number-columns-repeated="4"/>
          <table:table-cell table:style-name="ce142" office:value-type="string" table:number-columns-spanned="1" table:number-rows-spanned="3">
            <text:p>Dự án LocationDeck review code</text:p>
          </table:table-cell>
          <table:table-cell table:style-name="ce142" office:value-type="string" table:number-columns-spanned="1" table:number-rows-spanned="3">
            <text:p>Dự án Rally – Mobile review code <text:s/></text:p>
          </table:table-cell>
          <table:table-cell table:style-name="ce135"/>
          <table:table-cell table:style-name="ce130" office:value-type="string" table:number-columns-spanned="1" table:number-rows-spanned="3">
            <text:p>Dự án Bizmove distribute requirement</text:p>
          </table:table-cell>
          <table:table-cell table:style-name="ce130" office:value-type="string" table:number-columns-spanned="1" table:number-rows-spanned="3">
            <text:p>Dự án LocationDeck review code</text:p>
          </table:table-cell>
          <table:table-cell table:style-name="ce141" office:value-type="string" table:number-columns-spanned="1" table:number-rows-spanned="4">
            <text:p>Review code dự án BM101</text:p>
          </table:table-cell>
          <table:table-cell table:style-name="ce135" table:number-columns-repeated="7"/>
          <table:table-cell table:style-name="ce149" office:value-type="string" table:number-columns-spanned="1" table:number-rows-spanned="3">
            <text:p>Dự án craavings review code</text:p>
          </table:table-cell>
          <table:table-cell table:style-name="ce135"/>
          <table:table-cell table:style-name="ce142" office:value-type="string" table:number-columns-spanned="1" table:number-rows-spanned="3">
            <text:p>Dự án Rally – Mobile review code <text:s/></text:p>
          </table:table-cell>
          <table:table-cell table:style-name="ce153" office:value-type="string" table:number-columns-spanned="1" table:number-rows-spanned="3">
            <text:p>Dự án LEG Matt review code</text:p>
          </table:table-cell>
          <table:table-cell table:style-name="ce153" office:value-type="string" table:number-columns-spanned="1" table:number-rows-spanned="4">
            <text:p>Dự án UIN review code</text:p>
          </table:table-cell>
          <table:table-cell table:style-name="ce135"/>
          <table:table-cell table:style-name="ce154" office:value-type="string" table:number-columns-spanned="1" table:number-rows-spanned="6">
            <text:p>Review code dự án BM101</text:p>
          </table:table-cell>
          <table:table-cell table:style-name="ce135" table:number-columns-repeated="4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4H00M00S">
            <text:p>02:00 PM</text:p>
          </table:table-cell>
          <table:table-cell table:style-name="ce135" table:number-columns-repeated="8"/>
          <table:covered-table-cell table:style-name="ce143"/>
          <table:covered-table-cell table:style-name="Default"/>
          <table:table-cell table:style-name="ce135" table:number-columns-repeated="3"/>
          <table:covered-table-cell table:style-name="Default"/>
          <table:table-cell table:style-name="ce135" table:number-columns-repeated="6"/>
          <table:table-cell table:style-name="ce50"/>
          <table:covered-table-cell table:style-name="Default"/>
          <table:covered-table-cell table:style-name="ce143"/>
          <table:covered-table-cell table:number-columns-repeated="2" table:style-name="Default"/>
          <table:covered-table-cell table:style-name="ce143"/>
          <table:table-cell table:style-name="ce135"/>
          <table:covered-table-cell table:style-name="Default"/>
          <table:table-cell table:style-name="ce135" table:number-columns-repeated="8"/>
          <table:covered-table-cell table:style-name="ce143"/>
          <table:covered-table-cell table:style-name="Default"/>
          <table:table-cell table:style-name="ce135"/>
          <table:covered-table-cell table:style-name="ce143"/>
          <table:covered-table-cell table:number-columns-repeated="2" table:style-name="Default"/>
          <table:table-cell table:style-name="ce135" table:number-columns-repeated="7"/>
          <table:covered-table-cell table:style-name="Default"/>
          <table:table-cell table:style-name="ce64" office:value-type="string">
            <text:p>GiauNV review Duyên</text:p>
          </table:table-cell>
          <table:covered-table-cell table:number-columns-repeated="3" table:style-name="Default"/>
          <table:table-cell table:style-name="ce130" office:value-type="string" table:number-columns-spanned="1" table:number-rows-spanned="3">
            <text:p>Dự án LocationDeck review code</text:p>
          </table:table-cell>
          <table:covered-table-cell table:style-name="Default"/>
          <table:table-cell table:style-name="ce135" table:number-columns-repeated="4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4H30M00S">
            <text:p>02:30 PM</text:p>
          </table:table-cell>
          <table:table-cell table:style-name="ce135" table:number-columns-repeated="8"/>
          <table:covered-table-cell table:style-name="ce143"/>
          <table:covered-table-cell table:style-name="Default"/>
          <table:table-cell table:style-name="ce135" table:number-columns-repeated="3"/>
          <table:covered-table-cell table:style-name="Default"/>
          <table:table-cell table:style-name="ce135" table:number-columns-repeated="6"/>
          <table:table-cell table:style-name="ce50"/>
          <table:covered-table-cell table:style-name="Default"/>
          <table:covered-table-cell table:style-name="ce143"/>
          <table:covered-table-cell table:number-columns-repeated="2" table:style-name="Default"/>
          <table:covered-table-cell table:style-name="ce143"/>
          <table:table-cell table:style-name="ce135"/>
          <table:covered-table-cell table:style-name="Default"/>
          <table:table-cell table:style-name="ce135" table:number-columns-repeated="8"/>
          <table:covered-table-cell table:style-name="ce143"/>
          <table:covered-table-cell table:style-name="Default"/>
          <table:table-cell table:style-name="ce135"/>
          <table:covered-table-cell table:style-name="ce143"/>
          <table:covered-table-cell table:number-columns-repeated="2" table:style-name="Default"/>
          <table:table-cell table:style-name="ce135" table:number-columns-repeated="7"/>
          <table:covered-table-cell table:style-name="Default"/>
          <table:table-cell table:style-name="ce135"/>
          <table:covered-table-cell table:number-columns-repeated="5" table:style-name="Default"/>
          <table:table-cell table:style-name="ce135" table:number-columns-repeated="4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5H00M00S">
            <text:p>03:00 PM</text:p>
          </table:table-cell>
          <table:table-cell table:style-name="ce135" table:number-columns-repeated="13"/>
          <table:covered-table-cell table:style-name="Default"/>
          <table:table-cell table:style-name="ce135" table:number-columns-repeated="8"/>
          <table:table-cell table:style-name="ce64" office:value-type="string">
            <office:annotation draw:style-name="gr1" draw:text-style-name="P1" svg:width="1.1413in" svg:height="0.2634in" svg:x="41.7886in" svg:y="6.5346in" draw:caption-point-x="-0.2402in" draw:caption-point-y="0.5961in">
              <dc:date>2016-04-13T00:00:00</dc:date>
              <text:p text:style-name="P1"><text:span text:style-name="T1">Cancel</text:span></text:p>
            </office:annotation>
            <text:p>Phỏng vấn internship</text:p>
          </table:table-cell>
          <table:table-cell table:style-name="ce135" table:number-columns-repeated="2"/>
          <table:covered-table-cell table:style-name="ce143"/>
          <table:table-cell table:style-name="ce135"/>
          <table:covered-table-cell table:style-name="Default"/>
          <table:table-cell table:style-name="ce135" table:number-columns-repeated="13"/>
          <table:covered-table-cell table:style-name="Default"/>
          <table:table-cell table:style-name="ce135" table:number-columns-repeated="11"/>
          <table:covered-table-cell table:style-name="ce50" office:value-type="string">
            <text:p>Dự án LEG Matt review code</text:p>
          </table:covered-table-cell>
          <table:covered-table-cell table:number-columns-repeated="2" table:style-name="Default"/>
          <table:table-cell table:style-name="ce135" table:number-columns-repeated="4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5H30M00S">
            <text:p>03:30 PM</text:p>
          </table:table-cell>
          <table:table-cell table:style-name="ce135" table:number-columns-repeated="25"/>
          <table:covered-table-cell table:style-name="ce143"/>
          <table:table-cell table:style-name="ce135" table:number-columns-repeated="29"/>
          <table:covered-table-cell table:style-name="ce143"/>
          <table:table-cell table:style-name="ce135" table:number-columns-repeated="4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6H00M00S">
            <text:p>04:00 PM</text:p>
          </table:table-cell>
          <table:table-cell table:style-name="ce135" table:number-columns-repeated="25"/>
          <table:covered-table-cell table:style-name="ce143"/>
          <table:table-cell table:style-name="ce135" table:number-columns-repeated="24"/>
          <table:table-cell table:style-name="ce64" office:value-type="string" table:number-columns-spanned="1" table:number-rows-spanned="3">
            <text:p>DuongDN review Huy</text:p>
          </table:table-cell>
          <table:table-cell table:style-name="ce135" table:number-columns-repeated="4"/>
          <table:covered-table-cell table:style-name="ce143"/>
          <table:table-cell table:style-name="ce135" table:number-columns-repeated="4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6H30M00S">
            <text:p>04:30 PM</text:p>
          </table:table-cell>
          <table:table-cell table:style-name="ce135" table:number-columns-repeated="25"/>
          <table:covered-table-cell table:style-name="ce143"/>
          <table:table-cell table:style-name="ce135" table:number-columns-repeated="24"/>
          <table:covered-table-cell table:style-name="ce64" office:value-type="string">
            <text:p>GiauNV review Duyên</text:p>
          </table:covered-table-cell>
          <table:table-cell table:style-name="ce135" table:number-columns-repeated="9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7H00M00S">
            <text:p>05:00 PM</text:p>
          </table:table-cell>
          <table:table-cell table:style-name="ce135" table:number-columns-repeated="25"/>
          <table:covered-table-cell table:style-name="ce143"/>
          <table:table-cell table:style-name="ce135" table:number-columns-repeated="24"/>
          <table:covered-table-cell table:style-name="ce64" office:value-type="string">
            <text:p>GiauNV review Duyên</text:p>
          </table:covered-table-cell>
          <table:table-cell table:style-name="ce135" table:number-columns-repeated="9"/>
          <table:table-cell table:style-name="ce84" table:number-columns-repeated="943"/>
          <table:table-cell table:number-columns-repeated="14"/>
        </table:table-row>
        <table:table-row table:style-name="ro12">
          <table:table-cell table:style-name="ce45" office:value-type="time" office:time-value="PT17H30M00S">
            <text:p>05:30 PM</text:p>
          </table:table-cell>
          <table:table-cell table:style-name="ce135" table:number-columns-repeated="60"/>
          <table:table-cell table:style-name="ce84" table:number-columns-repeated="943"/>
          <table:table-cell table:number-columns-repeated="14"/>
        </table:table-row>
        <table:table-row table:style-name="ro2">
          <table:table-cell table:style-name="ce46"/>
          <table:table-cell table:style-name="ce136" table:number-columns-repeated="44"/>
          <table:table-cell table:style-name="Default" table:number-columns-repeated="7"/>
          <table:table-cell table:style-name="ce136" table:number-columns-repeated="9"/>
          <table:table-cell table:style-name="ce84" table:number-columns-repeated="943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136" table:number-columns-repeated="60"/>
          <table:table-cell table:style-name="ce84" table:number-columns-repeated="943"/>
          <table:table-cell table:number-columns-repeated="14"/>
        </table:table-row>
        <table:table-row table:style-name="ro2">
          <table:table-cell table:style-name="ce46"/>
          <table:table-cell table:style-name="ce136" table:number-columns-repeated="60"/>
          <table:table-cell table:style-name="ce84" table:number-columns-repeated="943"/>
          <table:table-cell table:number-columns-repeated="14"/>
        </table:table-row>
        <table:table-row table:style-name="ro13">
          <table:table-cell table:style-name="ce48"/>
          <table:table-cell table:style-name="ce137" office:value-type="string">
            <text:p><text:s/>Daily</text:p>
          </table:table-cell>
          <table:table-cell table:style-name="ce137"/>
          <table:table-cell table:style-name="ce136" table:number-columns-repeated="6"/>
          <table:table-cell table:style-name="Default" table:number-columns-repeated="2"/>
          <table:table-cell table:style-name="ce136" table:number-columns-repeated="50"/>
          <table:table-cell table:style-name="ce84" table:number-columns-repeated="943"/>
          <table:table-cell table:number-columns-repeated="14"/>
        </table:table-row>
        <table:table-row table:style-name="ro2">
          <table:table-cell table:style-name="ce46"/>
          <table:table-cell table:style-name="ce136" table:number-columns-repeated="60"/>
          <table:table-cell table:style-name="ce84" table:number-columns-repeated="943"/>
          <table:table-cell table:number-columns-repeated="14"/>
        </table:table-row>
        <table:table-row table:style-name="ro13">
          <table:table-cell table:style-name="ce131"/>
          <table:table-cell table:style-name="ce137" office:value-type="string">
            <text:p><text:s/>Weekly </text:p>
          </table:table-cell>
          <table:table-cell table:style-name="ce137"/>
          <table:table-cell table:style-name="ce136" table:number-columns-repeated="58"/>
          <table:table-cell table:style-name="ce84" table:number-columns-repeated="943"/>
          <table:table-cell table:number-columns-repeated="14"/>
        </table:table-row>
        <table:table-row table:style-name="ro2">
          <table:table-cell table:style-name="ce46"/>
          <table:table-cell table:style-name="ce136" table:number-columns-repeated="60"/>
          <table:table-cell table:style-name="ce84" table:number-columns-repeated="943"/>
          <table:table-cell table:number-columns-repeated="14"/>
        </table:table-row>
        <table:table-row table:style-name="ro13">
          <table:table-cell table:style-name="ce50"/>
          <table:table-cell table:style-name="ce137" office:value-type="string">
            <text:p>Bi – Weekly </text:p>
          </table:table-cell>
          <table:table-cell table:style-name="ce137"/>
          <table:table-cell table:style-name="ce136" table:number-columns-repeated="58"/>
          <table:table-cell table:style-name="ce84" table:number-columns-repeated="943"/>
          <table:table-cell table:number-columns-repeated="14"/>
        </table:table-row>
        <table:table-row table:style-name="ro2">
          <table:table-cell table:style-name="ce46"/>
          <table:table-cell table:style-name="ce136" table:number-columns-repeated="60"/>
          <table:table-cell table:style-name="ce84" table:number-columns-repeated="943"/>
          <table:table-cell table:number-columns-repeated="14"/>
        </table:table-row>
        <table:table-row table:style-name="ro13">
          <table:table-cell table:style-name="ce51"/>
          <table:table-cell table:style-name="ce137" office:value-type="string">
            <text:p><text:s/>Suddenly </text:p>
          </table:table-cell>
          <table:table-cell table:style-name="ce137"/>
          <table:table-cell table:style-name="ce136" table:number-columns-repeated="58"/>
          <table:table-cell table:style-name="ce84" table:number-columns-repeated="943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136" table:number-columns-repeated="60"/>
          <table:table-cell table:style-name="ce84" table:number-columns-repeated="943"/>
          <table:table-cell table:number-columns-repeated="14"/>
        </table:table-row>
        <table:table-row table:style-name="ro2" table:number-rows-repeated="9">
          <table:table-cell table:style-name="ce46"/>
          <table:table-cell table:style-name="ce136" table:number-columns-repeated="51"/>
          <table:table-cell/>
          <table:table-cell table:style-name="ce136" table:number-columns-repeated="8"/>
          <table:table-cell table:style-name="ce84" table:number-columns-repeated="943"/>
          <table:table-cell table:number-columns-repeated="14"/>
        </table:table-row>
        <table:table-row table:style-name="ro2" table:number-rows-repeated="983146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May" table:style-name="ta3" table:print="false">
        <table:table-column table:style-name="co12" table:default-cell-style-name="ce41"/>
        <table:table-column table:style-name="co13" table:number-columns-repeated="18" table:default-cell-style-name="ce162"/>
        <table:table-column table:style-name="co17" table:default-cell-style-name="ce162"/>
        <table:table-column table:style-name="co15" table:number-columns-repeated="43" table:default-cell-style-name="ce162"/>
        <table:table-column table:style-name="co7" table:number-columns-repeated="955" table:default-cell-style-name="Default"/>
        <table:table-row table:style-name="ro8">
          <table:table-cell/>
          <table:table-cell table:style-name="Default" table:number-columns-repeated="62"/>
          <table:table-cell table:style-name="ce81" table:number-columns-repeated="941"/>
          <table:table-cell table:style-name="ce85" table:number-columns-repeated="14"/>
        </table:table-row>
        <table:table-row table:style-name="ro9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15"/>
        </table:table-row>
        <table:table-row table:style-name="ro8">
          <table:table-cell table:style-name="ce42"/>
          <table:table-cell table:style-name="ce156" table:number-columns-repeated="16"/>
          <table:table-cell table:style-name="ce167" office:value-type="string" table:number-columns-spanned="3" table:number-rows-spanned="1">
            <text:p>Month</text:p>
          </table:table-cell>
          <table:covered-table-cell table:number-columns-repeated="2" table:style-name="ce168"/>
          <table:table-cell table:style-name="ce169"/>
          <table:table-cell table:style-name="ce171" table:content-validation-name="val1" office:value-type="float" office:value="5" table:number-columns-spanned="3" table:number-rows-spanned="1">
            <text:p>5</text:p>
          </table:table-cell>
          <table:covered-table-cell table:style-name="ce172" table:content-validation-name="val1"/>
          <table:covered-table-cell table:style-name="ce168"/>
          <table:table-cell table:style-name="ce169"/>
          <table:table-cell table:style-name="ce167" office:value-type="string" table:number-columns-spanned="3" table:number-rows-spanned="1">
            <text:p>Year</text:p>
          </table:table-cell>
          <table:covered-table-cell table:number-columns-repeated="2" table:style-name="ce168"/>
          <table:table-cell table:style-name="ce169"/>
          <table:table-cell table:style-name="ce167" office:value-type="float" office:value="2016" table:number-columns-spanned="3" table:number-rows-spanned="1">
            <text:p>2016</text:p>
          </table:table-cell>
          <table:covered-table-cell table:style-name="ce168"/>
          <table:covered-table-cell table:style-name="ce174"/>
          <table:table-cell table:style-name="ce156" table:number-columns-repeated="31"/>
          <table:table-cell table:style-name="ce81" table:number-columns-repeated="941"/>
          <table:table-cell table:style-name="ce85" table:number-columns-repeated="14"/>
        </table:table-row>
        <table:table-row table:style-name="ro8">
          <table:table-cell table:style-name="ce43"/>
          <table:table-cell table:style-name="ce157" table:formula="of:=DATE([.$AD$3];[.V3];1)" office:value-type="date" office:date-value="2016-05-01" table:number-columns-spanned="2" table:number-rows-spanned="1">
            <text:p>01</text:p>
          </table:table-cell>
          <table:covered-table-cell table:style-name="ce163"/>
          <table:table-cell table:style-name="ce157" table:formula="of:=[.B4]+1" office:value-type="date" office:date-value="2016-05-02" table:number-columns-spanned="2" table:number-rows-spanned="1">
            <text:p>02</text:p>
          </table:table-cell>
          <table:covered-table-cell table:style-name="ce163"/>
          <table:table-cell table:style-name="ce157" table:formula="of:=[.D4]+1" office:value-type="date" office:date-value="2016-05-03" table:number-columns-spanned="2" table:number-rows-spanned="1">
            <text:p>03</text:p>
          </table:table-cell>
          <table:covered-table-cell table:style-name="ce163"/>
          <table:table-cell table:style-name="ce157" table:formula="of:=[.F4]+1" office:value-type="date" office:date-value="2016-05-04" table:number-columns-spanned="2" table:number-rows-spanned="1">
            <text:p>04</text:p>
          </table:table-cell>
          <table:covered-table-cell table:style-name="ce163"/>
          <table:table-cell table:style-name="ce157" table:formula="of:=[.H4]+1" office:value-type="date" office:date-value="2016-05-05" table:number-columns-spanned="2" table:number-rows-spanned="1">
            <text:p>05</text:p>
          </table:table-cell>
          <table:covered-table-cell table:style-name="ce163"/>
          <table:table-cell table:style-name="ce157" table:formula="of:=[.J4]+1" office:value-type="date" office:date-value="2016-05-06" table:number-columns-spanned="2" table:number-rows-spanned="1">
            <text:p>06</text:p>
          </table:table-cell>
          <table:covered-table-cell table:style-name="ce163"/>
          <table:table-cell table:style-name="ce157" table:formula="of:=[.L4]+1" office:value-type="date" office:date-value="2016-05-07" table:number-columns-spanned="2" table:number-rows-spanned="1">
            <text:p>07</text:p>
          </table:table-cell>
          <table:covered-table-cell table:style-name="ce163"/>
          <table:table-cell table:style-name="ce157" table:formula="of:=[.N4]+1" office:value-type="date" office:date-value="2016-05-08" table:number-columns-spanned="2" table:number-rows-spanned="1">
            <text:p>08</text:p>
          </table:table-cell>
          <table:covered-table-cell table:style-name="ce163"/>
          <table:table-cell table:style-name="ce157" table:formula="of:=[.P4]+1" office:value-type="date" office:date-value="2016-05-09" table:number-columns-spanned="2" table:number-rows-spanned="1">
            <text:p>09</text:p>
          </table:table-cell>
          <table:covered-table-cell table:style-name="ce163"/>
          <table:table-cell table:style-name="ce157" table:formula="of:=[.R4]+1" office:value-type="date" office:date-value="2016-05-10" table:number-columns-spanned="2" table:number-rows-spanned="1">
            <text:p>10</text:p>
          </table:table-cell>
          <table:covered-table-cell table:style-name="ce163"/>
          <table:table-cell table:style-name="ce157" table:formula="of:=[.T4]+1" office:value-type="date" office:date-value="2016-05-11" table:number-columns-spanned="2" table:number-rows-spanned="1">
            <text:p>11</text:p>
          </table:table-cell>
          <table:covered-table-cell table:style-name="ce163"/>
          <table:table-cell table:style-name="ce157" table:formula="of:=[.V4]+1" office:value-type="date" office:date-value="2016-05-12" table:number-columns-spanned="2" table:number-rows-spanned="1">
            <text:p>12</text:p>
          </table:table-cell>
          <table:covered-table-cell table:style-name="ce163"/>
          <table:table-cell table:style-name="ce157" table:formula="of:=[.X4]+1" office:value-type="date" office:date-value="2016-05-13" table:number-columns-spanned="2" table:number-rows-spanned="1">
            <text:p>13</text:p>
          </table:table-cell>
          <table:covered-table-cell table:style-name="ce163"/>
          <table:table-cell table:style-name="ce157" table:formula="of:=[.Z4]+1" office:value-type="date" office:date-value="2016-05-14" table:number-columns-spanned="2" table:number-rows-spanned="1">
            <text:p>14</text:p>
          </table:table-cell>
          <table:covered-table-cell table:style-name="ce163"/>
          <table:table-cell table:style-name="ce157" table:formula="of:=[.AB4]+1" office:value-type="date" office:date-value="2016-05-15" table:number-columns-spanned="2" table:number-rows-spanned="1">
            <text:p>15</text:p>
          </table:table-cell>
          <table:covered-table-cell table:style-name="ce163"/>
          <table:table-cell table:style-name="ce157" table:formula="of:=[.AD4]+1" office:value-type="date" office:date-value="2016-05-16" table:number-columns-spanned="2" table:number-rows-spanned="1">
            <text:p>16</text:p>
          </table:table-cell>
          <table:covered-table-cell table:style-name="ce163"/>
          <table:table-cell table:style-name="ce175" table:formula="of:=[.AF4]+1" office:value-type="date" office:date-value="2016-05-17">
            <text:p>17</text:p>
          </table:table-cell>
          <table:table-cell table:style-name="ce175"/>
          <table:table-cell table:style-name="ce157" table:formula="of:=[.AH4]+1" office:value-type="date" office:date-value="2016-05-18" table:number-columns-spanned="2" table:number-rows-spanned="1">
            <text:p>18</text:p>
          </table:table-cell>
          <table:covered-table-cell table:style-name="ce163"/>
          <table:table-cell table:style-name="ce157" table:formula="of:=[.AJ4]+1" office:value-type="date" office:date-value="2016-05-19" table:number-columns-spanned="2" table:number-rows-spanned="1">
            <text:p>19</text:p>
          </table:table-cell>
          <table:covered-table-cell table:style-name="ce163"/>
          <table:table-cell table:style-name="ce157" table:formula="of:=[.AL4]+1" office:value-type="date" office:date-value="2016-05-20" table:number-columns-spanned="2" table:number-rows-spanned="1">
            <text:p>20</text:p>
          </table:table-cell>
          <table:covered-table-cell table:style-name="ce163"/>
          <table:table-cell table:style-name="ce157" table:formula="of:=[.AN4]+1" office:value-type="date" office:date-value="2016-05-21" table:number-columns-spanned="2" table:number-rows-spanned="1">
            <text:p>21</text:p>
          </table:table-cell>
          <table:covered-table-cell table:style-name="ce163"/>
          <table:table-cell table:style-name="ce157" table:formula="of:=[.AP4]+1" office:value-type="date" office:date-value="2016-05-22" table:number-columns-spanned="2" table:number-rows-spanned="1">
            <text:p>22</text:p>
          </table:table-cell>
          <table:covered-table-cell table:style-name="ce163"/>
          <table:table-cell table:style-name="ce157" table:formula="of:=[.AR4]+1" office:value-type="date" office:date-value="2016-05-23" table:number-columns-spanned="2" table:number-rows-spanned="1">
            <text:p>23</text:p>
          </table:table-cell>
          <table:covered-table-cell table:style-name="ce163"/>
          <table:table-cell table:style-name="ce157" table:formula="of:=[.AT4]+1" office:value-type="date" office:date-value="2016-05-24" table:number-columns-spanned="2" table:number-rows-spanned="1">
            <text:p>24</text:p>
          </table:table-cell>
          <table:covered-table-cell table:style-name="ce163"/>
          <table:table-cell table:style-name="ce157" table:formula="of:=[.AV4]+1" office:value-type="date" office:date-value="2016-05-25" table:number-columns-spanned="2" table:number-rows-spanned="1">
            <text:p>25</text:p>
          </table:table-cell>
          <table:covered-table-cell table:style-name="ce163"/>
          <table:table-cell table:style-name="ce157" table:formula="of:=[.AX4]+1" office:value-type="date" office:date-value="2016-05-26" table:number-columns-spanned="2" table:number-rows-spanned="1">
            <text:p>26</text:p>
          </table:table-cell>
          <table:covered-table-cell table:style-name="ce163"/>
          <table:table-cell table:style-name="ce157" table:formula="of:=[.AZ4]+1" office:value-type="date" office:date-value="2016-05-27" table:number-columns-spanned="2" table:number-rows-spanned="1">
            <text:p>27</text:p>
          </table:table-cell>
          <table:covered-table-cell table:style-name="ce163"/>
          <table:table-cell table:style-name="ce157" table:formula="of:=[.BB4]+1" office:value-type="date" office:date-value="2016-05-28" table:number-columns-spanned="2" table:number-rows-spanned="1">
            <text:p>28</text:p>
          </table:table-cell>
          <table:covered-table-cell table:style-name="ce163"/>
          <table:table-cell table:style-name="ce157" table:formula="of:=[.BD4]+1" office:value-type="date" office:date-value="2016-05-29" table:number-columns-spanned="2" table:number-rows-spanned="1">
            <text:p>29</text:p>
          </table:table-cell>
          <table:covered-table-cell table:style-name="ce163"/>
          <table:table-cell table:style-name="ce157" table:formula="of:=[.BF4]+1" office:value-type="date" office:date-value="2016-05-30" table:number-columns-spanned="2" table:number-rows-spanned="1">
            <text:p>30</text:p>
          </table:table-cell>
          <table:covered-table-cell table:style-name="ce163" table:formula="of:=[.BG4]+1" office:value-type="date" office:date-value="1899-12-31">
            <text:p>31</text:p>
          </table:covered-table-cell>
          <table:table-cell table:style-name="ce157" table:formula="of:=[.BH4]+1" office:value-type="date" office:date-value="2016-05-31" table:number-columns-spanned="2" table:number-rows-spanned="1">
            <text:p>31</text:p>
          </table:table-cell>
          <table:covered-table-cell table:style-name="ce163" table:formula="of:=[.BI4]+1" office:value-type="date" office:date-value="1900-01-01">
            <text:p>01</text:p>
          </table:covered-table-cell>
          <table:table-cell table:style-name="ce82" table:number-columns-repeated="941"/>
          <table:table-cell table:style-name="ce86" table:number-columns-repeated="14"/>
        </table:table-row>
        <table:table-row table:style-name="ro8">
          <table:table-cell table:style-name="ce43"/>
          <table:table-cell table:style-name="ce158" table:formula="of:=CHOOSE(WEEKDAY([.B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64"/>
          <table:table-cell table:style-name="ce158" table:formula="of:=CHOOSE(WEEKDAY([.D4]);&quot;Sun&quot;;&quot;Mon&quot;;&quot;Tue&quot;;&quot;Wed&quot;;&quot;Thur&quot;;&quot;Fri&quot;;&quot;Sat&quot;)" office:value-type="string" office:string-value="Mon" table:number-columns-spanned="2" table:number-rows-spanned="1">
            <office:annotation draw:style-name="gr1" draw:text-style-name="P1" svg:width="1.1413in" svg:height="0.2634in" svg:x="8.3803in" svg:y="0.5315in" draw:caption-point-x="-0.2402in" draw:caption-point-y="0.6016in">
              <dc:date>2016-04-05T00:00:00</dc:date>
              <text:p text:style-name="P1"><text:span text:style-name="T1">Nghỉ bù 30/4</text:span></text:p>
            </office:annotation>
            <text:p>Mon</text:p>
          </table:table-cell>
          <table:covered-table-cell table:style-name="ce164"/>
          <table:table-cell table:style-name="ce158" table:formula="of:=CHOOSE(WEEKDAY([.F4]);&quot;Sun&quot;;&quot;Mon&quot;;&quot;Tue&quot;;&quot;Wed&quot;;&quot;Thur&quot;;&quot;Fri&quot;;&quot;Sat&quot;)" office:value-type="string" office:string-value="Tue" table:number-columns-spanned="2" table:number-rows-spanned="1">
            <office:annotation draw:style-name="gr1" draw:text-style-name="P1" svg:width="1.1413in" svg:height="0.2634in" svg:x="11.8634in" svg:y="0.5315in" draw:caption-point-x="-0.2402in" draw:caption-point-y="0.6016in">
              <dc:date>2016-04-05T00:00:00</dc:date>
              <text:p text:style-name="P1"><text:span text:style-name="T1">Nghỉ bù lễ 1/5</text:span></text:p>
            </office:annotation>
            <text:p>Tue</text:p>
          </table:table-cell>
          <table:covered-table-cell table:style-name="ce164"/>
          <table:table-cell table:style-name="ce158" table:formula="of:=CHOOSE(WEEKDAY([.H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64"/>
          <table:table-cell table:style-name="ce158" table:formula="of:=CHOOSE(WEEKDAY([.J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64"/>
          <table:table-cell table:style-name="ce158" table:formula="of:=CHOOSE(WEEKDAY([.L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64"/>
          <table:table-cell table:style-name="ce158" table:formula="of:=CHOOSE(WEEKDAY([.N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64"/>
          <table:table-cell table:style-name="ce158" table:formula="of:=CHOOSE(WEEKDAY([.P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64"/>
          <table:table-cell table:style-name="ce158" table:formula="of:=CHOOSE(WEEKDAY([.R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64"/>
          <table:table-cell table:style-name="ce158" table:formula="of:=CHOOSE(WEEKDAY([.T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64"/>
          <table:table-cell table:style-name="ce158" table:formula="of:=CHOOSE(WEEKDAY([.V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64"/>
          <table:table-cell table:style-name="ce158" table:formula="of:=CHOOSE(WEEKDAY([.X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64"/>
          <table:table-cell table:style-name="ce158" table:formula="of:=CHOOSE(WEEKDAY([.Z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64"/>
          <table:table-cell table:style-name="ce158" table:formula="of:=CHOOSE(WEEKDAY([.AB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64"/>
          <table:table-cell table:style-name="ce158" table:formula="of:=CHOOSE(WEEKDAY([.AD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64"/>
          <table:table-cell table:style-name="ce158" table:formula="of:=CHOOSE(WEEKDAY([.AF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64"/>
          <table:table-cell table:style-name="ce158" table:formula="of:=CHOOSE(WEEKDAY([.AH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64"/>
          <table:table-cell table:style-name="ce158" table:formula="of:=CHOOSE(WEEKDAY([.AJ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64"/>
          <table:table-cell table:style-name="ce158" table:formula="of:=CHOOSE(WEEKDAY([.AL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64"/>
          <table:table-cell table:style-name="ce158" table:formula="of:=CHOOSE(WEEKDAY([.AN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64"/>
          <table:table-cell table:style-name="ce158" table:formula="of:=CHOOSE(WEEKDAY([.AP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64"/>
          <table:table-cell table:style-name="ce158" table:formula="of:=CHOOSE(WEEKDAY([.AR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64"/>
          <table:table-cell table:style-name="ce158" table:formula="of:=CHOOSE(WEEKDAY([.AT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64"/>
          <table:table-cell table:style-name="ce158" table:formula="of:=CHOOSE(WEEKDAY([.AV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64"/>
          <table:table-cell table:style-name="ce158" table:formula="of:=CHOOSE(WEEKDAY([.AX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64"/>
          <table:table-cell table:style-name="ce158" table:formula="of:=CHOOSE(WEEKDAY([.AZ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64"/>
          <table:table-cell table:style-name="ce158" table:formula="of:=CHOOSE(WEEKDAY([.BB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64"/>
          <table:table-cell table:style-name="ce158" table:formula="of:=CHOOSE(WEEKDAY([.BD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64"/>
          <table:table-cell table:style-name="ce158" table:formula="of:=CHOOSE(WEEKDAY([.BF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64"/>
          <table:table-cell table:style-name="ce158" table:formula="of:=CHOOSE(WEEKDAY([.BH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64" table:formula="of:=CHOOSE(WEEKDAY([.BI4]);&quot;Sun&quot;;&quot;Mon&quot;;&quot;Tue&quot;;&quot;Wed&quot;;&quot;Thur&quot;;&quot;Fri&quot;;&quot;Sat&quot;)" office:value-type="string" office:string-value="Sun">
            <text:p>Sun</text:p>
          </table:covered-table-cell>
          <table:table-cell table:style-name="ce158" table:formula="of:=CHOOSE(WEEKDAY([.BJ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64" table:formula="of:=CHOOSE(WEEKDAY([.BK4]);&quot;Sun&quot;;&quot;Mon&quot;;&quot;Tue&quot;;&quot;Wed&quot;;&quot;Thur&quot;;&quot;Fri&quot;;&quot;Sat&quot;)" office:value-type="string" office:string-value="Mon">
            <text:p>Mon</text:p>
          </table:covered-table-cell>
          <table:table-cell table:style-name="ce82" table:number-columns-repeated="941"/>
          <table:table-cell table:style-name="ce86" table:number-columns-repeated="14"/>
        </table:table-row>
        <table:table-row table:style-name="ro10">
          <table:table-cell table:style-name="ce44" office:value-type="string">
            <text:p>Morni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83" table:number-columns-repeated="955"/>
        </table:table-row>
        <table:table-row table:style-name="ro11">
          <table:table-cell table:style-name="ce45" office:value-type="time" office:time-value="PT08H00M00S">
            <text:p>08:00 AM</text:p>
          </table:table-cell>
          <table:table-cell table:style-name="ce159" table:number-columns-repeated="6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8H30M00S">
            <text:p>08:30 AM</text:p>
          </table:table-cell>
          <table:table-cell table:style-name="ce159" table:number-columns-repeated="6"/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table:number-columns-repeated="4"/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table:number-columns-repeated="4"/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table:number-columns-repeated="4"/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office:value-type="string">
            <text:p>Họp Team BM101</text:p>
          </table:table-cell>
          <table:table-cell table:style-name="ce159" office:value-type="string">
            <text:p>Họp Team IOS</text:p>
          </table:table-cell>
          <table:table-cell table:style-name="ce159" table:number-columns-repeated="8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00M00S">
            <text:p>09:00 AM</text:p>
          </table:table-cell>
          <table:table-cell table:style-name="ce159" table:number-columns-repeated="20"/>
          <table:table-cell table:style-name="ce64" office:value-type="string">
            <text:p>Phỏng vấn web dev </text:p>
          </table:table-cell>
          <table:table-cell table:style-name="ce159" table:number-columns-repeated="11"/>
          <table:table-cell table:style-name="ce64" office:value-type="string">
            <text:p>Phỏng vấn web dev </text:p>
          </table:table-cell>
          <table:table-cell table:style-name="ce159"/>
          <table:table-cell table:style-name="ce64" office:value-type="string">
            <text:p>Phỏng vấn web dev </text:p>
          </table:table-cell>
          <table:table-cell table:style-name="ce159" table:number-columns-repeated="9"/>
          <table:table-cell table:style-name="ce64" office:value-type="string">
            <text:p>Phỏng vấn web dev </text:p>
          </table:table-cell>
          <table:table-cell table:style-name="ce159"/>
          <table:table-cell table:style-name="ce64" office:value-type="string">
            <text:p>Phỏng vấn web dev </text:p>
          </table:table-cell>
          <table:table-cell table:style-name="ce159"/>
          <table:table-cell table:style-name="ce64" office:value-type="string">
            <text:p>Phỏng vấn web dev </text:p>
          </table:table-cell>
          <table:table-cell table:style-name="ce64" office:value-type="string">
            <text:p>Phỏng vấn QC</text:p>
          </table:table-cell>
          <table:table-cell table:style-name="ce64" office:value-type="string">
            <office:annotation draw:style-name="gr1" draw:text-style-name="P1" svg:width="1.1413in" svg:height="0.2634in" svg:x="92.0583in" svg:y="2.2402in" draw:caption-point-x="-0.2402in" draw:caption-point-y="0.5976in">
              <dc:date>2016-05-25T00:00:00</dc:date>
              <text:p text:style-name="P1"><text:span text:style-name="T1">Nguyễn Văn Tập</text:span></text:p>
            </office:annotation>
            <text:p>Phỏng vấn web dev </text:p>
          </table:table-cell>
          <table:table-cell table:style-name="ce159"/>
          <table:table-cell table:style-name="ce64" office:value-type="string">
            <text:p>Phỏng vấn QC</text:p>
          </table:table-cell>
          <table:table-cell table:style-name="ce176" office:value-type="string">
            <office:annotation draw:style-name="gr2" draw:text-style-name="P1" svg:width="1.1413in" svg:height="0.3902in" svg:x="97.4445in" svg:y="2.2402in" draw:caption-point-x="-0.2402in" draw:caption-point-y="0.5976in">
              <dc:date>2016-05-25T00:00:00</dc:date>
              <text:p text:style-name="P1"><text:span text:style-name="T1">Nguyen Ngoc Khanh</text:span></text:p>
            </office:annotation>
            <text:p>Phỏng vấn web dev </text:p>
          </table:table-cell>
          <table:table-cell table:style-name="ce159" table:number-columns-repeated="4"/>
          <table:table-cell table:style-name="ce64" office:value-type="string">
            <text:p>Phỏng vấn web dev </text:p>
          </table:table-cell>
          <table:table-cell table:style-name="ce159"/>
          <table:table-cell table:style-name="ce64" office:value-type="string">
            <office:annotation draw:style-name="gr2" draw:text-style-name="P1" svg:width="1.1413in" svg:height="0.3902in" svg:x="110.0118in" svg:y="2.2398in" draw:caption-point-x="-0.2402in" draw:caption-point-y="0.598in">
              <dc:date>2016-05-26T00:00:00</dc:date>
              <text:p text:style-name="P1"><text:span text:style-name="T1">Dương Thi Thao</text:span></text:p>
            </office:annotation>
            <text:p>Phỏng vấn QC vòng 2</text:p>
          </table:table-cell>
          <table:table-cell table:style-name="ce159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30M00S">
            <text:p>09:30 AM</text:p>
          </table:table-cell>
          <table:table-cell table:style-name="ce159" table:number-columns-repeated="6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00M00S">
            <text:p>10:00 AM</text:p>
          </table:table-cell>
          <table:table-cell table:style-name="ce159" table:number-columns-repeated="18"/>
          <table:table-cell table:style-name="ce166" office:value-type="string" table:number-columns-spanned="1" table:number-rows-spanned="4">
            <text:p>Review code dự án Share My Space</text:p>
          </table:table-cell>
          <table:table-cell table:style-name="ce159"/>
          <table:table-cell table:style-name="ce64" office:value-type="string">
            <text:p>Phỏng vấn web dev </text:p>
          </table:table-cell>
          <table:table-cell table:style-name="ce159" table:number-columns-repeated="11"/>
          <table:table-cell table:style-name="ce166" office:value-type="string" table:number-columns-spanned="1" table:number-rows-spanned="4">
            <text:p>Review code dự án Share My Space</text:p>
          </table:table-cell>
          <table:table-cell table:style-name="ce153" office:value-type="string" table:number-columns-spanned="1" table:number-rows-spanned="4">
            <text:p>Dự án UIN review code</text:p>
          </table:table-cell>
          <table:table-cell table:style-name="ce159" table:number-columns-repeated="12"/>
          <table:table-cell table:style-name="ce166" office:value-type="string" table:number-columns-spanned="1" table:number-rows-spanned="4">
            <text:p>Review code dự án Share My Space</text:p>
          </table:table-cell>
          <table:table-cell table:style-name="ce159" table:number-columns-repeated="2"/>
          <table:table-cell table:style-name="ce64" office:value-type="string" table:number-columns-spanned="1" table:number-rows-spanned="4">
            <text:p><text:s/>Jooto Android perfomance review</text:p>
          </table:table-cell>
          <table:table-cell table:style-name="ce64" office:value-type="string">
            <office:annotation draw:style-name="gr2" draw:text-style-name="P1" svg:width="1.1413in" svg:height="0.3902in" svg:x="92.0583in" svg:y="3.0248in" draw:caption-point-x="-0.2402in" draw:caption-point-y="0.5976in">
              <dc:date>2016-05-25T00:00:00</dc:date>
              <text:p text:style-name="P1"><text:span text:style-name="T1">Nguyễn Ngọc Anh Khoa</text:span></text:p>
            </office:annotation>
            <text:p>Phỏng vấn web dev </text:p>
          </table:table-cell>
          <table:table-cell table:style-name="ce159"/>
          <table:table-cell table:style-name="ce64" office:value-type="string">
            <office:annotation draw:style-name="gr2" draw:text-style-name="P1" svg:width="1.1413in" svg:height="0.3902in" svg:x="95.6492in" svg:y="3.0248in" draw:caption-point-x="-0.2402in" draw:caption-point-y="0.5976in">
              <dc:date>2016-05-25T00:00:00</dc:date>
              <text:p text:style-name="P1"><text:span text:style-name="T1">Lê Thị Hồng Phúc</text:span></text:p>
            </office:annotation>
            <text:p>Phỏng vấn QC</text:p>
          </table:table-cell>
          <table:table-cell table:style-name="ce159" table:number-columns-repeated="5"/>
          <table:table-cell table:style-name="ce64" office:value-type="string">
            <office:annotation draw:style-name="gr1" draw:text-style-name="P1" svg:width="1.1413in" svg:height="0.2634in" svg:x="106.4213in" svg:y="3.0256in" draw:caption-point-x="-0.2402in" draw:caption-point-y="0.5969in">
              <dc:date>2016-05-27T00:00:00</dc:date>
              <text:p text:style-name="P1"><text:span text:style-name="T1">Vo Hoang Nam</text:span></text:p>
            </office:annotation>
            <text:p>Phỏng vấn QC</text:p>
          </table:table-cell>
          <table:table-cell table:style-name="ce159"/>
          <table:table-cell table:style-name="ce166" office:value-type="string" table:number-columns-spanned="1" table:number-rows-spanned="4">
            <text:p>Review code dự án Share My Space</text:p>
          </table:table-cell>
          <table:table-cell table:style-name="ce153" office:value-type="string" table:number-columns-spanned="1" table:number-rows-spanned="4">
            <text:p>Dự án UIN review code</text:p>
          </table:table-cell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30M00S">
            <text:p>10:30 AM</text:p>
          </table:table-cell>
          <table:table-cell table:style-name="ce159" table:number-columns-repeated="18"/>
          <table:covered-table-cell table:style-name="Default"/>
          <table:table-cell table:style-name="ce159" table:number-columns-repeated="2"/>
          <table:table-cell table:style-name="ce64" office:value-type="string" table:number-columns-spanned="1" table:number-rows-spanned="3">
            <text:p>Dự án craavings review code</text:p>
          </table:table-cell>
          <table:table-cell table:style-name="ce159" table:number-columns-repeated="10"/>
          <table:covered-table-cell table:style-name="Default"/>
          <table:covered-table-cell table:style-name="ce165"/>
          <table:table-cell table:style-name="ce159" table:number-columns-repeated="3"/>
          <table:table-cell table:style-name="ce64" office:value-type="string" table:number-columns-spanned="1" table:number-rows-spanned="3">
            <text:p>Dự án Locationdeck review code</text:p>
          </table:table-cell>
          <table:table-cell table:style-name="ce159" table:number-columns-repeated="8"/>
          <table:covered-table-cell table:style-name="Default"/>
          <table:table-cell table:style-name="ce64" office:value-type="string" table:number-columns-spanned="1" table:number-rows-spanned="3">
            <text:p>A Hiến book phòng</text:p>
          </table:table-cell>
          <table:table-cell table:style-name="ce159"/>
          <table:covered-table-cell table:style-name="Default"/>
          <table:table-cell table:style-name="ce159" table:number-columns-repeated="10"/>
          <table:covered-table-cell table:style-name="Default"/>
          <table:covered-table-cell table:style-name="ce165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00M00S">
            <text:p>11:00 AM</text:p>
          </table:table-cell>
          <table:table-cell table:style-name="ce159" table:number-columns-repeated="10"/>
          <table:table-cell table:style-name="ce64" office:value-type="string">
            <text:p>Phỏng vấn web dev vòng 2</text:p>
          </table:table-cell>
          <table:table-cell table:style-name="ce159" table:number-columns-repeated="6"/>
          <table:table-cell table:style-name="ce64" office:value-type="string">
            <text:p>Dự án Bizmove distribute requirement</text:p>
          </table:table-cell>
          <table:covered-table-cell table:style-name="Default"/>
          <table:table-cell table:style-name="ce159"/>
          <table:table-cell table:style-name="ce64" office:value-type="string">
            <text:p>Phỏng vấn web dev vòng 2</text:p>
          </table:table-cell>
          <table:covered-table-cell table:style-name="Default"/>
          <table:table-cell table:style-name="ce159" table:number-columns-repeated="10"/>
          <table:covered-table-cell table:style-name="Default"/>
          <table:covered-table-cell table:style-name="ce165"/>
          <table:table-cell table:style-name="ce64" office:value-type="string">
            <text:p>Phỏng vấn web dev <text:s/>vòng 2</text:p>
          </table:table-cell>
          <table:table-cell table:style-name="ce159" table:number-columns-repeated="2"/>
          <table:covered-table-cell table:style-name="ce165"/>
          <table:table-cell table:style-name="ce159" table:number-columns-repeated="8"/>
          <table:covered-table-cell table:number-columns-repeated="2" table:style-name="Default"/>
          <table:table-cell table:style-name="ce159"/>
          <table:covered-table-cell table:style-name="Default"/>
          <table:table-cell table:style-name="ce159" table:number-columns-repeated="2"/>
          <table:table-cell table:style-name="ce64" office:value-type="string">
            <office:annotation draw:style-name="gr2" draw:text-style-name="P1" svg:width="1.1413in" svg:height="0.3902in" svg:x="95.6492in" svg:y="3.8094in" draw:caption-point-x="-0.2402in" draw:caption-point-y="0.5976in">
              <dc:date>2016-05-26T00:00:00</dc:date>
              <text:p text:style-name="P1"><text:span text:style-name="T1">Pham Thi Lan Anh</text:span></text:p>
            </office:annotation>
            <text:p>Phỏng vấn QC vòng 2</text:p>
          </table:table-cell>
          <table:table-cell table:style-name="ce159" table:number-columns-repeated="5"/>
          <table:table-cell table:style-name="ce64" office:value-type="string">
            <office:annotation draw:style-name="gr2" draw:text-style-name="P1" svg:width="1.1413in" svg:height="0.3902in" svg:x="106.4213in" svg:y="3.8094in" draw:caption-point-x="-0.2402in" draw:caption-point-y="0.5976in">
              <dc:date>2016-05-27T00:00:00</dc:date>
              <text:p text:style-name="P1"><text:span text:style-name="T1">Le Nguyen</text:span></text:p>
            </office:annotation>
            <text:p>Phỏng vấn QC vòng 2</text:p>
          </table:table-cell>
          <table:table-cell table:style-name="ce159"/>
          <table:covered-table-cell table:style-name="Default"/>
          <table:covered-table-cell table:style-name="ce165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30M00S">
            <text:p>11:30 AM</text:p>
          </table:table-cell>
          <table:table-cell table:style-name="ce159" table:number-columns-repeated="17"/>
          <table:table-cell table:style-name="ce64"/>
          <table:covered-table-cell table:style-name="Default"/>
          <table:table-cell table:style-name="ce159" table:number-columns-repeated="2"/>
          <table:covered-table-cell table:style-name="Default"/>
          <table:table-cell table:style-name="ce159" table:number-columns-repeated="10"/>
          <table:covered-table-cell table:style-name="Default"/>
          <table:covered-table-cell table:style-name="ce165"/>
          <table:table-cell table:style-name="ce159" table:number-columns-repeated="3"/>
          <table:covered-table-cell table:style-name="ce165"/>
          <table:table-cell table:style-name="ce159" table:number-columns-repeated="8"/>
          <table:covered-table-cell table:number-columns-repeated="2" table:style-name="Default"/>
          <table:table-cell table:style-name="ce159"/>
          <table:covered-table-cell table:style-name="Default"/>
          <table:table-cell table:style-name="ce159" table:number-columns-repeated="10"/>
          <table:covered-table-cell table:style-name="Default"/>
          <table:covered-table-cell table:style-name="ce165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0H00M00S">
            <text:p>12:00 AM</text:p>
          </table:table-cell>
          <table:table-cell table:style-name="ce159" table:number-columns-repeated="62"/>
          <table:table-cell table:style-name="ce84" table:number-columns-repeated="941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7" table:number-columns-repeated="62"/>
          <table:table-cell table:style-name="ce83" table:number-columns-repeated="955"/>
        </table:table-row>
        <table:table-row table:style-name="ro12">
          <table:table-cell table:style-name="ce45" office:value-type="time" office:time-value="PT13H30M00S">
            <text:p>01:30 PM</text:p>
          </table:table-cell>
          <table:table-cell table:style-name="ce159" table:number-columns-repeated="9"/>
          <table:table-cell table:style-name="ce166" office:value-type="string" table:number-columns-spanned="1" table:number-rows-spanned="4">
            <text:p>Review code dự án BM101</text:p>
          </table:table-cell>
          <table:table-cell table:style-name="ce159" table:number-columns-repeated="7"/>
          <table:table-cell table:style-name="ce149" office:value-type="string" table:number-columns-spanned="1" table:number-rows-spanned="3">
            <text:p>Dự án craavings review code</text:p>
          </table:table-cell>
          <table:table-cell table:style-name="ce159"/>
          <table:table-cell table:style-name="ce170" office:value-type="string" table:number-columns-spanned="1" table:number-rows-spanned="3">
            <text:p>Dự án Rally – Mobile review code <text:s/></text:p>
          </table:table-cell>
          <table:table-cell table:style-name="ce153" office:value-type="string" table:number-columns-spanned="1" table:number-rows-spanned="3">
            <text:p>Dự án LEG Matt review code</text:p>
          </table:table-cell>
          <table:table-cell table:style-name="ce159" table:number-columns-repeated="2"/>
          <table:table-cell table:style-name="ce173" office:value-type="string" table:number-columns-spanned="1" table:number-rows-spanned="6">
            <text:p>Review code dự án BM101</text:p>
          </table:table-cell>
          <table:table-cell table:style-name="ce159" table:number-columns-repeated="7"/>
          <table:table-cell table:style-name="ce159">
            <office:annotation draw:style-name="gr2" draw:text-style-name="P1" svg:width="1.1413in" svg:height="0.3902in" svg:x="57.9469in" svg:y="5.2276in" draw:caption-point-x="-0.2402in" draw:caption-point-y="0.6039in">
              <dc:date>2016-03-17T00:00:00</dc:date>
              <text:p text:style-name="P1"><text:span text:style-name="T1">Cancel, dời sang chiều thứ 5</text:span></text:p>
            </office:annotation>
          </table:table-cell>
          <table:table-cell table:style-name="ce170" office:value-type="string" table:number-columns-spanned="1" table:number-rows-spanned="3">
            <text:p>Dự án LocationDeck review code</text:p>
          </table:table-cell>
          <table:table-cell table:style-name="ce170" office:value-type="string" table:number-columns-spanned="1" table:number-rows-spanned="3">
            <text:p>Dự án Rally – Mobile review code <text:s/></text:p>
          </table:table-cell>
          <table:table-cell table:style-name="ce159" table:number-columns-repeated="3"/>
          <table:table-cell table:style-name="ce166" office:value-type="string" table:number-columns-spanned="1" table:number-rows-spanned="4">
            <text:p>Review code dự án BM101</text:p>
          </table:table-cell>
          <table:table-cell table:style-name="ce159" table:number-columns-repeated="7"/>
          <table:table-cell table:style-name="ce149" office:value-type="string" table:number-columns-spanned="1" table:number-rows-spanned="3">
            <text:p>Dự án craavings review code</text:p>
          </table:table-cell>
          <table:table-cell table:style-name="ce159"/>
          <table:table-cell table:style-name="ce170" office:value-type="string" table:number-columns-spanned="1" table:number-rows-spanned="3">
            <text:p>Dự án Rally – Mobile review code <text:s/></text:p>
          </table:table-cell>
          <table:table-cell table:style-name="ce153" office:value-type="string" table:number-columns-spanned="1" table:number-rows-spanned="3">
            <text:p>Dự án LEG Matt review code</text:p>
          </table:table-cell>
          <table:table-cell table:style-name="ce159" table:number-columns-repeated="2"/>
          <table:table-cell table:style-name="ce173" office:value-type="string" table:number-columns-spanned="1" table:number-rows-spanned="6">
            <text:p>Review code dự án BM101</text:p>
          </table:table-cell>
          <table:table-cell table:style-name="ce159" table:number-columns-repeated="8"/>
          <table:table-cell table:style-name="ce170" office:value-type="string" table:number-columns-spanned="1" table:number-rows-spanned="3">
            <text:p>Dự án LocationDeck review code</text:p>
          </table:table-cell>
          <table:table-cell table:style-name="ce170" office:value-type="string" table:number-columns-spanned="1" table:number-rows-spanned="3">
            <text:p>Dự án Rally – Mobile review code <text:s/></text:p>
          </table:table-cell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00M00S">
            <text:p>02:00 PM</text:p>
          </table:table-cell>
          <table:table-cell table:style-name="ce159" table:number-columns-repeated="9"/>
          <table:covered-table-cell table:style-name="Default"/>
          <table:table-cell table:style-name="ce159" table:number-columns-repeated="7"/>
          <table:covered-table-cell table:style-name="Default"/>
          <table:table-cell table:style-name="ce64" office:value-type="string">
            <text:p>Phỏng vấn web dev </text:p>
          </table:table-cell>
          <table:covered-table-cell table:number-columns-repeated="2" table:style-name="Default"/>
          <table:table-cell table:style-name="ce159"/>
          <table:table-cell table:style-name="ce64" office:value-type="string">
            <text:p>Phỏng vấn web dev vòng 2</text:p>
          </table:table-cell>
          <table:covered-table-cell table:style-name="Default"/>
          <table:table-cell table:style-name="ce64" office:value-type="string">
            <text:p>Phỏng vấn web dev </text:p>
          </table:table-cell>
          <table:table-cell table:style-name="ce159" table:number-columns-repeated="7"/>
          <table:covered-table-cell table:style-name="ce165"/>
          <table:covered-table-cell table:style-name="Default"/>
          <table:table-cell table:style-name="ce64" office:value-type="string">
            <text:p>Phỏng vấn web dev </text:p>
          </table:table-cell>
          <table:table-cell table:style-name="ce159" table:number-columns-repeated="2"/>
          <table:covered-table-cell table:style-name="Default"/>
          <table:table-cell table:style-name="ce64" office:value-type="string">
            <text:p>Phỏng vấn web dev </text:p>
          </table:table-cell>
          <table:table-cell table:style-name="ce159" table:number-columns-repeated="6"/>
          <table:covered-table-cell table:style-name="Default"/>
          <table:table-cell table:style-name="ce159"/>
          <table:covered-table-cell table:number-columns-repeated="2" table:style-name="Default"/>
          <table:table-cell table:style-name="ce64" office:value-type="string">
            <text:p>Phỏng vấn QC</text:p>
          </table:table-cell>
          <table:table-cell table:style-name="ce159"/>
          <table:covered-table-cell table:style-name="Default"/>
          <table:table-cell table:style-name="ce64" office:value-type="string">
            <office:annotation draw:style-name="gr2" draw:text-style-name="P1" svg:width="1.1413in" svg:height="0.3902in" svg:x="95.6492in" svg:y="5.6669in" draw:caption-point-x="-0.2402in" draw:caption-point-y="0.5976in">
              <dc:date>2016-05-25T00:00:00</dc:date>
              <text:p text:style-name="P1"><text:span text:style-name="T1">Tran Thi Kim Ngoc</text:span></text:p>
            </office:annotation>
            <text:p>Phỏng vấn web dev </text:p>
          </table:table-cell>
          <table:table-cell table:style-name="ce159" table:number-columns-repeated="7"/>
          <table:covered-table-cell table:style-name="ce165"/>
          <table:covered-table-cell table:style-name="Default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30M00S">
            <text:p>02:30 PM</text:p>
          </table:table-cell>
          <table:table-cell table:style-name="ce159" table:number-columns-repeated="8"/>
          <table:table-cell table:style-name="ce64" office:value-type="string" table:number-columns-spanned="1" table:number-rows-spanned="6">
            <text:p>A Duong review training HuyTP</text:p>
          </table:table-cell>
          <table:covered-table-cell table:style-name="Default"/>
          <table:table-cell table:style-name="ce159" table:number-columns-repeated="7"/>
          <table:covered-table-cell table:style-name="Default"/>
          <table:table-cell table:style-name="ce159"/>
          <table:covered-table-cell table:number-columns-repeated="2" table:style-name="Default"/>
          <table:table-cell table:style-name="ce159" table:number-columns-repeated="2"/>
          <table:covered-table-cell table:style-name="Default"/>
          <table:table-cell table:style-name="ce159" table:number-columns-repeated="8"/>
          <table:covered-table-cell table:style-name="ce165"/>
          <table:covered-table-cell table:style-name="Default"/>
          <table:table-cell table:style-name="ce159" table:number-columns-repeated="3"/>
          <table:covered-table-cell table:style-name="Default"/>
          <table:table-cell table:style-name="ce159" table:number-columns-repeated="7"/>
          <table:covered-table-cell table:style-name="Default"/>
          <table:table-cell table:style-name="ce159"/>
          <table:covered-table-cell table:number-columns-repeated="2" table:style-name="Default"/>
          <table:table-cell table:style-name="ce159" table:number-columns-repeated="2"/>
          <table:covered-table-cell table:style-name="Default"/>
          <table:table-cell table:style-name="ce159" table:number-columns-repeated="8"/>
          <table:covered-table-cell table:style-name="ce165"/>
          <table:covered-table-cell table:style-name="Default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00M00S">
            <text:p>03:00 PM</text:p>
          </table:table-cell>
          <table:table-cell table:style-name="ce159" table:number-columns-repeated="8"/>
          <table:covered-table-cell table:style-name="ce165"/>
          <table:covered-table-cell table:style-name="Default"/>
          <table:table-cell table:style-name="ce159" table:number-columns-repeated="8"/>
          <table:table-cell table:style-name="ce64" office:value-type="string">
            <text:p>Phỏng vấn web dev </text:p>
          </table:table-cell>
          <table:table-cell table:style-name="ce159" table:number-columns-repeated="4"/>
          <table:covered-table-cell table:style-name="Default"/>
          <table:table-cell table:style-name="ce159" table:number-columns-repeated="7"/>
          <table:table-cell table:style-name="ce64" office:value-type="string" table:number-columns-spanned="1" table:number-rows-spanned="3">
            <text:p>Phuong Book phòng họp để meeting</text:p>
          </table:table-cell>
          <table:table-cell table:style-name="ce64" office:value-type="string">
            <text:p>Phỏng vấn web dev </text:p>
          </table:table-cell>
          <table:table-cell table:style-name="ce159" table:number-columns-repeated="4"/>
          <table:covered-table-cell table:style-name="Default"/>
          <table:table-cell table:style-name="ce159" table:number-columns-repeated="13"/>
          <table:covered-table-cell table:style-name="Default"/>
          <table:table-cell table:style-name="ce64" office:value-type="string">
            <office:annotation draw:style-name="gr2" draw:text-style-name="P1" svg:width="1.1413in" svg:height="0.3902in" svg:x="95.6492in" svg:y="6.5331in" draw:caption-point-x="-0.2402in" draw:caption-point-y="0.5976in">
              <dc:date>2016-05-25T00:00:00</dc:date>
              <text:p text:style-name="P1"><text:span text:style-name="T1">Hoàng Nhật Hòa</text:span></text:p>
            </office:annotation>
            <text:p>Phỏng vấn QC</text:p>
          </table:table-cell>
          <table:table-cell table:style-name="ce159" table:number-columns-repeated="9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30M00S">
            <text:p>03:30 PM</text:p>
          </table:table-cell>
          <table:table-cell table:style-name="ce159" table:number-columns-repeated="8"/>
          <table:covered-table-cell table:style-name="ce165"/>
          <table:table-cell table:style-name="ce159" table:number-columns-repeated="14"/>
          <table:covered-table-cell table:style-name="ce165"/>
          <table:table-cell table:style-name="ce159" table:number-columns-repeated="6"/>
          <table:table-cell table:style-name="ce64" office:value-type="string" table:number-columns-spanned="1" table:number-rows-spanned="4">
            <text:p>a Dương review training Huy</text:p>
          </table:table-cell>
          <table:covered-table-cell table:style-name="ce64"/>
          <table:table-cell table:style-name="ce159" table:number-columns-repeated="19"/>
          <table:covered-table-cell table:style-name="ce165"/>
          <table:table-cell table:style-name="ce159" table:number-columns-repeated="6"/>
          <table:table-cell table:style-name="ce64" office:value-type="string" table:number-columns-spanned="1" table:number-rows-spanned="3">
            <text:p>Dự án craavings review code</text:p>
          </table:table-cell>
          <table:table-cell table:style-name="ce159" table:number-columns-repeated="3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00M00S">
            <text:p>04:00 PM</text:p>
          </table:table-cell>
          <table:table-cell table:style-name="ce159" table:number-columns-repeated="8"/>
          <table:covered-table-cell table:style-name="ce165"/>
          <table:table-cell table:style-name="ce159" table:number-columns-repeated="14"/>
          <table:covered-table-cell table:style-name="ce165"/>
          <table:table-cell table:style-name="ce159" table:number-columns-repeated="6"/>
          <table:covered-table-cell table:style-name="ce165"/>
          <table:covered-table-cell table:style-name="ce64"/>
          <table:table-cell table:style-name="ce159" table:number-columns-repeated="19"/>
          <table:covered-table-cell table:style-name="ce165"/>
          <table:table-cell table:style-name="ce159" table:number-columns-repeated="6"/>
          <table:covered-table-cell table:style-name="Default"/>
          <table:table-cell table:style-name="ce159" table:number-columns-repeated="2"/>
          <table:table-cell table:style-name="ce64" office:value-type="string">
            <office:annotation draw:style-name="gr2" draw:text-style-name="P1" svg:width="1.1413in" svg:height="0.3902in" svg:x="111.8071in" svg:y="7.3992in" draw:caption-point-x="-0.2402in" draw:caption-point-y="0.598in">
              <dc:date>2016-05-26T00:00:00</dc:date>
              <text:p text:style-name="P1"><text:span text:style-name="T1">Dương Thi Thao</text:span></text:p>
            </office:annotation>
            <text:p>Phỏng vấn QC</text:p>
          </table:table-cell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30M00S">
            <text:p>04:30 PM</text:p>
          </table:table-cell>
          <table:table-cell table:style-name="ce159" table:number-columns-repeated="8"/>
          <table:covered-table-cell table:style-name="ce165"/>
          <table:table-cell table:style-name="ce159" table:number-columns-repeated="21"/>
          <table:covered-table-cell table:style-name="ce165"/>
          <table:table-cell table:style-name="ce159" table:number-columns-repeated="7"/>
          <table:table-cell table:style-name="ce64" office:value-type="string">
            <text:p>Phỏng vấn web dev </text:p>
          </table:table-cell>
          <table:table-cell table:style-name="ce159" table:number-columns-repeated="19"/>
          <table:covered-table-cell table:style-name="Default"/>
          <table:table-cell table:style-name="ce159" table:number-columns-repeated="3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00M00S">
            <text:p>05:00 PM</text:p>
          </table:table-cell>
          <table:table-cell table:style-name="ce159" table:number-columns-repeated="8"/>
          <table:covered-table-cell table:style-name="ce165"/>
          <table:table-cell table:style-name="ce159" table:number-columns-repeated="21"/>
          <table:covered-table-cell table:style-name="ce165"/>
          <table:table-cell table:style-name="ce159" table:number-columns-repeated="31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30M00S">
            <text:p>05:30 PM</text:p>
          </table:table-cell>
          <table:table-cell table:style-name="ce159" table:number-columns-repeated="62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160" table:number-columns-repeated="8"/>
          <table:table-cell table:style-name="Default"/>
          <table:table-cell table:style-name="ce160" table:number-columns-repeated="35"/>
          <table:table-cell table:style-name="Default" table:number-columns-repeated="7"/>
          <table:table-cell table:style-name="ce160" table:number-columns-repeated="11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160" table:number-columns-repeated="62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160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48"/>
          <table:table-cell table:style-name="ce161" office:value-type="string">
            <text:p><text:s/>Daily</text:p>
          </table:table-cell>
          <table:table-cell table:style-name="ce161"/>
          <table:table-cell table:style-name="ce160" table:number-columns-repeated="6"/>
          <table:table-cell table:style-name="Default" table:number-columns-repeated="2"/>
          <table:table-cell table:style-name="ce160" table:number-columns-repeated="52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160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155"/>
          <table:table-cell table:style-name="ce161" office:value-type="string">
            <text:p><text:s/>Weekly </text:p>
          </table:table-cell>
          <table:table-cell table:style-name="ce161"/>
          <table:table-cell table:style-name="ce160" table:number-columns-repeated="6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160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0"/>
          <table:table-cell table:style-name="ce161" office:value-type="string">
            <text:p>Bi – Weekly </text:p>
          </table:table-cell>
          <table:table-cell table:style-name="ce161"/>
          <table:table-cell table:style-name="ce160" table:number-columns-repeated="6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160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1"/>
          <table:table-cell table:style-name="ce161" office:value-type="string">
            <text:p><text:s/>Suddenly </text:p>
          </table:table-cell>
          <table:table-cell table:style-name="ce161"/>
          <table:table-cell table:style-name="ce160" table:number-columns-repeated="60"/>
          <table:table-cell table:style-name="ce84" table:number-columns-repeated="941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160" table:number-columns-repeated="62"/>
          <table:table-cell table:style-name="ce84" table:number-columns-repeated="941"/>
          <table:table-cell table:number-columns-repeated="14"/>
        </table:table-row>
        <table:table-row table:style-name="ro2" table:number-rows-repeated="9">
          <table:table-cell table:style-name="ce46"/>
          <table:table-cell table:style-name="ce160" table:number-columns-repeated="51"/>
          <table:table-cell/>
          <table:table-cell table:style-name="ce160" table:number-columns-repeated="10"/>
          <table:table-cell table:style-name="ce84" table:number-columns-repeated="941"/>
          <table:table-cell table:number-columns-repeated="14"/>
        </table:table-row>
        <table:table-row table:style-name="ro2" table:number-rows-repeated="983146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June" table:style-name="ta3" table:print="false">
        <table:table-column table:style-name="co12" table:default-cell-style-name="ce41"/>
        <table:table-column table:style-name="co13" table:number-columns-repeated="18" table:default-cell-style-name="ce184"/>
        <table:table-column table:style-name="co17" table:default-cell-style-name="ce184"/>
        <table:table-column table:style-name="co15" table:number-columns-repeated="41" table:default-cell-style-name="ce184"/>
        <table:table-column table:style-name="co7" table:number-columns-repeated="955" table:default-cell-style-name="Default"/>
        <table:table-row table:style-name="ro8">
          <table:table-cell/>
          <table:table-cell table:style-name="Default" table:number-columns-repeated="60"/>
          <table:table-cell table:style-name="ce81" table:number-columns-repeated="941"/>
          <table:table-cell table:style-name="ce85" table:number-columns-repeated="14"/>
        </table:table-row>
        <table:table-row table:style-name="ro6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13"/>
        </table:table-row>
        <table:table-row table:style-name="ro8">
          <table:table-cell table:style-name="ce42"/>
          <table:table-cell table:style-name="ce178" table:number-columns-repeated="16"/>
          <table:table-cell table:style-name="ce188" office:value-type="string" table:number-columns-spanned="3" table:number-rows-spanned="1">
            <text:p>Month</text:p>
          </table:table-cell>
          <table:covered-table-cell table:number-columns-repeated="2" table:style-name="ce189"/>
          <table:table-cell table:style-name="ce190"/>
          <table:table-cell table:style-name="ce191" table:content-validation-name="val1" office:value-type="float" office:value="6" table:number-columns-spanned="3" table:number-rows-spanned="1">
            <text:p>6</text:p>
          </table:table-cell>
          <table:covered-table-cell table:style-name="ce192" table:content-validation-name="val1"/>
          <table:covered-table-cell table:style-name="ce189"/>
          <table:table-cell table:style-name="ce190"/>
          <table:table-cell table:style-name="ce188" office:value-type="string" table:number-columns-spanned="3" table:number-rows-spanned="1">
            <text:p>Year</text:p>
          </table:table-cell>
          <table:covered-table-cell table:number-columns-repeated="2" table:style-name="ce189"/>
          <table:table-cell table:style-name="ce190"/>
          <table:table-cell table:style-name="ce188" office:value-type="float" office:value="2016" table:number-columns-spanned="3" table:number-rows-spanned="1">
            <text:p>2016</text:p>
          </table:table-cell>
          <table:covered-table-cell table:style-name="ce189"/>
          <table:covered-table-cell table:style-name="ce193"/>
          <table:table-cell table:style-name="ce178" table:number-columns-repeated="29"/>
          <table:table-cell table:style-name="ce81" table:number-columns-repeated="941"/>
          <table:table-cell table:style-name="ce85" table:number-columns-repeated="14"/>
        </table:table-row>
        <table:table-row table:style-name="ro8">
          <table:table-cell table:style-name="ce43"/>
          <table:table-cell table:style-name="ce179" table:formula="of:=DATE([.$AD$3];[.V3];1)" office:value-type="date" office:date-value="2016-06-01" table:number-columns-spanned="2" table:number-rows-spanned="1">
            <text:p>01</text:p>
          </table:table-cell>
          <table:covered-table-cell table:style-name="ce185"/>
          <table:table-cell table:style-name="ce179" table:formula="of:=[.B4]+1" office:value-type="date" office:date-value="2016-06-02" table:number-columns-spanned="2" table:number-rows-spanned="1">
            <text:p>02</text:p>
          </table:table-cell>
          <table:covered-table-cell table:style-name="ce185"/>
          <table:table-cell table:style-name="ce179" table:formula="of:=[.D4]+1" office:value-type="date" office:date-value="2016-06-03" table:number-columns-spanned="2" table:number-rows-spanned="1">
            <text:p>03</text:p>
          </table:table-cell>
          <table:covered-table-cell table:style-name="ce185"/>
          <table:table-cell table:style-name="ce179" table:formula="of:=[.F4]+1" office:value-type="date" office:date-value="2016-06-04" table:number-columns-spanned="2" table:number-rows-spanned="1">
            <text:p>04</text:p>
          </table:table-cell>
          <table:covered-table-cell table:style-name="ce185"/>
          <table:table-cell table:style-name="ce179" table:formula="of:=[.H4]+1" office:value-type="date" office:date-value="2016-06-05" table:number-columns-spanned="2" table:number-rows-spanned="1">
            <text:p>05</text:p>
          </table:table-cell>
          <table:covered-table-cell table:style-name="ce185"/>
          <table:table-cell table:style-name="ce179" table:formula="of:=[.J4]+1" office:value-type="date" office:date-value="2016-06-06" table:number-columns-spanned="2" table:number-rows-spanned="1">
            <text:p>06</text:p>
          </table:table-cell>
          <table:covered-table-cell table:style-name="ce185"/>
          <table:table-cell table:style-name="ce179" table:formula="of:=[.L4]+1" office:value-type="date" office:date-value="2016-06-07" table:number-columns-spanned="2" table:number-rows-spanned="1">
            <text:p>07</text:p>
          </table:table-cell>
          <table:covered-table-cell table:style-name="ce185"/>
          <table:table-cell table:style-name="ce179" table:formula="of:=[.N4]+1" office:value-type="date" office:date-value="2016-06-08" table:number-columns-spanned="2" table:number-rows-spanned="1">
            <text:p>08</text:p>
          </table:table-cell>
          <table:covered-table-cell table:style-name="ce185"/>
          <table:table-cell table:style-name="ce179" table:formula="of:=[.P4]+1" office:value-type="date" office:date-value="2016-06-09" table:number-columns-spanned="2" table:number-rows-spanned="1">
            <text:p>09</text:p>
          </table:table-cell>
          <table:covered-table-cell table:style-name="ce185"/>
          <table:table-cell table:style-name="ce179" table:formula="of:=[.R4]+1" office:value-type="date" office:date-value="2016-06-10" table:number-columns-spanned="2" table:number-rows-spanned="1">
            <text:p>10</text:p>
          </table:table-cell>
          <table:covered-table-cell table:style-name="ce185"/>
          <table:table-cell table:style-name="ce179" table:formula="of:=[.T4]+1" office:value-type="date" office:date-value="2016-06-11" table:number-columns-spanned="2" table:number-rows-spanned="1">
            <text:p>11</text:p>
          </table:table-cell>
          <table:covered-table-cell table:style-name="ce185"/>
          <table:table-cell table:style-name="ce179" table:formula="of:=[.V4]+1" office:value-type="date" office:date-value="2016-06-12" table:number-columns-spanned="2" table:number-rows-spanned="1">
            <text:p>12</text:p>
          </table:table-cell>
          <table:covered-table-cell table:style-name="ce185"/>
          <table:table-cell table:style-name="ce179" table:formula="of:=[.X4]+1" office:value-type="date" office:date-value="2016-06-13" table:number-columns-spanned="2" table:number-rows-spanned="1">
            <text:p>13</text:p>
          </table:table-cell>
          <table:covered-table-cell table:style-name="ce185"/>
          <table:table-cell table:style-name="ce179" table:formula="of:=[.Z4]+1" office:value-type="date" office:date-value="2016-06-14" table:number-columns-spanned="2" table:number-rows-spanned="1">
            <text:p>14</text:p>
          </table:table-cell>
          <table:covered-table-cell table:style-name="ce185"/>
          <table:table-cell table:style-name="ce179" table:formula="of:=[.AB4]+1" office:value-type="date" office:date-value="2016-06-15" table:number-columns-spanned="2" table:number-rows-spanned="1">
            <text:p>15</text:p>
          </table:table-cell>
          <table:covered-table-cell table:style-name="ce185"/>
          <table:table-cell table:style-name="ce179" table:formula="of:=[.AD4]+1" office:value-type="date" office:date-value="2016-06-16" table:number-columns-spanned="2" table:number-rows-spanned="1">
            <text:p>16</text:p>
          </table:table-cell>
          <table:covered-table-cell table:style-name="ce185"/>
          <table:table-cell table:style-name="ce194" table:formula="of:=[.AF4]+1" office:value-type="date" office:date-value="2016-06-17">
            <text:p>17</text:p>
          </table:table-cell>
          <table:table-cell table:style-name="ce194"/>
          <table:table-cell table:style-name="ce179" table:formula="of:=[.AH4]+1" office:value-type="date" office:date-value="2016-06-18" table:number-columns-spanned="2" table:number-rows-spanned="1">
            <text:p>18</text:p>
          </table:table-cell>
          <table:covered-table-cell table:style-name="ce185"/>
          <table:table-cell table:style-name="ce179" table:formula="of:=[.AJ4]+1" office:value-type="date" office:date-value="2016-06-19" table:number-columns-spanned="2" table:number-rows-spanned="1">
            <text:p>19</text:p>
          </table:table-cell>
          <table:covered-table-cell table:style-name="ce185"/>
          <table:table-cell table:style-name="ce179" table:formula="of:=[.AL4]+1" office:value-type="date" office:date-value="2016-06-20" table:number-columns-spanned="2" table:number-rows-spanned="1">
            <text:p>20</text:p>
          </table:table-cell>
          <table:covered-table-cell table:style-name="ce185"/>
          <table:table-cell table:style-name="ce179" table:formula="of:=[.AN4]+1" office:value-type="date" office:date-value="2016-06-21" table:number-columns-spanned="2" table:number-rows-spanned="1">
            <text:p>21</text:p>
          </table:table-cell>
          <table:covered-table-cell table:style-name="ce185"/>
          <table:table-cell table:style-name="ce179" table:formula="of:=[.AP4]+1" office:value-type="date" office:date-value="2016-06-22" table:number-columns-spanned="2" table:number-rows-spanned="1">
            <text:p>22</text:p>
          </table:table-cell>
          <table:covered-table-cell table:style-name="ce185"/>
          <table:table-cell table:style-name="ce179" table:formula="of:=[.AR4]+1" office:value-type="date" office:date-value="2016-06-23" table:number-columns-spanned="2" table:number-rows-spanned="1">
            <text:p>23</text:p>
          </table:table-cell>
          <table:covered-table-cell table:style-name="ce185"/>
          <table:table-cell table:style-name="ce179" table:formula="of:=[.AT4]+1" office:value-type="date" office:date-value="2016-06-24" table:number-columns-spanned="2" table:number-rows-spanned="1">
            <text:p>24</text:p>
          </table:table-cell>
          <table:covered-table-cell table:style-name="ce185"/>
          <table:table-cell table:style-name="ce179" table:formula="of:=[.AV4]+1" office:value-type="date" office:date-value="2016-06-25" table:number-columns-spanned="2" table:number-rows-spanned="1">
            <text:p>25</text:p>
          </table:table-cell>
          <table:covered-table-cell table:style-name="ce185"/>
          <table:table-cell table:style-name="ce179" table:formula="of:=[.AX4]+1" office:value-type="date" office:date-value="2016-06-26" table:number-columns-spanned="2" table:number-rows-spanned="1">
            <text:p>26</text:p>
          </table:table-cell>
          <table:covered-table-cell table:style-name="ce185"/>
          <table:table-cell table:style-name="ce179" table:formula="of:=[.AZ4]+1" office:value-type="date" office:date-value="2016-06-27" table:number-columns-spanned="2" table:number-rows-spanned="1">
            <text:p>27</text:p>
          </table:table-cell>
          <table:covered-table-cell table:style-name="ce185"/>
          <table:table-cell table:style-name="ce179" table:formula="of:=[.BB4]+1" office:value-type="date" office:date-value="2016-06-28" table:number-columns-spanned="2" table:number-rows-spanned="1">
            <text:p>28</text:p>
          </table:table-cell>
          <table:covered-table-cell table:style-name="ce185"/>
          <table:table-cell table:style-name="ce179" table:formula="of:=[.BD4]+1" office:value-type="date" office:date-value="2016-06-29" table:number-columns-spanned="2" table:number-rows-spanned="1">
            <text:p>29</text:p>
          </table:table-cell>
          <table:covered-table-cell table:style-name="ce185"/>
          <table:table-cell table:style-name="ce179" table:formula="of:=[.BF4]+1" office:value-type="date" office:date-value="2016-06-30" table:number-columns-spanned="2" table:number-rows-spanned="1">
            <text:p>30</text:p>
          </table:table-cell>
          <table:covered-table-cell table:style-name="ce185" table:formula="of:=[.BG4]+1" office:value-type="date" office:date-value="1899-12-31">
            <text:p>31</text:p>
          </table:covered-table-cell>
          <table:table-cell table:style-name="ce82" table:number-columns-repeated="941"/>
          <table:table-cell table:style-name="ce86" table:number-columns-repeated="14"/>
        </table:table-row>
        <table:table-row table:style-name="ro8">
          <table:table-cell table:style-name="ce43"/>
          <table:table-cell table:style-name="ce180" table:formula="of:=CHOOSE(WEEKDAY([.B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86"/>
          <table:table-cell table:style-name="ce180" table:formula="of:=CHOOSE(WEEKDAY([.D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86"/>
          <table:table-cell table:style-name="ce180" table:formula="of:=CHOOSE(WEEKDAY([.F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86"/>
          <table:table-cell table:style-name="ce180" table:formula="of:=CHOOSE(WEEKDAY([.H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86"/>
          <table:table-cell table:style-name="ce180" table:formula="of:=CHOOSE(WEEKDAY([.J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86"/>
          <table:table-cell table:style-name="ce180" table:formula="of:=CHOOSE(WEEKDAY([.L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86"/>
          <table:table-cell table:style-name="ce180" table:formula="of:=CHOOSE(WEEKDAY([.N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86"/>
          <table:table-cell table:style-name="ce180" table:formula="of:=CHOOSE(WEEKDAY([.P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86"/>
          <table:table-cell table:style-name="ce180" table:formula="of:=CHOOSE(WEEKDAY([.R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86"/>
          <table:table-cell table:style-name="ce180" table:formula="of:=CHOOSE(WEEKDAY([.T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86"/>
          <table:table-cell table:style-name="ce180" table:formula="of:=CHOOSE(WEEKDAY([.V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86"/>
          <table:table-cell table:style-name="ce180" table:formula="of:=CHOOSE(WEEKDAY([.X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86"/>
          <table:table-cell table:style-name="ce180" table:formula="of:=CHOOSE(WEEKDAY([.Z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86"/>
          <table:table-cell table:style-name="ce180" table:formula="of:=CHOOSE(WEEKDAY([.AB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86"/>
          <table:table-cell table:style-name="ce180" table:formula="of:=CHOOSE(WEEKDAY([.AD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86"/>
          <table:table-cell table:style-name="ce180" table:formula="of:=CHOOSE(WEEKDAY([.AF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86"/>
          <table:table-cell table:style-name="ce180" table:formula="of:=CHOOSE(WEEKDAY([.AH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86"/>
          <table:table-cell table:style-name="ce180" table:formula="of:=CHOOSE(WEEKDAY([.AJ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86"/>
          <table:table-cell table:style-name="ce180" table:formula="of:=CHOOSE(WEEKDAY([.AL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86"/>
          <table:table-cell table:style-name="ce180" table:formula="of:=CHOOSE(WEEKDAY([.AN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86"/>
          <table:table-cell table:style-name="ce180" table:formula="of:=CHOOSE(WEEKDAY([.AP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86"/>
          <table:table-cell table:style-name="ce180" table:formula="of:=CHOOSE(WEEKDAY([.AR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86"/>
          <table:table-cell table:style-name="ce180" table:formula="of:=CHOOSE(WEEKDAY([.AT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86"/>
          <table:table-cell table:style-name="ce180" table:formula="of:=CHOOSE(WEEKDAY([.AV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186"/>
          <table:table-cell table:style-name="ce180" table:formula="of:=CHOOSE(WEEKDAY([.AX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186"/>
          <table:table-cell table:style-name="ce180" table:formula="of:=CHOOSE(WEEKDAY([.AZ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186"/>
          <table:table-cell table:style-name="ce180" table:formula="of:=CHOOSE(WEEKDAY([.BB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186"/>
          <table:table-cell table:style-name="ce180" table:formula="of:=CHOOSE(WEEKDAY([.BD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186"/>
          <table:table-cell table:style-name="ce180" table:formula="of:=CHOOSE(WEEKDAY([.BF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186"/>
          <table:table-cell table:style-name="ce180" table:formula="of:=CHOOSE(WEEKDAY([.BH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186" table:formula="of:=CHOOSE(WEEKDAY([.BI4]);&quot;Sun&quot;;&quot;Mon&quot;;&quot;Tue&quot;;&quot;Wed&quot;;&quot;Thur&quot;;&quot;Fri&quot;;&quot;Sat&quot;)" office:value-type="string" office:string-value="Sun">
            <text:p>Sun</text:p>
          </table:covered-table-cell>
          <table:table-cell table:style-name="ce82" table:number-columns-repeated="941"/>
          <table:table-cell table:style-name="ce86" table:number-columns-repeated="14"/>
        </table:table-row>
        <table:table-row table:style-name="ro10">
          <table:table-cell table:style-name="ce44" office:value-type="string">
            <text:p>Morni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83" table:number-columns-repeated="955"/>
        </table:table-row>
        <table:table-row table:style-name="ro11">
          <table:table-cell table:style-name="ce45" office:value-type="time" office:time-value="PT08H00M00S">
            <text:p>08:00 AM</text:p>
          </table:table-cell>
          <table:table-cell table:style-name="ce181" table:number-columns-repeated="60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8H30M00S">
            <text:p>08:30 AM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table:number-columns-repeated="4"/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table:number-columns-repeated="4"/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table:number-columns-repeated="4"/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table:number-columns-repeated="4"/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181" office:value-type="string">
            <text:p>Họp Team BM101</text:p>
          </table:table-cell>
          <table:table-cell table:style-name="ce181" office:value-type="string">
            <text:p>Họp Team IOS</text:p>
          </table:table-cell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00M00S">
            <text:p>09:00 AM</text:p>
          </table:table-cell>
          <table:table-cell table:style-name="ce176" office:value-type="string">
            <text:p>Phỏng vấn iOS dev </text:p>
          </table:table-cell>
          <table:table-cell table:style-name="ce181"/>
          <table:table-cell table:style-name="ce176" office:value-type="string">
            <office:annotation draw:style-name="gr1" draw:text-style-name="P1" svg:width="1.1413in" svg:height="0.2634in" svg:x="6.639in" svg:y="2.2244in" draw:caption-point-x="-0.2402in" draw:caption-point-y="0.5996in">
              <dc:date>2016-05-31T00:00:00</dc:date>
              <text:p text:style-name="P1"><text:span text:style-name="T1">Truong Tấn Trí</text:span></text:p>
            </office:annotation>
            <text:p>Phỏng vấn iOS dev </text:p>
          </table:table-cell>
          <table:table-cell table:style-name="ce181" table:number-columns-repeated="21"/>
          <table:table-cell table:style-name="ce64" office:value-type="string">
            <text:p>Phỏng vấn iOS dev</text:p>
          </table:table-cell>
          <table:table-cell table:style-name="ce64" office:value-type="string">
            <text:p>Phỏng vấn BA</text:p>
          </table:table-cell>
          <table:table-cell table:style-name="ce181" table:number-columns-repeated="2"/>
          <table:table-cell table:style-name="ce64" office:value-type="string">
            <text:p>Phỏng vấn PHP Dev</text:p>
          </table:table-cell>
          <table:table-cell table:style-name="ce64" office:value-type="string">
            <office:annotation draw:style-name="gr1" draw:text-style-name="P1" svg:width="1.1413in" svg:height="0.2634in" svg:x="54.3559in" svg:y="2.2252in" draw:caption-point-x="-0.2402in" draw:caption-point-y="0.5988in">
              <dc:date>2016-06-13T00:00:00</dc:date>
              <text:p text:style-name="P1"><text:span text:style-name="T1">Ly Lam Vu</text:span></text:p>
            </office:annotation>
            <text:p>Phỏng vấn BA</text:p>
          </table:table-cell>
          <table:table-cell table:style-name="ce64" office:value-type="string">
            <office:annotation draw:style-name="gr2" draw:text-style-name="P1" svg:width="1.1413in" svg:height="0.3902in" svg:x="56.1512in" svg:y="2.226in" draw:caption-point-x="-0.2402in" draw:caption-point-y="0.598in">
              <dc:date>2016-06-13T00:00:00</dc:date>
              <text:p text:style-name="P1"><text:span text:style-name="T1">Phan Quang Hoang</text:span></text:p>
            </office:annotation>
            <text:p>Phỏng vấn iOS dev</text:p>
          </table:table-cell>
          <table:table-cell table:style-name="ce64" office:value-type="string">
            <office:annotation draw:style-name="gr2" draw:text-style-name="P1" svg:width="1.1413in" svg:height="0.3902in" svg:x="57.9469in" svg:y="2.226in" draw:caption-point-x="-0.2402in" draw:caption-point-y="0.598in">
              <dc:date>2016-06-14T00:00:00</dc:date>
              <text:p text:style-name="P1"><text:span text:style-name="T1">Cap Duy Phong</text:span></text:p>
            </office:annotation>
            <text:p>Phỏng vấn QC</text:p>
          </table:table-cell>
          <table:table-cell table:style-name="ce181" table:number-columns-repeated="6"/>
          <table:table-cell table:style-name="ce64" office:value-type="string">
            <office:annotation draw:style-name="gr2" draw:text-style-name="P1" svg:width="1.1413in" svg:height="0.3902in" svg:x="70.5142in" svg:y="2.226in" draw:caption-point-x="-0.2402in" draw:caption-point-y="0.598in">
              <dc:date>2016-06-16T00:00:00</dc:date>
              <text:p text:style-name="P1"><text:span text:style-name="T1">Tran Quang Vinh</text:span></text:p>
            </office:annotation>
            <text:p>Phỏng vấn iOS dev</text:p>
          </table:table-cell>
          <table:table-cell table:style-name="ce181"/>
          <table:table-cell table:style-name="ce64" office:value-type="string">
            <office:annotation draw:style-name="gr2" draw:text-style-name="P1" svg:width="1.1413in" svg:height="0.3902in" svg:x="74.1047in" svg:y="2.226in" draw:caption-point-x="-0.2402in" draw:caption-point-y="0.598in">
              <dc:date>2016-06-20T00:00:00</dc:date>
              <text:p text:style-name="P1"><text:span text:style-name="T1">Phan Thanh Khoi</text:span></text:p>
            </office:annotation>
            <text:p>Phỏng vấn QC</text:p>
          </table:table-cell>
          <table:table-cell table:style-name="ce187" office:value-type="string" table:number-columns-spanned="1" table:number-rows-spanned="4">
            <text:p>Review code dự án BM101</text:p>
          </table:table-cell>
          <table:table-cell table:style-name="ce64" office:value-type="string">
            <office:annotation draw:style-name="gr2" draw:text-style-name="P1" svg:width="1.1413in" svg:height="0.3902in" svg:x="77.6957in" svg:y="2.2256in" draw:caption-point-x="-0.2402in" draw:caption-point-y="0.5984in">
              <dc:date>2016-06-20T00:00:00</dc:date>
              <text:p text:style-name="P1"><text:span text:style-name="T1">Nguyễn Dang Huy</text:span></text:p>
            </office:annotation>
            <text:p>Phỏng vấn QC</text:p>
          </table:table-cell>
          <table:table-cell table:style-name="ce181"/>
          <table:table-cell table:style-name="ce64" office:value-type="string">
            <office:annotation draw:style-name="gr2" draw:text-style-name="P1" svg:width="1.1413in" svg:height="0.3902in" svg:x="81.2862in" svg:y="2.228in" draw:caption-point-x="-0.2402in" draw:caption-point-y="0.5961in">
              <dc:date>2016-06-20T00:00:00</dc:date>
              <text:p text:style-name="P1"><text:span text:style-name="T1">Ngô Thi Thi Trang</text:span></text:p>
            </office:annotation>
            <text:p>Phỏng vấn BA</text:p>
          </table:table-cell>
          <table:table-cell table:style-name="ce181"/>
          <table:table-cell table:style-name="ce64" office:value-type="string">
            <office:annotation draw:style-name="gr2" draw:text-style-name="P1" svg:width="1.1413in" svg:height="0.3902in" svg:x="84.8768in" svg:y="2.2256in" draw:caption-point-x="-0.2402in" draw:caption-point-y="0.5984in">
              <dc:date>2016-06-20T00:00:00</dc:date>
              <text:p text:style-name="P1"><text:span text:style-name="T1">Nguyen tan Trung</text:span></text:p>
            </office:annotation>
            <text:p>Phỏng vấn iOS dev</text:p>
          </table:table-cell>
          <table:table-cell table:style-name="ce181" table:number-columns-repeated="5"/>
          <table:table-cell table:style-name="ce64" office:value-type="string">
            <office:annotation draw:style-name="gr2" draw:text-style-name="P1" svg:width="1.1413in" svg:height="0.3902in" svg:x="95.6492in" svg:y="2.226in" draw:caption-point-x="-0.2402in" draw:caption-point-y="0.598in">
              <dc:date>2016-06-21T00:00:00</dc:date>
              <text:p text:style-name="P1"><text:span text:style-name="T1">Nguyen Thanh Tam</text:span></text:p>
            </office:annotation>
            <text:p>Phỏng vấn iOS dev</text:p>
          </table:table-cell>
          <table:table-cell table:style-name="ce181" table:number-columns-repeated="3"/>
          <table:table-cell table:style-name="ce64" office:value-type="string">
            <office:annotation draw:style-name="gr2" draw:text-style-name="P1" svg:width="1.1413in" svg:height="0.3902in" svg:x="102.8303in" svg:y="2.2252in" draw:caption-point-x="-0.2402in" draw:caption-point-y="0.5988in">
              <dc:date>2016-06-28T00:00:00</dc:date>
              <text:p text:style-name="P1"><text:span text:style-name="T1">Vu Huy Chuong</text:span></text:p>
            </office:annotation>
            <text:p>Phỏng vấn PHP dev</text:p>
          </table:table-cell>
          <table:table-cell table:style-name="ce181"/>
          <table:table-cell table:style-name="ce64" office:value-type="string">
            <office:annotation draw:style-name="gr2" draw:text-style-name="P1" svg:width="1.1413in" svg:height="0.3902in" svg:x="106.4213in" svg:y="2.2252in" draw:caption-point-x="-0.2402in" draw:caption-point-y="0.5988in">
              <dc:date>2016-06-29T00:00:00</dc:date>
              <text:p text:style-name="P1"><text:span text:style-name="T1">Dam Duy Khuong</text:span></text:p>
            </office:annotation>
            <text:p>Phỏng vấn Web dev</text:p>
          </table:table-cell>
          <table:table-cell table:style-name="ce181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30M00S">
            <text:p>09:30 AM</text:p>
          </table:table-cell>
          <table:table-cell table:style-name="ce181" table:number-columns-repeated="41"/>
          <table:covered-table-cell table:style-name="Default"/>
          <table:table-cell table:style-name="ce181" table:number-columns-repeated="18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00M00S">
            <text:p>10:00 AM</text:p>
          </table:table-cell>
          <table:table-cell table:style-name="ce64" office:value-type="string">
            <office:annotation draw:style-name="gr1" draw:text-style-name="P1" svg:width="1.1413in" svg:height="0.2634in" svg:x="3.1563in" svg:y="3.0083in" draw:caption-point-x="-0.2402in" draw:caption-point-y="0.6004in">
              <dc:date>2016-05-31T00:00:00</dc:date>
              <text:p text:style-name="P1"><text:span text:style-name="T1">Nguyen Khanh</text:span></text:p>
            </office:annotation>
            <text:p>Phỏng vấn QC</text:p>
          </table:table-cell>
          <table:table-cell table:style-name="ce181"/>
          <table:table-cell table:style-name="ce176" office:value-type="string">
            <text:p>Phỏng vấn PHP dev vòng 2</text:p>
          </table:table-cell>
          <table:table-cell table:style-name="ce187" office:value-type="string" table:number-columns-spanned="1" table:number-rows-spanned="4">
            <text:p>Review code dự án Westmead</text:p>
          </table:table-cell>
          <table:table-cell table:style-name="ce181" table:number-columns-repeated="8"/>
          <table:table-cell table:style-name="ce187" office:value-type="string" table:number-columns-spanned="1" table:number-rows-spanned="4">
            <text:p>Review code dự án BM101</text:p>
          </table:table-cell>
          <table:table-cell table:style-name="ce181" table:number-columns-repeated="4"/>
          <table:table-cell table:style-name="ce187" office:value-type="string" table:number-columns-spanned="1" table:number-rows-spanned="4">
            <text:p>Review code dự án Westmead</text:p>
          </table:table-cell>
          <table:table-cell table:style-name="ce181" table:number-columns-repeated="8"/>
          <table:table-cell table:style-name="ce187" office:value-type="string" table:number-columns-spanned="1" table:number-rows-spanned="4">
            <text:p>Review code dự án BM101</text:p>
          </table:table-cell>
          <table:table-cell table:style-name="ce64" office:value-type="string">
            <office:annotation draw:style-name="gr1" draw:text-style-name="P1" svg:width="1.1413in" svg:height="0.2634in" svg:x="50.7654in" svg:y="3.0102in" draw:caption-point-x="-0.2402in" draw:caption-point-y="0.5984in">
              <dc:date>2016-06-13T00:00:00</dc:date>
              <text:p text:style-name="P1"><text:span text:style-name="T1">Vo Phuoc Dai</text:span></text:p>
            </office:annotation>
            <text:p>Phỏng vấn iOS dev</text:p>
          </table:table-cell>
          <table:table-cell table:style-name="ce64" office:value-type="string">
            <office:annotation draw:style-name="gr2" draw:text-style-name="P1" svg:width="1.1413in" svg:height="0.3902in" svg:x="52.5606in" svg:y="3.0098in" draw:caption-point-x="-0.2402in" draw:caption-point-y="0.5988in">
              <dc:date>2016-06-14T00:00:00</dc:date>
              <text:p text:style-name="P1"><text:span text:style-name="T1">Pham van Cuong</text:span></text:p>
            </office:annotation>
            <text:p>Phỏng vấn iOS dev</text:p>
          </table:table-cell>
          <table:table-cell table:style-name="ce181"/>
          <table:table-cell table:style-name="ce64" office:value-type="string">
            <office:annotation draw:style-name="gr2" draw:text-style-name="P1" svg:width="1.1413in" svg:height="0.3902in" svg:x="56.1512in" svg:y="3.0102in" draw:caption-point-x="-0.2402in" draw:caption-point-y="0.5984in">
              <dc:date>2016-06-14T00:00:00</dc:date>
              <text:p text:style-name="P1"><text:span text:style-name="T1">Huynh Thi Hoai Nhan</text:span></text:p>
            </office:annotation>
            <text:p>Phỏng vấn BA</text:p>
          </table:table-cell>
          <table:table-cell table:style-name="ce187" office:value-type="string" table:number-columns-spanned="1" table:number-rows-spanned="4">
            <text:p>Review code dự án Westmead</text:p>
          </table:table-cell>
          <table:table-cell table:style-name="ce181" table:number-columns-repeated="9"/>
          <table:covered-table-cell table:style-name="Default"/>
          <table:table-cell table:style-name="ce64" office:value-type="string">
            <office:annotation draw:style-name="gr2" draw:text-style-name="P1" svg:width="1.1413in" svg:height="0.3902in" svg:x="77.6957in" svg:y="3.0106in" draw:caption-point-x="-0.2402in" draw:caption-point-y="0.598in">
              <dc:date>2016-06-21T00:00:00</dc:date>
              <text:p text:style-name="P1"><text:span text:style-name="T1">Nguyen Do Thanh Tu</text:span></text:p>
            </office:annotation>
            <text:p>Phỏng vấn QC</text:p>
          </table:table-cell>
          <table:table-cell table:style-name="ce181"/>
          <table:table-cell table:style-name="ce64" office:value-type="string">
            <office:annotation draw:style-name="gr2" draw:text-style-name="P1" svg:width="1.1413in" svg:height="0.3902in" svg:x="81.2862in" svg:y="3.0102in" draw:caption-point-x="-0.2402in" draw:caption-point-y="0.5984in">
              <dc:date>2016-06-22T00:00:00</dc:date>
              <text:p text:style-name="P1"><text:span text:style-name="T1">Trinh Ba Loc</text:span></text:p>
            </office:annotation>
            <text:p>Phỏng vấn iOS dev</text:p>
          </table:table-cell>
          <table:table-cell table:style-name="ce187" office:value-type="string" table:number-columns-spanned="1" table:number-rows-spanned="4">
            <text:p>Review code dự án Westmead</text:p>
          </table:table-cell>
          <table:table-cell table:style-name="ce181" table:number-columns-repeated="6"/>
          <table:table-cell table:style-name="ce64" office:value-type="string">
            <office:annotation draw:style-name="gr2" draw:text-style-name="P1" svg:width="1.1413in" svg:height="0.3902in" svg:x="95.6492in" svg:y="3.0098in" draw:caption-point-x="-0.2402in" draw:caption-point-y="0.5988in">
              <dc:date>2016-06-24T00:00:00</dc:date>
              <text:p text:style-name="P1"><text:span text:style-name="T1">Tran Phuoc Nhon</text:span></text:p>
            </office:annotation>
            <text:p>Phỏng vấn QC</text:p>
          </table:table-cell>
          <table:table-cell table:style-name="ce181"/>
          <table:table-cell table:style-name="ce187" office:value-type="string" table:number-columns-spanned="1" table:number-rows-spanned="4">
            <text:p>Review code dự án BM101</text:p>
          </table:table-cell>
          <table:table-cell table:style-name="ce181" table:number-columns-repeated="2"/>
          <table:table-cell table:style-name="ce64" office:value-type="string">
            <office:annotation draw:style-name="gr2" draw:text-style-name="P1" svg:width="1.1413in" svg:height="0.3902in" svg:x="104.626in" svg:y="3.0098in" draw:caption-point-x="-0.2402in" draw:caption-point-y="0.5988in">
              <dc:date>2016-06-28T00:00:00</dc:date>
              <text:p text:style-name="P1"><text:span text:style-name="T1">Le Yen Chi</text:span></text:p>
            </office:annotation>
            <text:p>Phỏng vấn QC</text:p>
          </table:table-cell>
          <table:table-cell table:style-name="ce181"/>
          <table:table-cell table:style-name="ce187" office:value-type="string" table:number-columns-spanned="1" table:number-rows-spanned="4">
            <text:p>Review code dự án Westmead</text:p>
          </table:table-cell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30M00S">
            <text:p>10:30 AM</text:p>
          </table:table-cell>
          <table:table-cell table:style-name="ce181" table:number-columns-repeated="3"/>
          <table:covered-table-cell table:style-name="Default"/>
          <table:table-cell table:style-name="ce181" table:number-columns-repeated="8"/>
          <table:covered-table-cell table:style-name="Default"/>
          <table:table-cell table:style-name="ce181" table:number-columns-repeated="4"/>
          <table:covered-table-cell table:style-name="Default"/>
          <table:table-cell table:style-name="ce181" table:number-columns-repeated="8"/>
          <table:covered-table-cell table:style-name="Default"/>
          <table:table-cell table:style-name="ce181" table:number-columns-repeated="4"/>
          <table:covered-table-cell table:style-name="Default"/>
          <table:table-cell table:style-name="ce181" table:number-columns-repeated="9"/>
          <table:covered-table-cell table:style-name="Default"/>
          <table:table-cell table:style-name="ce181" table:number-columns-repeated="3"/>
          <table:covered-table-cell table:style-name="Default"/>
          <table:table-cell table:style-name="ce181" table:number-columns-repeated="8"/>
          <table:covered-table-cell table:style-name="Default"/>
          <table:table-cell table:style-name="ce181" table:number-columns-repeated="4"/>
          <table:covered-table-cell table:style-name="Default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00M00S">
            <text:p>11:00 AM</text:p>
          </table:table-cell>
          <table:table-cell table:style-name="ce181" table:number-columns-repeated="3"/>
          <table:covered-table-cell table:style-name="Default"/>
          <table:table-cell table:style-name="ce181" table:number-columns-repeated="8"/>
          <table:covered-table-cell table:style-name="Default"/>
          <table:table-cell table:style-name="ce64" office:value-type="string">
            <text:p>Phỏng vấn QC vòng 2</text:p>
          </table:table-cell>
          <table:table-cell table:style-name="ce181" table:number-columns-repeated="3"/>
          <table:covered-table-cell table:style-name="Default"/>
          <table:table-cell table:style-name="ce181" table:number-columns-repeated="8"/>
          <table:covered-table-cell table:style-name="Default"/>
          <table:table-cell table:style-name="ce64" office:value-type="string">
            <office:annotation draw:style-name="gr2" draw:text-style-name="P1" svg:width="1.1413in" svg:height="0.3902in" svg:x="50.7654in" svg:y="3.7949in" draw:caption-point-x="-0.2402in" draw:caption-point-y="0.5984in">
              <dc:date>2016-06-13T00:00:00</dc:date>
              <text:p text:style-name="P1"><text:span text:style-name="T1">Hoang Khoi Nguyen</text:span></text:p>
            </office:annotation>
            <text:p>Phỏng vấn QC</text:p>
          </table:table-cell>
          <table:table-cell table:style-name="ce64" office:value-type="string">
            <office:annotation draw:style-name="gr1" draw:text-style-name="P1" svg:width="1.1413in" svg:height="0.2634in" svg:x="52.5606in" svg:y="3.7949in" draw:caption-point-x="-0.2402in" draw:caption-point-y="0.5984in">
              <dc:date>2016-06-14T00:00:00</dc:date>
              <text:p text:style-name="P1"><text:span text:style-name="T1">Bac Nguyen</text:span></text:p>
            </office:annotation>
            <text:p>Phỏng vấn BA vong 2</text:p>
          </table:table-cell>
          <table:table-cell table:style-name="ce181" table:number-columns-repeated="2"/>
          <table:covered-table-cell table:style-name="Default"/>
          <table:table-cell table:style-name="ce181" table:number-columns-repeated="13"/>
          <table:covered-table-cell table:style-name="Default"/>
          <table:table-cell table:style-name="ce181" table:number-columns-repeated="8"/>
          <table:covered-table-cell table:style-name="Default"/>
          <table:table-cell table:style-name="ce181"/>
          <table:table-cell table:style-name="ce64" office:value-type="string">
            <office:annotation draw:style-name="gr2" draw:text-style-name="P1" svg:width="1.1413in" svg:height="0.3902in" svg:x="102.8303in" svg:y="3.7945in" draw:caption-point-x="-0.2402in" draw:caption-point-y="0.5988in">
              <dc:date>2016-06-28T00:00:00</dc:date>
              <text:p text:style-name="P1"><text:span text:style-name="T1">Nguyễn le Xuan Truong</text:span></text:p>
            </office:annotation>
            <text:p>Phỏng vấn QC vòng 2</text:p>
          </table:table-cell>
          <table:table-cell table:style-name="ce181" table:number-columns-repeated="2"/>
          <table:covered-table-cell table:style-name="Default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30M00S">
            <text:p>11:30 AM</text:p>
          </table:table-cell>
          <table:table-cell table:style-name="ce181" table:number-columns-repeated="3"/>
          <table:covered-table-cell table:style-name="Default"/>
          <table:table-cell table:style-name="ce181" table:number-columns-repeated="8"/>
          <table:covered-table-cell table:style-name="Default"/>
          <table:table-cell table:style-name="ce181" table:number-columns-repeated="4"/>
          <table:covered-table-cell table:style-name="Default"/>
          <table:table-cell table:style-name="ce181" table:number-columns-repeated="8"/>
          <table:covered-table-cell table:style-name="Default"/>
          <table:table-cell table:style-name="ce181" table:number-columns-repeated="4"/>
          <table:covered-table-cell table:style-name="Default"/>
          <table:table-cell table:style-name="ce181" table:number-columns-repeated="13"/>
          <table:covered-table-cell table:style-name="Default"/>
          <table:table-cell table:style-name="ce181" table:number-columns-repeated="8"/>
          <table:covered-table-cell table:style-name="Default"/>
          <table:table-cell table:style-name="ce181" table:number-columns-repeated="4"/>
          <table:covered-table-cell table:style-name="Default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0H00M00S">
            <text:p>12:00 AM</text:p>
          </table:table-cell>
          <table:table-cell table:style-name="ce181" table:number-columns-repeated="60"/>
          <table:table-cell table:style-name="ce84" table:number-columns-repeated="941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7" table:number-columns-repeated="60"/>
          <table:table-cell table:style-name="ce83" table:number-columns-repeated="955"/>
        </table:table-row>
        <table:table-row table:style-name="ro12">
          <table:table-cell table:style-name="ce45" office:value-type="time" office:time-value="PT13H30M00S">
            <text:p>01:30 PM</text:p>
          </table:table-cell>
          <table:table-cell table:style-name="ce181" table:number-columns-repeated="3"/>
          <table:table-cell table:style-name="ce187" office:value-type="string" table:number-columns-spanned="1" table:number-rows-spanned="4">
            <text:p>Review code dự án BM101</text:p>
          </table:table-cell>
          <table:table-cell table:style-name="ce181" table:number-columns-repeated="7"/>
          <table:table-cell table:style-name="ce149" office:value-type="string" table:number-columns-spanned="1" table:number-rows-spanned="3">
            <text:p>Dự án craavings review code</text:p>
          </table:table-cell>
          <table:table-cell table:style-name="ce181" table:number-columns-repeated="27"/>
          <table:table-cell table:style-name="ce149" office:value-type="string" table:number-columns-spanned="1" table:number-rows-spanned="3">
            <text:p>Dự án craavings review code</text:p>
          </table:table-cell>
          <table:table-cell table:style-name="ce181" table:number-columns-repeated="20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00M00S">
            <text:p>02:00 PM</text:p>
          </table:table-cell>
          <table:table-cell table:style-name="ce64" office:value-type="string">
            <office:annotation draw:style-name="gr2" draw:text-style-name="P1" svg:width="1.1413in" svg:height="0.3902in" svg:x="3.1563in" svg:y="5.6504in" draw:caption-point-x="-0.2402in" draw:caption-point-y="0.6004in">
              <dc:date>2016-05-31T00:00:00</dc:date>
              <text:p text:style-name="P1"><text:span text:style-name="T1">Nguyen Phuc Duy</text:span></text:p>
            </office:annotation>
            <text:p>Phỏng vấn QC</text:p>
          </table:table-cell>
          <table:table-cell table:style-name="ce181"/>
          <table:table-cell table:style-name="ce64" office:value-type="string">
            <office:annotation draw:style-name="gr1" draw:text-style-name="P1" svg:width="1.1413in" svg:height="0.2634in" svg:x="6.639in" svg:y="5.6504in" draw:caption-point-x="-0.2402in" draw:caption-point-y="0.6004in">
              <dc:date>2016-06-02T00:00:00</dc:date>
              <text:p text:style-name="P1"><text:span text:style-name="T1">Nguyen Khanh</text:span></text:p>
            </office:annotation>
            <text:p>Phỏng vấn QC vòng 2</text:p>
          </table:table-cell>
          <table:covered-table-cell table:style-name="Default"/>
          <table:table-cell table:style-name="ce181" table:number-columns-repeated="6"/>
          <table:table-cell table:style-name="ce64" office:value-type="string">
            <office:annotation draw:style-name="gr1" draw:text-style-name="P1" svg:width="1.1413in" svg:height="0.2634in" svg:x="20.5701in" svg:y="5.65in" draw:caption-point-x="-0.2402in" draw:caption-point-y="0.6008in">
              <dc:date>2016-06-06T00:00:00</dc:date>
              <text:p text:style-name="P1"><text:span text:style-name="T1">Tran Vuong</text:span></text:p>
            </office:annotation>
            <text:p>Phỏng vấn QC</text:p>
          </table:table-cell>
          <table:covered-table-cell table:style-name="Default"/>
          <table:table-cell table:style-name="ce64" office:value-type="string">
            <office:annotation draw:style-name="gr1" draw:text-style-name="P1" svg:width="1.1413in" svg:height="0.2634in" svg:x="24.0531in" svg:y="5.6504in" draw:caption-point-x="-0.2402in" draw:caption-point-y="0.6004in">
              <dc:date>2016-06-06T00:00:00</dc:date>
              <text:p text:style-name="P1"><text:span text:style-name="T1">Tran tuoi</text:span></text:p>
            </office:annotation>
            <text:p>Phỏng vấn QC</text:p>
          </table:table-cell>
          <table:table-cell table:style-name="ce64" office:value-type="string">
            <text:p>Phỏng vấn iOS</text:p>
          </table:table-cell>
          <table:table-cell table:style-name="ce181" table:number-columns-repeated="2"/>
          <table:table-cell table:style-name="ce64" office:value-type="string">
            <text:p>Phỏng vấn QC vòng 2</text:p>
          </table:table-cell>
          <table:table-cell table:style-name="ce181" table:number-columns-repeated="11"/>
          <table:table-cell table:style-name="ce64" office:value-type="string">
            <office:annotation draw:style-name="gr1" draw:text-style-name="P1" svg:width="1.1413in" svg:height="0.2634in" svg:x="52.5606in" svg:y="5.6531in" draw:caption-point-x="-0.2402in" draw:caption-point-y="0.5976in">
              <dc:date>2016-06-13T00:00:00</dc:date>
              <text:p text:style-name="P1"><text:span text:style-name="T1">Truong Gia Huy</text:span></text:p>
            </office:annotation>
            <text:p>Phỏng vấn BA</text:p>
          </table:table-cell>
          <table:table-cell table:style-name="ce181"/>
          <table:table-cell table:style-name="ce64" office:value-type="string">
            <text:p>Phỏng vấn PHP Dev</text:p>
          </table:table-cell>
          <table:table-cell table:style-name="ce181" table:number-columns-repeated="8"/>
          <table:covered-table-cell table:style-name="Default"/>
          <table:table-cell table:style-name="ce181"/>
          <table:table-cell table:style-name="ce64" office:value-type="string" table:number-columns-spanned="1" table:number-rows-spanned="2">
            <office:annotation draw:style-name="gr2" draw:text-style-name="P1" svg:width="1.1413in" svg:height="0.3902in" svg:x="75.9004in" svg:y="5.6528in" draw:caption-point-x="-0.2402in" draw:caption-point-y="0.598in">
              <dc:date>2016-06-20T00:00:00</dc:date>
              <text:p text:style-name="P1"><text:span text:style-name="T1">Phan Thanh Khoi</text:span></text:p>
            </office:annotation>
            <text:p>Westmead;s meeting</text:p>
          </table:table-cell>
          <table:table-cell table:style-name="ce181" table:number-columns-repeated="10"/>
          <table:table-cell table:style-name="ce64" office:value-type="string">
            <office:annotation draw:style-name="gr2" draw:text-style-name="P1" svg:width="1.1413in" svg:height="0.3902in" svg:x="95.6492in" svg:y="5.652in" draw:caption-point-x="-0.2402in" draw:caption-point-y="0.5988in">
              <dc:date>2016-06-22T00:00:00</dc:date>
              <text:p text:style-name="P1"><text:span text:style-name="T1">Lam Thinh Minh</text:span></text:p>
            </office:annotation>
            <text:p>Phỏng vấn iOS dev</text:p>
          </table:table-cell>
          <table:table-cell table:style-name="ce64" office:value-type="string">
            <office:annotation draw:style-name="gr2" draw:text-style-name="P1" svg:width="1.1413in" svg:height="0.3902in" svg:x="97.4445in" svg:y="5.652in" draw:caption-point-x="-0.2402in" draw:caption-point-y="0.5988in">
              <dc:date>2016-06-24T00:00:00</dc:date>
              <text:p text:style-name="P1"><text:span text:style-name="T1">Nguyễn le Xuan Truong</text:span></text:p>
            </office:annotation>
            <text:p>Phỏng vấn QC</text:p>
          </table:table-cell>
          <table:table-cell table:style-name="ce181" table:number-columns-repeated="2"/>
          <table:table-cell table:style-name="ce64" office:value-type="string">
            <office:annotation draw:style-name="gr2" draw:text-style-name="P1" svg:width="1.1413in" svg:height="0.3902in" svg:x="102.8303in" svg:y="5.6528in" draw:caption-point-x="-0.2402in" draw:caption-point-y="0.598in">
              <dc:date>2016-06-21T00:00:00</dc:date>
              <text:p text:style-name="P1"><text:span text:style-name="T1">Pham Tuan Dung</text:span></text:p>
            </office:annotation>
            <text:p>Phỏng vấn PHP dev</text:p>
          </table:table-cell>
          <table:table-cell table:style-name="ce181"/>
          <table:table-cell table:style-name="ce64" office:value-type="string">
            <office:annotation draw:style-name="gr2" draw:text-style-name="P1" svg:width="1.1413in" svg:height="0.3902in" svg:x="106.4213in" svg:y="5.6516in" draw:caption-point-x="-0.2402in" draw:caption-point-y="0.5992in">
              <dc:date>2016-06-29T00:00:00</dc:date>
              <text:p text:style-name="P1"><text:span text:style-name="T1">Ngo Hoai Duc</text:span></text:p>
            </office:annotation>
            <text:p>Phỏng vấn iOS dev</text:p>
          </table:table-cell>
          <table:table-cell table:style-name="ce64" office:value-type="string">
            <office:annotation draw:style-name="gr2" draw:text-style-name="P1" svg:width="1.1413in" svg:height="0.3902in" svg:x="108.2165in" svg:y="5.6516in" draw:caption-point-x="-0.2402in" draw:caption-point-y="0.5992in">
              <dc:date>2016-06-29T00:00:00</dc:date>
              <text:p text:style-name="P1"><text:span text:style-name="T1">Ngo Hoai Duc</text:span></text:p>
            </office:annotation>
            <text:p>Phỏng vấn iOS dev vòng 2</text:p>
          </table:table-cell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30M00S">
            <text:p>02:30 PM</text:p>
          </table:table-cell>
          <table:table-cell table:style-name="ce181" table:number-columns-repeated="3"/>
          <table:covered-table-cell table:style-name="Default"/>
          <table:table-cell table:style-name="ce181" table:number-columns-repeated="7"/>
          <table:covered-table-cell table:style-name="Default"/>
          <table:table-cell table:style-name="ce181" table:number-columns-repeated="12"/>
          <table:table-cell table:style-name="ce64" office:value-type="string" table:number-columns-spanned="1" table:number-rows-spanned="3">
            <text:p>Dự án Locationdeck review code</text:p>
          </table:table-cell>
          <table:table-cell table:style-name="ce181" table:number-columns-repeated="14"/>
          <table:covered-table-cell table:style-name="Default"/>
          <table:table-cell table:style-name="ce181"/>
          <table:covered-table-cell table:style-name="Default"/>
          <table:table-cell table:style-name="ce181" table:number-columns-repeated="18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00M00S">
            <text:p>03:00 PM</text:p>
          </table:table-cell>
          <table:table-cell table:style-name="ce176" office:value-type="string">
            <text:p>Phỏng vấn PHP dev </text:p>
          </table:table-cell>
          <table:table-cell table:style-name="ce181" table:number-columns-repeated="2"/>
          <table:covered-table-cell table:style-name="Default"/>
          <table:table-cell table:style-name="ce181" table:number-columns-repeated="6"/>
          <table:table-cell table:style-name="ce64" office:value-type="string">
            <text:p>Phỏng vấn QC</text:p>
          </table:table-cell>
          <table:table-cell table:style-name="ce181"/>
          <table:table-cell table:style-name="ce64" office:value-type="string">
            <text:p>Phỏng vấn QC</text:p>
          </table:table-cell>
          <table:table-cell table:style-name="ce181" table:number-columns-repeated="11"/>
          <table:covered-table-cell table:style-name="Default"/>
          <table:table-cell table:style-name="ce181" table:number-columns-repeated="2"/>
          <table:table-cell table:style-name="ce64" office:value-type="string">
            <office:annotation draw:style-name="gr2" draw:text-style-name="P1" svg:width="1.1413in" svg:height="0.3902in" svg:x="50.7654in" svg:y="6.5193in" draw:caption-point-x="-0.2402in" draw:caption-point-y="0.5976in">
              <dc:date>2016-06-13T00:00:00</dc:date>
              <text:p text:style-name="P1"><text:span text:style-name="T1">Trab Canh Khanh Trung</text:span></text:p>
            </office:annotation>
            <text:p>Phỏng vấn BA</text:p>
          </table:table-cell>
          <table:table-cell table:style-name="ce181" table:number-columns-repeated="2"/>
          <table:table-cell table:style-name="ce64" office:value-type="string">
            <office:annotation draw:style-name="gr2" draw:text-style-name="P1" svg:width="1.1413in" svg:height="0.3902in" svg:x="56.1512in" svg:y="6.5193in" draw:caption-point-x="-0.2402in" draw:caption-point-y="0.5976in">
              <dc:date>2016-06-15T00:00:00</dc:date>
              <text:p text:style-name="P1"><text:span text:style-name="T1">Nguyen Tuan Huy</text:span></text:p>
            </office:annotation>
            <text:p>Phỏng vấn iOS dev</text:p>
          </table:table-cell>
          <table:table-cell table:style-name="ce181" table:number-columns-repeated="29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30M00S">
            <text:p>03:30 PM</text:p>
          </table:table-cell>
          <table:table-cell table:style-name="ce181" table:number-columns-repeated="24"/>
          <table:covered-table-cell table:style-name="Default"/>
          <table:table-cell table:style-name="ce181" table:number-columns-repeated="35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00M00S">
            <text:p>04:00 PM</text:p>
          </table:table-cell>
          <table:table-cell table:style-name="ce181" table:number-columns-repeated="30"/>
          <table:table-cell table:style-name="ce64" office:value-type="string">
            <office:annotation draw:style-name="gr2" draw:text-style-name="P1" svg:width="1.1413in" svg:height="0.3902in" svg:x="56.1512in" svg:y="7.3854in" draw:caption-point-x="-0.2402in" draw:caption-point-y="0.5976in">
              <dc:date>2016-06-15T00:00:00</dc:date>
              <text:p text:style-name="P1"><text:span text:style-name="T1">Nguyen Trường Kỷ</text:span></text:p>
            </office:annotation>
            <text:p>Phỏng vấn iOS dev</text:p>
          </table:table-cell>
          <table:table-cell table:style-name="ce181" table:number-columns-repeated="2"/>
          <table:table-cell table:style-name="ce195" office:value-type="string" table:number-columns-spanned="1" table:number-rows-spanned="3">
            <text:p>Review code dự án MT</text:p>
          </table:table-cell>
          <table:table-cell table:style-name="ce181" table:number-columns-repeated="13"/>
          <table:table-cell table:style-name="ce195" office:value-type="string" table:number-columns-spanned="1" table:number-rows-spanned="3">
            <text:p>Review code dự án MT</text:p>
          </table:table-cell>
          <table:table-cell table:style-name="ce181" table:number-columns-repeated="8"/>
          <table:table-cell table:style-name="ce64" office:value-type="string">
            <office:annotation draw:style-name="gr2" draw:text-style-name="P1" svg:width="1.1413in" svg:height="0.3902in" svg:x="102.8303in" svg:y="7.3843in" draw:caption-point-x="-0.2402in" draw:caption-point-y="0.5988in">
              <dc:date>2016-06-28T00:00:00</dc:date>
              <text:p text:style-name="P1"><text:span text:style-name="T1">Nguyễn Thi Hong Thuy</text:span></text:p>
            </office:annotation>
            <text:p>Phỏng vấn QC</text:p>
          </table:table-cell>
          <table:table-cell table:style-name="ce181" table:number-columns-repeated="3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30M00S">
            <text:p>04:30 PM</text:p>
          </table:table-cell>
          <table:table-cell table:style-name="ce181" table:number-columns-repeated="33"/>
          <table:covered-table-cell table:style-name="Default"/>
          <table:table-cell table:style-name="ce181" table:number-columns-repeated="13"/>
          <table:covered-table-cell table:style-name="Default"/>
          <table:table-cell table:style-name="ce181" table:number-columns-repeated="12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00M00S">
            <text:p>05:00 PM</text:p>
          </table:table-cell>
          <table:table-cell table:style-name="ce181" table:number-columns-repeated="33"/>
          <table:covered-table-cell table:style-name="Default"/>
          <table:table-cell table:style-name="ce181" table:number-columns-repeated="13"/>
          <table:covered-table-cell table:style-name="Default"/>
          <table:table-cell table:style-name="ce181" table:number-columns-repeated="12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30M00S">
            <text:p>05:30 PM</text:p>
          </table:table-cell>
          <table:table-cell table:style-name="ce181" table:number-columns-repeated="6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182" table:number-columns-repeated="8"/>
          <table:table-cell table:style-name="Default"/>
          <table:table-cell table:style-name="ce182" table:number-columns-repeated="35"/>
          <table:table-cell table:style-name="Default" table:number-columns-repeated="7"/>
          <table:table-cell table:style-name="ce182" table:number-columns-repeated="9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182" table:number-columns-repeated="6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182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48"/>
          <table:table-cell table:style-name="ce183" office:value-type="string">
            <text:p><text:s/>Daily</text:p>
          </table:table-cell>
          <table:table-cell table:style-name="ce183"/>
          <table:table-cell table:style-name="ce182" table:number-columns-repeated="6"/>
          <table:table-cell table:style-name="Default" table:number-columns-repeated="2"/>
          <table:table-cell table:style-name="ce182" table:number-columns-repeated="5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182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177"/>
          <table:table-cell table:style-name="ce183" office:value-type="string">
            <text:p><text:s/>Weekly </text:p>
          </table:table-cell>
          <table:table-cell table:style-name="ce183"/>
          <table:table-cell table:style-name="ce182" table:number-columns-repeated="58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182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0"/>
          <table:table-cell table:style-name="ce183" office:value-type="string">
            <text:p>Bi – Weekly </text:p>
          </table:table-cell>
          <table:table-cell table:style-name="ce183"/>
          <table:table-cell table:style-name="ce182" table:number-columns-repeated="58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182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1"/>
          <table:table-cell table:style-name="ce183" office:value-type="string">
            <text:p><text:s/>Suddenly </text:p>
          </table:table-cell>
          <table:table-cell table:style-name="ce183"/>
          <table:table-cell table:style-name="ce182" table:number-columns-repeated="58"/>
          <table:table-cell table:style-name="ce84" table:number-columns-repeated="941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182" table:number-columns-repeated="60"/>
          <table:table-cell table:style-name="ce84" table:number-columns-repeated="941"/>
          <table:table-cell table:number-columns-repeated="14"/>
        </table:table-row>
        <table:table-row table:style-name="ro2" table:number-rows-repeated="9">
          <table:table-cell table:style-name="ce46"/>
          <table:table-cell table:style-name="ce182" table:number-columns-repeated="51"/>
          <table:table-cell/>
          <table:table-cell table:style-name="ce182" table:number-columns-repeated="8"/>
          <table:table-cell table:style-name="ce84" table:number-columns-repeated="941"/>
          <table:table-cell table:number-columns-repeated="14"/>
        </table:table-row>
        <table:table-row table:style-name="ro2" table:number-rows-repeated="983146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July" table:style-name="ta3" table:print="false">
        <table:table-column table:style-name="co12" table:default-cell-style-name="ce41"/>
        <table:table-column table:style-name="co13" table:number-columns-repeated="18" table:default-cell-style-name="ce203"/>
        <table:table-column table:style-name="co17" table:default-cell-style-name="ce203"/>
        <table:table-column table:style-name="co15" table:number-columns-repeated="43" table:default-cell-style-name="ce203"/>
        <table:table-column table:style-name="co7" table:number-columns-repeated="955" table:default-cell-style-name="Default"/>
        <table:table-row table:style-name="ro8">
          <table:table-cell/>
          <table:table-cell table:style-name="Default" table:number-columns-repeated="62"/>
          <table:table-cell table:style-name="ce81" table:number-columns-repeated="941"/>
          <table:table-cell table:style-name="ce85" table:number-columns-repeated="14"/>
        </table:table-row>
        <table:table-row table:style-name="ro6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15"/>
        </table:table-row>
        <table:table-row table:style-name="ro8">
          <table:table-cell table:style-name="ce42"/>
          <table:table-cell table:style-name="ce197" table:number-columns-repeated="16"/>
          <table:table-cell table:style-name="ce208" office:value-type="string" table:number-columns-spanned="3" table:number-rows-spanned="1">
            <text:p>Month</text:p>
          </table:table-cell>
          <table:covered-table-cell table:number-columns-repeated="2" table:style-name="ce209"/>
          <table:table-cell table:style-name="ce210"/>
          <table:table-cell table:style-name="ce211" table:content-validation-name="val1" office:value-type="float" office:value="7" table:number-columns-spanned="3" table:number-rows-spanned="1">
            <text:p>7</text:p>
          </table:table-cell>
          <table:covered-table-cell table:style-name="ce212" table:content-validation-name="val1"/>
          <table:covered-table-cell table:style-name="ce209"/>
          <table:table-cell table:style-name="ce210"/>
          <table:table-cell table:style-name="ce208" office:value-type="string" table:number-columns-spanned="3" table:number-rows-spanned="1">
            <text:p>Year</text:p>
          </table:table-cell>
          <table:covered-table-cell table:number-columns-repeated="2" table:style-name="ce209"/>
          <table:table-cell table:style-name="ce210"/>
          <table:table-cell table:style-name="ce208" office:value-type="float" office:value="2016" table:number-columns-spanned="3" table:number-rows-spanned="1">
            <text:p>2016</text:p>
          </table:table-cell>
          <table:covered-table-cell table:style-name="ce209"/>
          <table:covered-table-cell table:style-name="ce213"/>
          <table:table-cell table:style-name="ce197" table:number-columns-repeated="31"/>
          <table:table-cell table:style-name="ce81" table:number-columns-repeated="941"/>
          <table:table-cell table:style-name="ce85" table:number-columns-repeated="14"/>
        </table:table-row>
        <table:table-row table:style-name="ro8">
          <table:table-cell table:style-name="ce43"/>
          <table:table-cell table:style-name="ce198" table:formula="of:=DATE([.$AD$3];[.V3];1)" office:value-type="date" office:date-value="2016-07-01" table:number-columns-spanned="2" table:number-rows-spanned="1">
            <text:p>01</text:p>
          </table:table-cell>
          <table:covered-table-cell table:style-name="ce204"/>
          <table:table-cell table:style-name="ce198" table:formula="of:=[.B4]+1" office:value-type="date" office:date-value="2016-07-02" table:number-columns-spanned="2" table:number-rows-spanned="1">
            <text:p>02</text:p>
          </table:table-cell>
          <table:covered-table-cell table:style-name="ce204"/>
          <table:table-cell table:style-name="ce198" table:formula="of:=[.D4]+1" office:value-type="date" office:date-value="2016-07-03" table:number-columns-spanned="2" table:number-rows-spanned="1">
            <text:p>03</text:p>
          </table:table-cell>
          <table:covered-table-cell table:style-name="ce204"/>
          <table:table-cell table:style-name="ce198" table:formula="of:=[.F4]+1" office:value-type="date" office:date-value="2016-07-04" table:number-columns-spanned="2" table:number-rows-spanned="1">
            <text:p>04</text:p>
          </table:table-cell>
          <table:covered-table-cell table:style-name="ce204"/>
          <table:table-cell table:style-name="ce198" table:formula="of:=[.H4]+1" office:value-type="date" office:date-value="2016-07-05" table:number-columns-spanned="2" table:number-rows-spanned="1">
            <text:p>05</text:p>
          </table:table-cell>
          <table:covered-table-cell table:style-name="ce204"/>
          <table:table-cell table:style-name="ce198" table:formula="of:=[.J4]+1" office:value-type="date" office:date-value="2016-07-06" table:number-columns-spanned="2" table:number-rows-spanned="1">
            <text:p>06</text:p>
          </table:table-cell>
          <table:covered-table-cell table:style-name="ce204"/>
          <table:table-cell table:style-name="ce198" table:formula="of:=[.L4]+1" office:value-type="date" office:date-value="2016-07-07" table:number-columns-spanned="2" table:number-rows-spanned="1">
            <text:p>07</text:p>
          </table:table-cell>
          <table:covered-table-cell table:style-name="ce204"/>
          <table:table-cell table:style-name="ce198" table:formula="of:=[.N4]+1" office:value-type="date" office:date-value="2016-07-08" table:number-columns-spanned="2" table:number-rows-spanned="1">
            <text:p>08</text:p>
          </table:table-cell>
          <table:covered-table-cell table:style-name="ce204"/>
          <table:table-cell table:style-name="ce198" table:formula="of:=[.P4]+1" office:value-type="date" office:date-value="2016-07-09" table:number-columns-spanned="2" table:number-rows-spanned="1">
            <text:p>09</text:p>
          </table:table-cell>
          <table:covered-table-cell table:style-name="ce204"/>
          <table:table-cell table:style-name="ce198" table:formula="of:=[.R4]+1" office:value-type="date" office:date-value="2016-07-10" table:number-columns-spanned="2" table:number-rows-spanned="1">
            <text:p>10</text:p>
          </table:table-cell>
          <table:covered-table-cell table:style-name="ce204"/>
          <table:table-cell table:style-name="ce198" table:formula="of:=[.T4]+1" office:value-type="date" office:date-value="2016-07-11" table:number-columns-spanned="2" table:number-rows-spanned="1">
            <text:p>11</text:p>
          </table:table-cell>
          <table:covered-table-cell table:style-name="ce204"/>
          <table:table-cell table:style-name="ce198" table:formula="of:=[.V4]+1" office:value-type="date" office:date-value="2016-07-12" table:number-columns-spanned="2" table:number-rows-spanned="1">
            <text:p>12</text:p>
          </table:table-cell>
          <table:covered-table-cell table:style-name="ce204"/>
          <table:table-cell table:style-name="ce198" table:formula="of:=[.X4]+1" office:value-type="date" office:date-value="2016-07-13" table:number-columns-spanned="2" table:number-rows-spanned="1">
            <text:p>13</text:p>
          </table:table-cell>
          <table:covered-table-cell table:style-name="ce204"/>
          <table:table-cell table:style-name="ce198" table:formula="of:=[.Z4]+1" office:value-type="date" office:date-value="2016-07-14" table:number-columns-spanned="2" table:number-rows-spanned="1">
            <text:p>14</text:p>
          </table:table-cell>
          <table:covered-table-cell table:style-name="ce204"/>
          <table:table-cell table:style-name="ce198" table:formula="of:=[.AB4]+1" office:value-type="date" office:date-value="2016-07-15" table:number-columns-spanned="2" table:number-rows-spanned="1">
            <text:p>15</text:p>
          </table:table-cell>
          <table:covered-table-cell table:style-name="ce204"/>
          <table:table-cell table:style-name="ce198" table:formula="of:=[.AD4]+1" office:value-type="date" office:date-value="2016-07-16" table:number-columns-spanned="2" table:number-rows-spanned="1">
            <text:p>16</text:p>
          </table:table-cell>
          <table:covered-table-cell table:style-name="ce204"/>
          <table:table-cell table:style-name="ce214" table:formula="of:=[.AF4]+1" office:value-type="date" office:date-value="2016-07-17">
            <text:p>17</text:p>
          </table:table-cell>
          <table:table-cell table:style-name="ce214"/>
          <table:table-cell table:style-name="ce198" table:formula="of:=[.AH4]+1" office:value-type="date" office:date-value="2016-07-18" table:number-columns-spanned="2" table:number-rows-spanned="1">
            <text:p>18</text:p>
          </table:table-cell>
          <table:covered-table-cell table:style-name="ce204"/>
          <table:table-cell table:style-name="ce198" table:formula="of:=[.AJ4]+1" office:value-type="date" office:date-value="2016-07-19" table:number-columns-spanned="2" table:number-rows-spanned="1">
            <text:p>19</text:p>
          </table:table-cell>
          <table:covered-table-cell table:style-name="ce204"/>
          <table:table-cell table:style-name="ce198" table:formula="of:=[.AL4]+1" office:value-type="date" office:date-value="2016-07-20" table:number-columns-spanned="2" table:number-rows-spanned="1">
            <text:p>20</text:p>
          </table:table-cell>
          <table:covered-table-cell table:style-name="ce204"/>
          <table:table-cell table:style-name="ce198" table:formula="of:=[.AN4]+1" office:value-type="date" office:date-value="2016-07-21" table:number-columns-spanned="2" table:number-rows-spanned="1">
            <text:p>21</text:p>
          </table:table-cell>
          <table:covered-table-cell table:style-name="ce204"/>
          <table:table-cell table:style-name="ce198" table:formula="of:=[.AP4]+1" office:value-type="date" office:date-value="2016-07-22" table:number-columns-spanned="2" table:number-rows-spanned="1">
            <text:p>22</text:p>
          </table:table-cell>
          <table:covered-table-cell table:style-name="ce204"/>
          <table:table-cell table:style-name="ce198" table:formula="of:=[.AR4]+1" office:value-type="date" office:date-value="2016-07-23" table:number-columns-spanned="2" table:number-rows-spanned="1">
            <text:p>23</text:p>
          </table:table-cell>
          <table:covered-table-cell table:style-name="ce204"/>
          <table:table-cell table:style-name="ce198" table:formula="of:=[.AT4]+1" office:value-type="date" office:date-value="2016-07-24" table:number-columns-spanned="2" table:number-rows-spanned="1">
            <text:p>24</text:p>
          </table:table-cell>
          <table:covered-table-cell table:style-name="ce204"/>
          <table:table-cell table:style-name="ce198" table:formula="of:=[.AV4]+1" office:value-type="date" office:date-value="2016-07-25" table:number-columns-spanned="2" table:number-rows-spanned="1">
            <text:p>25</text:p>
          </table:table-cell>
          <table:covered-table-cell table:style-name="ce204"/>
          <table:table-cell table:style-name="ce198" table:formula="of:=[.AX4]+1" office:value-type="date" office:date-value="2016-07-26" table:number-columns-spanned="2" table:number-rows-spanned="1">
            <text:p>26</text:p>
          </table:table-cell>
          <table:covered-table-cell table:style-name="ce204"/>
          <table:table-cell table:style-name="ce198" table:formula="of:=[.AZ4]+1" office:value-type="date" office:date-value="2016-07-27" table:number-columns-spanned="2" table:number-rows-spanned="1">
            <text:p>27</text:p>
          </table:table-cell>
          <table:covered-table-cell table:style-name="ce204"/>
          <table:table-cell table:style-name="ce198" table:formula="of:=[.BB4]+1" office:value-type="date" office:date-value="2016-07-28" table:number-columns-spanned="2" table:number-rows-spanned="1">
            <text:p>28</text:p>
          </table:table-cell>
          <table:covered-table-cell table:style-name="ce204"/>
          <table:table-cell table:style-name="ce198" table:formula="of:=[.BD4]+1" office:value-type="date" office:date-value="2016-07-29" table:number-columns-spanned="2" table:number-rows-spanned="1">
            <text:p>29</text:p>
          </table:table-cell>
          <table:covered-table-cell table:style-name="ce204"/>
          <table:table-cell table:style-name="ce198" table:formula="of:=[.BF4]+1" office:value-type="date" office:date-value="2016-07-30" table:number-columns-spanned="2" table:number-rows-spanned="1">
            <text:p>30</text:p>
          </table:table-cell>
          <table:covered-table-cell table:style-name="ce204" table:formula="of:=[.BG4]+1" office:value-type="date" office:date-value="1899-12-31">
            <text:p>31</text:p>
          </table:covered-table-cell>
          <table:table-cell table:style-name="ce198" table:formula="of:=[.BH4]+1" office:value-type="date" office:date-value="2016-07-31" table:number-columns-spanned="2" table:number-rows-spanned="1">
            <text:p>31</text:p>
          </table:table-cell>
          <table:covered-table-cell table:style-name="ce204" table:formula="of:=[.BI4]+1" office:value-type="date" office:date-value="1900-01-01">
            <text:p>01</text:p>
          </table:covered-table-cell>
          <table:table-cell table:style-name="ce82" table:number-columns-repeated="941"/>
          <table:table-cell table:style-name="ce86" table:number-columns-repeated="14"/>
        </table:table-row>
        <table:table-row table:style-name="ro8">
          <table:table-cell table:style-name="ce43"/>
          <table:table-cell table:style-name="ce199" table:formula="of:=CHOOSE(WEEKDAY([.B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05"/>
          <table:table-cell table:style-name="ce199" table:formula="of:=CHOOSE(WEEKDAY([.D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05"/>
          <table:table-cell table:style-name="ce199" table:formula="of:=CHOOSE(WEEKDAY([.F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05"/>
          <table:table-cell table:style-name="ce199" table:formula="of:=CHOOSE(WEEKDAY([.H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05"/>
          <table:table-cell table:style-name="ce199" table:formula="of:=CHOOSE(WEEKDAY([.J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05"/>
          <table:table-cell table:style-name="ce199" table:formula="of:=CHOOSE(WEEKDAY([.L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05"/>
          <table:table-cell table:style-name="ce199" table:formula="of:=CHOOSE(WEEKDAY([.N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05"/>
          <table:table-cell table:style-name="ce199" table:formula="of:=CHOOSE(WEEKDAY([.P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05"/>
          <table:table-cell table:style-name="ce199" table:formula="of:=CHOOSE(WEEKDAY([.R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05"/>
          <table:table-cell table:style-name="ce199" table:formula="of:=CHOOSE(WEEKDAY([.T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05"/>
          <table:table-cell table:style-name="ce199" table:formula="of:=CHOOSE(WEEKDAY([.V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05"/>
          <table:table-cell table:style-name="ce199" table:formula="of:=CHOOSE(WEEKDAY([.X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05"/>
          <table:table-cell table:style-name="ce199" table:formula="of:=CHOOSE(WEEKDAY([.Z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05"/>
          <table:table-cell table:style-name="ce199" table:formula="of:=CHOOSE(WEEKDAY([.AB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05"/>
          <table:table-cell table:style-name="ce199" table:formula="of:=CHOOSE(WEEKDAY([.AD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05"/>
          <table:table-cell table:style-name="ce199" table:formula="of:=CHOOSE(WEEKDAY([.AF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05"/>
          <table:table-cell table:style-name="ce199" table:formula="of:=CHOOSE(WEEKDAY([.AH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05"/>
          <table:table-cell table:style-name="ce199" table:formula="of:=CHOOSE(WEEKDAY([.AJ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05"/>
          <table:table-cell table:style-name="ce199" table:formula="of:=CHOOSE(WEEKDAY([.AL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05"/>
          <table:table-cell table:style-name="ce199" table:formula="of:=CHOOSE(WEEKDAY([.AN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05"/>
          <table:table-cell table:style-name="ce199" table:formula="of:=CHOOSE(WEEKDAY([.AP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05"/>
          <table:table-cell table:style-name="ce199" table:formula="of:=CHOOSE(WEEKDAY([.AR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05"/>
          <table:table-cell table:style-name="ce199" table:formula="of:=CHOOSE(WEEKDAY([.AT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05"/>
          <table:table-cell table:style-name="ce199" table:formula="of:=CHOOSE(WEEKDAY([.AV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05"/>
          <table:table-cell table:style-name="ce199" table:formula="of:=CHOOSE(WEEKDAY([.AX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05"/>
          <table:table-cell table:style-name="ce199" table:formula="of:=CHOOSE(WEEKDAY([.AZ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05"/>
          <table:table-cell table:style-name="ce199" table:formula="of:=CHOOSE(WEEKDAY([.BB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05"/>
          <table:table-cell table:style-name="ce199" table:formula="of:=CHOOSE(WEEKDAY([.BD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05"/>
          <table:table-cell table:style-name="ce199" table:formula="of:=CHOOSE(WEEKDAY([.BF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05"/>
          <table:table-cell table:style-name="ce199" table:formula="of:=CHOOSE(WEEKDAY([.BH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05" table:formula="of:=CHOOSE(WEEKDAY([.BI4]);&quot;Sun&quot;;&quot;Mon&quot;;&quot;Tue&quot;;&quot;Wed&quot;;&quot;Thur&quot;;&quot;Fri&quot;;&quot;Sat&quot;)" office:value-type="string" office:string-value="Sun">
            <text:p>Sun</text:p>
          </table:covered-table-cell>
          <table:table-cell table:style-name="ce199" table:formula="of:=CHOOSE(WEEKDAY([.BJ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05" table:formula="of:=CHOOSE(WEEKDAY([.BK4]);&quot;Sun&quot;;&quot;Mon&quot;;&quot;Tue&quot;;&quot;Wed&quot;;&quot;Thur&quot;;&quot;Fri&quot;;&quot;Sat&quot;)" office:value-type="string" office:string-value="Mon">
            <text:p>Mon</text:p>
          </table:covered-table-cell>
          <table:table-cell table:style-name="ce82" table:number-columns-repeated="941"/>
          <table:table-cell table:style-name="ce86" table:number-columns-repeated="14"/>
        </table:table-row>
        <table:table-row table:style-name="ro10">
          <table:table-cell table:style-name="ce44" office:value-type="string">
            <text:p>Morni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83" table:number-columns-repeated="955"/>
        </table:table-row>
        <table:table-row table:style-name="ro11">
          <table:table-cell table:style-name="ce45" office:value-type="time" office:time-value="PT08H00M00S">
            <text:p>08:00 AM</text:p>
          </table:table-cell>
          <table:table-cell table:style-name="ce200" table:number-columns-repeated="6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8H30M00S">
            <text:p>08:30 AM</text:p>
          </table:table-cell>
          <table:table-cell table:style-name="ce200" table:number-columns-repeated="6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00M00S">
            <text:p>09:00 AM</text:p>
          </table:table-cell>
          <table:table-cell table:style-name="ce200" table:number-columns-repeated="34"/>
          <table:table-cell table:style-name="ce64" office:value-type="string">
            <text:p>Phỏng vân QC</text:p>
          </table:table-cell>
          <table:table-cell table:style-name="ce64" office:value-type="string">
            <office:annotation draw:style-name="gr2" draw:text-style-name="P1" svg:width="1.1413in" svg:height="0.3902in" svg:x="65.128in" svg:y="2.2201in" draw:caption-point-x="-0.2402in" draw:caption-point-y="0.6039in">
              <dc:date>2016-07-18T00:00:00</dc:date>
              <text:p text:style-name="P1"><text:span text:style-name="T1">Nguyen Thuy Huyen Tran</text:span></text:p>
            </office:annotation>
            <text:p>Phỏng vân PHP dev</text:p>
          </table:table-cell>
          <table:table-cell table:style-name="ce200" table:number-columns-repeated="26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30M00S">
            <text:p>09:30 AM</text:p>
          </table:table-cell>
          <table:table-cell table:style-name="ce200" table:number-columns-repeated="40"/>
          <table:table-cell table:style-name="ce64" office:value-type="string">
            <text:p>Giàu review training Khánh</text:p>
          </table:table-cell>
          <table:table-cell table:style-name="ce200" table:number-columns-repeated="21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00M00S">
            <text:p>10:00 AM</text:p>
          </table:table-cell>
          <table:table-cell table:style-name="ce200" table:number-columns-repeated="13"/>
          <table:table-cell table:style-name="ce207" office:value-type="string" table:number-columns-spanned="1" table:number-rows-spanned="4">
            <text:p>Review code dự án Westmead</text:p>
          </table:table-cell>
          <table:table-cell table:style-name="ce200" table:number-columns-repeated="13"/>
          <table:table-cell table:style-name="ce207" office:value-type="string" table:number-columns-spanned="1" table:number-rows-spanned="4">
            <text:p>Review code dự án Westmead</text:p>
          </table:table-cell>
          <table:table-cell table:style-name="ce200" table:number-columns-repeated="2"/>
          <table:table-cell table:style-name="ce64" office:value-type="string">
            <office:annotation draw:style-name="gr2" draw:text-style-name="P1" svg:width="1.1413in" svg:height="0.3902in" svg:x="56.1512in" svg:y="3.0047in" draw:caption-point-x="-0.2402in" draw:caption-point-y="0.6039in">
              <dc:date>2016-07-14T00:00:00</dc:date>
              <text:p text:style-name="P1"><text:span text:style-name="T1">Le Thanh Viet</text:span></text:p>
            </office:annotation>
            <text:p>Phỏng vân QC</text:p>
          </table:table-cell>
          <table:table-cell table:style-name="ce200" table:number-columns-repeated="3"/>
          <table:table-cell table:style-name="ce64" office:value-type="string">
            <text:p>Phỏng vân QC</text:p>
          </table:table-cell>
          <table:table-cell table:style-name="ce200" table:number-columns-repeated="5"/>
          <table:table-cell table:style-name="ce64"/>
          <table:table-cell table:style-name="ce207" office:value-type="string" table:number-columns-spanned="1" table:number-rows-spanned="4">
            <text:p>Review code dự án Westmead</text:p>
          </table:table-cell>
          <table:table-cell table:style-name="ce200" table:number-columns-repeated="13"/>
          <table:table-cell table:style-name="ce207" office:value-type="string" table:number-columns-spanned="1" table:number-rows-spanned="4">
            <text:p>Review code dự án Westmead</text:p>
          </table:table-cell>
          <table:table-cell table:style-name="ce200" table:number-columns-repeated="6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30M00S">
            <text:p>10:30 AM</text:p>
          </table:table-cell>
          <table:table-cell table:style-name="ce200" table:number-columns-repeated="13"/>
          <table:covered-table-cell table:style-name="Default"/>
          <table:table-cell table:style-name="ce200" table:number-columns-repeated="13"/>
          <table:covered-table-cell table:style-name="Default"/>
          <table:table-cell table:style-name="ce200" table:number-columns-repeated="10"/>
          <table:table-cell table:style-name="ce64" office:value-type="string">
            <text:p>Phỏng vân PHP dev </text:p>
          </table:table-cell>
          <table:table-cell table:style-name="ce200"/>
          <table:table-cell table:style-name="ce64"/>
          <table:covered-table-cell table:style-name="Default"/>
          <table:table-cell table:style-name="ce200" table:number-columns-repeated="13"/>
          <table:covered-table-cell table:style-name="Default"/>
          <table:table-cell table:style-name="ce200" table:number-columns-repeated="6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00M00S">
            <text:p>11:00 AM</text:p>
          </table:table-cell>
          <table:table-cell table:style-name="ce200" table:number-columns-repeated="12"/>
          <table:table-cell table:style-name="ce64" office:value-type="string">
            <office:annotation draw:style-name="gr2" draw:text-style-name="P1" svg:width="1.1413in" svg:height="0.3902in" svg:x="24.0531in" svg:y="3.7894in" draw:caption-point-x="-0.2402in" draw:caption-point-y="0.6039in">
              <dc:date>2016-07-07T00:00:00</dc:date>
              <text:p text:style-name="P1"><text:span text:style-name="T1">Le Chau Minh Nhut</text:span></text:p>
            </office:annotation>
            <text:p>Phỏng vân QC vòng 2</text:p>
          </table:table-cell>
          <table:covered-table-cell table:style-name="Default"/>
          <table:table-cell table:style-name="ce200" table:number-columns-repeated="13"/>
          <table:covered-table-cell table:style-name="Default"/>
          <table:table-cell table:style-name="ce200" table:number-columns-repeated="2"/>
          <table:table-cell table:style-name="ce64" office:value-type="string">
            <office:annotation draw:style-name="gr2" draw:text-style-name="P1" svg:width="1.1413in" svg:height="0.3902in" svg:x="56.1512in" svg:y="3.7894in" draw:caption-point-x="-0.2402in" draw:caption-point-y="0.6039in">
              <dc:date>2016-07-15T00:00:00</dc:date>
              <text:p text:style-name="P1"><text:span text:style-name="T1">Tran Viet HUng</text:span></text:p>
            </office:annotation>
            <text:p>Phỏng vân RoR dev vong 2</text:p>
          </table:table-cell>
          <table:table-cell table:style-name="ce200" table:number-columns-repeated="10"/>
          <table:covered-table-cell table:style-name="Default"/>
          <table:table-cell table:style-name="ce200" table:number-columns-repeated="13"/>
          <table:covered-table-cell table:style-name="Default"/>
          <table:table-cell table:style-name="ce200" table:number-columns-repeated="6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30M00S">
            <text:p>11:30 AM</text:p>
          </table:table-cell>
          <table:table-cell table:style-name="ce200" table:number-columns-repeated="13"/>
          <table:covered-table-cell table:style-name="Default"/>
          <table:table-cell table:style-name="ce200" table:number-columns-repeated="13"/>
          <table:covered-table-cell table:style-name="Default"/>
          <table:table-cell table:style-name="ce200" table:number-columns-repeated="13"/>
          <table:covered-table-cell table:style-name="Default"/>
          <table:table-cell table:style-name="ce200" table:number-columns-repeated="13"/>
          <table:covered-table-cell table:style-name="Default"/>
          <table:table-cell table:style-name="ce200" table:number-columns-repeated="6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0H00M00S">
            <text:p>12:00 AM</text:p>
          </table:table-cell>
          <table:table-cell table:style-name="ce200" table:number-columns-repeated="62"/>
          <table:table-cell table:style-name="ce84" table:number-columns-repeated="941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7" table:number-columns-repeated="62"/>
          <table:table-cell table:style-name="ce83" table:number-columns-repeated="955"/>
        </table:table-row>
        <table:table-row table:style-name="ro12">
          <table:table-cell table:style-name="ce45" office:value-type="time" office:time-value="PT13H30M00S">
            <text:p>01:30 PM</text:p>
          </table:table-cell>
          <table:table-cell table:style-name="ce200" table:number-columns-repeated="20"/>
          <table:table-cell table:style-name="ce64" office:value-type="string" table:number-columns-spanned="1" table:number-rows-spanned="4">
            <text:p>Review code LD</text:p>
          </table:table-cell>
          <table:table-cell table:style-name="ce200" table:number-columns-repeated="41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00M00S">
            <text:p>02:00 PM</text:p>
          </table:table-cell>
          <table:table-cell table:style-name="ce64" office:value-type="string">
            <office:annotation draw:style-name="gr2" draw:text-style-name="P1" svg:width="1.1413in" svg:height="0.3902in" svg:x="3.1563in" svg:y="5.6484in" draw:caption-point-x="-0.2402in" draw:caption-point-y="0.6024in">
              <dc:date>2016-06-29T00:00:00</dc:date>
              <text:p text:style-name="P1"><text:span text:style-name="T1">Le Chau Minh Nhut</text:span></text:p>
            </office:annotation>
            <text:p>Phỏng vân QC </text:p>
          </table:table-cell>
          <table:table-cell table:style-name="ce64" office:value-type="string">
            <office:annotation draw:style-name="gr2" draw:text-style-name="P1" svg:width="1.1413in" svg:height="0.3902in" svg:x="4.8976in" svg:y="5.648in" draw:caption-point-x="-0.2402in" draw:caption-point-y="0.6028in">
              <dc:date>2016-07-05T00:00:00</dc:date>
              <text:p text:style-name="P1"><text:span text:style-name="T1">cancel</text:span></text:p>
            </office:annotation>
            <text:p>Phỏng vân iOS dev</text:p>
          </table:table-cell>
          <table:table-cell table:style-name="ce200" table:number-columns-repeated="8"/>
          <table:table-cell table:style-name="ce64" office:value-type="string">
            <office:annotation draw:style-name="gr2" draw:text-style-name="P1" svg:width="1.1413in" svg:height="0.3902in" svg:x="20.5701in" svg:y="5.6476in" draw:caption-point-x="-0.2402in" draw:caption-point-y="0.6031in">
              <dc:date>2016-07-05T00:00:00</dc:date>
              <text:p text:style-name="P1"><text:span text:style-name="T1">Nguyen</text:span></text:p>
            </office:annotation>
            <text:p>Phỏng vân iOS dev</text:p>
          </table:table-cell>
          <table:table-cell table:style-name="ce200" table:number-columns-repeated="9"/>
          <table:covered-table-cell table:style-name="ce64" office:value-type="string">
            <text:p>Phỏng vân QC vòng 2</text:p>
          </table:covered-table-cell>
          <table:table-cell table:style-name="ce200" table:number-columns-repeated="3"/>
          <table:table-cell table:style-name="ce64" office:value-type="string">
            <office:annotation draw:style-name="gr2" draw:text-style-name="P1" svg:width="1.1413in" svg:height="0.3902in" svg:x="45.3791in" svg:y="5.6469in" draw:caption-point-x="-0.2402in" draw:caption-point-y="0.6039in">
              <dc:date>2016-07-13T00:00:00</dc:date>
              <text:p text:style-name="P1"><text:span text:style-name="T1">Le Long</text:span></text:p>
            </office:annotation>
            <text:p>Phỏng vân PHP dev</text:p>
          </table:table-cell>
          <table:table-cell table:style-name="ce200"/>
          <table:table-cell table:style-name="ce64" office:value-type="string">
            <office:annotation draw:style-name="gr2" draw:text-style-name="P1" svg:width="1.1413in" svg:height="0.3902in" svg:x="48.9701in" svg:y="5.6469in" draw:caption-point-x="-0.2402in" draw:caption-point-y="0.6039in">
              <dc:date>2016-07-14T00:00:00</dc:date>
              <text:p text:style-name="P1"><text:span text:style-name="T1">Phan Thanh Tu</text:span></text:p>
            </office:annotation>
            <text:p>Phỏng vân Web dev</text:p>
          </table:table-cell>
          <table:table-cell table:style-name="ce200"/>
          <table:table-cell table:style-name="ce64" office:value-type="string">
            <office:annotation draw:style-name="gr2" draw:text-style-name="P1" svg:width="1.1413in" svg:height="0.3902in" svg:x="52.5606in" svg:y="5.6469in" draw:caption-point-x="-0.2402in" draw:caption-point-y="0.6039in">
              <dc:date>2016-07-14T00:00:00</dc:date>
              <text:p text:style-name="P1"><text:span text:style-name="T1">Le Thanh Viet</text:span></text:p>
            </office:annotation>
            <text:p>Phỏng vân RoR dev internship</text:p>
          </table:table-cell>
          <table:table-cell table:style-name="ce200"/>
          <table:table-cell table:style-name="ce64" office:value-type="string">
            <office:annotation draw:style-name="gr2" draw:text-style-name="P1" svg:width="1.1413in" svg:height="0.3902in" svg:x="56.1512in" svg:y="5.6469in" draw:caption-point-x="-0.2402in" draw:caption-point-y="0.6039in">
              <dc:date>2016-07-14T00:00:00</dc:date>
              <text:p text:style-name="P1"><text:span text:style-name="T1">Le Thanh Viet</text:span></text:p>
            </office:annotation>
            <text:p>Phỏng vân QC</text:p>
          </table:table-cell>
          <table:table-cell table:style-name="ce200" table:number-columns-repeated="5"/>
          <table:table-cell table:style-name="ce64" office:value-type="string">
            <text:p>Phỏng vân Web dev </text:p>
          </table:table-cell>
          <table:table-cell table:style-name="ce200"/>
          <table:table-cell table:style-name="ce64" office:value-type="string" table:number-columns-spanned="1" table:number-rows-spanned="2">
            <text:p>Mai and Phuong meet with client</text:p>
          </table:table-cell>
          <table:table-cell table:style-name="ce200" table:number-columns-repeated="9"/>
          <table:table-cell table:style-name="ce64" office:value-type="string">
            <text:p>Phỏng vấn iOS dev</text:p>
          </table:table-cell>
          <table:table-cell table:style-name="ce64" office:value-type="string">
            <text:p>Kiên review trainee</text:p>
          </table:table-cell>
          <table:table-cell table:style-name="ce200" table:number-columns-repeated="4"/>
          <table:table-cell table:style-name="ce64" office:value-type="string">
            <text:p>Phỏng vấn PHP dev</text:p>
          </table:table-cell>
          <table:table-cell table:style-name="ce200" table:number-columns-repeated="7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30M00S">
            <text:p>02:30 PM</text:p>
          </table:table-cell>
          <table:table-cell table:style-name="ce200" table:number-columns-repeated="20"/>
          <table:covered-table-cell table:style-name="ce64" office:value-type="string">
            <text:p>Phỏng vân QC vòng 2</text:p>
          </table:covered-table-cell>
          <table:table-cell table:style-name="ce200" table:number-columns-repeated="17"/>
          <table:covered-table-cell table:style-name="ce64"/>
          <table:table-cell table:style-name="ce200" table:number-columns-repeated="10"/>
          <table:table-cell table:style-name="ce64"/>
          <table:table-cell table:style-name="ce200" table:number-columns-repeated="12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00M00S">
            <text:p>03:00 PM</text:p>
          </table:table-cell>
          <table:table-cell table:style-name="ce200" table:number-columns-repeated="20"/>
          <table:covered-table-cell table:style-name="ce64" office:value-type="string">
            <text:p>Phỏng vân QC vòng 2</text:p>
          </table:covered-table-cell>
          <table:table-cell table:style-name="ce200" table:number-columns-repeated="5"/>
          <table:table-cell table:style-name="ce64" office:value-type="string">
            <office:annotation draw:style-name="gr2" draw:text-style-name="P1" svg:width="1.1413in" svg:height="0.3902in" svg:x="48.9701in" svg:y="6.513in" draw:caption-point-x="-0.2402in" draw:caption-point-y="0.6039in">
              <dc:date>2016-07-14T00:00:00</dc:date>
              <text:p text:style-name="P1"><text:span text:style-name="T1">Tran Viet Hg</text:span></text:p>
            </office:annotation>
            <text:p>Phỏng vân RoR dev</text:p>
          </table:table-cell>
          <table:table-cell table:style-name="ce200"/>
          <table:table-cell table:style-name="ce64" office:value-type="string">
            <office:annotation draw:style-name="gr2" draw:text-style-name="P1" svg:width="1.1413in" svg:height="0.3902in" svg:x="52.5606in" svg:y="6.513in" draw:caption-point-x="-0.2402in" draw:caption-point-y="0.6039in">
              <dc:date>2016-07-13T00:00:00</dc:date>
              <text:p text:style-name="P1"><text:span text:style-name="T1">Ninh Huu Nam</text:span></text:p>
            </office:annotation>
            <text:p>Phỏng vân iOS dev</text:p>
          </table:table-cell>
          <table:table-cell table:style-name="ce200" table:number-columns-repeated="7"/>
          <table:table-cell table:style-name="ce64" office:value-type="string">
            <office:annotation draw:style-name="gr2" draw:text-style-name="P1" svg:width="1.1413in" svg:height="0.3902in" svg:x="66.9236in" svg:y="6.513in" draw:caption-point-x="-0.2402in" draw:caption-point-y="0.6039in">
              <dc:date>2016-07-18T00:00:00</dc:date>
              <text:p text:style-name="P1"><text:span text:style-name="T1">Nguyen Thuy Huyen Tran</text:span></text:p>
            </office:annotation>
            <text:p>Phỏng vân PHP dev – Vong 2</text:p>
          </table:table-cell>
          <table:table-cell table:style-name="ce200" table:number-columns-repeated="11"/>
          <table:table-cell table:style-name="ce64" office:value-type="string">
            <text:p>Anh Nhân review training</text:p>
          </table:table-cell>
          <table:table-cell table:style-name="ce200" table:number-columns-repeated="3"/>
          <table:table-cell table:style-name="ce64" office:value-type="string">
            <text:p>Kiên review training</text:p>
          </table:table-cell>
          <table:table-cell table:style-name="ce200" table:number-columns-repeated="9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30M00S">
            <text:p>03:30 PM</text:p>
          </table:table-cell>
          <table:table-cell table:style-name="ce200" table:number-columns-repeated="48"/>
          <table:table-cell table:style-name="ce64"/>
          <table:table-cell table:style-name="ce200" table:number-columns-repeated="3"/>
          <table:table-cell table:style-name="ce64"/>
          <table:table-cell table:style-name="ce200" table:number-columns-repeated="9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00M00S">
            <text:p>04:00 PM</text:p>
          </table:table-cell>
          <table:table-cell table:style-name="ce200"/>
          <table:table-cell table:style-name="ce206" office:value-type="string" table:number-columns-spanned="1" table:number-rows-spanned="3">
            <text:p>Review code dự án MT</text:p>
          </table:table-cell>
          <table:table-cell table:style-name="ce200" table:number-columns-repeated="50"/>
          <table:table-cell table:style-name="ce215" office:value-type="string">
            <text:p>Chị Bình review training Nhật</text:p>
          </table:table-cell>
          <table:table-cell table:style-name="ce200" table:number-columns-repeated="9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30M00S">
            <text:p>04:30 PM</text:p>
          </table:table-cell>
          <table:table-cell table:style-name="ce200"/>
          <table:covered-table-cell table:style-name="Default"/>
          <table:table-cell table:style-name="ce200" table:number-columns-repeated="4"/>
          <table:table-cell table:style-name="ce64" office:value-type="string">
            <office:annotation draw:style-name="gr2" draw:text-style-name="P1" svg:width="1.1413in" svg:height="0.3902in" svg:x="13.6047in" svg:y="7.8134in" draw:caption-point-x="-0.2402in" draw:caption-point-y="0.6028in">
              <dc:date>2016-06-29T00:00:00</dc:date>
              <text:p text:style-name="P1"><text:span text:style-name="T1">Tran Manh Hung</text:span></text:p>
            </office:annotation>
            <text:p>Phỏng vân iOS dev</text:p>
          </table:table-cell>
          <table:table-cell table:style-name="ce200" table:number-columns-repeated="45"/>
          <table:table-cell table:style-name="ce64"/>
          <table:table-cell table:style-name="ce200" table:number-columns-repeated="9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00M00S">
            <text:p>05:00 PM</text:p>
          </table:table-cell>
          <table:table-cell table:style-name="ce200"/>
          <table:covered-table-cell table:style-name="Default"/>
          <table:table-cell table:style-name="ce200" table:number-columns-repeated="60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30M00S">
            <text:p>05:30 PM</text:p>
          </table:table-cell>
          <table:table-cell table:style-name="ce200" table:number-columns-repeated="28"/>
          <table:table-cell table:style-name="ce64" office:value-type="string">
            <office:annotation draw:style-name="gr2" draw:text-style-name="P1" svg:width="1.1413in" svg:height="0.3902in" svg:x="52.5606in" svg:y="8.6787in" draw:caption-point-x="-0.2402in" draw:caption-point-y="0.6039in">
              <dc:date>2016-07-14T00:00:00</dc:date>
              <text:p text:style-name="P1"><text:span text:style-name="T1">Phan Thanh Tu</text:span></text:p>
            </office:annotation>
            <text:p>Phỏng vân Web dev</text:p>
          </table:table-cell>
          <table:table-cell table:style-name="ce200" table:number-columns-repeated="23"/>
          <table:table-cell table:style-name="ce107" office:value-type="string">
            <text:p>Phỏng vấn PHP dev</text:p>
          </table:table-cell>
          <table:table-cell table:style-name="ce200" table:number-columns-repeated="9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01" table:number-columns-repeated="8"/>
          <table:table-cell table:style-name="Default"/>
          <table:table-cell table:style-name="ce201" table:number-columns-repeated="35"/>
          <table:table-cell table:style-name="Default" table:number-columns-repeated="7"/>
          <table:table-cell table:style-name="ce201" table:number-columns-repeated="11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201" table:number-columns-repeated="62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01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48"/>
          <table:table-cell table:style-name="ce202" office:value-type="string">
            <text:p><text:s/>Daily</text:p>
          </table:table-cell>
          <table:table-cell table:style-name="ce202"/>
          <table:table-cell table:style-name="ce201" table:number-columns-repeated="6"/>
          <table:table-cell table:style-name="Default" table:number-columns-repeated="2"/>
          <table:table-cell table:style-name="ce201" table:number-columns-repeated="52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01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196"/>
          <table:table-cell table:style-name="ce202" office:value-type="string">
            <text:p><text:s/>Weekly </text:p>
          </table:table-cell>
          <table:table-cell table:style-name="ce202"/>
          <table:table-cell table:style-name="ce201" table:number-columns-repeated="6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01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0"/>
          <table:table-cell table:style-name="ce202" office:value-type="string">
            <text:p>Bi – Weekly </text:p>
          </table:table-cell>
          <table:table-cell table:style-name="ce202"/>
          <table:table-cell table:style-name="ce201" table:number-columns-repeated="6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01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1"/>
          <table:table-cell table:style-name="ce202" office:value-type="string">
            <text:p><text:s/>Suddenly </text:p>
          </table:table-cell>
          <table:table-cell table:style-name="ce202"/>
          <table:table-cell table:style-name="ce201" table:number-columns-repeated="60"/>
          <table:table-cell table:style-name="ce84" table:number-columns-repeated="941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201" table:number-columns-repeated="62"/>
          <table:table-cell table:style-name="ce84" table:number-columns-repeated="941"/>
          <table:table-cell table:number-columns-repeated="14"/>
        </table:table-row>
        <table:table-row table:style-name="ro2" table:number-rows-repeated="9">
          <table:table-cell table:style-name="ce46"/>
          <table:table-cell table:style-name="ce201" table:number-columns-repeated="51"/>
          <table:table-cell/>
          <table:table-cell table:style-name="ce201" table:number-columns-repeated="10"/>
          <table:table-cell table:style-name="ce84" table:number-columns-repeated="941"/>
          <table:table-cell table:number-columns-repeated="14"/>
        </table:table-row>
        <table:table-row table:style-name="ro2" table:number-rows-repeated="983146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August" table:style-name="ta3" table:print="false">
        <table:table-column table:style-name="co12" table:default-cell-style-name="ce41"/>
        <table:table-column table:style-name="co13" table:number-columns-repeated="18" table:default-cell-style-name="ce223"/>
        <table:table-column table:style-name="co17" table:default-cell-style-name="ce223"/>
        <table:table-column table:style-name="co15" table:number-columns-repeated="43" table:default-cell-style-name="ce223"/>
        <table:table-column table:style-name="co7" table:number-columns-repeated="955" table:default-cell-style-name="Default"/>
        <table:table-row table:style-name="ro8">
          <table:table-cell/>
          <table:table-cell table:style-name="Default" table:number-columns-repeated="62"/>
          <table:table-cell table:style-name="ce81" table:number-columns-repeated="941"/>
          <table:table-cell table:style-name="ce85" table:number-columns-repeated="14"/>
        </table:table-row>
        <table:table-row table:style-name="ro6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15"/>
        </table:table-row>
        <table:table-row table:style-name="ro8">
          <table:table-cell table:style-name="ce42"/>
          <table:table-cell table:style-name="ce217" table:number-columns-repeated="16"/>
          <table:table-cell table:style-name="ce228" office:value-type="string" table:number-columns-spanned="3" table:number-rows-spanned="1">
            <text:p>Month</text:p>
          </table:table-cell>
          <table:covered-table-cell table:number-columns-repeated="2" table:style-name="ce229"/>
          <table:table-cell table:style-name="ce230"/>
          <table:table-cell table:style-name="ce231" table:content-validation-name="val1" office:value-type="float" office:value="8" table:number-columns-spanned="3" table:number-rows-spanned="1">
            <text:p>8</text:p>
          </table:table-cell>
          <table:covered-table-cell table:style-name="ce232" table:content-validation-name="val1"/>
          <table:covered-table-cell table:style-name="ce229"/>
          <table:table-cell table:style-name="ce230"/>
          <table:table-cell table:style-name="ce228" office:value-type="string" table:number-columns-spanned="3" table:number-rows-spanned="1">
            <text:p>Year</text:p>
          </table:table-cell>
          <table:covered-table-cell table:number-columns-repeated="2" table:style-name="ce229"/>
          <table:table-cell table:style-name="ce230"/>
          <table:table-cell table:style-name="ce228" office:value-type="float" office:value="2016" table:number-columns-spanned="3" table:number-rows-spanned="1">
            <text:p>2016</text:p>
          </table:table-cell>
          <table:covered-table-cell table:style-name="ce229"/>
          <table:covered-table-cell table:style-name="ce233"/>
          <table:table-cell table:style-name="ce217" table:number-columns-repeated="31"/>
          <table:table-cell table:style-name="ce81" table:number-columns-repeated="941"/>
          <table:table-cell table:style-name="ce85" table:number-columns-repeated="14"/>
        </table:table-row>
        <table:table-row table:style-name="ro8">
          <table:table-cell table:style-name="ce43"/>
          <table:table-cell table:style-name="ce218" table:formula="of:=DATE([.$AD$3];[.V3];1)" office:value-type="date" office:date-value="2016-08-01" table:number-columns-spanned="2" table:number-rows-spanned="1">
            <text:p>01</text:p>
          </table:table-cell>
          <table:covered-table-cell table:style-name="ce224"/>
          <table:table-cell table:style-name="ce218" table:formula="of:=[.B4]+1" office:value-type="date" office:date-value="2016-08-02" table:number-columns-spanned="2" table:number-rows-spanned="1">
            <text:p>02</text:p>
          </table:table-cell>
          <table:covered-table-cell table:style-name="ce224"/>
          <table:table-cell table:style-name="ce218" table:formula="of:=[.D4]+1" office:value-type="date" office:date-value="2016-08-03" table:number-columns-spanned="2" table:number-rows-spanned="1">
            <text:p>03</text:p>
          </table:table-cell>
          <table:covered-table-cell table:style-name="ce224"/>
          <table:table-cell table:style-name="ce218" table:formula="of:=[.F4]+1" office:value-type="date" office:date-value="2016-08-04" table:number-columns-spanned="2" table:number-rows-spanned="1">
            <text:p>04</text:p>
          </table:table-cell>
          <table:covered-table-cell table:style-name="ce224"/>
          <table:table-cell table:style-name="ce218" table:formula="of:=[.H4]+1" office:value-type="date" office:date-value="2016-08-05" table:number-columns-spanned="2" table:number-rows-spanned="1">
            <text:p>05</text:p>
          </table:table-cell>
          <table:covered-table-cell table:style-name="ce224"/>
          <table:table-cell table:style-name="ce218" table:formula="of:=[.J4]+1" office:value-type="date" office:date-value="2016-08-06" table:number-columns-spanned="2" table:number-rows-spanned="1">
            <text:p>06</text:p>
          </table:table-cell>
          <table:covered-table-cell table:style-name="ce224"/>
          <table:table-cell table:style-name="ce218" table:formula="of:=[.L4]+1" office:value-type="date" office:date-value="2016-08-07" table:number-columns-spanned="2" table:number-rows-spanned="1">
            <text:p>07</text:p>
          </table:table-cell>
          <table:covered-table-cell table:style-name="ce224"/>
          <table:table-cell table:style-name="ce218" table:formula="of:=[.N4]+1" office:value-type="date" office:date-value="2016-08-08" table:number-columns-spanned="2" table:number-rows-spanned="1">
            <text:p>08</text:p>
          </table:table-cell>
          <table:covered-table-cell table:style-name="ce224"/>
          <table:table-cell table:style-name="ce218" table:formula="of:=[.P4]+1" office:value-type="date" office:date-value="2016-08-09" table:number-columns-spanned="2" table:number-rows-spanned="1">
            <text:p>09</text:p>
          </table:table-cell>
          <table:covered-table-cell table:style-name="ce224"/>
          <table:table-cell table:style-name="ce218" table:formula="of:=[.R4]+1" office:value-type="date" office:date-value="2016-08-10" table:number-columns-spanned="2" table:number-rows-spanned="1">
            <text:p>10</text:p>
          </table:table-cell>
          <table:covered-table-cell table:style-name="ce224"/>
          <table:table-cell table:style-name="ce218" table:formula="of:=[.T4]+1" office:value-type="date" office:date-value="2016-08-11" table:number-columns-spanned="2" table:number-rows-spanned="1">
            <text:p>11</text:p>
          </table:table-cell>
          <table:covered-table-cell table:style-name="ce224"/>
          <table:table-cell table:style-name="ce218" table:formula="of:=[.V4]+1" office:value-type="date" office:date-value="2016-08-12" table:number-columns-spanned="2" table:number-rows-spanned="1">
            <text:p>12</text:p>
          </table:table-cell>
          <table:covered-table-cell table:style-name="ce224"/>
          <table:table-cell table:style-name="ce218" table:formula="of:=[.X4]+1" office:value-type="date" office:date-value="2016-08-13" table:number-columns-spanned="2" table:number-rows-spanned="1">
            <text:p>13</text:p>
          </table:table-cell>
          <table:covered-table-cell table:style-name="ce224"/>
          <table:table-cell table:style-name="ce218" table:formula="of:=[.Z4]+1" office:value-type="date" office:date-value="2016-08-14" table:number-columns-spanned="2" table:number-rows-spanned="1">
            <text:p>14</text:p>
          </table:table-cell>
          <table:covered-table-cell table:style-name="ce224"/>
          <table:table-cell table:style-name="ce218" table:formula="of:=[.AB4]+1" office:value-type="date" office:date-value="2016-08-15" table:number-columns-spanned="2" table:number-rows-spanned="1">
            <text:p>15</text:p>
          </table:table-cell>
          <table:covered-table-cell table:style-name="ce224"/>
          <table:table-cell table:style-name="ce218" table:formula="of:=[.AD4]+1" office:value-type="date" office:date-value="2016-08-16" table:number-columns-spanned="2" table:number-rows-spanned="1">
            <text:p>16</text:p>
          </table:table-cell>
          <table:covered-table-cell table:style-name="ce224"/>
          <table:table-cell table:style-name="ce234" table:formula="of:=[.AF4]+1" office:value-type="date" office:date-value="2016-08-17">
            <text:p>17</text:p>
          </table:table-cell>
          <table:table-cell table:style-name="ce234"/>
          <table:table-cell table:style-name="ce218" table:formula="of:=[.AH4]+1" office:value-type="date" office:date-value="2016-08-18" table:number-columns-spanned="2" table:number-rows-spanned="1">
            <text:p>18</text:p>
          </table:table-cell>
          <table:covered-table-cell table:style-name="ce224"/>
          <table:table-cell table:style-name="ce218" table:formula="of:=[.AJ4]+1" office:value-type="date" office:date-value="2016-08-19" table:number-columns-spanned="2" table:number-rows-spanned="1">
            <text:p>19</text:p>
          </table:table-cell>
          <table:covered-table-cell table:style-name="ce224"/>
          <table:table-cell table:style-name="ce218" table:formula="of:=[.AL4]+1" office:value-type="date" office:date-value="2016-08-20" table:number-columns-spanned="2" table:number-rows-spanned="1">
            <text:p>20</text:p>
          </table:table-cell>
          <table:covered-table-cell table:style-name="ce224"/>
          <table:table-cell table:style-name="ce218" table:formula="of:=[.AN4]+1" office:value-type="date" office:date-value="2016-08-21" table:number-columns-spanned="2" table:number-rows-spanned="1">
            <text:p>21</text:p>
          </table:table-cell>
          <table:covered-table-cell table:style-name="ce224"/>
          <table:table-cell table:style-name="ce218" table:formula="of:=[.AP4]+1" office:value-type="date" office:date-value="2016-08-22" table:number-columns-spanned="2" table:number-rows-spanned="1">
            <text:p>22</text:p>
          </table:table-cell>
          <table:covered-table-cell table:style-name="ce224"/>
          <table:table-cell table:style-name="ce218" table:formula="of:=[.AR4]+1" office:value-type="date" office:date-value="2016-08-23" table:number-columns-spanned="2" table:number-rows-spanned="1">
            <text:p>23</text:p>
          </table:table-cell>
          <table:covered-table-cell table:style-name="ce224"/>
          <table:table-cell table:style-name="ce218" table:formula="of:=[.AT4]+1" office:value-type="date" office:date-value="2016-08-24" table:number-columns-spanned="2" table:number-rows-spanned="1">
            <text:p>24</text:p>
          </table:table-cell>
          <table:covered-table-cell table:style-name="ce224"/>
          <table:table-cell table:style-name="ce218" table:formula="of:=[.AV4]+1" office:value-type="date" office:date-value="2016-08-25" table:number-columns-spanned="2" table:number-rows-spanned="1">
            <text:p>25</text:p>
          </table:table-cell>
          <table:covered-table-cell table:style-name="ce224"/>
          <table:table-cell table:style-name="ce218" table:formula="of:=[.AX4]+1" office:value-type="date" office:date-value="2016-08-26" table:number-columns-spanned="2" table:number-rows-spanned="1">
            <text:p>26</text:p>
          </table:table-cell>
          <table:covered-table-cell table:style-name="ce224"/>
          <table:table-cell table:style-name="ce218" table:formula="of:=[.AZ4]+1" office:value-type="date" office:date-value="2016-08-27" table:number-columns-spanned="2" table:number-rows-spanned="1">
            <text:p>27</text:p>
          </table:table-cell>
          <table:covered-table-cell table:style-name="ce224"/>
          <table:table-cell table:style-name="ce218" table:formula="of:=[.BB4]+1" office:value-type="date" office:date-value="2016-08-28" table:number-columns-spanned="2" table:number-rows-spanned="1">
            <text:p>28</text:p>
          </table:table-cell>
          <table:covered-table-cell table:style-name="ce224"/>
          <table:table-cell table:style-name="ce218" table:formula="of:=[.BD4]+1" office:value-type="date" office:date-value="2016-08-29" table:number-columns-spanned="2" table:number-rows-spanned="1">
            <text:p>29</text:p>
          </table:table-cell>
          <table:covered-table-cell table:style-name="ce224"/>
          <table:table-cell table:style-name="ce218" table:formula="of:=[.BF4]+1" office:value-type="date" office:date-value="2016-08-30" table:number-columns-spanned="2" table:number-rows-spanned="1">
            <text:p>30</text:p>
          </table:table-cell>
          <table:covered-table-cell table:style-name="ce224" table:formula="of:=[.BG4]+1" office:value-type="date" office:date-value="1899-12-31">
            <text:p>31</text:p>
          </table:covered-table-cell>
          <table:table-cell table:style-name="ce218" table:formula="of:=[.BH4]+1" office:value-type="date" office:date-value="2016-08-31" table:number-columns-spanned="2" table:number-rows-spanned="1">
            <text:p>31</text:p>
          </table:table-cell>
          <table:covered-table-cell table:style-name="ce224" table:formula="of:=[.BI4]+1" office:value-type="date" office:date-value="1900-01-01">
            <text:p>01</text:p>
          </table:covered-table-cell>
          <table:table-cell table:style-name="ce82" table:number-columns-repeated="941"/>
          <table:table-cell table:style-name="ce86" table:number-columns-repeated="14"/>
        </table:table-row>
        <table:table-row table:style-name="ro8">
          <table:table-cell table:style-name="ce43"/>
          <table:table-cell table:style-name="ce219" table:formula="of:=CHOOSE(WEEKDAY([.B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25"/>
          <table:table-cell table:style-name="ce219" table:formula="of:=CHOOSE(WEEKDAY([.D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25"/>
          <table:table-cell table:style-name="ce219" table:formula="of:=CHOOSE(WEEKDAY([.F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25"/>
          <table:table-cell table:style-name="ce219" table:formula="of:=CHOOSE(WEEKDAY([.H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25"/>
          <table:table-cell table:style-name="ce219" table:formula="of:=CHOOSE(WEEKDAY([.J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25"/>
          <table:table-cell table:style-name="ce219" table:formula="of:=CHOOSE(WEEKDAY([.L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25"/>
          <table:table-cell table:style-name="ce219" table:formula="of:=CHOOSE(WEEKDAY([.N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25"/>
          <table:table-cell table:style-name="ce219" table:formula="of:=CHOOSE(WEEKDAY([.P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25"/>
          <table:table-cell table:style-name="ce219" table:formula="of:=CHOOSE(WEEKDAY([.R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25"/>
          <table:table-cell table:style-name="ce219" table:formula="of:=CHOOSE(WEEKDAY([.T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25"/>
          <table:table-cell table:style-name="ce219" table:formula="of:=CHOOSE(WEEKDAY([.V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25"/>
          <table:table-cell table:style-name="ce219" table:formula="of:=CHOOSE(WEEKDAY([.X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25"/>
          <table:table-cell table:style-name="ce219" table:formula="of:=CHOOSE(WEEKDAY([.Z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25"/>
          <table:table-cell table:style-name="ce219" table:formula="of:=CHOOSE(WEEKDAY([.AB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25"/>
          <table:table-cell table:style-name="ce219" table:formula="of:=CHOOSE(WEEKDAY([.AD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25"/>
          <table:table-cell table:style-name="ce219" table:formula="of:=CHOOSE(WEEKDAY([.AF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25"/>
          <table:table-cell table:style-name="ce219" table:formula="of:=CHOOSE(WEEKDAY([.AH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25"/>
          <table:table-cell table:style-name="ce219" table:formula="of:=CHOOSE(WEEKDAY([.AJ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25"/>
          <table:table-cell table:style-name="ce219" table:formula="of:=CHOOSE(WEEKDAY([.AL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25"/>
          <table:table-cell table:style-name="ce219" table:formula="of:=CHOOSE(WEEKDAY([.AN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25"/>
          <table:table-cell table:style-name="ce219" table:formula="of:=CHOOSE(WEEKDAY([.AP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25"/>
          <table:table-cell table:style-name="ce219" table:formula="of:=CHOOSE(WEEKDAY([.AR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25"/>
          <table:table-cell table:style-name="ce219" table:formula="of:=CHOOSE(WEEKDAY([.AT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25"/>
          <table:table-cell table:style-name="ce219" table:formula="of:=CHOOSE(WEEKDAY([.AV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25"/>
          <table:table-cell table:style-name="ce219" table:formula="of:=CHOOSE(WEEKDAY([.AX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25"/>
          <table:table-cell table:style-name="ce219" table:formula="of:=CHOOSE(WEEKDAY([.AZ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25"/>
          <table:table-cell table:style-name="ce219" table:formula="of:=CHOOSE(WEEKDAY([.BB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25"/>
          <table:table-cell table:style-name="ce219" table:formula="of:=CHOOSE(WEEKDAY([.BD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25"/>
          <table:table-cell table:style-name="ce219" table:formula="of:=CHOOSE(WEEKDAY([.BF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25"/>
          <table:table-cell table:style-name="ce219" table:formula="of:=CHOOSE(WEEKDAY([.BH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25" table:formula="of:=CHOOSE(WEEKDAY([.BI4]);&quot;Sun&quot;;&quot;Mon&quot;;&quot;Tue&quot;;&quot;Wed&quot;;&quot;Thur&quot;;&quot;Fri&quot;;&quot;Sat&quot;)" office:value-type="string" office:string-value="Sun">
            <text:p>Sun</text:p>
          </table:covered-table-cell>
          <table:table-cell table:style-name="ce219" table:formula="of:=CHOOSE(WEEKDAY([.BJ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25" table:formula="of:=CHOOSE(WEEKDAY([.BK4]);&quot;Sun&quot;;&quot;Mon&quot;;&quot;Tue&quot;;&quot;Wed&quot;;&quot;Thur&quot;;&quot;Fri&quot;;&quot;Sat&quot;)" office:value-type="string" office:string-value="Mon">
            <text:p>Mon</text:p>
          </table:covered-table-cell>
          <table:table-cell table:style-name="ce82" table:number-columns-repeated="941"/>
          <table:table-cell table:style-name="ce86" table:number-columns-repeated="14"/>
        </table:table-row>
        <table:table-row table:style-name="ro10">
          <table:table-cell table:style-name="ce44" office:value-type="string">
            <text:p>Morni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83" table:number-columns-repeated="955"/>
        </table:table-row>
        <table:table-row table:style-name="ro11">
          <table:table-cell table:style-name="ce45" office:value-type="time" office:time-value="PT08H00M00S">
            <text:p>08:00 AM</text:p>
          </table:table-cell>
          <table:table-cell table:style-name="ce220" table:number-columns-repeated="6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8H30M00S">
            <text:p>08:30 AM</text:p>
          </table:table-cell>
          <table:table-cell table:style-name="ce220" table:number-columns-repeated="6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00M00S">
            <text:p>09:00 AM</text:p>
          </table:table-cell>
          <table:table-cell table:style-name="ce220" table:number-columns-repeated="21"/>
          <table:table-cell table:style-name="ce227" office:value-type="string" table:number-columns-spanned="1" table:number-rows-spanned="4">
            <text:p>Review code dự án Westmead</text:p>
          </table:table-cell>
          <table:table-cell table:style-name="ce220" table:number-columns-repeated="6"/>
          <table:table-cell table:style-name="ce64" office:value-type="string">
            <text:p>Meeting with Jesse</text:p>
          </table:table-cell>
          <table:table-cell table:style-name="ce220" table:number-columns-repeated="19"/>
          <table:table-cell table:style-name="ce64" office:value-type="string">
            <text:p>Phỏng vấn PHP dev</text:p>
          </table:table-cell>
          <table:table-cell table:style-name="ce220" table:number-columns-repeated="13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30M00S">
            <text:p>09:30 AM</text:p>
          </table:table-cell>
          <table:table-cell table:style-name="ce220" table:number-columns-repeated="21"/>
          <table:covered-table-cell table:style-name="Default"/>
          <table:table-cell table:style-name="ce220" table:number-columns-repeated="6"/>
          <table:table-cell table:style-name="ce107"/>
          <table:table-cell table:style-name="ce220" table:number-columns-repeated="33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00M00S">
            <text:p>10:00 AM</text:p>
          </table:table-cell>
          <table:table-cell table:style-name="ce220" table:number-columns-repeated="7"/>
          <table:table-cell table:style-name="ce227" office:value-type="string" table:number-columns-spanned="1" table:number-rows-spanned="4">
            <text:p>Review code dự án Westmead</text:p>
          </table:table-cell>
          <table:table-cell table:style-name="ce220" table:number-columns-repeated="10"/>
          <table:table-cell table:style-name="ce64" office:value-type="string">
            <text:p>Phỏng vấn QC</text:p>
          </table:table-cell>
          <table:table-cell table:style-name="ce220"/>
          <table:table-cell table:style-name="ce64" office:value-type="string">
            <text:p>Phỏng vấn QC</text:p>
          </table:table-cell>
          <table:covered-table-cell table:style-name="Default"/>
          <table:table-cell table:style-name="ce64" office:value-type="string">
            <text:p>Phỏng vấn PHP dev</text:p>
          </table:table-cell>
          <table:table-cell table:style-name="ce64" office:value-type="string">
            <text:p>Họp team SwapNights</text:p>
          </table:table-cell>
          <table:table-cell table:style-name="ce220" table:number-columns-repeated="4"/>
          <table:table-cell table:style-name="ce64" office:value-type="string">
            <text:p>Phỏng vấn iOS dev</text:p>
          </table:table-cell>
          <table:table-cell table:style-name="ce64" office:value-type="string">
            <text:p>Phỏng vấn QC</text:p>
          </table:table-cell>
          <table:table-cell table:style-name="ce64" office:value-type="string">
            <text:p>Phỏng vấn iOS dev</text:p>
          </table:table-cell>
          <table:table-cell table:style-name="ce220"/>
          <table:table-cell table:style-name="ce64" office:value-type="string">
            <text:p>Phỏng vấn PHP dev</text:p>
          </table:table-cell>
          <table:table-cell table:style-name="ce220"/>
          <table:table-cell table:style-name="ce64" office:value-type="string">
            <text:p>Phỏng vấn web dev</text:p>
          </table:table-cell>
          <table:table-cell table:style-name="ce227" office:value-type="string" table:number-columns-spanned="1" table:number-rows-spanned="4">
            <text:p>Review code dự án Westmead</text:p>
          </table:table-cell>
          <table:table-cell table:style-name="ce64" office:value-type="string">
            <text:p>Phỏng vấn web dev</text:p>
          </table:table-cell>
          <table:table-cell table:style-name="ce220" table:number-columns-repeated="7"/>
          <table:table-cell table:style-name="ce64" office:value-type="string">
            <text:p>Phỏng vấn iOS dev</text:p>
          </table:table-cell>
          <table:table-cell table:style-name="ce220" table:number-columns-repeated="3"/>
          <table:table-cell table:style-name="ce64" office:value-type="string">
            <text:p>Phỏng vấn Android dev</text:p>
          </table:table-cell>
          <table:table-cell table:style-name="ce227" office:value-type="string" table:number-columns-spanned="1" table:number-rows-spanned="4">
            <text:p>Review code dự án Westmead</text:p>
          </table:table-cell>
          <table:table-cell table:style-name="ce64" office:value-type="string">
            <text:p>Phỏng vấn iOS dev</text:p>
          </table:table-cell>
          <table:table-cell table:style-name="ce220" table:number-columns-repeated="5"/>
          <table:table-cell table:style-name="ce64" office:value-type="string">
            <text:p>Phỏng vấn BA</text:p>
          </table:table-cell>
          <table:table-cell table:style-name="ce220"/>
          <table:table-cell table:style-name="ce64" office:value-type="string">
            <office:annotation draw:style-name="gr1" draw:text-style-name="P1" svg:width="1.1413in" svg:height="0.2634in" svg:x="106.4213in" svg:y="3.0134in" draw:caption-point-x="-0.2402in" draw:caption-point-y="0.5953in">
              <dc:date>2016-08-29T00:00:00</dc:date>
              <text:p text:style-name="P1"><text:span text:style-name="T1">Le Thanh Tai</text:span></text:p>
            </office:annotation>
            <text:p>Phỏng vấn PHP dev</text:p>
          </table:table-cell>
          <table:table-cell table:style-name="ce220"/>
          <table:table-cell table:style-name="ce64" office:value-type="string">
            <office:annotation draw:style-name="gr2" draw:text-style-name="P1" svg:width="1.1413in" svg:height="0.3902in" svg:x="110.0118in" svg:y="3.0134in" draw:caption-point-x="-0.2402in" draw:caption-point-y="0.5953in">
              <dc:date>2016-08-29T00:00:00</dc:date>
              <text:p text:style-name="P1"><text:span text:style-name="T1">Nguyen DangThai</text:span></text:p>
            </office:annotation>
            <text:p>Phỏng vấn Android dev</text:p>
          </table:table-cell>
          <table:table-cell table:style-name="ce64" office:value-type="string">
            <office:annotation draw:style-name="gr1" draw:text-style-name="P1" svg:width="1.1413in" svg:height="0.2634in" svg:x="111.8071in" svg:y="3.0134in" draw:caption-point-x="-0.2402in" draw:caption-point-y="0.5953in">
              <dc:date>2016-08-29T00:00:00</dc:date>
              <text:p text:style-name="P1"><text:span text:style-name="T1">Duong The Hien</text:span></text:p>
            </office:annotation>
            <text:p>Phỏng vấn QC</text:p>
          </table:table-cell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30M00S">
            <text:p>10:30 AM</text:p>
          </table:table-cell>
          <table:table-cell table:style-name="ce220" table:number-columns-repeated="7"/>
          <table:covered-table-cell table:style-name="Default"/>
          <table:table-cell table:style-name="ce220" table:number-columns-repeated="11"/>
          <table:table-cell table:style-name="ce64" office:value-type="string">
            <text:p>A Hiến training về PM</text:p>
          </table:table-cell>
          <table:table-cell table:style-name="ce220"/>
          <table:covered-table-cell table:style-name="Default"/>
          <table:table-cell table:style-name="ce220"/>
          <table:table-cell table:style-name="ce64"/>
          <table:table-cell table:style-name="ce220" table:number-columns-repeated="9"/>
          <table:table-cell table:style-name="ce64" office:value-type="string">
            <text:p>A Hiến training về PM</text:p>
          </table:table-cell>
          <table:table-cell table:style-name="ce220"/>
          <table:covered-table-cell table:style-name="Default"/>
          <table:table-cell table:style-name="ce220" table:number-columns-repeated="13"/>
          <table:covered-table-cell table:style-name="Default"/>
          <table:table-cell table:style-name="ce220" table:number-columns-repeated="1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00M00S">
            <text:p>11:00 AM</text:p>
          </table:table-cell>
          <table:table-cell table:style-name="ce220" table:number-columns-repeated="7"/>
          <table:covered-table-cell table:style-name="Default"/>
          <table:table-cell table:style-name="ce220" table:number-columns-repeated="4"/>
          <table:table-cell table:style-name="ce220">
            <office:annotation draw:style-name="gr2" draw:text-style-name="P1" svg:width="1.1413in" svg:height="0.3902in" svg:x="24.0531in" svg:y="3.7854in" draw:caption-point-x="-0.2402in" draw:caption-point-y="0.6079in">
              <dc:date>2016-07-07T00:00:00</dc:date>
              <text:p text:style-name="P1"><text:span text:style-name="T1">Le Chau Minh Nhut</text:span></text:p>
            </office:annotation>
          </table:table-cell>
          <table:table-cell table:style-name="ce220" table:number-columns-repeated="6"/>
          <table:table-cell table:style-name="ce64"/>
          <table:table-cell table:style-name="ce220"/>
          <table:table-cell table:style-name="ce64" office:value-type="string">
            <text:p>Họp lessons learned Hackathon</text:p>
          </table:table-cell>
          <table:table-cell table:style-name="ce64" office:value-type="string">
            <text:p>Phỏng vấn PHP dev</text:p>
          </table:table-cell>
          <table:table-cell table:style-name="ce220" table:number-columns-repeated="10"/>
          <table:table-cell table:style-name="ce64"/>
          <table:table-cell table:style-name="ce220"/>
          <table:covered-table-cell table:style-name="Default"/>
          <table:table-cell table:style-name="ce220" table:number-columns-repeated="12"/>
          <table:table-cell table:style-name="ce64" office:value-type="string">
            <text:p>Phỏng vấn QC </text:p>
          </table:table-cell>
          <table:covered-table-cell table:style-name="Default"/>
          <table:table-cell table:style-name="ce220" table:number-columns-repeated="8"/>
          <table:table-cell table:style-name="ce64" office:value-type="string">
            <office:annotation draw:style-name="gr1" draw:text-style-name="P1" svg:width="1.1413in" svg:height="0.2634in" svg:x="106.4213in" svg:y="3.798in" draw:caption-point-x="-0.2402in" draw:caption-point-y="0.5953in">
              <dc:date>2016-08-29T00:00:00</dc:date>
              <text:p text:style-name="P1"><text:span text:style-name="T1">Hoang The Doản</text:span></text:p>
            </office:annotation>
            <text:p>Phỏng vấn Web dev</text:p>
          </table:table-cell>
          <table:table-cell table:style-name="ce220" table:number-columns-repeated="3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30M00S">
            <text:p>11:30 AM</text:p>
          </table:table-cell>
          <table:table-cell table:style-name="ce220" table:number-columns-repeated="7"/>
          <table:covered-table-cell table:style-name="Default"/>
          <table:table-cell table:style-name="ce220" table:number-columns-repeated="11"/>
          <table:table-cell table:style-name="ce64"/>
          <table:table-cell table:style-name="ce220"/>
          <table:table-cell table:style-name="ce64"/>
          <table:table-cell table:style-name="ce220" table:number-columns-repeated="11"/>
          <table:table-cell table:style-name="ce64"/>
          <table:table-cell table:style-name="ce220"/>
          <table:covered-table-cell table:style-name="Default"/>
          <table:table-cell table:style-name="ce220" table:number-columns-repeated="13"/>
          <table:covered-table-cell table:style-name="Default"/>
          <table:table-cell table:style-name="ce220" table:number-columns-repeated="1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0H00M00S">
            <text:p>12:00 AM</text:p>
          </table:table-cell>
          <table:table-cell table:style-name="ce220" table:number-columns-repeated="62"/>
          <table:table-cell table:style-name="ce84" table:number-columns-repeated="941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7" table:number-columns-repeated="62"/>
          <table:table-cell table:style-name="ce83" table:number-columns-repeated="955"/>
        </table:table-row>
        <table:table-row table:style-name="ro12">
          <table:table-cell table:style-name="ce45" office:value-type="time" office:time-value="PT13H30M00S">
            <text:p>01:30 PM</text:p>
          </table:table-cell>
          <table:table-cell table:style-name="ce220" table:number-columns-repeated="62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00M00S">
            <text:p>02:00 PM</text:p>
          </table:table-cell>
          <table:table-cell table:style-name="ce220" table:number-columns-repeated="3"/>
          <table:table-cell table:style-name="ce64" office:value-type="string">
            <text:p>Distribute team <text:s/>Westmead</text:p>
          </table:table-cell>
          <table:table-cell table:style-name="ce220" table:number-columns-repeated="6"/>
          <table:table-cell table:style-name="ce220">
            <office:annotation draw:style-name="gr2" draw:text-style-name="P1" svg:width="1.1413in" svg:height="0.3902in" svg:x="20.5701in" svg:y="5.6437in" draw:caption-point-x="-0.2402in" draw:caption-point-y="0.6071in">
              <dc:date>2016-07-05T00:00:00</dc:date>
              <text:p text:style-name="P1"><text:span text:style-name="T1">Nguyen</text:span></text:p>
            </office:annotation>
          </table:table-cell>
          <table:table-cell table:style-name="ce220" table:number-columns-repeated="7"/>
          <table:table-cell table:style-name="ce64" office:value-type="string">
            <text:p>Phỏng vấn PHP dev</text:p>
          </table:table-cell>
          <table:table-cell table:style-name="ce220"/>
          <table:table-cell table:style-name="ce64" office:value-type="string">
            <text:p>Phỏng vấn Web dev</text:p>
          </table:table-cell>
          <table:table-cell table:style-name="ce220" table:number-columns-repeated="9"/>
          <table:table-cell table:style-name="ce64" office:value-type="string">
            <text:p>Phỏng vấn web dev</text:p>
          </table:table-cell>
          <table:table-cell table:style-name="ce220"/>
          <table:table-cell table:style-name="ce64" office:value-type="string">
            <text:p>Phỏng vấn PHP dev</text:p>
          </table:table-cell>
          <table:table-cell table:style-name="ce220" table:number-columns-repeated="11"/>
          <table:table-cell table:style-name="ce64" office:value-type="string">
            <text:p>Phỏng vấn iOS dev</text:p>
          </table:table-cell>
          <table:table-cell table:style-name="ce64" office:value-type="string">
            <text:p>Phỏng vấn PHP dev vòng 2</text:p>
          </table:table-cell>
          <table:table-cell table:style-name="ce220" table:number-columns-repeated="3"/>
          <table:table-cell table:style-name="ce64" office:value-type="string">
            <text:p>Phỏng vấn QC </text:p>
          </table:table-cell>
          <table:table-cell table:style-name="ce64" office:value-type="string">
            <text:p>Phỏng vấn QC vòng 2</text:p>
          </table:table-cell>
          <table:table-cell table:style-name="ce220" table:number-columns-repeated="5"/>
          <table:table-cell table:style-name="ce64" office:value-type="string">
            <text:p>Phỏng vấn Android dev</text:p>
          </table:table-cell>
          <table:table-cell table:style-name="ce220"/>
          <table:table-cell table:style-name="ce64" office:value-type="string">
            <office:annotation draw:style-name="gr2" draw:text-style-name="P1" svg:width="1.1413in" svg:height="0.3902in" svg:x="106.4213in" svg:y="5.6555in" draw:caption-point-x="-0.2402in" draw:caption-point-y="0.5953in">
              <dc:date>2016-08-29T00:00:00</dc:date>
              <text:p text:style-name="P1"><text:span text:style-name="T1">Nguyen Thanh Cong</text:span></text:p>
            </office:annotation>
            <text:p>Phỏng vấn iOS dev </text:p>
          </table:table-cell>
          <table:table-cell table:style-name="ce220"/>
          <table:table-cell table:style-name="ce64" office:value-type="string">
            <office:annotation draw:style-name="gr2" draw:text-style-name="P1" svg:width="1.1413in" svg:height="0.3902in" svg:x="110.0118in" svg:y="5.6555in" draw:caption-point-x="-0.2402in" draw:caption-point-y="0.5953in">
              <dc:date>2016-08-29T00:00:00</dc:date>
              <text:p text:style-name="P1"><text:span text:style-name="T1">Nguyen Tran Minh Hoang</text:span></text:p>
            </office:annotation>
            <text:p>Phỏng vấn BA</text:p>
          </table:table-cell>
          <table:table-cell table:style-name="ce220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30M00S">
            <text:p>02:30 PM</text:p>
          </table:table-cell>
          <table:table-cell table:style-name="ce220" table:number-columns-repeated="3"/>
          <table:table-cell table:style-name="ce64"/>
          <table:table-cell table:style-name="ce220" table:number-columns-repeated="58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00M00S">
            <text:p>03:00 PM</text:p>
          </table:table-cell>
          <table:table-cell table:style-name="ce220" table:number-columns-repeated="3"/>
          <table:table-cell table:style-name="ce64"/>
          <table:table-cell table:style-name="ce220" table:number-columns-repeated="14"/>
          <table:table-cell table:style-name="ce64" office:value-type="string">
            <text:p>Phỏng vấn QC</text:p>
          </table:table-cell>
          <table:table-cell table:style-name="ce64" office:value-type="string">
            <text:p>Họp lessons learned <text:s/>Chuối team</text:p>
          </table:table-cell>
          <table:table-cell table:style-name="ce220" table:number-columns-repeated="10"/>
          <table:table-cell table:style-name="ce64" office:value-type="string">
            <text:p>Phỏng vấn PHP dev</text:p>
          </table:table-cell>
          <table:table-cell table:style-name="ce220" table:number-columns-repeated="3"/>
          <table:table-cell table:style-name="ce64" office:value-type="string">
            <text:p>Phỏng vấn web dev vong 2</text:p>
          </table:table-cell>
          <table:table-cell table:style-name="ce220" table:number-columns-repeated="11"/>
          <table:table-cell table:style-name="ce64" office:value-type="string">
            <text:p>Phỏng vấn QC </text:p>
          </table:table-cell>
          <table:table-cell table:style-name="ce220"/>
          <table:table-cell table:style-name="ce64" office:value-type="string">
            <text:p>Phỏng vấn QC </text:p>
          </table:table-cell>
          <table:table-cell table:style-name="ce64" office:value-type="string">
            <text:p>Phỏng vấn iOS</text:p>
          </table:table-cell>
          <table:table-cell table:style-name="ce64" office:value-type="string">
            <text:p>Phỏng vấn QC </text:p>
          </table:table-cell>
          <table:table-cell table:style-name="ce64" office:value-type="string">
            <text:p>Phỏng vấn PHP dev</text:p>
          </table:table-cell>
          <table:table-cell table:style-name="ce220" table:number-columns-repeated="6"/>
          <table:table-cell table:style-name="ce64" office:value-type="string">
            <office:annotation draw:style-name="gr1" draw:text-style-name="P1" svg:width="1.1413in" svg:height="0.2634in" svg:x="106.4213in" svg:y="6.5217in" draw:caption-point-x="-0.2402in" draw:caption-point-y="0.5953in">
              <dc:date>2016-08-29T00:00:00</dc:date>
              <text:p text:style-name="P1"><text:span text:style-name="T1">Nguyen Ba Mah</text:span></text:p>
            </office:annotation>
            <text:p>Phỏng vấn iOS dev vong 2</text:p>
          </table:table-cell>
          <table:table-cell table:style-name="ce220" table:number-columns-repeated="3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30M00S">
            <text:p>03:30 PM</text:p>
          </table:table-cell>
          <table:table-cell table:style-name="ce220" table:number-columns-repeated="19"/>
          <table:table-cell table:style-name="ce64"/>
          <table:table-cell table:style-name="ce220" table:number-columns-repeated="42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00M00S">
            <text:p>04:00 PM</text:p>
          </table:table-cell>
          <table:table-cell table:style-name="ce220"/>
          <table:table-cell table:style-name="ce226" office:value-type="string" table:number-columns-spanned="1" table:number-rows-spanned="3">
            <text:p>Review code dự án MT</text:p>
          </table:table-cell>
          <table:table-cell table:style-name="ce220" table:number-columns-repeated="2"/>
          <table:table-cell table:style-name="ce226" office:value-type="string" table:number-columns-spanned="1" table:number-rows-spanned="3">
            <text:p>C Bình review Nhật</text:p>
          </table:table-cell>
          <table:table-cell table:style-name="ce220" table:number-columns-repeated="13"/>
          <table:table-cell table:style-name="ce226" office:value-type="string" table:number-columns-spanned="1" table:number-rows-spanned="3">
            <text:p>C Bình review Nhật</text:p>
          </table:table-cell>
          <table:table-cell table:style-name="ce220" table:number-columns-repeated="13"/>
          <table:table-cell table:style-name="ce226" office:value-type="string" table:number-columns-spanned="1" table:number-rows-spanned="3">
            <text:p>C Bình review Nhật</text:p>
          </table:table-cell>
          <table:table-cell table:style-name="ce220" table:number-columns-repeated="13"/>
          <table:table-cell table:style-name="ce64" office:value-type="string">
            <text:p>Phỏng vấn Android dev</text:p>
          </table:table-cell>
          <table:table-cell table:style-name="ce226" office:value-type="string" table:number-columns-spanned="1" table:number-rows-spanned="3">
            <text:p>C Bình review Nhật</text:p>
          </table:table-cell>
          <table:table-cell table:style-name="ce226" office:value-type="string" table:number-columns-spanned="1" table:number-rows-spanned="3">
            <text:p>C Bình review Thư</text:p>
          </table:table-cell>
          <table:table-cell table:style-name="ce220"/>
          <table:table-cell table:style-name="ce64" office:value-type="string">
            <text:p>Phỏng vấn QC vòng 2</text:p>
          </table:table-cell>
          <table:table-cell table:style-name="ce226" office:value-type="string" table:number-columns-spanned="1" table:number-rows-spanned="3">
            <text:p>C Bình review Như</text:p>
          </table:table-cell>
          <table:table-cell table:style-name="ce220" table:number-columns-repeated="8"/>
          <table:table-cell table:style-name="ce226" office:value-type="string" table:number-columns-spanned="1" table:number-rows-spanned="3">
            <text:p>C Bình review Nhật</text:p>
          </table:table-cell>
          <table:table-cell table:style-name="ce220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30M00S">
            <text:p>04:30 PM</text:p>
          </table:table-cell>
          <table:table-cell table:style-name="ce220"/>
          <table:covered-table-cell table:style-name="Default"/>
          <table:table-cell table:style-name="ce220" table:number-columns-repeated="2"/>
          <table:covered-table-cell table:style-name="Default"/>
          <table:table-cell table:style-name="ce220" table:number-columns-repeated="13"/>
          <table:covered-table-cell table:style-name="Default"/>
          <table:table-cell table:style-name="ce220" table:number-columns-repeated="13"/>
          <table:covered-table-cell table:style-name="Default"/>
          <table:table-cell table:style-name="ce220" table:number-columns-repeated="14"/>
          <table:covered-table-cell table:number-columns-repeated="2" table:style-name="Default"/>
          <table:table-cell table:style-name="ce220" table:number-columns-repeated="2"/>
          <table:covered-table-cell table:style-name="Default"/>
          <table:table-cell table:style-name="ce220" table:number-columns-repeated="8"/>
          <table:covered-table-cell table:style-name="Default"/>
          <table:table-cell table:style-name="ce220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00M00S">
            <text:p>05:00 PM</text:p>
          </table:table-cell>
          <table:table-cell table:style-name="ce220"/>
          <table:covered-table-cell table:style-name="Default"/>
          <table:table-cell table:style-name="ce220" table:number-columns-repeated="2"/>
          <table:covered-table-cell table:style-name="Default"/>
          <table:table-cell table:style-name="ce220" table:number-columns-repeated="13"/>
          <table:covered-table-cell table:style-name="Default"/>
          <table:table-cell table:style-name="ce220" table:number-columns-repeated="13"/>
          <table:covered-table-cell table:style-name="Default"/>
          <table:table-cell table:style-name="ce220" table:number-columns-repeated="14"/>
          <table:covered-table-cell table:number-columns-repeated="2" table:style-name="Default"/>
          <table:table-cell table:style-name="ce220" table:number-columns-repeated="2"/>
          <table:covered-table-cell table:style-name="Default"/>
          <table:table-cell table:style-name="ce220" table:number-columns-repeated="8"/>
          <table:covered-table-cell table:style-name="Default"/>
          <table:table-cell table:style-name="ce220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30M00S">
            <text:p>05:30 PM</text:p>
          </table:table-cell>
          <table:table-cell table:style-name="ce220" table:number-columns-repeated="22"/>
          <table:table-cell table:style-name="ce64" office:value-type="string">
            <text:p>Phỏng vấn PHP dev</text:p>
          </table:table-cell>
          <table:table-cell table:style-name="ce220" table:number-columns-repeated="39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21" table:number-columns-repeated="8"/>
          <table:table-cell table:style-name="Default"/>
          <table:table-cell table:style-name="ce221" table:number-columns-repeated="35"/>
          <table:table-cell table:style-name="Default" table:number-columns-repeated="7"/>
          <table:table-cell table:style-name="ce221" table:number-columns-repeated="11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221" table:number-columns-repeated="62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21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48"/>
          <table:table-cell table:style-name="ce222" office:value-type="string">
            <text:p><text:s/>Daily</text:p>
          </table:table-cell>
          <table:table-cell table:style-name="ce222"/>
          <table:table-cell table:style-name="ce221" table:number-columns-repeated="6"/>
          <table:table-cell table:style-name="Default" table:number-columns-repeated="2"/>
          <table:table-cell table:style-name="ce221" table:number-columns-repeated="52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21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216"/>
          <table:table-cell table:style-name="ce222" office:value-type="string">
            <text:p><text:s/>Weekly </text:p>
          </table:table-cell>
          <table:table-cell table:style-name="ce222"/>
          <table:table-cell table:style-name="ce221" table:number-columns-repeated="6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21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0"/>
          <table:table-cell table:style-name="ce222" office:value-type="string">
            <text:p>Bi – Weekly </text:p>
          </table:table-cell>
          <table:table-cell table:style-name="ce222"/>
          <table:table-cell table:style-name="ce221" table:number-columns-repeated="6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21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1"/>
          <table:table-cell table:style-name="ce222" office:value-type="string">
            <text:p><text:s/>Suddenly </text:p>
          </table:table-cell>
          <table:table-cell table:style-name="ce222"/>
          <table:table-cell table:style-name="ce221" table:number-columns-repeated="60"/>
          <table:table-cell table:style-name="ce84" table:number-columns-repeated="941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221" table:number-columns-repeated="62"/>
          <table:table-cell table:style-name="ce84" table:number-columns-repeated="941"/>
          <table:table-cell table:number-columns-repeated="14"/>
        </table:table-row>
        <table:table-row table:style-name="ro2" table:number-rows-repeated="9">
          <table:table-cell table:style-name="ce46"/>
          <table:table-cell table:style-name="ce221" table:number-columns-repeated="51"/>
          <table:table-cell/>
          <table:table-cell table:style-name="ce221" table:number-columns-repeated="10"/>
          <table:table-cell table:style-name="ce84" table:number-columns-repeated="941"/>
          <table:table-cell table:number-columns-repeated="14"/>
        </table:table-row>
        <table:table-row table:style-name="ro2" table:number-rows-repeated="983146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September" table:style-name="ta3" table:print="false">
        <table:table-column table:style-name="co12" table:default-cell-style-name="ce41"/>
        <table:table-column table:style-name="co13" table:number-columns-repeated="18" table:default-cell-style-name="ce242"/>
        <table:table-column table:style-name="co17" table:default-cell-style-name="ce242"/>
        <table:table-column table:style-name="co15" table:number-columns-repeated="41" table:default-cell-style-name="ce242"/>
        <table:table-column table:style-name="co7" table:number-columns-repeated="955" table:default-cell-style-name="Default"/>
        <table:table-row table:style-name="ro8">
          <table:table-cell/>
          <table:table-cell table:style-name="Default" table:number-columns-repeated="60"/>
          <table:table-cell table:style-name="ce81" table:number-columns-repeated="941"/>
          <table:table-cell table:style-name="ce85" table:number-columns-repeated="14"/>
        </table:table-row>
        <table:table-row table:style-name="ro6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13"/>
        </table:table-row>
        <table:table-row table:style-name="ro8">
          <table:table-cell table:style-name="ce42"/>
          <table:table-cell table:style-name="ce236" table:number-columns-repeated="16"/>
          <table:table-cell table:style-name="ce248" office:value-type="string" table:number-columns-spanned="3" table:number-rows-spanned="1">
            <text:p>Month</text:p>
          </table:table-cell>
          <table:covered-table-cell table:number-columns-repeated="2" table:style-name="ce249"/>
          <table:table-cell table:style-name="ce250"/>
          <table:table-cell table:style-name="ce251" table:content-validation-name="val1" office:value-type="float" office:value="9" table:number-columns-spanned="3" table:number-rows-spanned="1">
            <text:p>9</text:p>
          </table:table-cell>
          <table:covered-table-cell table:style-name="ce252" table:content-validation-name="val1"/>
          <table:covered-table-cell table:style-name="ce249"/>
          <table:table-cell table:style-name="ce250"/>
          <table:table-cell table:style-name="ce248" office:value-type="string" table:number-columns-spanned="3" table:number-rows-spanned="1">
            <text:p>Year</text:p>
          </table:table-cell>
          <table:covered-table-cell table:number-columns-repeated="2" table:style-name="ce249"/>
          <table:table-cell table:style-name="ce250"/>
          <table:table-cell table:style-name="ce248" office:value-type="float" office:value="2016" table:number-columns-spanned="3" table:number-rows-spanned="1">
            <text:p>2016</text:p>
          </table:table-cell>
          <table:covered-table-cell table:style-name="ce249"/>
          <table:covered-table-cell table:style-name="ce253"/>
          <table:table-cell table:style-name="ce236" table:number-columns-repeated="29"/>
          <table:table-cell table:style-name="ce81" table:number-columns-repeated="941"/>
          <table:table-cell table:style-name="ce85" table:number-columns-repeated="14"/>
        </table:table-row>
        <table:table-row table:style-name="ro8">
          <table:table-cell table:style-name="ce43"/>
          <table:table-cell table:style-name="ce237" table:formula="of:=DATE([.$AD$3];[.V3];1)" office:value-type="date" office:date-value="2016-09-01" table:number-columns-spanned="2" table:number-rows-spanned="1">
            <text:p>01</text:p>
          </table:table-cell>
          <table:covered-table-cell table:style-name="ce243"/>
          <table:table-cell table:style-name="ce237" table:formula="of:=[.B4]+1" office:value-type="date" office:date-value="2016-09-02" table:number-columns-spanned="2" table:number-rows-spanned="1">
            <text:p>02</text:p>
          </table:table-cell>
          <table:covered-table-cell table:style-name="ce243"/>
          <table:table-cell table:style-name="ce237" table:formula="of:=[.D4]+1" office:value-type="date" office:date-value="2016-09-03" table:number-columns-spanned="2" table:number-rows-spanned="1">
            <text:p>03</text:p>
          </table:table-cell>
          <table:covered-table-cell table:style-name="ce243"/>
          <table:table-cell table:style-name="ce237" table:formula="of:=[.F4]+1" office:value-type="date" office:date-value="2016-09-04" table:number-columns-spanned="2" table:number-rows-spanned="1">
            <text:p>04</text:p>
          </table:table-cell>
          <table:covered-table-cell table:style-name="ce243"/>
          <table:table-cell table:style-name="ce237" table:formula="of:=[.H4]+1" office:value-type="date" office:date-value="2016-09-05" table:number-columns-spanned="2" table:number-rows-spanned="1">
            <text:p>05</text:p>
          </table:table-cell>
          <table:covered-table-cell table:style-name="ce243"/>
          <table:table-cell table:style-name="ce237" table:formula="of:=[.J4]+1" office:value-type="date" office:date-value="2016-09-06" table:number-columns-spanned="2" table:number-rows-spanned="1">
            <text:p>06</text:p>
          </table:table-cell>
          <table:covered-table-cell table:style-name="ce243"/>
          <table:table-cell table:style-name="ce237" table:formula="of:=[.L4]+1" office:value-type="date" office:date-value="2016-09-07" table:number-columns-spanned="2" table:number-rows-spanned="1">
            <text:p>07</text:p>
          </table:table-cell>
          <table:covered-table-cell table:style-name="ce243"/>
          <table:table-cell table:style-name="ce237" table:formula="of:=[.N4]+1" office:value-type="date" office:date-value="2016-09-08" table:number-columns-spanned="2" table:number-rows-spanned="1">
            <text:p>08</text:p>
          </table:table-cell>
          <table:covered-table-cell table:style-name="ce243"/>
          <table:table-cell table:style-name="ce237" table:formula="of:=[.P4]+1" office:value-type="date" office:date-value="2016-09-09" table:number-columns-spanned="2" table:number-rows-spanned="1">
            <text:p>09</text:p>
          </table:table-cell>
          <table:covered-table-cell table:style-name="ce243"/>
          <table:table-cell table:style-name="ce237" table:formula="of:=[.R4]+1" office:value-type="date" office:date-value="2016-09-10" table:number-columns-spanned="2" table:number-rows-spanned="1">
            <text:p>10</text:p>
          </table:table-cell>
          <table:covered-table-cell table:style-name="ce243"/>
          <table:table-cell table:style-name="ce237" table:formula="of:=[.T4]+1" office:value-type="date" office:date-value="2016-09-11" table:number-columns-spanned="2" table:number-rows-spanned="1">
            <text:p>11</text:p>
          </table:table-cell>
          <table:covered-table-cell table:style-name="ce243"/>
          <table:table-cell table:style-name="ce237" table:formula="of:=[.V4]+1" office:value-type="date" office:date-value="2016-09-12" table:number-columns-spanned="2" table:number-rows-spanned="1">
            <text:p>12</text:p>
          </table:table-cell>
          <table:covered-table-cell table:style-name="ce243"/>
          <table:table-cell table:style-name="ce237" table:formula="of:=[.X4]+1" office:value-type="date" office:date-value="2016-09-13" table:number-columns-spanned="2" table:number-rows-spanned="1">
            <text:p>13</text:p>
          </table:table-cell>
          <table:covered-table-cell table:style-name="ce243"/>
          <table:table-cell table:style-name="ce237" table:formula="of:=[.Z4]+1" office:value-type="date" office:date-value="2016-09-14" table:number-columns-spanned="2" table:number-rows-spanned="1">
            <text:p>14</text:p>
          </table:table-cell>
          <table:covered-table-cell table:style-name="ce243"/>
          <table:table-cell table:style-name="ce237" table:formula="of:=[.AB4]+1" office:value-type="date" office:date-value="2016-09-15" table:number-columns-spanned="2" table:number-rows-spanned="1">
            <text:p>15</text:p>
          </table:table-cell>
          <table:covered-table-cell table:style-name="ce243"/>
          <table:table-cell table:style-name="ce237" table:formula="of:=[.AD4]+1" office:value-type="date" office:date-value="2016-09-16" table:number-columns-spanned="2" table:number-rows-spanned="1">
            <text:p>16</text:p>
          </table:table-cell>
          <table:covered-table-cell table:style-name="ce243"/>
          <table:table-cell table:style-name="ce254" table:formula="of:=[.AF4]+1" office:value-type="date" office:date-value="2016-09-17">
            <text:p>17</text:p>
          </table:table-cell>
          <table:table-cell table:style-name="ce254"/>
          <table:table-cell table:style-name="ce237" table:formula="of:=[.AH4]+1" office:value-type="date" office:date-value="2016-09-18" table:number-columns-spanned="2" table:number-rows-spanned="1">
            <text:p>18</text:p>
          </table:table-cell>
          <table:covered-table-cell table:style-name="ce243"/>
          <table:table-cell table:style-name="ce237" table:formula="of:=[.AJ4]+1" office:value-type="date" office:date-value="2016-09-19" table:number-columns-spanned="2" table:number-rows-spanned="1">
            <text:p>19</text:p>
          </table:table-cell>
          <table:covered-table-cell table:style-name="ce243"/>
          <table:table-cell table:style-name="ce237" table:formula="of:=[.AL4]+1" office:value-type="date" office:date-value="2016-09-20" table:number-columns-spanned="2" table:number-rows-spanned="1">
            <text:p>20</text:p>
          </table:table-cell>
          <table:covered-table-cell table:style-name="ce243"/>
          <table:table-cell table:style-name="ce237" table:formula="of:=[.AN4]+1" office:value-type="date" office:date-value="2016-09-21" table:number-columns-spanned="2" table:number-rows-spanned="1">
            <text:p>21</text:p>
          </table:table-cell>
          <table:covered-table-cell table:style-name="ce243"/>
          <table:table-cell table:style-name="ce237" table:formula="of:=[.AP4]+1" office:value-type="date" office:date-value="2016-09-22" table:number-columns-spanned="2" table:number-rows-spanned="1">
            <text:p>22</text:p>
          </table:table-cell>
          <table:covered-table-cell table:style-name="ce243"/>
          <table:table-cell table:style-name="ce237" table:formula="of:=[.AR4]+1" office:value-type="date" office:date-value="2016-09-23" table:number-columns-spanned="2" table:number-rows-spanned="1">
            <text:p>23</text:p>
          </table:table-cell>
          <table:covered-table-cell table:style-name="ce243"/>
          <table:table-cell table:style-name="ce237" table:formula="of:=[.AT4]+1" office:value-type="date" office:date-value="2016-09-24" table:number-columns-spanned="2" table:number-rows-spanned="1">
            <text:p>24</text:p>
          </table:table-cell>
          <table:covered-table-cell table:style-name="ce243"/>
          <table:table-cell table:style-name="ce237" table:formula="of:=[.AV4]+1" office:value-type="date" office:date-value="2016-09-25" table:number-columns-spanned="2" table:number-rows-spanned="1">
            <text:p>25</text:p>
          </table:table-cell>
          <table:covered-table-cell table:style-name="ce243"/>
          <table:table-cell table:style-name="ce237" table:formula="of:=[.AX4]+1" office:value-type="date" office:date-value="2016-09-26" table:number-columns-spanned="2" table:number-rows-spanned="1">
            <text:p>26</text:p>
          </table:table-cell>
          <table:covered-table-cell table:style-name="ce243"/>
          <table:table-cell table:style-name="ce237" table:formula="of:=[.AZ4]+1" office:value-type="date" office:date-value="2016-09-27" table:number-columns-spanned="2" table:number-rows-spanned="1">
            <text:p>27</text:p>
          </table:table-cell>
          <table:covered-table-cell table:style-name="ce243"/>
          <table:table-cell table:style-name="ce237" table:formula="of:=[.BB4]+1" office:value-type="date" office:date-value="2016-09-28" table:number-columns-spanned="2" table:number-rows-spanned="1">
            <text:p>28</text:p>
          </table:table-cell>
          <table:covered-table-cell table:style-name="ce243"/>
          <table:table-cell table:style-name="ce237" table:formula="of:=[.BD4]+1" office:value-type="date" office:date-value="2016-09-29" table:number-columns-spanned="2" table:number-rows-spanned="1">
            <text:p>29</text:p>
          </table:table-cell>
          <table:covered-table-cell table:style-name="ce243"/>
          <table:table-cell table:style-name="ce237" table:formula="of:=[.BF4]+1" office:value-type="date" office:date-value="2016-09-30" table:number-columns-spanned="2" table:number-rows-spanned="1">
            <text:p>30</text:p>
          </table:table-cell>
          <table:covered-table-cell table:style-name="ce243" table:formula="of:=[.BG4]+1" office:value-type="date" office:date-value="1899-12-31">
            <text:p>31</text:p>
          </table:covered-table-cell>
          <table:table-cell table:style-name="ce82" table:number-columns-repeated="941"/>
          <table:table-cell table:style-name="ce86" table:number-columns-repeated="14"/>
        </table:table-row>
        <table:table-row table:style-name="ro8">
          <table:table-cell table:style-name="ce43"/>
          <table:table-cell table:style-name="ce238" table:formula="of:=CHOOSE(WEEKDAY([.B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44"/>
          <table:table-cell table:style-name="ce238" table:formula="of:=CHOOSE(WEEKDAY([.D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44"/>
          <table:table-cell table:style-name="ce238" table:formula="of:=CHOOSE(WEEKDAY([.F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44"/>
          <table:table-cell table:style-name="ce238" table:formula="of:=CHOOSE(WEEKDAY([.H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44"/>
          <table:table-cell table:style-name="ce238" table:formula="of:=CHOOSE(WEEKDAY([.J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44"/>
          <table:table-cell table:style-name="ce238" table:formula="of:=CHOOSE(WEEKDAY([.L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44"/>
          <table:table-cell table:style-name="ce238" table:formula="of:=CHOOSE(WEEKDAY([.N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44"/>
          <table:table-cell table:style-name="ce238" table:formula="of:=CHOOSE(WEEKDAY([.P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44"/>
          <table:table-cell table:style-name="ce238" table:formula="of:=CHOOSE(WEEKDAY([.R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44"/>
          <table:table-cell table:style-name="ce238" table:formula="of:=CHOOSE(WEEKDAY([.T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44"/>
          <table:table-cell table:style-name="ce238" table:formula="of:=CHOOSE(WEEKDAY([.V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44"/>
          <table:table-cell table:style-name="ce238" table:formula="of:=CHOOSE(WEEKDAY([.X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44"/>
          <table:table-cell table:style-name="ce238" table:formula="of:=CHOOSE(WEEKDAY([.Z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44"/>
          <table:table-cell table:style-name="ce238" table:formula="of:=CHOOSE(WEEKDAY([.AB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44"/>
          <table:table-cell table:style-name="ce238" table:formula="of:=CHOOSE(WEEKDAY([.AD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44"/>
          <table:table-cell table:style-name="ce238" table:formula="of:=CHOOSE(WEEKDAY([.AF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44"/>
          <table:table-cell table:style-name="ce238" table:formula="of:=CHOOSE(WEEKDAY([.AH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44"/>
          <table:table-cell table:style-name="ce238" table:formula="of:=CHOOSE(WEEKDAY([.AJ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44"/>
          <table:table-cell table:style-name="ce238" table:formula="of:=CHOOSE(WEEKDAY([.AL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44"/>
          <table:table-cell table:style-name="ce238" table:formula="of:=CHOOSE(WEEKDAY([.AN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44"/>
          <table:table-cell table:style-name="ce238" table:formula="of:=CHOOSE(WEEKDAY([.AP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44"/>
          <table:table-cell table:style-name="ce238" table:formula="of:=CHOOSE(WEEKDAY([.AR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44"/>
          <table:table-cell table:style-name="ce238" table:formula="of:=CHOOSE(WEEKDAY([.AT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44"/>
          <table:table-cell table:style-name="ce238" table:formula="of:=CHOOSE(WEEKDAY([.AV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44"/>
          <table:table-cell table:style-name="ce238" table:formula="of:=CHOOSE(WEEKDAY([.AX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44"/>
          <table:table-cell table:style-name="ce238" table:formula="of:=CHOOSE(WEEKDAY([.AZ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44"/>
          <table:table-cell table:style-name="ce238" table:formula="of:=CHOOSE(WEEKDAY([.BB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44"/>
          <table:table-cell table:style-name="ce238" table:formula="of:=CHOOSE(WEEKDAY([.BD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44"/>
          <table:table-cell table:style-name="ce238" table:formula="of:=CHOOSE(WEEKDAY([.BF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44"/>
          <table:table-cell table:style-name="ce238" table:formula="of:=CHOOSE(WEEKDAY([.BH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44" table:formula="of:=CHOOSE(WEEKDAY([.BI4]);&quot;Sun&quot;;&quot;Mon&quot;;&quot;Tue&quot;;&quot;Wed&quot;;&quot;Thur&quot;;&quot;Fri&quot;;&quot;Sat&quot;)" office:value-type="string" office:string-value="Sun">
            <text:p>Sun</text:p>
          </table:covered-table-cell>
          <table:table-cell table:style-name="ce82" table:number-columns-repeated="941"/>
          <table:table-cell table:style-name="ce86" table:number-columns-repeated="14"/>
        </table:table-row>
        <table:table-row table:style-name="ro10">
          <table:table-cell table:style-name="ce44" office:value-type="string">
            <text:p>Morni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83" table:number-columns-repeated="955"/>
        </table:table-row>
        <table:table-row table:style-name="ro11">
          <table:table-cell table:style-name="ce45" office:value-type="time" office:time-value="PT08H00M00S">
            <text:p>08:00 AM</text:p>
          </table:table-cell>
          <table:table-cell table:style-name="ce239" table:number-columns-repeated="60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8H30M00S">
            <text:p>08:30 AM</text:p>
          </table:table-cell>
          <table:table-cell table:style-name="ce239" table:number-columns-repeated="60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00M00S">
            <text:p>09:00 AM</text:p>
          </table:table-cell>
          <table:table-cell table:style-name="ce239" table:number-columns-repeated="60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30M00S">
            <text:p>09:30 AM</text:p>
          </table:table-cell>
          <table:table-cell table:style-name="ce239" table:number-columns-repeated="60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00M00S">
            <text:p>10:00 AM</text:p>
          </table:table-cell>
          <table:table-cell table:style-name="ce64" office:value-type="string">
            <text:p>Phỏng vấn iOS dev</text:p>
          </table:table-cell>
          <table:table-cell table:style-name="ce64" office:value-type="string">
            <text:p>Phỏng vấn BA</text:p>
          </table:table-cell>
          <table:table-cell table:style-name="ce239" table:number-columns-repeated="6"/>
          <table:table-cell table:style-name="ce64" office:value-type="string">
            <text:p>Phỏng vấn iOS dev</text:p>
          </table:table-cell>
          <table:table-cell table:style-name="ce239"/>
          <table:table-cell table:style-name="ce64" office:value-type="string">
            <text:p>Phỏng vấn BA</text:p>
          </table:table-cell>
          <table:table-cell table:style-name="ce239"/>
          <table:table-cell table:style-name="ce64" office:value-type="string">
            <text:p>Phỏng vấn Web dev</text:p>
          </table:table-cell>
          <table:table-cell table:style-name="ce239"/>
          <table:table-cell table:style-name="ce64" office:value-type="string">
            <text:p>Phỏng vấn iOS dev</text:p>
          </table:table-cell>
          <table:table-cell table:style-name="ce245" office:value-type="string" table:number-columns-spanned="1" table:number-rows-spanned="4">
            <text:p>Review code dự án Westmead</text:p>
          </table:table-cell>
          <table:table-cell table:style-name="ce239" table:number-columns-repeated="6"/>
          <table:table-cell table:style-name="ce64" office:value-type="string">
            <text:p>Phỏng vấn Android dev</text:p>
          </table:table-cell>
          <table:table-cell table:style-name="ce239" table:number-columns-repeated="5"/>
          <table:table-cell table:style-name="ce64" office:value-type="string">
            <text:p>Phỏng vấn Android dev</text:p>
          </table:table-cell>
          <table:table-cell table:style-name="ce245" office:value-type="string" table:number-columns-spanned="1" table:number-rows-spanned="4">
            <text:p>Review code dự án Westmead</text:p>
          </table:table-cell>
          <table:table-cell table:style-name="ce239" table:number-columns-repeated="8"/>
          <table:table-cell table:style-name="ce64" office:value-type="string">
            <text:p>Phỏng vấn Android dev</text:p>
          </table:table-cell>
          <table:table-cell table:style-name="ce239"/>
          <table:table-cell table:style-name="ce64" office:value-type="string">
            <text:p>Phỏng vấn Web dev vòng 2</text:p>
          </table:table-cell>
          <table:table-cell table:style-name="ce239" table:number-columns-repeated="2"/>
          <table:table-cell table:style-name="ce245" office:value-type="string" table:number-columns-spanned="1" table:number-rows-spanned="4">
            <text:p>Review code dự án Westmead</text:p>
          </table:table-cell>
          <table:table-cell table:style-name="ce239" table:number-columns-repeated="8"/>
          <table:table-cell table:style-name="ce64" office:value-type="string">
            <text:p>Phỏng vấn Android dev</text:p>
          </table:table-cell>
          <table:table-cell table:style-name="ce239"/>
          <table:table-cell table:style-name="ce64" office:value-type="string">
            <text:p>Phỏng vấn Android dev</text:p>
          </table:table-cell>
          <table:table-cell table:style-name="ce239" table:number-columns-repeated="2"/>
          <table:table-cell table:style-name="ce245" office:value-type="string" table:number-columns-spanned="1" table:number-rows-spanned="4">
            <text:p>Review code dự án Westmead</text:p>
          </table:table-cell>
          <table:table-cell table:style-name="ce239" table:number-columns-repeated="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30M00S">
            <text:p>10:30 AM</text:p>
          </table:table-cell>
          <table:table-cell table:style-name="ce239" table:number-columns-repeated="11"/>
          <table:table-cell table:style-name="ce64" office:value-type="string">
            <text:p>c</text:p>
          </table:table-cell>
          <table:table-cell table:style-name="ce239" table:number-columns-repeated="3"/>
          <table:covered-table-cell table:style-name="Default"/>
          <table:table-cell table:style-name="ce239" table:number-columns-repeated="13"/>
          <table:covered-table-cell table:style-name="Default"/>
          <table:table-cell table:style-name="ce239" table:number-columns-repeated="13"/>
          <table:covered-table-cell table:style-name="Default"/>
          <table:table-cell table:style-name="ce239" table:number-columns-repeated="7"/>
          <table:table-cell table:style-name="ce64" office:value-type="string">
            <text:p>Meeting trainers</text:p>
          </table:table-cell>
          <table:table-cell table:style-name="ce239" table:number-columns-repeated="5"/>
          <table:covered-table-cell table:style-name="Default"/>
          <table:table-cell table:style-name="ce239" table:number-columns-repeated="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00M00S">
            <text:p>11:00 AM</text:p>
          </table:table-cell>
          <table:table-cell table:style-name="ce239" table:number-columns-repeated="10"/>
          <table:table-cell table:style-name="ce64" office:value-type="string">
            <text:p>Phỏng vấn iOS dev</text:p>
          </table:table-cell>
          <table:table-cell table:style-name="ce64"/>
          <table:table-cell table:style-name="ce239" table:number-columns-repeated="3"/>
          <table:covered-table-cell table:style-name="Default"/>
          <table:table-cell table:style-name="ce239"/>
          <table:table-cell table:style-name="ce246" office:value-type="string" table:number-columns-spanned="1" table:number-rows-spanned="3">
            <text:p>Review code dự án SMS – Android</text:p>
          </table:table-cell>
          <table:table-cell table:style-name="ce239" table:number-columns-repeated="10"/>
          <table:table-cell table:style-name="ce64" office:value-type="string">
            <text:p>Phỏng vấn Web dev</text:p>
          </table:table-cell>
          <table:covered-table-cell table:style-name="Default"/>
          <table:table-cell table:style-name="ce239" table:number-columns-repeated="8"/>
          <table:table-cell table:style-name="ce64" office:value-type="string">
            <text:p>Phỏng vấn BA</text:p>
          </table:table-cell>
          <table:table-cell table:style-name="ce239" table:number-columns-repeated="4"/>
          <table:covered-table-cell table:style-name="Default"/>
          <table:table-cell table:style-name="ce239" table:number-columns-repeated="7"/>
          <table:table-cell table:style-name="ce64"/>
          <table:table-cell table:style-name="ce239" table:number-columns-repeated="5"/>
          <table:covered-table-cell table:style-name="Default"/>
          <table:table-cell table:style-name="ce239" table:number-columns-repeated="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30M00S">
            <text:p>11:30 AM</text:p>
          </table:table-cell>
          <table:table-cell table:style-name="ce239" table:number-columns-repeated="11"/>
          <table:table-cell table:style-name="ce64"/>
          <table:table-cell table:style-name="ce239" table:number-columns-repeated="3"/>
          <table:covered-table-cell table:style-name="Default"/>
          <table:table-cell table:style-name="ce239"/>
          <table:covered-table-cell table:style-name="ce247"/>
          <table:table-cell table:style-name="ce239" table:number-columns-repeated="11"/>
          <table:covered-table-cell table:style-name="Default"/>
          <table:table-cell table:style-name="ce239" table:number-columns-repeated="13"/>
          <table:covered-table-cell table:style-name="Default"/>
          <table:table-cell table:style-name="ce239" table:number-columns-repeated="7"/>
          <table:table-cell table:style-name="ce64"/>
          <table:table-cell table:style-name="ce239" table:number-columns-repeated="5"/>
          <table:covered-table-cell table:style-name="Default"/>
          <table:table-cell table:style-name="ce239" table:number-columns-repeated="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0H00M00S">
            <text:p>12:00 AM</text:p>
          </table:table-cell>
          <table:table-cell table:style-name="ce239" table:number-columns-repeated="17"/>
          <table:covered-table-cell table:style-name="ce247"/>
          <table:table-cell table:style-name="ce239" table:number-columns-repeated="42"/>
          <table:table-cell table:style-name="ce84" table:number-columns-repeated="941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7" table:number-columns-repeated="60"/>
          <table:table-cell table:style-name="ce83" table:number-columns-repeated="955"/>
        </table:table-row>
        <table:table-row table:style-name="ro12">
          <table:table-cell table:style-name="ce45" office:value-type="time" office:time-value="PT13H30M00S">
            <text:p>01:30 PM</text:p>
          </table:table-cell>
          <table:table-cell table:style-name="ce239"/>
          <table:table-cell table:style-name="ce64" office:value-type="string">
            <text:p>Review code dự án Westmead</text:p>
          </table:table-cell>
          <table:table-cell table:style-name="ce239" table:number-columns-repeated="8"/>
          <table:table-cell table:style-name="ce64" office:value-type="string">
            <text:p>A Nhân meeting với Mai</text:p>
          </table:table-cell>
          <table:table-cell table:style-name="ce239" table:number-columns-repeated="49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00M00S">
            <text:p>02:00 PM</text:p>
          </table:table-cell>
          <table:table-cell table:style-name="ce64" office:value-type="string">
            <text:p>Phỏng vấn QC vòng 2</text:p>
          </table:table-cell>
          <table:table-cell table:style-name="ce64"/>
          <table:table-cell table:style-name="ce239" table:number-columns-repeated="6"/>
          <table:table-cell table:style-name="ce64" office:value-type="string">
            <text:p>HR nói chuyện NV mới</text:p>
          </table:table-cell>
          <table:table-cell table:style-name="ce64" office:value-type="string">
            <text:p>Họp team Westmead</text:p>
          </table:table-cell>
          <table:table-cell table:style-name="ce64"/>
          <table:table-cell table:style-name="ce64" office:value-type="string">
            <text:p>Phỏng vấn QC</text:p>
          </table:table-cell>
          <table:table-cell table:style-name="ce64" office:value-type="string">
            <text:p>Phỏng vấn BA</text:p>
          </table:table-cell>
          <table:table-cell table:style-name="ce239"/>
          <table:table-cell table:style-name="ce64" office:value-type="string">
            <text:p>Phỏng vấn iOS dev</text:p>
          </table:table-cell>
          <table:table-cell table:style-name="ce239" table:number-columns-repeated="7"/>
          <table:table-cell table:style-name="ce64" office:value-type="string">
            <text:p>Phỏng vấn Android dev</text:p>
          </table:table-cell>
          <table:table-cell table:style-name="ce239" table:number-columns-repeated="4"/>
          <table:table-cell table:style-name="ce64" office:value-type="string">
            <text:p>Phỏng vấn Android dev</text:p>
          </table:table-cell>
          <table:table-cell table:style-name="ce64" office:value-type="string">
            <text:p>Phỏng vấn BA vòng 2</text:p>
          </table:table-cell>
          <table:table-cell table:number-columns-repeated="2" table:style-name="ce64" office:value-type="string">
            <text:p>Phỏng vấn BA</text:p>
          </table:table-cell>
          <table:table-cell table:style-name="ce239" table:number-columns-repeated="9"/>
          <table:table-cell table:style-name="ce64" office:value-type="string">
            <text:p>Meeting with Như (c Bình, Phuong)</text:p>
          </table:table-cell>
          <table:table-cell table:style-name="ce239" table:number-columns-repeated="19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30M00S">
            <text:p>02:30 PM</text:p>
          </table:table-cell>
          <table:table-cell table:style-name="ce239"/>
          <table:table-cell table:style-name="ce64"/>
          <table:table-cell table:style-name="ce239" table:number-columns-repeated="6"/>
          <table:table-cell table:style-name="ce64" table:number-columns-repeated="2"/>
          <table:table-cell table:style-name="ce239" table:number-columns-repeated="31"/>
          <table:table-cell table:style-name="ce246" office:value-type="string" table:number-columns-spanned="1" table:number-rows-spanned="3">
            <text:p>Review code Newsprint</text:p>
          </table:table-cell>
          <table:table-cell table:style-name="ce239" table:number-columns-repeated="13"/>
          <table:table-cell table:style-name="ce246" office:value-type="string" table:number-columns-spanned="1" table:number-rows-spanned="3">
            <text:p>Review code Newsprint</text:p>
          </table:table-cell>
          <table:table-cell table:style-name="ce239" table:number-columns-repeated="4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00M00S">
            <text:p>03:00 PM</text:p>
          </table:table-cell>
          <table:table-cell table:style-name="ce64" office:value-type="string">
            <text:p>Phỏng vấn BA</text:p>
          </table:table-cell>
          <table:table-cell table:style-name="ce64"/>
          <table:table-cell table:style-name="ce239" table:number-columns-repeated="6"/>
          <table:table-cell table:style-name="ce64"/>
          <table:table-cell table:style-name="ce239"/>
          <table:table-cell table:style-name="ce64" office:value-type="string">
            <text:p>Phỏng vấn QC</text:p>
          </table:table-cell>
          <table:table-cell table:style-name="ce239" table:number-columns-repeated="4"/>
          <table:table-cell table:style-name="ce246" office:value-type="string" table:number-columns-spanned="1" table:number-rows-spanned="3">
            <text:p>Review code dự án SMS – iOS</text:p>
          </table:table-cell>
          <table:table-cell table:style-name="ce239" table:number-columns-repeated="6"/>
          <table:table-cell table:style-name="ce64" office:value-type="string">
            <text:p>Phỏng vấn Web dev</text:p>
          </table:table-cell>
          <table:table-cell table:style-name="ce239"/>
          <table:table-cell table:style-name="ce64" office:value-type="string">
            <text:p>Phỏng vấn iOS dev</text:p>
          </table:table-cell>
          <table:table-cell table:style-name="ce239"/>
          <table:table-cell table:style-name="ce64" office:value-type="string">
            <text:p>Phỏng vấn Android dev</text:p>
          </table:table-cell>
          <table:table-cell table:style-name="ce239"/>
          <table:table-cell table:style-name="ce64" office:value-type="string">
            <text:p>Phỏng vấn Android dev</text:p>
          </table:table-cell>
          <table:table-cell table:style-name="ce239" table:number-columns-repeated="12"/>
          <table:covered-table-cell table:style-name="Default"/>
          <table:table-cell table:style-name="ce239" table:number-columns-repeated="13"/>
          <table:covered-table-cell table:style-name="Default"/>
          <table:table-cell table:style-name="ce239" table:number-columns-repeated="4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30M00S">
            <text:p>03:30 PM</text:p>
          </table:table-cell>
          <table:table-cell table:style-name="ce239" table:number-columns-repeated="15"/>
          <table:covered-table-cell table:style-name="ce247"/>
          <table:table-cell table:style-name="ce239" table:number-columns-repeated="25"/>
          <table:covered-table-cell table:style-name="Default"/>
          <table:table-cell table:style-name="ce239" table:number-columns-repeated="13"/>
          <table:covered-table-cell table:style-name="Default"/>
          <table:table-cell table:style-name="ce239" table:number-columns-repeated="4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00M00S">
            <text:p>04:00 PM</text:p>
          </table:table-cell>
          <table:table-cell table:style-name="ce64" office:value-type="string">
            <text:p>Phỏng vấn QC </text:p>
          </table:table-cell>
          <table:table-cell table:style-name="ce239" table:number-columns-repeated="14"/>
          <table:covered-table-cell table:style-name="ce247"/>
          <table:table-cell table:style-name="ce64" office:value-type="string">
            <text:p>Dự án LD review code</text:p>
          </table:table-cell>
          <table:table-cell table:style-name="ce246" office:value-type="string" table:number-columns-spanned="1" table:number-rows-spanned="3">
            <text:p>Họp BA-QC</text:p>
          </table:table-cell>
          <table:table-cell table:style-name="ce239" table:number-columns-repeated="9"/>
          <table:table-cell table:style-name="ce246" office:value-type="string" table:number-columns-spanned="1" table:number-rows-spanned="3">
            <text:p>Họp BA-QC</text:p>
          </table:table-cell>
          <table:table-cell table:style-name="ce239" table:number-columns-repeated="2"/>
          <table:table-cell table:style-name="ce246" office:value-type="string" table:number-columns-spanned="1" table:number-rows-spanned="3">
            <text:p>C Bình review Như</text:p>
          </table:table-cell>
          <table:table-cell table:style-name="ce239" table:number-columns-repeated="10"/>
          <table:table-cell table:style-name="ce246" office:value-type="string" table:number-columns-spanned="1" table:number-rows-spanned="3">
            <text:p>Họp BA-QC</text:p>
          </table:table-cell>
          <table:table-cell table:style-name="ce239" table:number-columns-repeated="2"/>
          <table:table-cell table:style-name="ce246" office:value-type="string" table:number-columns-spanned="1" table:number-rows-spanned="3">
            <text:p>C Bình review Như</text:p>
          </table:table-cell>
          <table:table-cell table:style-name="ce239" table:number-columns-repeated="10"/>
          <table:table-cell table:style-name="ce246" office:value-type="string" table:number-columns-spanned="1" table:number-rows-spanned="3">
            <text:p>Họp BA-QC</text:p>
          </table:table-cell>
          <table:table-cell table:style-name="ce239" table:number-columns-repeated="2"/>
          <table:table-cell table:style-name="ce246" office:value-type="string" table:number-columns-spanned="1" table:number-rows-spanned="3">
            <text:p>C Bình review Như</text:p>
          </table:table-cell>
          <table:table-cell table:style-name="ce239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30M00S">
            <text:p>04:30 PM</text:p>
          </table:table-cell>
          <table:table-cell table:style-name="ce239" table:number-columns-repeated="15"/>
          <table:table-cell table:style-name="ce64" office:value-type="string">
            <text:p>HR (Thuy) training new staff</text:p>
          </table:table-cell>
          <table:table-cell table:style-name="ce64"/>
          <table:covered-table-cell table:style-name="Default"/>
          <table:table-cell table:style-name="ce239" table:number-columns-repeated="9"/>
          <table:covered-table-cell table:style-name="Default"/>
          <table:table-cell table:style-name="ce239" table:number-columns-repeated="2"/>
          <table:covered-table-cell table:style-name="Default"/>
          <table:table-cell table:style-name="ce239" table:number-columns-repeated="10"/>
          <table:covered-table-cell table:style-name="ce255"/>
          <table:table-cell table:style-name="ce239" table:number-columns-repeated="2"/>
          <table:covered-table-cell table:style-name="Default"/>
          <table:table-cell table:style-name="ce239" table:number-columns-repeated="10"/>
          <table:covered-table-cell table:style-name="Default"/>
          <table:table-cell table:style-name="ce239" table:number-columns-repeated="2"/>
          <table:covered-table-cell table:style-name="Default"/>
          <table:table-cell table:style-name="ce239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00M00S">
            <text:p>05:00 PM</text:p>
          </table:table-cell>
          <table:table-cell table:style-name="ce239" table:number-columns-repeated="15"/>
          <table:table-cell table:style-name="ce64" table:number-columns-repeated="2"/>
          <table:covered-table-cell table:style-name="Default"/>
          <table:table-cell table:style-name="ce239" table:number-columns-repeated="9"/>
          <table:covered-table-cell table:style-name="Default"/>
          <table:table-cell table:style-name="ce239" table:number-columns-repeated="2"/>
          <table:covered-table-cell table:style-name="Default"/>
          <table:table-cell table:style-name="ce239" table:number-columns-repeated="10"/>
          <table:covered-table-cell table:style-name="ce255"/>
          <table:table-cell table:style-name="ce239" table:number-columns-repeated="2"/>
          <table:covered-table-cell table:style-name="Default"/>
          <table:table-cell table:style-name="ce239" table:number-columns-repeated="10"/>
          <table:covered-table-cell table:style-name="Default"/>
          <table:table-cell table:style-name="ce239" table:number-columns-repeated="2"/>
          <table:covered-table-cell table:style-name="Default"/>
          <table:table-cell table:style-name="ce239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30M00S">
            <text:p>05:30 PM</text:p>
          </table:table-cell>
          <table:table-cell table:style-name="ce239" table:number-columns-repeated="6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40" table:number-columns-repeated="8"/>
          <table:table-cell table:style-name="Default"/>
          <table:table-cell table:style-name="ce240" table:number-columns-repeated="35"/>
          <table:table-cell table:style-name="Default" table:number-columns-repeated="7"/>
          <table:table-cell table:style-name="ce240" table:number-columns-repeated="9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240" table:number-columns-repeated="6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40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48"/>
          <table:table-cell table:style-name="ce241" office:value-type="string">
            <text:p><text:s/>Daily</text:p>
          </table:table-cell>
          <table:table-cell table:style-name="ce241"/>
          <table:table-cell table:style-name="ce240" table:number-columns-repeated="6"/>
          <table:table-cell table:style-name="Default" table:number-columns-repeated="2"/>
          <table:table-cell table:style-name="ce240" table:number-columns-repeated="5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40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235"/>
          <table:table-cell table:style-name="ce241" office:value-type="string">
            <text:p><text:s/>Weekly </text:p>
          </table:table-cell>
          <table:table-cell table:style-name="ce241"/>
          <table:table-cell table:style-name="ce240" table:number-columns-repeated="58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40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0"/>
          <table:table-cell table:style-name="ce241" office:value-type="string">
            <text:p>Bi – Weekly </text:p>
          </table:table-cell>
          <table:table-cell table:style-name="ce241"/>
          <table:table-cell table:style-name="ce240" table:number-columns-repeated="58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40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1"/>
          <table:table-cell table:style-name="ce241" office:value-type="string">
            <text:p><text:s/>Suddenly </text:p>
          </table:table-cell>
          <table:table-cell table:style-name="ce241"/>
          <table:table-cell table:style-name="ce240" table:number-columns-repeated="58"/>
          <table:table-cell table:style-name="ce84" table:number-columns-repeated="941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240" table:number-columns-repeated="60"/>
          <table:table-cell table:style-name="ce84" table:number-columns-repeated="941"/>
          <table:table-cell table:number-columns-repeated="14"/>
        </table:table-row>
        <table:table-row table:style-name="ro2" table:number-rows-repeated="9">
          <table:table-cell table:style-name="ce46"/>
          <table:table-cell table:style-name="ce240" table:number-columns-repeated="51"/>
          <table:table-cell/>
          <table:table-cell table:style-name="ce240" table:number-columns-repeated="8"/>
          <table:table-cell table:style-name="ce84" table:number-columns-repeated="941"/>
          <table:table-cell table:number-columns-repeated="14"/>
        </table:table-row>
        <table:table-row table:style-name="ro2" table:number-rows-repeated="983146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October" table:style-name="ta3" table:print="false">
        <table:table-column table:style-name="co12" table:default-cell-style-name="ce41"/>
        <table:table-column table:style-name="co13" table:number-columns-repeated="18" table:default-cell-style-name="ce263"/>
        <table:table-column table:style-name="co17" table:default-cell-style-name="ce263"/>
        <table:table-column table:style-name="co15" table:number-columns-repeated="41" table:default-cell-style-name="ce263"/>
        <table:table-column table:style-name="co18" table:number-columns-repeated="2" table:default-cell-style-name="ce263"/>
        <table:table-column table:style-name="co7" table:number-columns-repeated="955" table:default-cell-style-name="Default"/>
        <table:table-row table:style-name="ro8">
          <table:table-cell/>
          <table:table-cell table:style-name="Default" table:number-columns-repeated="62"/>
          <table:table-cell table:style-name="ce81" table:number-columns-repeated="941"/>
          <table:table-cell table:style-name="ce85" table:number-columns-repeated="14"/>
        </table:table-row>
        <table:table-row table:style-name="ro6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15"/>
        </table:table-row>
        <table:table-row table:style-name="ro8">
          <table:table-cell table:style-name="ce42"/>
          <table:table-cell table:style-name="ce257" table:number-columns-repeated="16"/>
          <table:table-cell table:style-name="ce268" office:value-type="string" table:number-columns-spanned="3" table:number-rows-spanned="1">
            <text:p>Month</text:p>
          </table:table-cell>
          <table:covered-table-cell table:number-columns-repeated="2" table:style-name="ce269"/>
          <table:table-cell table:style-name="ce270"/>
          <table:table-cell table:style-name="ce271" table:content-validation-name="val1" office:value-type="float" office:value="10" table:number-columns-spanned="3" table:number-rows-spanned="1">
            <text:p>10</text:p>
          </table:table-cell>
          <table:covered-table-cell table:style-name="ce272" table:content-validation-name="val1"/>
          <table:covered-table-cell table:style-name="ce269"/>
          <table:table-cell table:style-name="ce270"/>
          <table:table-cell table:style-name="ce268" office:value-type="string" table:number-columns-spanned="3" table:number-rows-spanned="1">
            <text:p>Year</text:p>
          </table:table-cell>
          <table:covered-table-cell table:number-columns-repeated="2" table:style-name="ce269"/>
          <table:table-cell table:style-name="ce270"/>
          <table:table-cell table:style-name="ce268" office:value-type="float" office:value="2016" table:number-columns-spanned="3" table:number-rows-spanned="1">
            <text:p>2016</text:p>
          </table:table-cell>
          <table:covered-table-cell table:style-name="ce269"/>
          <table:covered-table-cell table:style-name="ce273"/>
          <table:table-cell table:style-name="ce257" table:number-columns-repeated="31"/>
          <table:table-cell table:style-name="ce81" table:number-columns-repeated="941"/>
          <table:table-cell table:style-name="ce85" table:number-columns-repeated="14"/>
        </table:table-row>
        <table:table-row table:style-name="ro8">
          <table:table-cell table:style-name="ce43"/>
          <table:table-cell table:style-name="ce258" table:formula="of:=DATE([.$AD$3];[.V3];1)" office:value-type="date" office:date-value="2016-10-01" table:number-columns-spanned="2" table:number-rows-spanned="1">
            <text:p>01</text:p>
          </table:table-cell>
          <table:covered-table-cell table:style-name="ce264"/>
          <table:table-cell table:style-name="ce258" table:formula="of:=[.B4]+1" office:value-type="date" office:date-value="2016-10-02" table:number-columns-spanned="2" table:number-rows-spanned="1">
            <text:p>02</text:p>
          </table:table-cell>
          <table:covered-table-cell table:style-name="ce264"/>
          <table:table-cell table:style-name="ce258" table:formula="of:=[.D4]+1" office:value-type="date" office:date-value="2016-10-03" table:number-columns-spanned="2" table:number-rows-spanned="1">
            <text:p>03</text:p>
          </table:table-cell>
          <table:covered-table-cell table:style-name="ce264"/>
          <table:table-cell table:style-name="ce258" table:formula="of:=[.F4]+1" office:value-type="date" office:date-value="2016-10-04" table:number-columns-spanned="2" table:number-rows-spanned="1">
            <text:p>04</text:p>
          </table:table-cell>
          <table:covered-table-cell table:style-name="ce264"/>
          <table:table-cell table:style-name="ce258" table:formula="of:=[.H4]+1" office:value-type="date" office:date-value="2016-10-05" table:number-columns-spanned="2" table:number-rows-spanned="1">
            <text:p>05</text:p>
          </table:table-cell>
          <table:covered-table-cell table:style-name="ce264"/>
          <table:table-cell table:style-name="ce258" table:formula="of:=[.J4]+1" office:value-type="date" office:date-value="2016-10-06" table:number-columns-spanned="2" table:number-rows-spanned="1">
            <text:p>06</text:p>
          </table:table-cell>
          <table:covered-table-cell table:style-name="ce264"/>
          <table:table-cell table:style-name="ce258" table:formula="of:=[.L4]+1" office:value-type="date" office:date-value="2016-10-07" table:number-columns-spanned="2" table:number-rows-spanned="1">
            <text:p>07</text:p>
          </table:table-cell>
          <table:covered-table-cell table:style-name="ce264"/>
          <table:table-cell table:style-name="ce258" table:formula="of:=[.N4]+1" office:value-type="date" office:date-value="2016-10-08" table:number-columns-spanned="2" table:number-rows-spanned="1">
            <text:p>08</text:p>
          </table:table-cell>
          <table:covered-table-cell table:style-name="ce264"/>
          <table:table-cell table:style-name="ce258" table:formula="of:=[.P4]+1" office:value-type="date" office:date-value="2016-10-09" table:number-columns-spanned="2" table:number-rows-spanned="1">
            <text:p>09</text:p>
          </table:table-cell>
          <table:covered-table-cell table:style-name="ce264"/>
          <table:table-cell table:style-name="ce258" table:formula="of:=[.R4]+1" office:value-type="date" office:date-value="2016-10-10" table:number-columns-spanned="2" table:number-rows-spanned="1">
            <text:p>10</text:p>
          </table:table-cell>
          <table:covered-table-cell table:style-name="ce264"/>
          <table:table-cell table:style-name="ce258" table:formula="of:=[.T4]+1" office:value-type="date" office:date-value="2016-10-11" table:number-columns-spanned="2" table:number-rows-spanned="1">
            <text:p>11</text:p>
          </table:table-cell>
          <table:covered-table-cell table:style-name="ce264"/>
          <table:table-cell table:style-name="ce258" table:formula="of:=[.V4]+1" office:value-type="date" office:date-value="2016-10-12" table:number-columns-spanned="2" table:number-rows-spanned="1">
            <text:p>12</text:p>
          </table:table-cell>
          <table:covered-table-cell table:style-name="ce264"/>
          <table:table-cell table:style-name="ce258" table:formula="of:=[.X4]+1" office:value-type="date" office:date-value="2016-10-13" table:number-columns-spanned="2" table:number-rows-spanned="1">
            <text:p>13</text:p>
          </table:table-cell>
          <table:covered-table-cell table:style-name="ce264"/>
          <table:table-cell table:style-name="ce258" table:formula="of:=[.Z4]+1" office:value-type="date" office:date-value="2016-10-14" table:number-columns-spanned="2" table:number-rows-spanned="1">
            <text:p>14</text:p>
          </table:table-cell>
          <table:covered-table-cell table:style-name="ce264"/>
          <table:table-cell table:style-name="ce258" table:formula="of:=[.AB4]+1" office:value-type="date" office:date-value="2016-10-15" table:number-columns-spanned="2" table:number-rows-spanned="1">
            <text:p>15</text:p>
          </table:table-cell>
          <table:covered-table-cell table:style-name="ce264"/>
          <table:table-cell table:style-name="ce258" table:formula="of:=[.AD4]+1" office:value-type="date" office:date-value="2016-10-16" table:number-columns-spanned="2" table:number-rows-spanned="1">
            <text:p>16</text:p>
          </table:table-cell>
          <table:covered-table-cell table:style-name="ce264"/>
          <table:table-cell table:style-name="ce274" table:formula="of:=[.AF4]+1" office:value-type="date" office:date-value="2016-10-17">
            <text:p>17</text:p>
          </table:table-cell>
          <table:table-cell table:style-name="ce274"/>
          <table:table-cell table:style-name="ce258" table:formula="of:=[.AH4]+1" office:value-type="date" office:date-value="2016-10-18" table:number-columns-spanned="2" table:number-rows-spanned="1">
            <text:p>18</text:p>
          </table:table-cell>
          <table:covered-table-cell table:style-name="ce264"/>
          <table:table-cell table:style-name="ce258" table:formula="of:=[.AJ4]+1" office:value-type="date" office:date-value="2016-10-19" table:number-columns-spanned="2" table:number-rows-spanned="1">
            <text:p>19</text:p>
          </table:table-cell>
          <table:covered-table-cell table:style-name="ce264"/>
          <table:table-cell table:style-name="ce258" table:formula="of:=[.AL4]+1" office:value-type="date" office:date-value="2016-10-20" table:number-columns-spanned="2" table:number-rows-spanned="1">
            <text:p>20</text:p>
          </table:table-cell>
          <table:covered-table-cell table:style-name="ce264"/>
          <table:table-cell table:style-name="ce258" table:formula="of:=[.AN4]+1" office:value-type="date" office:date-value="2016-10-21" table:number-columns-spanned="2" table:number-rows-spanned="1">
            <text:p>21</text:p>
          </table:table-cell>
          <table:covered-table-cell table:style-name="ce264"/>
          <table:table-cell table:style-name="ce258" table:formula="of:=[.AP4]+1" office:value-type="date" office:date-value="2016-10-22" table:number-columns-spanned="2" table:number-rows-spanned="1">
            <text:p>22</text:p>
          </table:table-cell>
          <table:covered-table-cell table:style-name="ce264"/>
          <table:table-cell table:style-name="ce258" table:formula="of:=[.AR4]+1" office:value-type="date" office:date-value="2016-10-23" table:number-columns-spanned="2" table:number-rows-spanned="1">
            <text:p>23</text:p>
          </table:table-cell>
          <table:covered-table-cell table:style-name="ce264"/>
          <table:table-cell table:style-name="ce258" table:formula="of:=[.AT4]+1" office:value-type="date" office:date-value="2016-10-24" table:number-columns-spanned="2" table:number-rows-spanned="1">
            <text:p>24</text:p>
          </table:table-cell>
          <table:covered-table-cell table:style-name="ce264"/>
          <table:table-cell table:style-name="ce258" table:formula="of:=[.AV4]+1" office:value-type="date" office:date-value="2016-10-25" table:number-columns-spanned="2" table:number-rows-spanned="1">
            <text:p>25</text:p>
          </table:table-cell>
          <table:covered-table-cell table:style-name="ce264"/>
          <table:table-cell table:style-name="ce258" table:formula="of:=[.AX4]+1" office:value-type="date" office:date-value="2016-10-26" table:number-columns-spanned="2" table:number-rows-spanned="1">
            <text:p>26</text:p>
          </table:table-cell>
          <table:covered-table-cell table:style-name="ce264"/>
          <table:table-cell table:style-name="ce258" table:formula="of:=[.AZ4]+1" office:value-type="date" office:date-value="2016-10-27" table:number-columns-spanned="2" table:number-rows-spanned="1">
            <text:p>27</text:p>
          </table:table-cell>
          <table:covered-table-cell table:style-name="ce264"/>
          <table:table-cell table:style-name="ce258" table:formula="of:=[.BB4]+1" office:value-type="date" office:date-value="2016-10-28" table:number-columns-spanned="2" table:number-rows-spanned="1">
            <text:p>28</text:p>
          </table:table-cell>
          <table:covered-table-cell table:style-name="ce264"/>
          <table:table-cell table:style-name="ce258" table:formula="of:=[.BD4]+1" office:value-type="date" office:date-value="2016-10-29" table:number-columns-spanned="2" table:number-rows-spanned="1">
            <text:p>29</text:p>
          </table:table-cell>
          <table:covered-table-cell table:style-name="ce264"/>
          <table:table-cell table:style-name="ce258" table:formula="of:=[.BF4]+1" office:value-type="date" office:date-value="2016-10-30" table:number-columns-spanned="2" table:number-rows-spanned="1">
            <text:p>30</text:p>
          </table:table-cell>
          <table:covered-table-cell table:style-name="ce264" table:formula="of:=[.BG4]+1" office:value-type="date" office:date-value="1899-12-31">
            <text:p>31</text:p>
          </table:covered-table-cell>
          <table:table-cell table:style-name="ce258" table:formula="of:=[.BH4]+1" office:value-type="date" office:date-value="2016-10-31" table:number-columns-spanned="2" table:number-rows-spanned="1">
            <text:p>31</text:p>
          </table:table-cell>
          <table:covered-table-cell table:style-name="ce264"/>
          <table:table-cell table:style-name="ce82" table:number-columns-repeated="941"/>
          <table:table-cell table:style-name="ce86" table:number-columns-repeated="14"/>
        </table:table-row>
        <table:table-row table:style-name="ro8">
          <table:table-cell table:style-name="ce43"/>
          <table:table-cell table:style-name="ce259" table:formula="of:=CHOOSE(WEEKDAY([.B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65"/>
          <table:table-cell table:style-name="ce259" table:formula="of:=CHOOSE(WEEKDAY([.D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65"/>
          <table:table-cell table:style-name="ce259" table:formula="of:=CHOOSE(WEEKDAY([.F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65"/>
          <table:table-cell table:style-name="ce259" table:formula="of:=CHOOSE(WEEKDAY([.H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65"/>
          <table:table-cell table:style-name="ce259" table:formula="of:=CHOOSE(WEEKDAY([.J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65"/>
          <table:table-cell table:style-name="ce259" table:formula="of:=CHOOSE(WEEKDAY([.L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65"/>
          <table:table-cell table:style-name="ce259" table:formula="of:=CHOOSE(WEEKDAY([.N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65"/>
          <table:table-cell table:style-name="ce259" table:formula="of:=CHOOSE(WEEKDAY([.P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65"/>
          <table:table-cell table:style-name="ce259" table:formula="of:=CHOOSE(WEEKDAY([.R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65"/>
          <table:table-cell table:style-name="ce259" table:formula="of:=CHOOSE(WEEKDAY([.T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65"/>
          <table:table-cell table:style-name="ce259" table:formula="of:=CHOOSE(WEEKDAY([.V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65"/>
          <table:table-cell table:style-name="ce259" table:formula="of:=CHOOSE(WEEKDAY([.X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65"/>
          <table:table-cell table:style-name="ce259" table:formula="of:=CHOOSE(WEEKDAY([.Z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65"/>
          <table:table-cell table:style-name="ce259" table:formula="of:=CHOOSE(WEEKDAY([.AB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65"/>
          <table:table-cell table:style-name="ce259" table:formula="of:=CHOOSE(WEEKDAY([.AD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65"/>
          <table:table-cell table:style-name="ce259" table:formula="of:=CHOOSE(WEEKDAY([.AF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65"/>
          <table:table-cell table:style-name="ce259" table:formula="of:=CHOOSE(WEEKDAY([.AH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65"/>
          <table:table-cell table:style-name="ce259" table:formula="of:=CHOOSE(WEEKDAY([.AJ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65"/>
          <table:table-cell table:style-name="ce259" table:formula="of:=CHOOSE(WEEKDAY([.AL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65"/>
          <table:table-cell table:style-name="ce259" table:formula="of:=CHOOSE(WEEKDAY([.AN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65"/>
          <table:table-cell table:style-name="ce259" table:formula="of:=CHOOSE(WEEKDAY([.AP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65"/>
          <table:table-cell table:style-name="ce259" table:formula="of:=CHOOSE(WEEKDAY([.AR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65"/>
          <table:table-cell table:style-name="ce259" table:formula="of:=CHOOSE(WEEKDAY([.AT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65"/>
          <table:table-cell table:style-name="ce259" table:formula="of:=CHOOSE(WEEKDAY([.AV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65"/>
          <table:table-cell table:style-name="ce259" table:formula="of:=CHOOSE(WEEKDAY([.AX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65"/>
          <table:table-cell table:style-name="ce259" table:formula="of:=CHOOSE(WEEKDAY([.AZ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65"/>
          <table:table-cell table:style-name="ce259" table:formula="of:=CHOOSE(WEEKDAY([.BB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65"/>
          <table:table-cell table:style-name="ce259" table:formula="of:=CHOOSE(WEEKDAY([.BD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65"/>
          <table:table-cell table:style-name="ce259" table:formula="of:=CHOOSE(WEEKDAY([.BF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65"/>
          <table:table-cell table:style-name="ce259" table:formula="of:=CHOOSE(WEEKDAY([.BH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65" table:formula="of:=CHOOSE(WEEKDAY([.BI4]);&quot;Sun&quot;;&quot;Mon&quot;;&quot;Tue&quot;;&quot;Wed&quot;;&quot;Thur&quot;;&quot;Fri&quot;;&quot;Sat&quot;)" office:value-type="string" office:string-value="Sun">
            <text:p>Sun</text:p>
          </table:covered-table-cell>
          <table:table-cell table:style-name="ce259" table:number-columns-spanned="2" table:number-rows-spanned="1"/>
          <table:covered-table-cell table:style-name="ce265"/>
          <table:table-cell table:style-name="ce82" table:number-columns-repeated="941"/>
          <table:table-cell table:style-name="ce86" table:number-columns-repeated="14"/>
        </table:table-row>
        <table:table-row table:style-name="ro10">
          <table:table-cell table:style-name="ce44" office:value-type="string">
            <text:p>Morni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83" table:number-columns-repeated="955"/>
        </table:table-row>
        <table:table-row table:style-name="ro11">
          <table:table-cell table:style-name="ce45" office:value-type="time" office:time-value="PT08H00M00S">
            <text:p>08:00 AM</text:p>
          </table:table-cell>
          <table:table-cell table:style-name="ce260" table:number-columns-repeated="6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8H30M00S">
            <text:p>08:30 AM</text:p>
          </table:table-cell>
          <table:table-cell table:style-name="ce260" table:number-columns-repeated="6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00M00S">
            <text:p>09:00 AM</text:p>
          </table:table-cell>
          <table:table-cell table:style-name="ce260" table:number-columns-repeated="6"/>
          <table:table-cell table:style-name="ce64" office:value-type="string">
            <text:p>HiepNH book phòng</text:p>
          </table:table-cell>
          <table:table-cell table:style-name="ce260" table:number-columns-repeated="21"/>
          <table:table-cell table:style-name="ce64" office:value-type="string">
            <office:annotation draw:style-name="gr1" draw:text-style-name="P1" svg:width="1.1413in" svg:height="0.2634in" svg:x="52.5606in" svg:y="2.2264in" draw:caption-point-x="-0.2402in" draw:caption-point-y="0.5976in">
              <dc:date>2016-10-14T00:00:00</dc:date>
              <text:p text:style-name="P1"><text:span text:style-name="T1">Chu Dung</text:span></text:p>
            </office:annotation>
            <text:p>Phỏng vấn Admin</text:p>
          </table:table-cell>
          <table:table-cell table:style-name="ce260" table:number-columns-repeated="33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30M00S">
            <text:p>09:30 AM</text:p>
          </table:table-cell>
          <table:table-cell table:style-name="ce260" table:number-columns-repeated="39"/>
          <table:table-cell table:style-name="ce275" office:value-type="string">
            <office:annotation draw:style-name="gr2" draw:text-style-name="P1" svg:width="1.1413in" svg:height="0.3902in" svg:x="72.3094in" svg:y="2.6197in" draw:caption-point-x="-0.2402in" draw:caption-point-y="0.5969in">
              <dc:date>2016-10-20T00:00:00</dc:date>
              <text:p text:style-name="P1"><text:span text:style-name="T1">Họp team nấu ăn</text:span></text:p>
            </office:annotation>
            <text:p>A Dương book phòng</text:p>
          </table:table-cell>
          <table:table-cell table:style-name="ce260" table:number-columns-repeated="2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00M00S">
            <text:p>10:00 AM</text:p>
          </table:table-cell>
          <table:table-cell table:style-name="ce260" table:number-columns-repeated="4"/>
          <table:table-cell table:style-name="ce64" office:value-type="string">
            <text:p>Phỏng vấn BA vòng 2</text:p>
          </table:table-cell>
          <table:table-cell table:style-name="ce64" office:value-type="string">
            <text:p>Review code dự án WIMS</text:p>
          </table:table-cell>
          <table:table-cell table:style-name="ce260" table:number-columns-repeated="5"/>
          <table:table-cell table:style-name="ce267" office:value-type="string" table:number-columns-spanned="1" table:number-rows-spanned="4">
            <text:p>Review code dự án Westmead</text:p>
          </table:table-cell>
          <table:table-cell table:style-name="ce260" table:number-columns-repeated="10"/>
          <table:table-cell table:style-name="ce64" office:value-type="string">
            <text:p>Phỏng vấn QC</text:p>
          </table:table-cell>
          <table:table-cell table:style-name="ce260"/>
          <table:table-cell table:style-name="ce64" office:value-type="string">
            <text:p>Phỏng vấn QC</text:p>
          </table:table-cell>
          <table:table-cell table:style-name="ce267" office:value-type="string" table:number-columns-spanned="1" table:number-rows-spanned="4">
            <text:p>Review code dự án Westmead</text:p>
          </table:table-cell>
          <table:table-cell table:style-name="ce64" office:value-type="string">
            <text:p>Phỏng vấn QC vòng 2</text:p>
          </table:table-cell>
          <table:table-cell table:style-name="ce260"/>
          <table:table-cell table:style-name="ce64" office:value-type="string">
            <office:annotation draw:style-name="gr1" draw:text-style-name="P1" svg:width="1.1413in" svg:height="0.2634in" svg:x="52.5606in" svg:y="3.011in" draw:caption-point-x="-0.2402in" draw:caption-point-y="0.5976in">
              <dc:date>2016-10-14T00:00:00</dc:date>
              <text:p text:style-name="P1"><text:span text:style-name="T1">Thai Kim</text:span></text:p>
            </office:annotation>
            <text:p>Phỏng vấn Admin</text:p>
          </table:table-cell>
          <table:table-cell table:style-name="ce260" table:number-columns-repeated="3"/>
          <table:table-cell table:style-name="ce64" office:value-type="string">
            <office:annotation draw:style-name="gr2" draw:text-style-name="P1" svg:width="1.1413in" svg:height="0.3902in" svg:x="59.7421in" svg:y="3.0106in" draw:caption-point-x="-0.2402in" draw:caption-point-y="0.598in">
              <dc:date>2016-10-15T00:00:00</dc:date>
              <text:p text:style-name="P1"><text:span text:style-name="T1">Duong le Khanh Ha</text:span></text:p>
            </office:annotation>
            <text:p>Phỏng vấn Admin</text:p>
          </table:table-cell>
          <table:table-cell table:style-name="ce64" office:value-type="string">
            <office:annotation draw:style-name="gr2" draw:text-style-name="P1" svg:width="1.1413in" svg:height="0.3902in" svg:x="61.5374in" svg:y="3.0106in" draw:caption-point-x="-0.2402in" draw:caption-point-y="0.598in">
              <dc:date>2016-10-14T00:00:00</dc:date>
              <text:p text:style-name="P1"><text:span text:style-name="T1">Huynh Minh Phuong</text:span></text:p>
            </office:annotation>
            <text:p>Phỏng vấn QC</text:p>
          </table:table-cell>
          <table:table-cell table:style-name="ce275" office:value-type="string">
            <text:p>Phỏng vấn QC</text:p>
          </table:table-cell>
          <table:table-cell table:style-name="ce64" office:value-type="string">
            <office:annotation draw:style-name="gr2" draw:text-style-name="P1" svg:width="1.1413in" svg:height="0.3902in" svg:x="65.128in" svg:y="3.0106in" draw:caption-point-x="-0.2402in" draw:caption-point-y="0.598in">
              <dc:date>2016-10-15T00:00:00</dc:date>
              <text:p text:style-name="P1"><text:span text:style-name="T1">Hai Yen</text:span></text:p>
            </office:annotation>
            <text:p>Phỏng vấn Admin</text:p>
          </table:table-cell>
          <table:table-cell table:style-name="ce64" office:value-type="string">
            <office:annotation draw:style-name="gr2" draw:text-style-name="P1" svg:width="1.1413in" svg:height="0.3902in" svg:x="66.9236in" svg:y="3.0106in" draw:caption-point-x="-0.2402in" draw:caption-point-y="0.598in">
              <dc:date>2016-10-17T00:00:00</dc:date>
              <text:p text:style-name="P1"><text:span text:style-name="T1">Nguyen Uyen Mai</text:span></text:p>
            </office:annotation>
            <text:p>Phỏng vấn Admin</text:p>
          </table:table-cell>
          <table:table-cell table:style-name="ce275" office:value-type="string">
            <text:p>Phỏng vấn QC</text:p>
          </table:table-cell>
          <table:table-cell table:style-name="ce64" office:value-type="string">
            <office:annotation draw:style-name="gr2" draw:text-style-name="P1" svg:width="1.1413in" svg:height="0.3902in" svg:x="70.5142in" svg:y="3.0102in" draw:caption-point-x="-0.2402in" draw:caption-point-y="0.5984in">
              <dc:date>2016-10-18T00:00:00</dc:date>
              <text:p text:style-name="P1"><text:span text:style-name="T1">Thuy Lih</text:span></text:p>
            </office:annotation>
            <text:p>Phỏng vấn Admin</text:p>
          </table:table-cell>
          <table:table-cell table:style-name="ce267" office:value-type="string" table:number-columns-spanned="1" table:number-rows-spanned="4">
            <text:p>Review code dự án Westmead</text:p>
          </table:table-cell>
          <table:table-cell table:style-name="ce64" office:value-type="string">
            <office:annotation draw:style-name="gr2" draw:text-style-name="P1" svg:width="1.1413in" svg:height="0.3902in" svg:x="74.1047in" svg:y="3.0102in" draw:caption-point-x="-0.2402in" draw:caption-point-y="0.5984in">
              <dc:date>2016-10-18T00:00:00</dc:date>
              <text:p text:style-name="P1"><text:span text:style-name="T1">Thuy Lih</text:span></text:p>
            </office:annotation>
            <text:p>Phỏng vấn Admin</text:p>
          </table:table-cell>
          <table:table-cell table:style-name="ce107" office:value-type="string">
            <office:annotation draw:style-name="gr2" draw:text-style-name="P1" svg:width="1.1413in" svg:height="0.3902in" svg:x="75.9004in" svg:y="3.0098in" draw:caption-point-x="-0.2402in" draw:caption-point-y="0.5988in">
              <dc:date>2016-10-20T00:00:00</dc:date>
              <text:p text:style-name="P1"><text:span text:style-name="T1">Duy kha</text:span></text:p>
            </office:annotation>
            <text:p>PV web dev</text:p>
          </table:table-cell>
          <table:table-cell table:style-name="ce260" table:number-columns-repeated="4"/>
          <table:table-cell table:number-columns-repeated="2" table:style-name="ce275" office:value-type="string">
            <text:p>Phỏng vấn Web dev vong 2</text:p>
          </table:table-cell>
          <table:table-cell table:style-name="ce275" office:value-type="string">
            <text:p>Phỏng vấn Web dev internship</text:p>
          </table:table-cell>
          <table:table-cell table:style-name="ce275" office:value-type="string">
            <text:p>Phỏng vấn Web dev vong 2</text:p>
          </table:table-cell>
          <table:table-cell table:style-name="ce64" office:value-type="string">
            <text:p>Phỏng vấn QC</text:p>
          </table:table-cell>
          <table:table-cell table:style-name="ce260" table:number-columns-repeated="2"/>
          <table:table-cell table:style-name="ce267" office:value-type="string" table:number-columns-spanned="1" table:number-rows-spanned="4">
            <text:p>Review code dự án Westmead</text:p>
          </table:table-cell>
          <table:table-cell table:style-name="ce260" table:number-columns-repeated="6"/>
          <table:table-cell table:style-name="ce275" office:value-type="string">
            <office:annotation draw:style-name="gr1" draw:text-style-name="P1" svg:width="1.1413in" svg:height="0.2634in" svg:x="110.0307in" svg:y="3.013in" draw:caption-point-x="-0.2402in" draw:caption-point-y="0.5957in">
              <dc:date>2016-10-28T00:00:00</dc:date>
              <text:p text:style-name="P1"><text:span text:style-name="T1">Le Van Khai</text:span></text:p>
            </office:annotation>
            <text:p>Phỏng vấn Web dev</text:p>
          </table:table-cell>
          <table:table-cell table:style-name="ce260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30M00S">
            <text:p>10:30 AM</text:p>
          </table:table-cell>
          <table:table-cell table:style-name="ce260" table:number-columns-repeated="5"/>
          <table:table-cell table:style-name="ce64"/>
          <table:table-cell table:style-name="ce260" table:number-columns-repeated="5"/>
          <table:covered-table-cell table:style-name="Default"/>
          <table:table-cell table:style-name="ce260" table:number-columns-repeated="13"/>
          <table:covered-table-cell table:style-name="Default"/>
          <table:table-cell table:style-name="ce260" table:number-columns-repeated="8"/>
          <table:table-cell table:style-name="ce275" office:value-type="string">
            <office:annotation draw:style-name="gr2" draw:text-style-name="P1" svg:width="1.1413in" svg:height="0.3902in" svg:x="63.3327in" svg:y="3.4028in" draw:caption-point-x="-0.2402in" draw:caption-point-y="0.598in">
              <dc:date>2016-10-17T00:00:00</dc:date>
              <text:p text:style-name="P1"><text:span text:style-name="T1">Khánh Hà</text:span></text:p>
            </office:annotation>
            <text:p>Phỏng vấn Admin vòng 2</text:p>
          </table:table-cell>
          <table:table-cell table:style-name="ce260" table:number-columns-repeated="4"/>
          <table:covered-table-cell table:style-name="Default"/>
          <table:table-cell table:style-name="ce260"/>
          <table:table-cell table:style-name="ce64" office:value-type="string">
            <text:p>Team nấu ăn (Dương) họp</text:p>
          </table:table-cell>
          <table:table-cell table:style-name="ce260" table:number-columns-repeated="11"/>
          <table:covered-table-cell table:style-name="Default"/>
          <table:table-cell table:style-name="ce260" table:number-columns-repeated="8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00M00S">
            <text:p>11:00 AM</text:p>
          </table:table-cell>
          <table:table-cell table:style-name="ce260" table:number-columns-repeated="5"/>
          <table:table-cell table:style-name="ce64"/>
          <table:table-cell table:style-name="ce260" table:number-columns-repeated="5"/>
          <table:covered-table-cell table:style-name="Default"/>
          <table:table-cell table:style-name="ce260" table:number-columns-repeated="13"/>
          <table:covered-table-cell table:style-name="Default"/>
          <table:table-cell table:style-name="ce260"/>
          <table:table-cell table:style-name="ce64" office:value-type="string">
            <text:p>Phỏng vấn QC</text:p>
          </table:table-cell>
          <table:table-cell table:style-name="ce64" office:value-type="string">
            <office:annotation draw:style-name="gr1" draw:text-style-name="P1" svg:width="1.1413in" svg:height="0.2634in" svg:x="52.5606in" svg:y="3.7957in" draw:caption-point-x="-0.2402in" draw:caption-point-y="0.5976in">
              <dc:date>2016-10-14T00:00:00</dc:date>
              <text:p text:style-name="P1"><text:span text:style-name="T1">Tuyet</text:span></text:p>
            </office:annotation>
            <text:p>Phỏng vấn Admin</text:p>
          </table:table-cell>
          <table:table-cell table:style-name="ce260" table:number-columns-repeated="3"/>
          <table:table-cell table:style-name="ce64" office:value-type="string">
            <office:annotation draw:style-name="gr2" draw:text-style-name="P1" svg:width="1.1413in" svg:height="0.3902in" svg:x="59.7421in" svg:y="3.7957in" draw:caption-point-x="-0.2402in" draw:caption-point-y="0.5976in">
              <dc:date>2016-10-15T00:00:00</dc:date>
              <text:p text:style-name="P1"><text:span text:style-name="T1">Nguyen dang Khanh Ha</text:span></text:p>
            </office:annotation>
            <text:p>Phỏng vấn Admin</text:p>
          </table:table-cell>
          <table:table-cell table:style-name="ce260"/>
          <table:table-cell table:style-name="ce275" office:value-type="string">
            <office:annotation draw:style-name="gr2" draw:text-style-name="P1" svg:width="1.1413in" svg:height="0.3902in" svg:x="63.3327in" svg:y="3.7953in" draw:caption-point-x="-0.2402in" draw:caption-point-y="0.598in">
              <dc:date>2016-10-17T00:00:00</dc:date>
              <text:p text:style-name="P1"><text:span text:style-name="T1">Thai Kim</text:span></text:p>
            </office:annotation>
            <text:p>Phỏng vấn Admin vòng 2</text:p>
          </table:table-cell>
          <table:table-cell table:style-name="ce64" office:value-type="string">
            <office:annotation draw:style-name="gr2" draw:text-style-name="P1" svg:width="1.1413in" svg:height="0.3902in" svg:x="65.128in" svg:y="3.7953in" draw:caption-point-x="-0.2402in" draw:caption-point-y="0.598in">
              <dc:date>2016-10-17T00:00:00</dc:date>
              <text:p text:style-name="P1"><text:span text:style-name="T1">Pham Yen</text:span></text:p>
            </office:annotation>
            <text:p>Phỏng vấn Admin</text:p>
          </table:table-cell>
          <table:table-cell table:style-name="ce64" office:value-type="string">
            <office:annotation draw:style-name="gr2" draw:text-style-name="P1" svg:width="1.1413in" svg:height="0.3902in" svg:x="66.9236in" svg:y="3.7945in" draw:caption-point-x="-0.2402in" draw:caption-point-y="0.5988in">
              <dc:date>2016-10-18T00:00:00</dc:date>
              <text:p text:style-name="P1"><text:span text:style-name="T1">Ngoc Nga</text:span></text:p>
            </office:annotation>
            <text:p>Phỏng vấn Admin</text:p>
          </table:table-cell>
          <table:table-cell table:style-name="ce64" office:value-type="string">
            <text:p>A Nhan book phòng họp team reviewer</text:p>
          </table:table-cell>
          <table:table-cell table:style-name="ce260"/>
          <table:covered-table-cell table:style-name="Default"/>
          <table:table-cell table:style-name="ce64" office:value-type="string">
            <office:annotation draw:style-name="gr2" draw:text-style-name="P1" svg:width="1.1413in" svg:height="0.3902in" svg:x="74.1047in" svg:y="3.7949in" draw:caption-point-x="-0.2402in" draw:caption-point-y="0.5984in">
              <dc:date>2016-10-20T00:00:00</dc:date>
              <text:p text:style-name="P1"><text:span text:style-name="T1">Hai Nam</text:span></text:p>
            </office:annotation>
            <text:p>PV web dev</text:p>
          </table:table-cell>
          <table:table-cell table:style-name="ce64"/>
          <table:table-cell table:style-name="ce260" table:number-columns-repeated="4"/>
          <table:table-cell table:style-name="ce275" office:value-type="string">
            <text:p>Phỏng vấn Web dev vong 2</text:p>
          </table:table-cell>
          <table:table-cell table:style-name="ce260"/>
          <table:table-cell table:style-name="ce275" office:value-type="string">
            <text:p>Phỏng vấn Web dev</text:p>
          </table:table-cell>
          <table:table-cell table:style-name="ce260" table:number-columns-repeated="4"/>
          <table:covered-table-cell table:style-name="Default"/>
          <table:table-cell table:style-name="ce260" table:number-columns-repeated="6"/>
          <table:table-cell table:style-name="ce275" office:value-type="string">
            <text:p>Phỏng vấn Web dev</text:p>
          </table:table-cell>
          <table:table-cell table:style-name="ce260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30M00S">
            <text:p>11:30 AM</text:p>
          </table:table-cell>
          <table:table-cell table:style-name="ce260" table:number-columns-repeated="5"/>
          <table:table-cell table:style-name="ce64"/>
          <table:table-cell table:style-name="ce260" table:number-columns-repeated="5"/>
          <table:covered-table-cell table:style-name="Default"/>
          <table:table-cell table:style-name="ce260" table:number-columns-repeated="13"/>
          <table:covered-table-cell table:style-name="Default"/>
          <table:table-cell table:style-name="ce260" table:number-columns-repeated="8"/>
          <table:table-cell table:style-name="ce275" office:value-type="string">
            <office:annotation draw:style-name="gr2" draw:text-style-name="P1" svg:width="1.1413in" svg:height="0.3902in" svg:x="63.3327in" svg:y="4.1874in" draw:caption-point-x="-0.2402in" draw:caption-point-y="0.598in">
              <dc:date>2016-10-17T00:00:00</dc:date>
              <text:p text:style-name="P1"><text:span text:style-name="T1">Khanh Ngan</text:span></text:p>
            </office:annotation>
            <text:p>Phỏng vấn Admin vòng 2</text:p>
          </table:table-cell>
          <table:table-cell table:style-name="ce260" table:number-columns-repeated="2"/>
          <table:table-cell table:style-name="ce64"/>
          <table:table-cell table:style-name="ce260"/>
          <table:covered-table-cell table:style-name="Default"/>
          <table:table-cell table:style-name="ce260"/>
          <table:table-cell table:style-name="ce64"/>
          <table:table-cell table:style-name="ce260" table:number-columns-repeated="11"/>
          <table:covered-table-cell table:style-name="Default"/>
          <table:table-cell table:style-name="ce260" table:number-columns-repeated="8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0H00M00S">
            <text:p>12:00 AM</text:p>
          </table:table-cell>
          <table:table-cell table:style-name="ce260" table:number-columns-repeated="41"/>
          <table:table-cell table:style-name="ce64"/>
          <table:table-cell table:style-name="ce260" table:number-columns-repeated="20"/>
          <table:table-cell table:style-name="ce84" table:number-columns-repeated="941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7" table:number-columns-repeated="62"/>
          <table:table-cell table:style-name="ce83" table:number-columns-repeated="955"/>
        </table:table-row>
        <table:table-row table:style-name="ro12">
          <table:table-cell table:style-name="ce45" office:value-type="time" office:time-value="PT13H30M00S">
            <text:p>01:30 PM</text:p>
          </table:table-cell>
          <table:table-cell table:style-name="ce260" table:number-columns-repeated="41"/>
          <table:table-cell table:style-name="ce64" office:value-type="string">
            <office:annotation draw:style-name="gr2" draw:text-style-name="P1" svg:width="1.1413in" svg:height="0.3902in" svg:x="75.9004in" svg:y="5.2189in" draw:caption-point-x="-0.2402in" draw:caption-point-y="0.5988in">
              <dc:date>2016-10-20T00:00:00</dc:date>
              <text:p text:style-name="P1"><text:span text:style-name="T1">Duy kha</text:span></text:p>
            </office:annotation>
            <text:p>Team nấu ăn (Hiếu) họp</text:p>
          </table:table-cell>
          <table:table-cell table:style-name="ce260" table:number-columns-repeated="11"/>
          <table:table-cell table:style-name="ce64" office:value-type="string" table:number-columns-spanned="1" table:number-rows-spanned="3">
            <text:p>HoangNTM họp prj</text:p>
          </table:table-cell>
          <table:table-cell table:style-name="ce260" table:number-columns-repeated="8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00M00S">
            <text:p>02:00 PM</text:p>
          </table:table-cell>
          <table:table-cell table:style-name="ce260" table:number-columns-repeated="26"/>
          <table:table-cell table:style-name="ce64" office:value-type="string">
            <text:p>Phỏng vấn Admin</text:p>
          </table:table-cell>
          <table:table-cell table:style-name="ce260"/>
          <table:table-cell table:style-name="ce64" office:value-type="string">
            <office:annotation draw:style-name="gr1" draw:text-style-name="P1" svg:width="1.1413in" svg:height="0.2634in" svg:x="52.5606in" svg:y="5.6531in" draw:caption-point-x="-0.2402in" draw:caption-point-y="0.5976in">
              <dc:date>2016-10-14T00:00:00</dc:date>
              <text:p text:style-name="P1"><text:span text:style-name="T1">HO Xuan Huong</text:span></text:p>
            </office:annotation>
            <text:p>Phỏng vấn Admin</text:p>
          </table:table-cell>
          <table:table-cell table:style-name="ce260" table:number-columns-repeated="3"/>
          <table:table-cell table:style-name="ce64" office:value-type="string">
            <office:annotation draw:style-name="gr2" draw:text-style-name="P1" svg:width="1.1413in" svg:height="0.3902in" svg:x="59.7421in" svg:y="5.6528in" draw:caption-point-x="-0.2402in" draw:caption-point-y="0.598in">
              <dc:date>2016-10-15T00:00:00</dc:date>
              <text:p text:style-name="P1"><text:span text:style-name="T1">Le Khanh Ngan</text:span></text:p>
            </office:annotation>
            <text:p>Phỏng vấn Admin</text:p>
          </table:table-cell>
          <table:table-cell table:style-name="ce260" table:number-columns-repeated="3"/>
          <table:table-cell table:style-name="ce64" office:value-type="string">
            <office:annotation draw:style-name="gr2" draw:text-style-name="P1" svg:width="1.1413in" svg:height="0.3902in" svg:x="66.9236in" svg:y="5.6528in" draw:caption-point-x="-0.2402in" draw:caption-point-y="0.598in">
              <dc:date>2016-10-18T00:00:00</dc:date>
              <text:p text:style-name="P1"><text:span text:style-name="T1">Phuong Hoang</text:span></text:p>
            </office:annotation>
            <text:p>Phỏng vấn Admin</text:p>
          </table:table-cell>
          <table:table-cell table:style-name="ce260"/>
          <table:table-cell table:style-name="ce64" office:value-type="string">
            <office:annotation draw:style-name="gr2" draw:text-style-name="P1" svg:width="1.1413in" svg:height="0.3902in" svg:x="70.5142in" svg:y="5.6528in" draw:caption-point-x="-0.2402in" draw:caption-point-y="0.598in">
              <dc:date>2016-10-18T00:00:00</dc:date>
              <text:p text:style-name="P1"><text:span text:style-name="T1">Tu Cuong</text:span></text:p>
            </office:annotation>
            <text:p>Phỏng vấn Admin</text:p>
          </table:table-cell>
          <table:table-cell table:style-name="ce260"/>
          <table:table-cell table:style-name="ce64" office:value-type="string">
            <office:annotation draw:style-name="gr2" draw:text-style-name="P1" svg:width="1.1413in" svg:height="0.3902in" svg:x="74.1047in" svg:y="5.6528in" draw:caption-point-x="-0.2402in" draw:caption-point-y="0.598in">
              <dc:date>2016-10-20T00:00:00</dc:date>
              <text:p text:style-name="P1"><text:span text:style-name="T1">Ngoc Nga</text:span></text:p>
            </office:annotation>
            <text:p>Phỏng vấn Admin vòng 2</text:p>
          </table:table-cell>
          <table:table-cell table:style-name="ce260" table:number-columns-repeated="5"/>
          <table:table-cell table:style-name="ce275" office:value-type="string">
            <text:p>Phỏng vấn Web dev</text:p>
          </table:table-cell>
          <table:table-cell table:style-name="ce260"/>
          <table:table-cell table:number-columns-repeated="2" table:style-name="ce64" office:value-type="string">
            <text:p>Phỏng vấn QC</text:p>
          </table:table-cell>
          <table:table-cell table:style-name="ce260" table:number-columns-repeated="2"/>
          <table:table-cell table:style-name="ce64" office:value-type="string" table:number-columns-spanned="1" table:number-rows-spanned="4">
            <text:p>KienPT họp review</text:p>
          </table:table-cell>
          <table:covered-table-cell table:style-name="ce276"/>
          <table:table-cell table:style-name="ce260" table:number-columns-repeated="6"/>
          <table:table-cell table:style-name="ce275" office:value-type="string">
            <text:p>Phỏng vấn Web dev</text:p>
          </table:table-cell>
          <table:table-cell table:style-name="ce275" office:value-type="string" table:number-columns-spanned="1" table:number-rows-spanned="4">
            <text:p>KienTP – Review trainee</text:p>
          </table:table-cell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30M00S">
            <text:p>02:30 PM</text:p>
          </table:table-cell>
          <table:table-cell table:style-name="ce260" table:number-columns-repeated="9"/>
          <table:table-cell table:style-name="ce266" office:value-type="string" table:number-columns-spanned="1" table:number-rows-spanned="3">
            <text:p>Review code Newsprint</text:p>
          </table:table-cell>
          <table:table-cell table:style-name="ce260" table:number-columns-repeated="42"/>
          <table:covered-table-cell table:number-columns-repeated="2" table:style-name="ce276"/>
          <table:table-cell table:style-name="ce260" table:number-columns-repeated="7"/>
          <table:covered-table-cell table:style-name="ce276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00M00S">
            <text:p>03:00 PM</text:p>
          </table:table-cell>
          <table:table-cell table:style-name="ce260" table:number-columns-repeated="9"/>
          <table:covered-table-cell table:style-name="Default"/>
          <table:table-cell table:style-name="ce260" table:number-columns-repeated="16"/>
          <table:table-cell table:style-name="ce64" office:value-type="string">
            <text:p>Phỏng vấn Admin</text:p>
          </table:table-cell>
          <table:table-cell table:style-name="ce260"/>
          <table:table-cell table:style-name="ce64" office:value-type="string">
            <office:annotation draw:style-name="gr2" draw:text-style-name="P1" svg:width="1.1413in" svg:height="0.3902in" svg:x="52.5606in" svg:y="6.5193in" draw:caption-point-x="-0.2402in" draw:caption-point-y="0.5976in">
              <dc:date>2016-10-14T00:00:00</dc:date>
              <text:p text:style-name="P1"><text:span text:style-name="T1">Thuy VI</text:span></text:p>
            </office:annotation>
            <text:p>Phỏng vấn Admin</text:p>
          </table:table-cell>
          <table:table-cell table:style-name="ce260" table:number-columns-repeated="3"/>
          <table:table-cell table:style-name="ce64" office:value-type="string">
            <office:annotation draw:style-name="gr2" draw:text-style-name="P1" svg:width="1.1413in" svg:height="0.3902in" svg:x="59.7421in" svg:y="6.5189in" draw:caption-point-x="-0.2402in" draw:caption-point-y="0.598in">
              <dc:date>2016-10-15T00:00:00</dc:date>
              <text:p text:style-name="P1"><text:span text:style-name="T1">Mai Nguyen</text:span></text:p>
            </office:annotation>
            <text:p>Phỏng vấn Admin</text:p>
          </table:table-cell>
          <table:table-cell table:style-name="ce260" table:number-columns-repeated="3"/>
          <table:table-cell table:style-name="ce64" office:value-type="string">
            <office:annotation draw:style-name="gr2" draw:text-style-name="P1" svg:width="1.1413in" svg:height="0.3902in" svg:x="66.9236in" svg:y="6.5189in" draw:caption-point-x="-0.2402in" draw:caption-point-y="0.598in">
              <dc:date>2016-10-18T00:00:00</dc:date>
              <text:p text:style-name="P1"><text:span text:style-name="T1">Bao Quyen</text:span></text:p>
            </office:annotation>
            <text:p>Phỏng vấn Admin</text:p>
          </table:table-cell>
          <table:table-cell table:style-name="ce260" table:number-columns-repeated="3"/>
          <table:table-cell table:style-name="ce64" office:value-type="string">
            <office:annotation draw:style-name="gr2" draw:text-style-name="P1" svg:width="1.1413in" svg:height="0.3902in" svg:x="74.1047in" svg:y="6.5185in" draw:caption-point-x="-0.2402in" draw:caption-point-y="0.5984in">
              <dc:date>2016-10-20T00:00:00</dc:date>
              <text:p text:style-name="P1"><text:span text:style-name="T1">Huy </text:span></text:p>
            </office:annotation>
            <text:p>PV web dev</text:p>
          </table:table-cell>
          <table:table-cell table:style-name="ce260" table:number-columns-repeated="11"/>
          <table:covered-table-cell table:style-name="ce276"/>
          <table:table-cell table:style-name="ce260" table:number-columns-repeated="7"/>
          <table:table-cell table:style-name="ce275" office:value-type="string">
            <text:p>Phỏng vấn Web dev</text:p>
          </table:table-cell>
          <table:covered-table-cell table:style-name="ce276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30M00S">
            <text:p>03:30 PM</text:p>
          </table:table-cell>
          <table:table-cell table:style-name="ce260" table:number-columns-repeated="9"/>
          <table:covered-table-cell table:style-name="Default"/>
          <table:table-cell table:style-name="ce260" table:number-columns-repeated="42"/>
          <table:covered-table-cell table:style-name="ce276"/>
          <table:table-cell table:style-name="ce260" table:number-columns-repeated="8"/>
          <table:covered-table-cell table:style-name="ce276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00M00S">
            <text:p>04:00 PM</text:p>
          </table:table-cell>
          <table:table-cell table:style-name="ce260" table:number-columns-repeated="6"/>
          <table:table-cell table:style-name="ce64" office:value-type="string">
            <text:p>Review code dự án MT</text:p>
          </table:table-cell>
          <table:table-cell table:style-name="ce260" table:number-columns-repeated="2"/>
          <table:table-cell table:style-name="ce266" office:value-type="string" table:number-columns-spanned="1" table:number-rows-spanned="3">
            <text:p>Họp BA-QC</text:p>
          </table:table-cell>
          <table:table-cell table:style-name="ce260" table:number-columns-repeated="13"/>
          <table:table-cell table:style-name="ce266" office:value-type="string" table:number-columns-spanned="1" table:number-rows-spanned="3">
            <text:p>Họp BA-QC</text:p>
          </table:table-cell>
          <table:table-cell table:style-name="ce260" table:number-columns-repeated="2"/>
          <table:table-cell table:style-name="ce64" office:value-type="string">
            <text:p>Phỏng vấn Admin</text:p>
          </table:table-cell>
          <table:table-cell table:style-name="ce64" office:value-type="string">
            <text:p>Team nấu ăn của a Truyền discuss</text:p>
          </table:table-cell>
          <table:table-cell table:style-name="ce260" table:number-columns-repeated="8"/>
          <table:table-cell table:style-name="ce64" office:value-type="string">
            <office:annotation draw:style-name="gr2" draw:text-style-name="P1" svg:width="1.1413in" svg:height="0.3902in" svg:x="66.9236in" svg:y="7.3854in" draw:caption-point-x="-0.2402in" draw:caption-point-y="0.5976in">
              <dc:date>2016-10-15T00:00:00</dc:date>
              <text:p text:style-name="P1"><text:span text:style-name="T1">Phan Binh Tu h</text:span></text:p>
            </office:annotation>
            <text:p>Phỏng vấn Admin</text:p>
          </table:table-cell>
          <table:table-cell table:style-name="ce266" office:value-type="string" table:number-columns-spanned="1" table:number-rows-spanned="3">
            <text:p>Họp BA-QC</text:p>
          </table:table-cell>
          <table:table-cell table:style-name="ce260" table:number-columns-repeated="2"/>
          <table:table-cell table:style-name="ce64" office:value-type="string">
            <office:annotation draw:style-name="gr2" draw:text-style-name="P1" svg:width="1.1413in" svg:height="0.3902in" svg:x="74.1047in" svg:y="7.385in" draw:caption-point-x="-0.2402in" draw:caption-point-y="0.598in">
              <dc:date>2016-10-20T00:00:00</dc:date>
              <text:p text:style-name="P1"><text:span text:style-name="T1">Tu Cuong</text:span></text:p>
            </office:annotation>
            <text:p>Phỏng vấn Admin vòng 2</text:p>
          </table:table-cell>
          <table:table-cell table:style-name="ce260" table:number-columns-repeated="10"/>
          <table:table-cell table:style-name="ce266" office:value-type="string" table:number-columns-spanned="1" table:number-rows-spanned="3">
            <text:p>Họp BA-QC</text:p>
          </table:table-cell>
          <table:table-cell table:style-name="ce260" table:number-columns-repeated="8"/>
          <table:table-cell table:style-name="ce275" office:value-type="string">
            <text:p>Họp admin</text:p>
          </table:table-cell>
          <table:table-cell table:style-name="ce275" office:value-type="string" table:number-columns-spanned="1" table:number-rows-spanned="4">
            <text:p>Hoài Nhân – Meeting</text:p>
          </table:table-cell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30M00S">
            <text:p>04:30 PM</text:p>
          </table:table-cell>
          <table:table-cell table:style-name="ce260" table:number-columns-repeated="6"/>
          <table:table-cell table:style-name="ce64"/>
          <table:table-cell table:style-name="ce260" table:number-columns-repeated="2"/>
          <table:covered-table-cell table:style-name="Default"/>
          <table:table-cell table:style-name="ce260" table:number-columns-repeated="13"/>
          <table:covered-table-cell table:style-name="Default"/>
          <table:table-cell table:style-name="ce260" table:number-columns-repeated="13"/>
          <table:covered-table-cell table:style-name="Default"/>
          <table:table-cell table:style-name="ce260" table:number-columns-repeated="13"/>
          <table:covered-table-cell table:style-name="Default"/>
          <table:table-cell table:style-name="ce260" table:number-columns-repeated="9"/>
          <table:covered-table-cell table:style-name="ce276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00M00S">
            <text:p>05:00 PM</text:p>
          </table:table-cell>
          <table:table-cell table:style-name="ce260" table:number-columns-repeated="6"/>
          <table:table-cell table:style-name="ce64"/>
          <table:table-cell table:style-name="ce260" table:number-columns-repeated="2"/>
          <table:covered-table-cell table:style-name="Default"/>
          <table:table-cell table:style-name="ce260" table:number-columns-repeated="13"/>
          <table:covered-table-cell table:style-name="Default"/>
          <table:table-cell table:style-name="ce260" table:number-columns-repeated="13"/>
          <table:covered-table-cell table:style-name="Default"/>
          <table:table-cell table:style-name="ce260" table:number-columns-repeated="13"/>
          <table:covered-table-cell table:style-name="Default"/>
          <table:table-cell table:style-name="ce260" table:number-columns-repeated="9"/>
          <table:covered-table-cell table:style-name="ce276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30M00S">
            <text:p>05:30 PM</text:p>
          </table:table-cell>
          <table:table-cell table:style-name="ce260" table:number-columns-repeated="61"/>
          <table:covered-table-cell table:style-name="ce276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61" table:number-columns-repeated="8"/>
          <table:table-cell table:style-name="Default"/>
          <table:table-cell table:style-name="ce261" table:number-columns-repeated="35"/>
          <table:table-cell table:style-name="Default" table:number-columns-repeated="7"/>
          <table:table-cell table:style-name="ce261" table:number-columns-repeated="11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261" table:number-columns-repeated="62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61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48"/>
          <table:table-cell table:style-name="ce262" office:value-type="string">
            <text:p><text:s/>Daily</text:p>
          </table:table-cell>
          <table:table-cell table:style-name="ce262"/>
          <table:table-cell table:style-name="ce261" table:number-columns-repeated="6"/>
          <table:table-cell table:style-name="Default" table:number-columns-repeated="2"/>
          <table:table-cell table:style-name="ce261" table:number-columns-repeated="52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61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256"/>
          <table:table-cell table:style-name="ce262" office:value-type="string">
            <text:p><text:s/>Weekly </text:p>
          </table:table-cell>
          <table:table-cell table:style-name="ce262"/>
          <table:table-cell table:style-name="ce261" table:number-columns-repeated="6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61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0"/>
          <table:table-cell table:style-name="ce262" office:value-type="string">
            <text:p>Bi – Weekly </text:p>
          </table:table-cell>
          <table:table-cell table:style-name="ce262"/>
          <table:table-cell table:style-name="ce261" table:number-columns-repeated="6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61" table:number-columns-repeated="62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1"/>
          <table:table-cell table:style-name="ce262" office:value-type="string">
            <text:p><text:s/>Suddenly </text:p>
          </table:table-cell>
          <table:table-cell table:style-name="ce262"/>
          <table:table-cell table:style-name="ce261" table:number-columns-repeated="60"/>
          <table:table-cell table:style-name="ce84" table:number-columns-repeated="941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261" table:number-columns-repeated="62"/>
          <table:table-cell table:style-name="ce84" table:number-columns-repeated="941"/>
          <table:table-cell table:number-columns-repeated="14"/>
        </table:table-row>
        <table:table-row table:style-name="ro2" table:number-rows-repeated="9">
          <table:table-cell table:style-name="ce46"/>
          <table:table-cell table:style-name="ce261" table:number-columns-repeated="51"/>
          <table:table-cell/>
          <table:table-cell table:style-name="ce261" table:number-columns-repeated="10"/>
          <table:table-cell table:style-name="ce84" table:number-columns-repeated="941"/>
          <table:table-cell table:number-columns-repeated="14"/>
        </table:table-row>
        <table:table-row table:style-name="ro2" table:number-rows-repeated="983146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November" table:style-name="ta3" table:print="false">
        <table:table-column table:style-name="co12" table:default-cell-style-name="ce41"/>
        <table:table-column table:style-name="co13" table:number-columns-repeated="18" table:default-cell-style-name="ce284"/>
        <table:table-column table:style-name="co17" table:default-cell-style-name="ce284"/>
        <table:table-column table:style-name="co15" table:number-columns-repeated="41" table:default-cell-style-name="ce284"/>
        <table:table-column table:style-name="co7" table:number-columns-repeated="955" table:default-cell-style-name="Default"/>
        <table:table-row table:style-name="ro8">
          <table:table-cell/>
          <table:table-cell table:style-name="Default" table:number-columns-repeated="60"/>
          <table:table-cell table:style-name="ce81" table:number-columns-repeated="941"/>
          <table:table-cell table:style-name="ce85" table:number-columns-repeated="14"/>
        </table:table-row>
        <table:table-row table:style-name="ro6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13"/>
        </table:table-row>
        <table:table-row table:style-name="ro8">
          <table:table-cell table:style-name="ce42"/>
          <table:table-cell table:style-name="ce278" table:number-columns-repeated="16"/>
          <table:table-cell table:style-name="ce292" office:value-type="string" table:number-columns-spanned="3" table:number-rows-spanned="1">
            <text:p>Month</text:p>
          </table:table-cell>
          <table:covered-table-cell table:number-columns-repeated="2" table:style-name="ce293"/>
          <table:table-cell table:style-name="ce294"/>
          <table:table-cell table:style-name="ce295" table:content-validation-name="val1" office:value-type="float" office:value="11" table:number-columns-spanned="3" table:number-rows-spanned="1">
            <text:p>11</text:p>
          </table:table-cell>
          <table:covered-table-cell table:style-name="ce296" table:content-validation-name="val1"/>
          <table:covered-table-cell table:style-name="ce293"/>
          <table:table-cell table:style-name="ce294"/>
          <table:table-cell table:style-name="ce292" office:value-type="string" table:number-columns-spanned="3" table:number-rows-spanned="1">
            <text:p>Year</text:p>
          </table:table-cell>
          <table:covered-table-cell table:number-columns-repeated="2" table:style-name="ce293"/>
          <table:table-cell table:style-name="ce294"/>
          <table:table-cell table:style-name="ce292" office:value-type="float" office:value="2016" table:number-columns-spanned="3" table:number-rows-spanned="1">
            <text:p>2016</text:p>
          </table:table-cell>
          <table:covered-table-cell table:style-name="ce293"/>
          <table:covered-table-cell table:style-name="ce299"/>
          <table:table-cell table:style-name="ce278" table:number-columns-repeated="29"/>
          <table:table-cell table:style-name="ce81" table:number-columns-repeated="941"/>
          <table:table-cell table:style-name="ce85" table:number-columns-repeated="14"/>
        </table:table-row>
        <table:table-row table:style-name="ro8">
          <table:table-cell table:style-name="ce43"/>
          <table:table-cell table:style-name="ce279" table:formula="of:=DATE([.$AD$3];[.V3];1)" office:value-type="date" office:date-value="2016-11-01" table:number-columns-spanned="2" table:number-rows-spanned="1">
            <text:p>01</text:p>
          </table:table-cell>
          <table:covered-table-cell table:style-name="ce285"/>
          <table:table-cell table:style-name="ce279" table:formula="of:=[.B4]+1" office:value-type="date" office:date-value="2016-11-02" table:number-columns-spanned="2" table:number-rows-spanned="1">
            <text:p>02</text:p>
          </table:table-cell>
          <table:covered-table-cell table:style-name="ce285"/>
          <table:table-cell table:style-name="ce279" table:formula="of:=[.D4]+1" office:value-type="date" office:date-value="2016-11-03" table:number-columns-spanned="2" table:number-rows-spanned="1">
            <text:p>03</text:p>
          </table:table-cell>
          <table:covered-table-cell table:style-name="ce285"/>
          <table:table-cell table:style-name="ce279" table:formula="of:=[.F4]+1" office:value-type="date" office:date-value="2016-11-04" table:number-columns-spanned="2" table:number-rows-spanned="1">
            <text:p>04</text:p>
          </table:table-cell>
          <table:covered-table-cell table:style-name="ce285"/>
          <table:table-cell table:style-name="ce279" table:formula="of:=[.H4]+1" office:value-type="date" office:date-value="2016-11-05" table:number-columns-spanned="2" table:number-rows-spanned="1">
            <text:p>05</text:p>
          </table:table-cell>
          <table:covered-table-cell table:style-name="ce285"/>
          <table:table-cell table:style-name="ce279" table:formula="of:=[.J4]+1" office:value-type="date" office:date-value="2016-11-06" table:number-columns-spanned="2" table:number-rows-spanned="1">
            <text:p>06</text:p>
          </table:table-cell>
          <table:covered-table-cell table:style-name="ce285"/>
          <table:table-cell table:style-name="ce279" table:formula="of:=[.L4]+1" office:value-type="date" office:date-value="2016-11-07" table:number-columns-spanned="2" table:number-rows-spanned="1">
            <text:p>07</text:p>
          </table:table-cell>
          <table:covered-table-cell table:style-name="ce285"/>
          <table:table-cell table:style-name="ce279" table:formula="of:=[.N4]+1" office:value-type="date" office:date-value="2016-11-08" table:number-columns-spanned="2" table:number-rows-spanned="1">
            <text:p>08</text:p>
          </table:table-cell>
          <table:covered-table-cell table:style-name="ce285"/>
          <table:table-cell table:style-name="ce279" table:formula="of:=[.P4]+1" office:value-type="date" office:date-value="2016-11-09" table:number-columns-spanned="2" table:number-rows-spanned="1">
            <text:p>09</text:p>
          </table:table-cell>
          <table:covered-table-cell table:style-name="ce285"/>
          <table:table-cell table:style-name="ce279" table:formula="of:=[.R4]+1" office:value-type="date" office:date-value="2016-11-10" table:number-columns-spanned="2" table:number-rows-spanned="1">
            <text:p>10</text:p>
          </table:table-cell>
          <table:covered-table-cell table:style-name="ce285"/>
          <table:table-cell table:style-name="ce279" table:formula="of:=[.T4]+1" office:value-type="date" office:date-value="2016-11-11" table:number-columns-spanned="2" table:number-rows-spanned="1">
            <text:p>11</text:p>
          </table:table-cell>
          <table:covered-table-cell table:style-name="ce285"/>
          <table:table-cell table:style-name="ce279" table:formula="of:=[.V4]+1" office:value-type="date" office:date-value="2016-11-12" table:number-columns-spanned="2" table:number-rows-spanned="1">
            <text:p>12</text:p>
          </table:table-cell>
          <table:covered-table-cell table:style-name="ce285"/>
          <table:table-cell table:style-name="ce279" table:formula="of:=[.X4]+1" office:value-type="date" office:date-value="2016-11-13" table:number-columns-spanned="2" table:number-rows-spanned="1">
            <text:p>13</text:p>
          </table:table-cell>
          <table:covered-table-cell table:style-name="ce285"/>
          <table:table-cell table:style-name="ce279" table:formula="of:=[.Z4]+1" office:value-type="date" office:date-value="2016-11-14" table:number-columns-spanned="2" table:number-rows-spanned="1">
            <text:p>14</text:p>
          </table:table-cell>
          <table:covered-table-cell table:style-name="ce285"/>
          <table:table-cell table:style-name="ce279" table:formula="of:=[.AB4]+1" office:value-type="date" office:date-value="2016-11-15" table:number-columns-spanned="2" table:number-rows-spanned="1">
            <text:p>15</text:p>
          </table:table-cell>
          <table:covered-table-cell table:style-name="ce285"/>
          <table:table-cell table:style-name="ce279" table:formula="of:=[.AD4]+1" office:value-type="date" office:date-value="2016-11-16" table:number-columns-spanned="2" table:number-rows-spanned="1">
            <text:p>16</text:p>
          </table:table-cell>
          <table:covered-table-cell table:style-name="ce285"/>
          <table:table-cell table:style-name="ce301" table:formula="of:=[.AF4]+1" office:value-type="date" office:date-value="2016-11-17">
            <text:p>17</text:p>
          </table:table-cell>
          <table:table-cell table:style-name="ce301"/>
          <table:table-cell table:style-name="ce279" table:formula="of:=[.AH4]+1" office:value-type="date" office:date-value="2016-11-18" table:number-columns-spanned="2" table:number-rows-spanned="1">
            <text:p>18</text:p>
          </table:table-cell>
          <table:covered-table-cell table:style-name="ce285"/>
          <table:table-cell table:style-name="ce279" table:formula="of:=[.AJ4]+1" office:value-type="date" office:date-value="2016-11-19" table:number-columns-spanned="2" table:number-rows-spanned="1">
            <text:p>19</text:p>
          </table:table-cell>
          <table:covered-table-cell table:style-name="ce285"/>
          <table:table-cell table:style-name="ce279" table:formula="of:=[.AL4]+1" office:value-type="date" office:date-value="2016-11-20" table:number-columns-spanned="2" table:number-rows-spanned="1">
            <text:p>20</text:p>
          </table:table-cell>
          <table:covered-table-cell table:style-name="ce285"/>
          <table:table-cell table:style-name="ce279" table:formula="of:=[.AN4]+1" office:value-type="date" office:date-value="2016-11-21" table:number-columns-spanned="2" table:number-rows-spanned="1">
            <text:p>21</text:p>
          </table:table-cell>
          <table:covered-table-cell table:style-name="ce285"/>
          <table:table-cell table:style-name="ce279" table:formula="of:=[.AP4]+1" office:value-type="date" office:date-value="2016-11-22" table:number-columns-spanned="2" table:number-rows-spanned="1">
            <text:p>22</text:p>
          </table:table-cell>
          <table:covered-table-cell table:style-name="ce285"/>
          <table:table-cell table:style-name="ce279" table:formula="of:=[.AR4]+1" office:value-type="date" office:date-value="2016-11-23" table:number-columns-spanned="2" table:number-rows-spanned="1">
            <text:p>23</text:p>
          </table:table-cell>
          <table:covered-table-cell table:style-name="ce285"/>
          <table:table-cell table:style-name="ce279" table:formula="of:=[.AT4]+1" office:value-type="date" office:date-value="2016-11-24" table:number-columns-spanned="2" table:number-rows-spanned="1">
            <text:p>24</text:p>
          </table:table-cell>
          <table:covered-table-cell table:style-name="ce285"/>
          <table:table-cell table:style-name="ce279" table:formula="of:=[.AV4]+1" office:value-type="date" office:date-value="2016-11-25" table:number-columns-spanned="2" table:number-rows-spanned="1">
            <text:p>25</text:p>
          </table:table-cell>
          <table:covered-table-cell table:style-name="ce285"/>
          <table:table-cell table:style-name="ce279" table:formula="of:=[.AX4]+1" office:value-type="date" office:date-value="2016-11-26" table:number-columns-spanned="2" table:number-rows-spanned="1">
            <text:p>26</text:p>
          </table:table-cell>
          <table:covered-table-cell table:style-name="ce285"/>
          <table:table-cell table:style-name="ce279" table:formula="of:=[.AZ4]+1" office:value-type="date" office:date-value="2016-11-27" table:number-columns-spanned="2" table:number-rows-spanned="1">
            <text:p>27</text:p>
          </table:table-cell>
          <table:covered-table-cell table:style-name="ce285"/>
          <table:table-cell table:style-name="ce279" table:formula="of:=[.BB4]+1" office:value-type="date" office:date-value="2016-11-28" table:number-columns-spanned="2" table:number-rows-spanned="1">
            <text:p>28</text:p>
          </table:table-cell>
          <table:covered-table-cell table:style-name="ce285"/>
          <table:table-cell table:style-name="ce279" table:formula="of:=[.BD4]+1" office:value-type="date" office:date-value="2016-11-29" table:number-columns-spanned="2" table:number-rows-spanned="1">
            <text:p>29</text:p>
          </table:table-cell>
          <table:covered-table-cell table:style-name="ce285"/>
          <table:table-cell table:style-name="ce279" table:formula="of:=[.BF4]+1" office:value-type="date" office:date-value="2016-11-30" table:number-columns-spanned="2" table:number-rows-spanned="1">
            <text:p>30</text:p>
          </table:table-cell>
          <table:covered-table-cell table:style-name="ce285" table:formula="of:=[.BG4]+1" office:value-type="date" office:date-value="1899-12-31">
            <text:p>31</text:p>
          </table:covered-table-cell>
          <table:table-cell table:style-name="ce82" table:number-columns-repeated="941"/>
          <table:table-cell table:style-name="ce86" table:number-columns-repeated="14"/>
        </table:table-row>
        <table:table-row table:style-name="ro8">
          <table:table-cell table:style-name="ce43"/>
          <table:table-cell table:style-name="ce280" table:formula="of:=CHOOSE(WEEKDAY([.B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86"/>
          <table:table-cell table:style-name="ce280" table:formula="of:=CHOOSE(WEEKDAY([.D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86"/>
          <table:table-cell table:style-name="ce280" table:formula="of:=CHOOSE(WEEKDAY([.F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86"/>
          <table:table-cell table:style-name="ce280" table:formula="of:=CHOOSE(WEEKDAY([.H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86"/>
          <table:table-cell table:style-name="ce280" table:formula="of:=CHOOSE(WEEKDAY([.J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86"/>
          <table:table-cell table:style-name="ce280" table:formula="of:=CHOOSE(WEEKDAY([.L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86"/>
          <table:table-cell table:style-name="ce280" table:formula="of:=CHOOSE(WEEKDAY([.N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86"/>
          <table:table-cell table:style-name="ce280" table:formula="of:=CHOOSE(WEEKDAY([.P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86"/>
          <table:table-cell table:style-name="ce280" table:formula="of:=CHOOSE(WEEKDAY([.R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86"/>
          <table:table-cell table:style-name="ce280" table:formula="of:=CHOOSE(WEEKDAY([.T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86"/>
          <table:table-cell table:style-name="ce280" table:formula="of:=CHOOSE(WEEKDAY([.V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86"/>
          <table:table-cell table:style-name="ce280" table:formula="of:=CHOOSE(WEEKDAY([.X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86"/>
          <table:table-cell table:style-name="ce280" table:formula="of:=CHOOSE(WEEKDAY([.Z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86"/>
          <table:table-cell table:style-name="ce280" table:formula="of:=CHOOSE(WEEKDAY([.AB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86"/>
          <table:table-cell table:style-name="ce280" table:formula="of:=CHOOSE(WEEKDAY([.AD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86"/>
          <table:table-cell table:style-name="ce280" table:formula="of:=CHOOSE(WEEKDAY([.AF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86"/>
          <table:table-cell table:style-name="ce280" table:formula="of:=CHOOSE(WEEKDAY([.AH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86"/>
          <table:table-cell table:style-name="ce280" table:formula="of:=CHOOSE(WEEKDAY([.AJ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86"/>
          <table:table-cell table:style-name="ce280" table:formula="of:=CHOOSE(WEEKDAY([.AL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86"/>
          <table:table-cell table:style-name="ce280" table:formula="of:=CHOOSE(WEEKDAY([.AN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86"/>
          <table:table-cell table:style-name="ce280" table:formula="of:=CHOOSE(WEEKDAY([.AP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86"/>
          <table:table-cell table:style-name="ce280" table:formula="of:=CHOOSE(WEEKDAY([.AR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86"/>
          <table:table-cell table:style-name="ce280" table:formula="of:=CHOOSE(WEEKDAY([.AT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86"/>
          <table:table-cell table:style-name="ce280" table:formula="of:=CHOOSE(WEEKDAY([.AV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286"/>
          <table:table-cell table:style-name="ce280" table:formula="of:=CHOOSE(WEEKDAY([.AX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286"/>
          <table:table-cell table:style-name="ce280" table:formula="of:=CHOOSE(WEEKDAY([.AZ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286"/>
          <table:table-cell table:style-name="ce280" table:formula="of:=CHOOSE(WEEKDAY([.BB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286"/>
          <table:table-cell table:style-name="ce280" table:formula="of:=CHOOSE(WEEKDAY([.BD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286"/>
          <table:table-cell table:style-name="ce280" table:formula="of:=CHOOSE(WEEKDAY([.BF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286"/>
          <table:table-cell table:style-name="ce280" table:formula="of:=CHOOSE(WEEKDAY([.BH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286" table:formula="of:=CHOOSE(WEEKDAY([.BI4]);&quot;Sun&quot;;&quot;Mon&quot;;&quot;Tue&quot;;&quot;Wed&quot;;&quot;Thur&quot;;&quot;Fri&quot;;&quot;Sat&quot;)" office:value-type="string" office:string-value="Sun">
            <text:p>Sun</text:p>
          </table:covered-table-cell>
          <table:table-cell table:style-name="ce82" table:number-columns-repeated="941"/>
          <table:table-cell table:style-name="ce86" table:number-columns-repeated="14"/>
        </table:table-row>
        <table:table-row table:style-name="ro10">
          <table:table-cell table:style-name="ce44" office:value-type="string">
            <text:p>Morni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83" table:number-columns-repeated="955"/>
        </table:table-row>
        <table:table-row table:style-name="ro11">
          <table:table-cell table:style-name="ce45" office:value-type="time" office:time-value="PT08H00M00S">
            <text:p>08:00 AM</text:p>
          </table:table-cell>
          <table:table-cell table:style-name="ce281" table:number-columns-repeated="27"/>
          <table:table-cell table:style-name="ce291" office:value-type="string" table:number-columns-spanned="1" table:number-rows-spanned="9">
            <text:p>c Mai – Meeting</text:p>
          </table:table-cell>
          <table:table-cell table:style-name="ce281" table:number-columns-repeated="3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8H30M00S">
            <text:p>08:30 AM</text:p>
          </table:table-cell>
          <table:table-cell table:style-name="ce281" table:number-columns-repeated="17"/>
          <table:table-cell table:style-name="ce275" office:value-type="string" table:number-columns-spanned="1" table:number-rows-spanned="3">
            <text:p>Mai – Meeting</text:p>
          </table:table-cell>
          <table:table-cell table:style-name="ce281" table:number-columns-repeated="9"/>
          <table:covered-table-cell table:style-name="ce287"/>
          <table:table-cell table:style-name="ce281"/>
          <table:table-cell table:style-name="ce277" office:value-type="string">
            <text:p>Westmead Meeting</text:p>
          </table:table-cell>
          <table:table-cell table:style-name="ce281"/>
          <table:table-cell table:style-name="ce277" office:value-type="string">
            <text:p>Westmead Meeting</text:p>
          </table:table-cell>
          <table:table-cell table:style-name="ce281"/>
          <table:table-cell table:style-name="ce277" office:value-type="string">
            <text:p>Westmead Meeting</text:p>
          </table:table-cell>
          <table:table-cell table:style-name="ce281"/>
          <table:table-cell table:style-name="ce277" office:value-type="string">
            <text:p>Westmead Meeting</text:p>
          </table:table-cell>
          <table:table-cell table:style-name="ce281" table:number-columns-repeated="5"/>
          <table:table-cell table:style-name="ce277" office:value-type="string">
            <text:p>Westmead Meeting</text:p>
          </table:table-cell>
          <table:table-cell table:style-name="ce281"/>
          <table:table-cell table:style-name="ce277" office:value-type="string">
            <text:p>Westmead Meeting</text:p>
          </table:table-cell>
          <table:table-cell table:style-name="ce281"/>
          <table:table-cell table:style-name="ce277" office:value-type="string">
            <text:p>Westmead Meeting</text:p>
          </table:table-cell>
          <table:table-cell table:style-name="ce281"/>
          <table:table-cell table:style-name="ce277" office:value-type="string">
            <text:p>Westmead Meeting</text:p>
          </table:table-cell>
          <table:table-cell table:style-name="ce281"/>
          <table:table-cell table:style-name="ce277" office:value-type="string">
            <text:p>Westmead Meeting</text:p>
          </table:table-cell>
          <table:table-cell table:style-name="ce281" table:number-columns-repeated="5"/>
          <table:table-cell table:style-name="ce277" office:value-type="string">
            <text:p>Westmead Meeting</text:p>
          </table:table-cell>
          <table:table-cell table:style-name="ce281"/>
          <table:table-cell table:style-name="ce277" office:value-type="string">
            <text:p>Westmead Meeting</text:p>
          </table:table-cell>
          <table:table-cell table:style-name="ce281"/>
          <table:table-cell table:style-name="ce277" office:value-type="string">
            <text:p>Westmead Meeting</text:p>
          </table:table-cell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00M00S">
            <text:p>09:00 AM</text:p>
          </table:table-cell>
          <table:table-cell table:style-name="ce51" office:value-type="string">
            <text:p>Phương họp</text:p>
          </table:table-cell>
          <table:table-cell table:style-name="ce275" office:value-type="string" table:number-columns-spanned="1" table:number-rows-spanned="2">
            <text:p>Bình – meeting</text:p>
          </table:table-cell>
          <table:table-cell table:style-name="ce281" table:number-columns-repeated="12"/>
          <table:table-cell table:style-name="ce275" office:value-type="string" table:number-columns-spanned="1" table:number-rows-spanned="4">
            <text:p>Kiên – Meeting</text:p>
          </table:table-cell>
          <table:table-cell table:style-name="ce281"/>
          <table:table-cell table:style-name="ce275" office:value-type="string" table:number-columns-spanned="1" table:number-rows-spanned="4">
            <text:p>Kiên – Meeting</text:p>
          </table:table-cell>
          <table:covered-table-cell table:style-name="Default"/>
          <table:table-cell table:style-name="ce281" table:number-columns-repeated="9"/>
          <table:covered-table-cell table:style-name="ce287"/>
          <table:table-cell table:style-name="ce281"/>
          <table:table-cell table:style-name="ce51" office:value-type="string" table:number-columns-spanned="1" table:number-rows-spanned="2">
            <text:p>Hoàng – Meeting</text:p>
          </table:table-cell>
          <table:table-cell table:style-name="ce281"/>
          <table:table-cell table:style-name="ce275" office:value-type="string" table:number-columns-spanned="1" table:number-rows-spanned="7">
            <text:p>Kiên – Meeting</text:p>
          </table:table-cell>
          <table:table-cell table:style-name="ce281" table:number-columns-repeated="3"/>
          <table:table-cell table:style-name="ce275" office:value-type="string" table:number-columns-spanned="1" table:number-rows-spanned="7">
            <text:p>Kiên – Meeting</text:p>
          </table:table-cell>
          <table:table-cell table:style-name="ce281" table:number-columns-repeated="5"/>
          <table:table-cell table:style-name="ce275" office:value-type="string" table:number-columns-spanned="1" table:number-rows-spanned="4">
            <text:p>a Năm – Meeting</text:p>
          </table:table-cell>
          <table:table-cell table:style-name="ce281" table:number-columns-repeated="18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30M00S">
            <text:p>09:30 AM</text:p>
          </table:table-cell>
          <table:table-cell table:style-name="ce281"/>
          <table:covered-table-cell table:style-name="ce287"/>
          <table:table-cell table:style-name="ce288" office:value-type="string" table:number-columns-spanned="1" table:number-rows-spanned="5">
            <text:p>GiauNV – Review Trung</text:p>
          </table:table-cell>
          <table:table-cell table:style-name="ce281" table:number-columns-repeated="11"/>
          <table:covered-table-cell table:style-name="ce287"/>
          <table:table-cell table:style-name="ce281"/>
          <table:covered-table-cell table:number-columns-repeated="2" table:style-name="ce287"/>
          <table:table-cell table:style-name="ce281" table:number-columns-repeated="9"/>
          <table:covered-table-cell table:style-name="ce287"/>
          <table:table-cell table:style-name="ce281"/>
          <table:covered-table-cell table:style-name="ce287"/>
          <table:table-cell table:style-name="ce281"/>
          <table:covered-table-cell table:style-name="ce287"/>
          <table:table-cell table:style-name="ce281" table:number-columns-repeated="3"/>
          <table:covered-table-cell table:style-name="ce287"/>
          <table:table-cell table:style-name="ce281" table:number-columns-repeated="5"/>
          <table:covered-table-cell table:style-name="ce287"/>
          <table:table-cell table:style-name="ce281" table:number-columns-repeated="17"/>
          <table:table-cell table:style-name="ce51" office:value-type="string">
            <text:p>a Việt – Meeting</text:p>
          </table:table-cell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00M00S">
            <text:p>10:00 AM</text:p>
          </table:table-cell>
          <table:table-cell table:style-name="ce275" office:value-type="string">
            <text:p>Phỏng vấn freshmen</text:p>
          </table:table-cell>
          <table:table-cell table:style-name="ce129" office:value-type="string">
            <office:annotation draw:style-name="gr1" draw:text-style-name="P1" svg:width="1.1413in" svg:height="0.2634in" svg:x="4.8976in" svg:y="3.0091in" draw:caption-point-x="-0.2402in" draw:caption-point-y="0.5996in">
              <dc:date>2016-10-31T00:00:00</dc:date>
              <text:p text:style-name="P1"><text:span text:style-name="T1">Khai Nguyen</text:span></text:p>
            </office:annotation>
            <text:p>Phỏng vấn QC</text:p>
          </table:table-cell>
          <table:covered-table-cell table:style-name="ce287"/>
          <table:table-cell table:style-name="ce51" office:value-type="string" table:number-columns-spanned="1" table:number-rows-spanned="5">
            <text:p>Bình – client meeting</text:p>
          </table:table-cell>
          <table:table-cell table:style-name="ce64" office:value-type="string">
            <office:annotation draw:style-name="gr1" draw:text-style-name="P1" svg:width="1.1413in" svg:height="0.2634in" svg:x="10.122in" svg:y="3.0091in" draw:caption-point-x="-0.2402in" draw:caption-point-y="0.5996in">
              <dc:date>2016-10-31T00:00:00</dc:date>
              <text:p text:style-name="P1"><text:span text:style-name="T1">Minh Tri</text:span></text:p>
            </office:annotation>
            <text:p>Phỏng vấn QC</text:p>
          </table:table-cell>
          <table:table-cell table:style-name="ce290" office:value-type="string" table:number-columns-spanned="1" table:number-rows-spanned="4">
            <text:p>Review code dự án Westmead</text:p>
          </table:table-cell>
          <table:table-cell table:style-name="ce275" office:value-type="string">
            <text:p>Phỏng vấn freshmen</text:p>
          </table:table-cell>
          <table:table-cell table:style-name="ce64" office:value-type="string">
            <office:annotation draw:style-name="gr1" draw:text-style-name="P1" svg:width="1.1413in" svg:height="0.2634in" svg:x="15.3461in" svg:y="3.0087in" draw:caption-point-x="-0.2402in" draw:caption-point-y="0.6in">
              <dc:date>2016-11-02T00:00:00</dc:date>
              <text:p text:style-name="P1"><text:span text:style-name="T1">Nguyen Gia Huy</text:span></text:p>
            </office:annotation>
            <text:p>Phỏng vấn QC</text:p>
          </table:table-cell>
          <table:table-cell table:style-name="ce281" table:number-columns-repeated="6"/>
          <table:covered-table-cell table:style-name="ce287"/>
          <table:table-cell table:style-name="ce281"/>
          <table:covered-table-cell table:style-name="Default"/>
          <table:table-cell table:style-name="ce281" table:number-columns-repeated="2"/>
          <table:table-cell table:style-name="ce290" office:value-type="string" table:number-columns-spanned="1" table:number-rows-spanned="4">
            <text:p>Review code dự án Westmead</text:p>
          </table:table-cell>
          <table:table-cell table:style-name="ce281" table:number-columns-repeated="6"/>
          <table:table-cell table:style-name="ce298" office:value-type="string" table:number-columns-spanned="1" table:number-rows-spanned="5">
            <text:p>Ngà – Meeting</text:p>
          </table:table-cell>
          <table:covered-table-cell table:style-name="ce287"/>
          <table:table-cell table:style-name="ce281"/>
          <table:table-cell table:style-name="ce51" office:value-type="string" table:number-columns-spanned="1" table:number-rows-spanned="2">
            <text:p>c Bình – Meeting</text:p>
          </table:table-cell>
          <table:table-cell table:style-name="ce281"/>
          <table:covered-table-cell table:style-name="ce287"/>
          <table:table-cell table:style-name="ce281"/>
          <table:table-cell table:style-name="ce290" office:value-type="string" table:number-columns-spanned="1" table:number-rows-spanned="4">
            <text:p>Review code dự án Westmead</text:p>
          </table:table-cell>
          <table:table-cell table:style-name="ce281"/>
          <table:covered-table-cell table:style-name="ce287"/>
          <table:table-cell table:style-name="ce281" table:number-columns-repeated="5"/>
          <table:covered-table-cell table:style-name="ce287"/>
          <table:table-cell table:style-name="ce281" table:number-columns-repeated="5"/>
          <table:table-cell table:style-name="ce290" office:value-type="string" table:number-columns-spanned="1" table:number-rows-spanned="4">
            <text:p>Review code dự án Westmead</text:p>
          </table:table-cell>
          <table:table-cell table:style-name="ce281" table:number-columns-repeated="1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30M00S">
            <text:p>10:30 AM</text:p>
          </table:table-cell>
          <table:table-cell table:style-name="ce281" table:number-columns-repeated="2"/>
          <table:covered-table-cell table:style-name="ce287"/>
          <table:covered-table-cell table:style-name="ce51"/>
          <table:table-cell table:style-name="ce281"/>
          <table:covered-table-cell table:style-name="Default"/>
          <table:table-cell table:style-name="ce281" table:number-columns-repeated="6"/>
          <table:table-cell table:style-name="ce275" office:value-type="string" table:number-columns-spanned="1" table:number-rows-spanned="3">
            <office:annotation draw:style-name="gr1" draw:text-style-name="P1" svg:width="1.1413in" svg:height="0.2634in" svg:x="24.0531in" svg:y="3.4in" draw:caption-point-x="-0.2402in" draw:caption-point-y="0.6008in">
              <dc:date>2016-10-31T00:00:00</dc:date>
              <text:p text:style-name="P1"><text:span text:style-name="T1">Hoang Long</text:span></text:p>
            </office:annotation>
            <text:p>Kiên – Meeting</text:p>
          </table:table-cell>
          <table:table-cell table:style-name="ce281"/>
          <table:covered-table-cell table:style-name="ce287"/>
          <table:table-cell table:style-name="ce281"/>
          <table:covered-table-cell table:style-name="ce287"/>
          <table:table-cell table:style-name="ce281" table:number-columns-repeated="2"/>
          <table:covered-table-cell table:style-name="Default"/>
          <table:table-cell table:style-name="ce281" table:number-columns-repeated="6"/>
          <table:covered-table-cell table:number-columns-repeated="2" table:style-name="ce287"/>
          <table:table-cell table:style-name="ce281"/>
          <table:covered-table-cell table:style-name="ce287"/>
          <table:table-cell table:style-name="ce281"/>
          <table:covered-table-cell table:style-name="ce287"/>
          <table:table-cell table:style-name="ce281"/>
          <table:covered-table-cell table:style-name="ce287"/>
          <table:table-cell table:style-name="ce281"/>
          <table:covered-table-cell table:style-name="ce287"/>
          <table:table-cell table:style-name="ce281" table:number-columns-repeated="5"/>
          <table:covered-table-cell table:style-name="ce287"/>
          <table:table-cell table:style-name="ce281" table:number-columns-repeated="5"/>
          <table:covered-table-cell table:style-name="Default"/>
          <table:table-cell table:style-name="ce281" table:number-columns-repeated="1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00M00S">
            <text:p>11:00 AM</text:p>
          </table:table-cell>
          <table:table-cell table:style-name="ce275" office:value-type="string">
            <text:p>Phỏng vấn freshmen</text:p>
          </table:table-cell>
          <table:table-cell table:style-name="ce129" office:value-type="string">
            <office:annotation draw:style-name="gr1" draw:text-style-name="P1" svg:width="1.1413in" svg:height="0.2634in" svg:x="4.8976in" svg:y="3.7941in" draw:caption-point-x="-0.2402in" draw:caption-point-y="0.5992in">
              <dc:date>2016-10-31T00:00:00</dc:date>
              <text:p text:style-name="P1"><text:span text:style-name="T1">Nguyen Nhac</text:span></text:p>
            </office:annotation>
            <text:p>Phỏng vấn QC</text:p>
          </table:table-cell>
          <table:covered-table-cell table:style-name="ce287"/>
          <table:covered-table-cell table:style-name="ce51"/>
          <table:table-cell table:style-name="ce64" office:value-type="string">
            <office:annotation draw:style-name="gr1" draw:text-style-name="P1" svg:width="1.1413in" svg:height="0.2634in" svg:x="10.122in" svg:y="3.7941in" draw:caption-point-x="-0.2402in" draw:caption-point-y="0.5992in">
              <dc:date>2016-10-31T00:00:00</dc:date>
              <text:p text:style-name="P1"><text:span text:style-name="T1">Duy An</text:span></text:p>
            </office:annotation>
            <text:p>Phỏng vấn QC</text:p>
          </table:table-cell>
          <table:covered-table-cell table:style-name="Default"/>
          <table:table-cell table:style-name="ce275" office:value-type="string">
            <text:p>Phỏng vấn internship</text:p>
          </table:table-cell>
          <table:table-cell table:style-name="ce64" office:value-type="string">
            <office:annotation draw:style-name="gr1" draw:text-style-name="P1" svg:width="1.1413in" svg:height="0.2634in" svg:x="15.3461in" svg:y="3.7933in" draw:caption-point-x="-0.2402in" draw:caption-point-y="0.6in">
              <dc:date>2016-11-03T00:00:00</dc:date>
              <text:p text:style-name="P1"><text:span text:style-name="T1">Vũ Thị Tường Vi</text:span></text:p>
            </office:annotation>
            <text:p>Phỏng vấn QC</text:p>
          </table:table-cell>
          <table:table-cell table:style-name="ce281" table:number-columns-repeated="4"/>
          <table:covered-table-cell table:style-name="ce287"/>
          <table:table-cell table:style-name="ce281" table:number-columns-repeated="6"/>
          <table:covered-table-cell table:style-name="Default"/>
          <table:table-cell table:style-name="ce281" table:number-columns-repeated="6"/>
          <table:covered-table-cell table:number-columns-repeated="2" table:style-name="ce287"/>
          <table:table-cell table:style-name="ce281" table:number-columns-repeated="3"/>
          <table:covered-table-cell table:style-name="ce287"/>
          <table:table-cell table:style-name="ce281"/>
          <table:covered-table-cell table:style-name="ce287"/>
          <table:table-cell table:style-name="ce281"/>
          <table:covered-table-cell table:style-name="ce287"/>
          <table:table-cell table:style-name="ce281" table:number-columns-repeated="4"/>
          <table:table-cell table:style-name="ce275" office:value-type="string" table:number-columns-spanned="1" table:number-rows-spanned="2">
            <text:p>a Kiên – Meeting</text:p>
          </table:table-cell>
          <table:table-cell table:style-name="ce281" table:number-columns-repeated="6"/>
          <table:covered-table-cell table:style-name="Default"/>
          <table:table-cell table:style-name="ce281" table:number-columns-repeated="1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30M00S">
            <text:p>11:30 AM</text:p>
          </table:table-cell>
          <table:table-cell table:style-name="ce281" table:number-columns-repeated="2"/>
          <table:covered-table-cell table:style-name="ce287"/>
          <table:covered-table-cell table:style-name="ce51"/>
          <table:table-cell table:style-name="ce281"/>
          <table:covered-table-cell table:style-name="Default"/>
          <table:table-cell table:style-name="ce281" table:number-columns-repeated="6"/>
          <table:covered-table-cell table:style-name="ce287"/>
          <table:table-cell table:style-name="ce281" table:number-columns-repeated="6"/>
          <table:covered-table-cell table:style-name="Default"/>
          <table:table-cell table:style-name="ce281" table:number-columns-repeated="6"/>
          <table:covered-table-cell table:number-columns-repeated="2" table:style-name="ce287"/>
          <table:table-cell table:style-name="ce281" table:number-columns-repeated="3"/>
          <table:covered-table-cell table:style-name="ce287"/>
          <table:table-cell table:style-name="ce281"/>
          <table:covered-table-cell table:style-name="ce287"/>
          <table:table-cell table:style-name="ce281"/>
          <table:covered-table-cell table:style-name="ce287"/>
          <table:table-cell table:style-name="ce281" table:number-columns-repeated="4"/>
          <table:covered-table-cell table:style-name="ce287"/>
          <table:table-cell table:style-name="ce281" table:number-columns-repeated="6"/>
          <table:covered-table-cell table:style-name="Default"/>
          <table:table-cell table:style-name="ce281" table:number-columns-repeated="12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0H00M00S">
            <text:p>12:00 AM</text:p>
          </table:table-cell>
          <table:table-cell table:style-name="ce281" table:number-columns-repeated="3"/>
          <table:covered-table-cell table:style-name="ce51"/>
          <table:table-cell table:style-name="ce281" table:number-columns-repeated="22"/>
          <table:covered-table-cell table:number-columns-repeated="2" table:style-name="ce287"/>
          <table:table-cell table:style-name="ce281" table:number-columns-repeated="3"/>
          <table:covered-table-cell table:style-name="ce287"/>
          <table:table-cell table:style-name="ce281" table:number-columns-repeated="3"/>
          <table:covered-table-cell table:style-name="ce287"/>
          <table:table-cell table:style-name="ce281" table:number-columns-repeated="24"/>
          <table:table-cell table:style-name="ce84" table:number-columns-repeated="941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7" table:number-columns-repeated="60"/>
          <table:table-cell table:style-name="ce83" table:number-columns-repeated="955"/>
        </table:table-row>
        <table:table-row table:style-name="ro12">
          <table:table-cell table:style-name="ce45" office:value-type="time" office:time-value="PT13H30M00S">
            <text:p>01:30 PM</text:p>
          </table:table-cell>
          <table:table-cell table:style-name="ce281" table:number-columns-repeated="3"/>
          <table:table-cell table:style-name="ce275" office:value-type="string" table:number-columns-spanned="1" table:number-rows-spanned="5">
            <text:p>Bình – client meeting</text:p>
          </table:table-cell>
          <table:table-cell table:style-name="ce281" table:number-columns-repeated="11"/>
          <table:table-cell table:style-name="ce48" office:value-type="string" table:number-columns-spanned="1" table:number-rows-spanned="2">
            <text:p>Họp company trip</text:p>
          </table:table-cell>
          <table:table-cell table:style-name="ce281"/>
          <table:table-cell table:style-name="ce48" office:value-type="string" table:number-columns-spanned="1" table:number-rows-spanned="2">
            <text:p>Họp company trip</text:p>
          </table:table-cell>
          <table:table-cell table:style-name="ce281"/>
          <table:table-cell table:style-name="ce48" office:value-type="string" table:number-columns-spanned="1" table:number-rows-spanned="2">
            <text:p>Họp company trip</text:p>
          </table:table-cell>
          <table:table-cell table:style-name="ce281"/>
          <table:table-cell table:style-name="ce48" office:value-type="string" table:number-columns-spanned="1" table:number-rows-spanned="2">
            <text:p>Họp company trip</text:p>
          </table:table-cell>
          <table:table-cell table:style-name="ce281" table:number-columns-repeated="5"/>
          <table:table-cell table:style-name="ce48" office:value-type="string" table:number-columns-spanned="1" table:number-rows-spanned="2">
            <text:p>Họp company trip</text:p>
          </table:table-cell>
          <table:table-cell table:style-name="ce281"/>
          <table:table-cell table:style-name="ce48" office:value-type="string" table:number-columns-spanned="1" table:number-rows-spanned="2">
            <text:p>Họp company trip</text:p>
          </table:table-cell>
          <table:table-cell table:style-name="ce281"/>
          <table:table-cell table:style-name="ce48" office:value-type="string" table:number-columns-spanned="1" table:number-rows-spanned="2">
            <text:p>Họp company trip</text:p>
          </table:table-cell>
          <table:table-cell table:style-name="ce281"/>
          <table:table-cell table:style-name="ce48" office:value-type="string" table:number-columns-spanned="1" table:number-rows-spanned="2">
            <text:p>Họp company trip</text:p>
          </table:table-cell>
          <table:table-cell table:style-name="ce281"/>
          <table:table-cell table:style-name="ce48" office:value-type="string" table:number-columns-spanned="1" table:number-rows-spanned="2">
            <text:p>Họp company trip</text:p>
          </table:table-cell>
          <table:table-cell table:style-name="ce281" table:number-columns-repeated="5"/>
          <table:table-cell table:style-name="ce48" office:value-type="string" table:number-columns-spanned="1" table:number-rows-spanned="2">
            <text:p>Họp company trip</text:p>
          </table:table-cell>
          <table:table-cell table:style-name="ce281"/>
          <table:table-cell table:style-name="ce48" office:value-type="string" table:number-columns-spanned="1" table:number-rows-spanned="2">
            <text:p>Họp company trip</text:p>
          </table:table-cell>
          <table:table-cell table:style-name="ce281"/>
          <table:table-cell table:style-name="ce48" office:value-type="string" table:number-columns-spanned="1" table:number-rows-spanned="2">
            <text:p>Họp company trip</text:p>
          </table:table-cell>
          <table:table-cell table:style-name="ce281"/>
          <table:table-cell table:style-name="ce48" office:value-type="string" table:number-columns-spanned="1" table:number-rows-spanned="2">
            <text:p>Họp company trip</text:p>
          </table:table-cell>
          <table:table-cell table:style-name="ce281"/>
          <table:table-cell table:style-name="ce48" office:value-type="string" table:number-columns-spanned="1" table:number-rows-spanned="2">
            <text:p>Họp company trip</text:p>
          </table:table-cell>
          <table:table-cell table:style-name="ce281" table:number-columns-repeated="5"/>
          <table:table-cell table:style-name="ce48" office:value-type="string" table:number-columns-spanned="1" table:number-rows-spanned="2">
            <text:p>Họp company trip</text:p>
          </table:table-cell>
          <table:table-cell table:style-name="ce281"/>
          <table:table-cell table:style-name="ce48" office:value-type="string" table:number-columns-spanned="1" table:number-rows-spanned="2">
            <text:p>Họp company trip</text:p>
          </table:table-cell>
          <table:table-cell table:style-name="ce281"/>
          <table:table-cell table:style-name="ce302" office:value-type="string" table:number-columns-spanned="1" table:number-rows-spanned="2">
            <text:p>Họp company trip</text:p>
          </table:table-cell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00M00S">
            <text:p>02:00 PM</text:p>
          </table:table-cell>
          <table:table-cell table:style-name="ce275" office:value-type="string">
            <text:p>Phỏng vấn freshmen</text:p>
          </table:table-cell>
          <table:table-cell table:style-name="ce64" office:value-type="string">
            <office:annotation draw:style-name="gr1" draw:text-style-name="P1" svg:width="1.1413in" svg:height="0.2634in" svg:x="4.8976in" svg:y="5.6508in" draw:caption-point-x="-0.2402in" draw:caption-point-y="0.6in">
              <dc:date>2016-10-31T00:00:00</dc:date>
              <text:p text:style-name="P1"><text:span text:style-name="T1">Thuy Kieu</text:span></text:p>
            </office:annotation>
            <text:p>Phỏng vấn QC</text:p>
          </table:table-cell>
          <table:table-cell table:style-name="ce275" office:value-type="string" table:number-columns-spanned="1" table:number-rows-spanned="8">
            <text:p>Kiên meeting</text:p>
          </table:table-cell>
          <table:covered-table-cell table:style-name="ce51"/>
          <table:table-cell table:style-name="ce64" office:value-type="string">
            <office:annotation draw:style-name="gr1" draw:text-style-name="P1" svg:width="1.1413in" svg:height="0.2634in" svg:x="10.122in" svg:y="5.6512in" draw:caption-point-x="-0.2402in" draw:caption-point-y="0.5996in">
              <dc:date>2016-10-31T00:00:00</dc:date>
              <text:p text:style-name="P1"><text:span text:style-name="T1">Thùy Trang</text:span></text:p>
            </office:annotation>
            <text:p>Phỏng vấn QC</text:p>
          </table:table-cell>
          <table:table-cell table:style-name="ce275" office:value-type="string" table:number-columns-spanned="1" table:number-rows-spanned="2">
            <office:annotation draw:style-name="gr1" draw:text-style-name="P1" svg:width="1.1413in" svg:height="0.2634in" svg:x="11.8634in" svg:y="5.6504in" draw:caption-point-x="-0.2402in" draw:caption-point-y="0.6004in">
              <dc:date>2016-10-31T00:00:00</dc:date>
              <text:p text:style-name="P1"><text:span text:style-name="T1">Hoang Long</text:span></text:p>
            </office:annotation>
            <text:p>Kiên – Meeting</text:p>
          </table:table-cell>
          <table:table-cell table:style-name="ce275" office:value-type="string">
            <text:p>Phỏng vấn freshmen</text:p>
          </table:table-cell>
          <table:table-cell table:style-name="ce281">
            <office:annotation draw:style-name="gr1" draw:text-style-name="P1" svg:width="1.1413in" svg:height="0.2634in" svg:x="15.3461in" svg:y="5.6512in" draw:caption-point-x="-0.2402in" draw:caption-point-y="0.5996in">
              <dc:date>2016-10-31T00:00:00</dc:date>
              <text:p text:style-name="P1"><text:span text:style-name="T1">Hoang Long</text:span></text:p>
            </office:annotation>
          </table:table-cell>
          <table:table-cell table:style-name="ce281" table:number-columns-repeated="4"/>
          <table:table-cell table:style-name="ce51" office:value-type="string" table:number-columns-spanned="1" table:number-rows-spanned="4">
            <text:p>Giàu – Meeting</text:p>
          </table:table-cell>
          <table:table-cell table:style-name="ce275" office:value-type="string" table:number-columns-spanned="1" table:number-rows-spanned="2">
            <office:annotation draw:style-name="gr1" draw:text-style-name="P1" svg:width="1.1413in" svg:height="0.2634in" svg:x="25.7945in" svg:y="5.65in" draw:caption-point-x="-0.2402in" draw:caption-point-y="0.6008in">
              <dc:date>2016-10-31T00:00:00</dc:date>
              <text:p text:style-name="P1"><text:span text:style-name="T1">Hoang Long</text:span></text:p>
            </office:annotation>
            <text:p>Kiên – Meeting</text:p>
          </table:table-cell>
          <table:table-cell table:style-name="ce275" office:value-type="string" table:number-columns-spanned="1" table:number-rows-spanned="4">
            <text:p>Kiên – Meeting</text:p>
          </table:table-cell>
          <table:covered-table-cell table:style-name="ce287"/>
          <table:table-cell table:style-name="ce64" office:value-type="string">
            <text:p>C Bình meeting vs HungNC</text:p>
          </table:table-cell>
          <table:covered-table-cell table:style-name="ce287"/>
          <table:table-cell table:style-name="ce64" office:value-type="string">
            <office:annotation draw:style-name="gr1" draw:text-style-name="P1" svg:width="1.1413in" svg:height="0.2634in" svg:x="34.6071in" svg:y="5.6531in" draw:caption-point-x="-0.2402in" draw:caption-point-y="0.5976in">
              <dc:date>2016-11-09T00:00:00</dc:date>
              <text:p text:style-name="P1"><text:span text:style-name="T1">Vu Thi Yen Tuyet</text:span></text:p>
            </office:annotation>
            <text:p>Phỏng vấn Web dev</text:p>
          </table:table-cell>
          <table:covered-table-cell table:style-name="ce287"/>
          <table:table-cell table:style-name="ce281"/>
          <table:covered-table-cell table:style-name="ce287"/>
          <table:table-cell table:style-name="ce281" table:number-columns-repeated="4"/>
          <table:table-cell table:style-name="ce51" office:value-type="string">
            <text:p>Kiên – Meeting</text:p>
          </table:table-cell>
          <table:covered-table-cell table:style-name="ce287"/>
          <table:table-cell table:style-name="ce281"/>
          <table:covered-table-cell table:style-name="ce287"/>
          <table:table-cell table:style-name="ce275" office:value-type="string" table:number-columns-spanned="1" table:number-rows-spanned="4">
            <text:p>Kiên – Meeting</text:p>
          </table:table-cell>
          <table:covered-table-cell table:style-name="ce287"/>
          <table:table-cell table:style-name="ce281"/>
          <table:covered-table-cell table:style-name="ce287"/>
          <table:table-cell table:style-name="ce275" office:value-type="string" table:number-columns-spanned="1" table:number-rows-spanned="2">
            <text:p>a Dương – Meeting</text:p>
          </table:table-cell>
          <table:covered-table-cell table:style-name="ce287"/>
          <table:table-cell table:style-name="ce281" table:number-columns-repeated="4"/>
          <table:table-cell table:style-name="ce275" office:value-type="string" table:number-columns-spanned="1" table:number-rows-spanned="4">
            <text:p>a Kiên – Meeting</text:p>
          </table:table-cell>
          <table:covered-table-cell table:style-name="ce287"/>
          <table:table-cell table:style-name="ce281"/>
          <table:covered-table-cell table:style-name="ce287"/>
          <table:table-cell table:style-name="ce275" office:value-type="string" table:number-columns-spanned="1" table:number-rows-spanned="4">
            <text:p>a Kiên – Meeting</text:p>
          </table:table-cell>
          <table:covered-table-cell table:style-name="ce287"/>
          <table:table-cell table:style-name="ce281"/>
          <table:covered-table-cell table:style-name="ce287"/>
          <table:table-cell table:style-name="ce281"/>
          <table:covered-table-cell table:style-name="ce287"/>
          <table:table-cell table:style-name="ce281" table:number-columns-repeated="5"/>
          <table:covered-table-cell table:style-name="ce287"/>
          <table:table-cell table:style-name="ce281"/>
          <table:covered-table-cell table:style-name="ce287"/>
          <table:table-cell table:style-name="ce281"/>
          <table:covered-table-cell table:style-name="ce287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30M00S">
            <text:p>02:30 PM</text:p>
          </table:table-cell>
          <table:table-cell table:style-name="ce281" table:number-columns-repeated="2"/>
          <table:covered-table-cell table:style-name="ce287"/>
          <table:covered-table-cell table:style-name="ce51"/>
          <table:table-cell table:style-name="ce281"/>
          <table:covered-table-cell table:style-name="ce287"/>
          <table:table-cell table:style-name="ce281" table:number-columns-repeated="6"/>
          <table:covered-table-cell table:number-columns-repeated="3" table:style-name="ce287"/>
          <table:table-cell table:style-name="ce281" table:number-columns-repeated="12"/>
          <table:table-cell table:style-name="ce275" office:value-type="string" table:number-columns-spanned="1" table:number-rows-spanned="7">
            <text:p>Kiên – Meeting</text:p>
          </table:table-cell>
          <table:table-cell table:style-name="ce281" table:number-columns-repeated="2"/>
          <table:covered-table-cell table:style-name="ce287"/>
          <table:table-cell table:style-name="ce281" table:number-columns-repeated="2"/>
          <table:table-cell table:style-name="ce275" office:value-type="string" table:number-columns-spanned="1" table:number-rows-spanned="7">
            <text:p>Hoàng – Meeting</text:p>
          </table:table-cell>
          <table:covered-table-cell table:style-name="ce287"/>
          <table:table-cell table:style-name="ce281" table:number-columns-repeated="5"/>
          <table:covered-table-cell table:style-name="ce287"/>
          <table:table-cell table:style-name="ce275" office:value-type="string" table:number-columns-spanned="1" table:number-rows-spanned="2">
            <text:p>c Bình – Meeting</text:p>
          </table:table-cell>
          <table:table-cell table:style-name="ce281" table:number-columns-repeated="2"/>
          <table:covered-table-cell table:style-name="ce287"/>
          <table:table-cell table:style-name="ce281" table:number-columns-repeated="15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00M00S">
            <text:p>03:00 PM</text:p>
          </table:table-cell>
          <table:table-cell table:style-name="ce275" office:value-type="string">
            <text:p>Phỏng vấn freshmen</text:p>
          </table:table-cell>
          <table:table-cell table:style-name="ce64" office:value-type="string">
            <office:annotation draw:style-name="gr1" draw:text-style-name="P1" svg:width="1.1413in" svg:height="0.2634in" svg:x="4.8976in" svg:y="6.5177in" draw:caption-point-x="-0.2402in" draw:caption-point-y="0.5992in">
              <dc:date>2016-10-31T00:00:00</dc:date>
              <text:p text:style-name="P1"><text:span text:style-name="T1">Le Hung</text:span></text:p>
            </office:annotation>
            <text:p>Phỏng vấn QC</text:p>
          </table:table-cell>
          <table:covered-table-cell table:style-name="ce287"/>
          <table:covered-table-cell table:style-name="ce51"/>
          <table:table-cell table:style-name="ce64" office:value-type="string">
            <office:annotation draw:style-name="gr1" draw:text-style-name="P1" svg:width="1.1413in" svg:height="0.2634in" svg:x="10.122in" svg:y="6.5173in" draw:caption-point-x="-0.2402in" draw:caption-point-y="0.5996in">
              <dc:date>2016-10-31T00:00:00</dc:date>
              <text:p text:style-name="P1"><text:span text:style-name="T1">Thanh Bình</text:span></text:p>
            </office:annotation>
            <text:p>Phỏng vấn QC</text:p>
          </table:table-cell>
          <table:table-cell table:style-name="ce275" office:value-type="string">
            <office:annotation draw:style-name="gr1" draw:text-style-name="P1" svg:width="1.1413in" svg:height="0.2634in" svg:x="11.8634in" svg:y="6.5169in" draw:caption-point-x="-0.2402in" draw:caption-point-y="0.6in">
              <dc:date>2016-10-31T00:00:00</dc:date>
              <text:p text:style-name="P1"><text:span text:style-name="T1">Duy manh</text:span></text:p>
            </office:annotation>
            <text:p>Phỏng vấn freshmen</text:p>
          </table:table-cell>
          <table:table-cell table:style-name="ce275" office:value-type="string">
            <text:p>Phỏng vấn internship</text:p>
          </table:table-cell>
          <table:table-cell table:style-name="ce281" table:number-columns-repeated="5"/>
          <table:covered-table-cell table:style-name="ce287"/>
          <table:table-cell table:style-name="ce281"/>
          <table:covered-table-cell table:style-name="ce287"/>
          <table:table-cell table:style-name="ce281"/>
          <table:table-cell table:style-name="ce64" office:value-type="string">
            <text:p>C Bình meeting vs ManhNB</text:p>
          </table:table-cell>
          <table:table-cell table:style-name="ce281" table:number-columns-repeated="9"/>
          <table:table-cell table:style-name="ce51" office:value-type="string" table:number-columns-spanned="1" table:number-rows-spanned="2">
            <text:p>Thảo – Meeting</text:p>
          </table:table-cell>
          <table:covered-table-cell table:style-name="ce287"/>
          <table:table-cell table:style-name="ce281" table:number-columns-repeated="2"/>
          <table:covered-table-cell table:style-name="ce287"/>
          <table:table-cell table:style-name="ce281" table:number-columns-repeated="2"/>
          <table:covered-table-cell table:style-name="ce287"/>
          <table:table-cell table:style-name="ce275" office:value-type="string" table:number-columns-spanned="1" table:number-rows-spanned="2">
            <text:p>C Thảo – Meeting</text:p>
          </table:table-cell>
          <table:table-cell table:style-name="ce281" table:number-columns-repeated="5"/>
          <table:covered-table-cell table:number-columns-repeated="2" table:style-name="ce287"/>
          <table:table-cell table:style-name="ce281"/>
          <table:table-cell table:style-name="ce48" office:value-type="string">
            <text:p>a Năm – Meeting</text:p>
          </table:table-cell>
          <table:covered-table-cell table:style-name="ce287"/>
          <table:table-cell table:style-name="ce48" office:value-type="string">
            <text:p>a Năm – Meeting</text:p>
          </table:table-cell>
          <table:table-cell table:style-name="ce281"/>
          <table:table-cell table:style-name="ce48" office:value-type="string">
            <text:p>a Năm – Meeting</text:p>
          </table:table-cell>
          <table:table-cell table:style-name="ce281"/>
          <table:table-cell table:style-name="ce48" office:value-type="string">
            <text:p>a Năm – Meeting</text:p>
          </table:table-cell>
          <table:table-cell table:style-name="ce281" table:number-columns-repeated="4"/>
          <table:table-cell table:style-name="ce48" office:value-type="string">
            <text:p>a Năm – Meeting</text:p>
          </table:table-cell>
          <table:table-cell table:style-name="ce275" office:value-type="string" table:number-columns-spanned="1" table:number-rows-spanned="4">
            <text:p>a Kiên – Meeting</text:p>
          </table:table-cell>
          <table:table-cell table:style-name="ce281"/>
          <table:table-cell table:style-name="ce48" office:value-type="string">
            <text:p>a Năm – Meeting</text:p>
          </table:table-cell>
          <table:table-cell table:style-name="ce281"/>
          <table:table-cell table:style-name="ce303" office:value-type="string">
            <text:p>a Năm – Meeting</text:p>
          </table:table-cell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30M00S">
            <text:p>03:30 PM</text:p>
          </table:table-cell>
          <table:table-cell table:style-name="ce281" table:number-columns-repeated="2"/>
          <table:covered-table-cell table:style-name="ce287"/>
          <table:covered-table-cell table:style-name="ce51"/>
          <table:table-cell table:style-name="ce281" table:number-columns-repeated="2"/>
          <table:table-cell table:style-name="ce51" office:value-type="string" table:number-columns-spanned="1" table:number-rows-spanned="4">
            <text:p>Giàu – Meeting</text:p>
          </table:table-cell>
          <table:table-cell table:style-name="ce281" table:number-columns-repeated="5"/>
          <table:covered-table-cell table:style-name="ce287"/>
          <table:table-cell table:style-name="ce291" office:value-type="string" table:number-columns-spanned="1" table:number-rows-spanned="5">
            <text:p>c Bình – Meeting</text:p>
          </table:table-cell>
          <table:covered-table-cell table:style-name="ce287"/>
          <table:table-cell table:style-name="ce281" table:number-columns-repeated="11"/>
          <table:covered-table-cell table:number-columns-repeated="2" table:style-name="ce287"/>
          <table:table-cell table:style-name="ce281" table:number-columns-repeated="2"/>
          <table:covered-table-cell table:style-name="ce287"/>
          <table:table-cell table:style-name="ce281" table:number-columns-repeated="2"/>
          <table:covered-table-cell table:number-columns-repeated="2" table:style-name="ce287"/>
          <table:table-cell table:style-name="ce281" table:number-columns-repeated="5"/>
          <table:covered-table-cell table:style-name="ce287"/>
          <table:table-cell table:style-name="ce281" table:number-columns-repeated="3"/>
          <table:covered-table-cell table:style-name="ce287"/>
          <table:table-cell table:style-name="ce281" table:number-columns-repeated="10"/>
          <table:covered-table-cell table:style-name="Default"/>
          <table:table-cell table:style-name="ce281" table:number-columns-repeated="4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00M00S">
            <text:p>04:00 PM</text:p>
          </table:table-cell>
          <table:table-cell table:style-name="ce281"/>
          <table:table-cell table:style-name="ce51" office:value-type="string" table:number-columns-spanned="1" table:number-rows-spanned="2">
            <text:p>Trung Kiên – meeting</text:p>
          </table:table-cell>
          <table:covered-table-cell table:style-name="ce287"/>
          <table:table-cell table:style-name="ce289" office:value-type="string" table:number-columns-spanned="1" table:number-rows-spanned="3">
            <text:p>Họp BA-QC</text:p>
          </table:table-cell>
          <table:table-cell table:style-name="ce64" office:value-type="string">
            <office:annotation draw:style-name="gr1" draw:text-style-name="P1" svg:width="1.1413in" svg:height="0.2634in" svg:x="10.122in" svg:y="7.3835in" draw:caption-point-x="-0.2402in" draw:caption-point-y="0.5996in">
              <dc:date>2016-10-31T00:00:00</dc:date>
              <text:p text:style-name="P1"><text:span text:style-name="T1">Tri Tin</text:span></text:p>
            </office:annotation>
            <text:p>Phỏng vấn QC</text:p>
          </table:table-cell>
          <table:table-cell table:style-name="ce275" office:value-type="string" table:number-columns-spanned="1" table:number-rows-spanned="2">
            <text:p>Mai Nguyen – Meeting</text:p>
          </table:table-cell>
          <table:covered-table-cell table:style-name="ce287"/>
          <table:table-cell table:style-name="ce281" table:number-columns-repeated="6"/>
          <table:covered-table-cell table:style-name="ce275"/>
          <table:table-cell table:style-name="ce275" office:value-type="string" table:number-columns-spanned="1" table:number-rows-spanned="2">
            <text:p>Thắm – Meeting</text:p>
          </table:table-cell>
          <table:table-cell table:style-name="ce51" office:value-type="string" table:number-columns-spanned="1" table:number-rows-spanned="4">
            <text:p>Bình – Meeting</text:p>
          </table:table-cell>
          <table:table-cell table:style-name="ce281"/>
          <table:table-cell table:style-name="ce289" office:value-type="string" table:number-columns-spanned="1" table:number-rows-spanned="3">
            <text:p>Họp BA-QC</text:p>
          </table:table-cell>
          <table:table-cell table:style-name="ce281" table:number-columns-repeated="3"/>
          <table:table-cell table:style-name="ce297" office:value-type="string" table:number-columns-spanned="1" table:number-rows-spanned="3">
            <text:p>Họp BA-QC</text:p>
          </table:table-cell>
          <table:table-cell table:style-name="ce281" table:number-columns-repeated="5"/>
          <table:covered-table-cell table:style-name="ce287"/>
          <table:table-cell table:style-name="ce281" table:number-columns-repeated="3"/>
          <table:table-cell table:style-name="ce289" office:value-type="string" table:number-columns-spanned="1" table:number-rows-spanned="3">
            <text:p>Họp BA-QC</text:p>
          </table:table-cell>
          <table:table-cell table:style-name="ce281"/>
          <table:covered-table-cell table:style-name="ce287"/>
          <table:table-cell table:style-name="ce281"/>
          <table:table-cell table:style-name="ce290" office:value-type="string" table:number-columns-spanned="1" table:number-rows-spanned="4">
            <text:p>Review code dự án MT</text:p>
          </table:table-cell>
          <table:table-cell table:style-name="ce281" table:number-columns-repeated="4"/>
          <table:table-cell table:style-name="ce51" office:value-type="string">
            <text:p>A Năm – Meeting</text:p>
          </table:table-cell>
          <table:table-cell table:style-name="ce281" table:number-columns-repeated="4"/>
          <table:table-cell table:style-name="ce289" office:value-type="string" table:number-columns-spanned="1" table:number-rows-spanned="3">
            <text:p>Họp BA-QC</text:p>
          </table:table-cell>
          <table:table-cell table:style-name="ce281" table:number-columns-repeated="3"/>
          <table:table-cell table:style-name="ce290" office:value-type="string" table:number-columns-spanned="1" table:number-rows-spanned="4">
            <text:p>Review code dự án MT</text:p>
          </table:table-cell>
          <table:table-cell table:style-name="ce281" table:number-columns-repeated="5"/>
          <table:covered-table-cell table:style-name="ce287"/>
          <table:table-cell table:style-name="ce281" table:number-columns-repeated="3"/>
          <table:table-cell table:style-name="ce289" office:value-type="string" table:number-columns-spanned="1" table:number-rows-spanned="3">
            <text:p>Họp BA-QC</text:p>
          </table:table-cell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30M00S">
            <text:p>04:30 PM</text:p>
          </table:table-cell>
          <table:table-cell table:style-name="ce281"/>
          <table:covered-table-cell table:number-columns-repeated="2" table:style-name="ce287"/>
          <table:covered-table-cell table:style-name="Default"/>
          <table:table-cell table:style-name="ce281"/>
          <table:covered-table-cell table:number-columns-repeated="2" table:style-name="ce287"/>
          <table:table-cell table:style-name="ce281" table:number-columns-repeated="6"/>
          <table:covered-table-cell table:style-name="ce275"/>
          <table:covered-table-cell table:number-columns-repeated="2" table:style-name="ce287"/>
          <table:table-cell table:style-name="ce281"/>
          <table:covered-table-cell table:style-name="Default"/>
          <table:table-cell table:style-name="ce281" table:number-columns-repeated="3"/>
          <table:covered-table-cell table:style-name="ce287"/>
          <table:table-cell table:style-name="ce281" table:number-columns-repeated="5"/>
          <table:covered-table-cell table:style-name="ce287"/>
          <table:table-cell table:style-name="ce281" table:number-columns-repeated="3"/>
          <table:covered-table-cell table:style-name="Default"/>
          <table:table-cell table:style-name="ce281"/>
          <table:covered-table-cell table:style-name="ce287"/>
          <table:table-cell table:style-name="ce281"/>
          <table:covered-table-cell table:style-name="ce287"/>
          <table:table-cell table:style-name="ce281" table:number-columns-repeated="9"/>
          <table:covered-table-cell table:style-name="Default"/>
          <table:table-cell table:style-name="ce281" table:number-columns-repeated="3"/>
          <table:covered-table-cell table:style-name="ce287"/>
          <table:table-cell table:style-name="ce281" table:number-columns-repeated="5"/>
          <table:covered-table-cell table:style-name="ce287"/>
          <table:table-cell table:style-name="ce281" table:number-columns-repeated="3"/>
          <table:covered-table-cell table:style-name="Default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00M00S">
            <text:p>05:00 PM</text:p>
          </table:table-cell>
          <table:table-cell table:style-name="ce275" office:value-type="string">
            <text:p>Phỏng vấn freshmen</text:p>
          </table:table-cell>
          <table:table-cell table:style-name="ce275" office:value-type="string" table:number-columns-spanned="1" table:number-rows-spanned="2">
            <text:p>Phương – meeting</text:p>
          </table:table-cell>
          <table:covered-table-cell table:style-name="ce287"/>
          <table:covered-table-cell table:style-name="Default"/>
          <table:table-cell table:style-name="ce281" table:number-columns-repeated="2"/>
          <table:covered-table-cell table:style-name="ce287"/>
          <table:table-cell table:style-name="ce281" table:number-columns-repeated="6"/>
          <table:covered-table-cell table:style-name="ce275"/>
          <table:table-cell table:style-name="ce281"/>
          <table:covered-table-cell table:style-name="ce287"/>
          <table:table-cell table:style-name="ce281"/>
          <table:covered-table-cell table:style-name="Default"/>
          <table:table-cell table:style-name="ce281" table:number-columns-repeated="3"/>
          <table:covered-table-cell table:style-name="ce287"/>
          <table:table-cell table:style-name="ce281" table:number-columns-repeated="5"/>
          <table:covered-table-cell table:style-name="ce287"/>
          <table:table-cell table:style-name="ce281" table:number-columns-repeated="3"/>
          <table:covered-table-cell table:style-name="Default"/>
          <table:table-cell table:style-name="ce281"/>
          <table:covered-table-cell table:style-name="ce287"/>
          <table:table-cell table:style-name="ce281"/>
          <table:covered-table-cell table:style-name="ce287"/>
          <table:table-cell table:style-name="ce281" table:number-columns-repeated="9"/>
          <table:covered-table-cell table:style-name="Default"/>
          <table:table-cell table:style-name="ce281" table:number-columns-repeated="3"/>
          <table:covered-table-cell table:style-name="ce287"/>
          <table:table-cell table:style-name="ce281" table:number-columns-repeated="9"/>
          <table:covered-table-cell table:style-name="Default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30M00S">
            <text:p>05:30 PM</text:p>
          </table:table-cell>
          <table:table-cell table:style-name="ce281"/>
          <table:covered-table-cell table:number-columns-repeated="2" table:style-name="ce287"/>
          <table:table-cell table:style-name="ce281" table:number-columns-repeated="10"/>
          <table:covered-table-cell table:style-name="ce275"/>
          <table:table-cell table:style-name="ce281"/>
          <table:covered-table-cell table:style-name="ce287"/>
          <table:table-cell table:style-name="ce281" table:number-columns-repeated="11"/>
          <table:covered-table-cell table:style-name="ce287"/>
          <table:table-cell table:style-name="ce281" table:number-columns-repeated="5"/>
          <table:covered-table-cell table:style-name="ce287"/>
          <table:table-cell table:style-name="ce281"/>
          <table:covered-table-cell table:style-name="ce287"/>
          <table:table-cell table:style-name="ce281" table:number-columns-repeated="13"/>
          <table:covered-table-cell table:style-name="ce287"/>
          <table:table-cell table:style-name="ce281" table:number-columns-repeated="1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82" table:number-columns-repeated="8"/>
          <table:table-cell table:style-name="Default"/>
          <table:table-cell table:style-name="ce282" table:number-columns-repeated="22"/>
          <table:table-cell table:style-name="ce275" office:value-type="string" table:number-columns-spanned="1" table:number-rows-spanned="4">
            <text:p>Kiên – Meeting</text:p>
          </table:table-cell>
          <table:table-cell table:style-name="ce282" table:number-columns-repeated="12"/>
          <table:table-cell table:style-name="Default" table:number-columns-repeated="7"/>
          <table:table-cell table:style-name="ce282" table:number-columns-repeated="9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282" table:number-columns-repeated="31"/>
          <table:covered-table-cell table:style-name="ce300"/>
          <table:table-cell table:style-name="ce282" table:number-columns-repeated="28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82" table:number-columns-repeated="31"/>
          <table:covered-table-cell table:style-name="ce300"/>
          <table:table-cell table:style-name="ce282" table:number-columns-repeated="28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48"/>
          <table:table-cell table:style-name="ce283" office:value-type="string">
            <text:p><text:s/>Daily</text:p>
          </table:table-cell>
          <table:table-cell table:style-name="ce283"/>
          <table:table-cell table:style-name="ce282" table:number-columns-repeated="6"/>
          <table:table-cell table:style-name="Default" table:number-columns-repeated="2"/>
          <table:table-cell table:style-name="ce282" table:number-columns-repeated="21"/>
          <table:covered-table-cell table:style-name="ce300"/>
          <table:table-cell table:style-name="ce282" table:number-columns-repeated="28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82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277"/>
          <table:table-cell table:style-name="ce283" office:value-type="string">
            <text:p><text:s/>Weekly </text:p>
          </table:table-cell>
          <table:table-cell table:style-name="ce283"/>
          <table:table-cell table:style-name="ce282" table:number-columns-repeated="58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82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0"/>
          <table:table-cell table:style-name="ce283" office:value-type="string">
            <text:p>Bi – Weekly </text:p>
          </table:table-cell>
          <table:table-cell table:style-name="ce283"/>
          <table:table-cell table:style-name="ce282" table:number-columns-repeated="58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282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1"/>
          <table:table-cell table:style-name="ce283" office:value-type="string">
            <text:p><text:s/>Suddenly </text:p>
          </table:table-cell>
          <table:table-cell table:style-name="ce283"/>
          <table:table-cell table:style-name="ce282" table:number-columns-repeated="58"/>
          <table:table-cell table:style-name="ce84" table:number-columns-repeated="941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282" table:number-columns-repeated="60"/>
          <table:table-cell table:style-name="ce84" table:number-columns-repeated="941"/>
          <table:table-cell table:number-columns-repeated="14"/>
        </table:table-row>
        <table:table-row table:style-name="ro2" table:number-rows-repeated="9">
          <table:table-cell table:style-name="ce46"/>
          <table:table-cell table:style-name="ce282" table:number-columns-repeated="51"/>
          <table:table-cell/>
          <table:table-cell table:style-name="ce282" table:number-columns-repeated="8"/>
          <table:table-cell table:style-name="ce84" table:number-columns-repeated="941"/>
          <table:table-cell table:number-columns-repeated="14"/>
        </table:table-row>
        <table:table-row table:style-name="ro2" table:number-rows-repeated="983146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December" table:style-name="ta3" table:print="false">
        <office:forms form:automatic-focus="false" form:apply-design-mode="false"/>
        <table:table-column table:style-name="co12" table:default-cell-style-name="ce41"/>
        <table:table-column table:style-name="co13" table:number-columns-repeated="18" table:default-cell-style-name="ce311"/>
        <table:table-column table:style-name="co17" table:default-cell-style-name="ce311"/>
        <table:table-column table:style-name="co15" table:number-columns-repeated="41" table:default-cell-style-name="ce311"/>
        <table:table-column table:style-name="co7" table:number-columns-repeated="955" table:default-cell-style-name="Default"/>
        <table:table-row table:style-name="ro8">
          <table:table-cell/>
          <table:table-cell table:style-name="Default" table:number-columns-repeated="60"/>
          <table:table-cell table:style-name="ce81" table:number-columns-repeated="941"/>
          <table:table-cell table:style-name="ce85" table:number-columns-repeated="14"/>
        </table:table-row>
        <table:table-row table:style-name="ro6">
          <table:table-cell table:style-name="ce23" office:value-type="string">
            <text:p>Meeting Room Booking Schedule</text:p>
          </table:table-cell>
          <table:table-cell table:style-name="ce27" table:number-columns-repeated="2"/>
          <table:table-cell table:style-name="ce12" table:number-columns-repeated="1013"/>
        </table:table-row>
        <table:table-row table:style-name="ro8">
          <table:table-cell table:style-name="ce42"/>
          <table:table-cell table:style-name="ce305" table:number-columns-repeated="16"/>
          <table:table-cell table:style-name="ce318" office:value-type="string" table:number-columns-spanned="3" table:number-rows-spanned="1">
            <text:p>Month</text:p>
          </table:table-cell>
          <table:covered-table-cell table:number-columns-repeated="2" table:style-name="ce319"/>
          <table:table-cell table:style-name="ce320"/>
          <table:table-cell table:style-name="ce321" table:content-validation-name="val1" office:value-type="float" office:value="12" table:number-columns-spanned="3" table:number-rows-spanned="1">
            <text:p>12</text:p>
          </table:table-cell>
          <table:covered-table-cell table:style-name="ce322" table:content-validation-name="val1"/>
          <table:covered-table-cell table:style-name="ce319"/>
          <table:table-cell table:style-name="ce320"/>
          <table:table-cell table:style-name="ce318" office:value-type="string" table:number-columns-spanned="3" table:number-rows-spanned="1">
            <text:p>Year</text:p>
          </table:table-cell>
          <table:covered-table-cell table:number-columns-repeated="2" table:style-name="ce319"/>
          <table:table-cell table:style-name="ce320"/>
          <table:table-cell table:style-name="ce318" office:value-type="float" office:value="2016" table:number-columns-spanned="3" table:number-rows-spanned="1">
            <text:p>2016</text:p>
          </table:table-cell>
          <table:covered-table-cell table:style-name="ce319"/>
          <table:covered-table-cell table:style-name="ce323"/>
          <table:table-cell table:style-name="ce305" table:number-columns-repeated="29"/>
          <table:table-cell table:style-name="ce81" table:number-columns-repeated="941"/>
          <table:table-cell table:style-name="ce85" table:number-columns-repeated="14"/>
        </table:table-row>
        <table:table-row table:style-name="ro8">
          <table:table-cell table:style-name="ce43"/>
          <table:table-cell table:style-name="ce306" table:formula="of:=DATE([.$AD$3];[.V3];1)" office:value-type="date" office:date-value="2016-12-01" table:number-columns-spanned="2" table:number-rows-spanned="1">
            <text:p>01</text:p>
          </table:table-cell>
          <table:covered-table-cell table:style-name="ce312"/>
          <table:table-cell table:style-name="ce306" table:formula="of:=[.B4]+1" office:value-type="date" office:date-value="2016-12-02" table:number-columns-spanned="2" table:number-rows-spanned="1">
            <text:p>02</text:p>
          </table:table-cell>
          <table:covered-table-cell table:style-name="ce312"/>
          <table:table-cell table:style-name="ce306" table:formula="of:=[.D4]+1" office:value-type="date" office:date-value="2016-12-03" table:number-columns-spanned="2" table:number-rows-spanned="1">
            <text:p>03</text:p>
          </table:table-cell>
          <table:covered-table-cell table:style-name="ce312"/>
          <table:table-cell table:style-name="ce306" table:formula="of:=[.F4]+1" office:value-type="date" office:date-value="2016-12-04" table:number-columns-spanned="2" table:number-rows-spanned="1">
            <text:p>04</text:p>
          </table:table-cell>
          <table:covered-table-cell table:style-name="ce312"/>
          <table:table-cell table:style-name="ce306" table:formula="of:=[.H4]+1" office:value-type="date" office:date-value="2016-12-05" table:number-columns-spanned="2" table:number-rows-spanned="1">
            <text:p>05</text:p>
          </table:table-cell>
          <table:covered-table-cell table:style-name="ce312"/>
          <table:table-cell table:style-name="ce306" table:formula="of:=[.J4]+1" office:value-type="date" office:date-value="2016-12-06" table:number-columns-spanned="2" table:number-rows-spanned="1">
            <text:p>06</text:p>
          </table:table-cell>
          <table:covered-table-cell table:style-name="ce312"/>
          <table:table-cell table:style-name="ce306" table:formula="of:=[.L4]+1" office:value-type="date" office:date-value="2016-12-07" table:number-columns-spanned="2" table:number-rows-spanned="1">
            <text:p>07</text:p>
          </table:table-cell>
          <table:covered-table-cell table:style-name="ce312"/>
          <table:table-cell table:style-name="ce306" table:formula="of:=[.N4]+1" office:value-type="date" office:date-value="2016-12-08" table:number-columns-spanned="2" table:number-rows-spanned="1">
            <text:p>08</text:p>
          </table:table-cell>
          <table:covered-table-cell table:style-name="ce312"/>
          <table:table-cell table:style-name="ce306" table:formula="of:=[.P4]+1" office:value-type="date" office:date-value="2016-12-09" table:number-columns-spanned="2" table:number-rows-spanned="1">
            <text:p>09</text:p>
          </table:table-cell>
          <table:covered-table-cell table:style-name="ce312"/>
          <table:table-cell table:style-name="ce306" table:formula="of:=[.R4]+1" office:value-type="date" office:date-value="2016-12-10" table:number-columns-spanned="2" table:number-rows-spanned="1">
            <text:p>10</text:p>
          </table:table-cell>
          <table:covered-table-cell table:style-name="ce312"/>
          <table:table-cell table:style-name="ce306" table:formula="of:=[.T4]+1" office:value-type="date" office:date-value="2016-12-11" table:number-columns-spanned="2" table:number-rows-spanned="1">
            <text:p>11</text:p>
          </table:table-cell>
          <table:covered-table-cell table:style-name="ce312"/>
          <table:table-cell table:style-name="ce306" table:formula="of:=[.V4]+1" office:value-type="date" office:date-value="2016-12-12" table:number-columns-spanned="2" table:number-rows-spanned="1">
            <text:p>12</text:p>
          </table:table-cell>
          <table:covered-table-cell table:style-name="ce312"/>
          <table:table-cell table:style-name="ce306" table:formula="of:=[.X4]+1" office:value-type="date" office:date-value="2016-12-13" table:number-columns-spanned="2" table:number-rows-spanned="1">
            <text:p>13</text:p>
          </table:table-cell>
          <table:covered-table-cell table:style-name="ce312"/>
          <table:table-cell table:style-name="ce306" table:formula="of:=[.Z4]+1" office:value-type="date" office:date-value="2016-12-14" table:number-columns-spanned="2" table:number-rows-spanned="1">
            <text:p>14</text:p>
          </table:table-cell>
          <table:covered-table-cell table:style-name="ce312"/>
          <table:table-cell table:style-name="ce306" table:formula="of:=[.AB4]+1" office:value-type="date" office:date-value="2016-12-15" table:number-columns-spanned="2" table:number-rows-spanned="1">
            <text:p>15</text:p>
          </table:table-cell>
          <table:covered-table-cell table:style-name="ce312"/>
          <table:table-cell table:style-name="ce306" table:formula="of:=[.AD4]+1" office:value-type="date" office:date-value="2016-12-16" table:number-columns-spanned="2" table:number-rows-spanned="1">
            <text:p>16</text:p>
          </table:table-cell>
          <table:covered-table-cell table:style-name="ce312"/>
          <table:table-cell table:style-name="ce324" table:formula="of:=[.AF4]+1" office:value-type="date" office:date-value="2016-12-17">
            <text:p>17</text:p>
          </table:table-cell>
          <table:table-cell table:style-name="ce324"/>
          <table:table-cell table:style-name="ce306" table:formula="of:=[.AH4]+1" office:value-type="date" office:date-value="2016-12-18" table:number-columns-spanned="2" table:number-rows-spanned="1">
            <text:p>18</text:p>
          </table:table-cell>
          <table:covered-table-cell table:style-name="ce312"/>
          <table:table-cell table:style-name="ce306" table:formula="of:=[.AJ4]+1" office:value-type="date" office:date-value="2016-12-19" table:number-columns-spanned="2" table:number-rows-spanned="1">
            <text:p>19</text:p>
          </table:table-cell>
          <table:covered-table-cell table:style-name="ce312"/>
          <table:table-cell table:style-name="ce306" table:formula="of:=[.AL4]+1" office:value-type="date" office:date-value="2016-12-20" table:number-columns-spanned="2" table:number-rows-spanned="1">
            <text:p>20</text:p>
          </table:table-cell>
          <table:covered-table-cell table:style-name="ce312"/>
          <table:table-cell table:style-name="ce306" table:formula="of:=[.AN4]+1" office:value-type="date" office:date-value="2016-12-21" table:number-columns-spanned="2" table:number-rows-spanned="1">
            <text:p>21</text:p>
          </table:table-cell>
          <table:covered-table-cell table:style-name="ce312"/>
          <table:table-cell table:style-name="ce306" table:formula="of:=[.AP4]+1" office:value-type="date" office:date-value="2016-12-22" table:number-columns-spanned="2" table:number-rows-spanned="1">
            <text:p>22</text:p>
          </table:table-cell>
          <table:covered-table-cell table:style-name="ce312"/>
          <table:table-cell table:style-name="ce306" table:formula="of:=[.AR4]+1" office:value-type="date" office:date-value="2016-12-23" table:number-columns-spanned="2" table:number-rows-spanned="1">
            <text:p>23</text:p>
          </table:table-cell>
          <table:covered-table-cell table:style-name="ce312"/>
          <table:table-cell table:style-name="ce306" table:formula="of:=[.AT4]+1" office:value-type="date" office:date-value="2016-12-24" table:number-columns-spanned="2" table:number-rows-spanned="1">
            <text:p>24</text:p>
          </table:table-cell>
          <table:covered-table-cell table:style-name="ce312"/>
          <table:table-cell table:style-name="ce306" table:formula="of:=[.AV4]+1" office:value-type="date" office:date-value="2016-12-25" table:number-columns-spanned="2" table:number-rows-spanned="1">
            <text:p>25</text:p>
          </table:table-cell>
          <table:covered-table-cell table:style-name="ce312"/>
          <table:table-cell table:style-name="ce306" table:formula="of:=[.AX4]+1" office:value-type="date" office:date-value="2016-12-26" table:number-columns-spanned="2" table:number-rows-spanned="1">
            <text:p>26</text:p>
          </table:table-cell>
          <table:covered-table-cell table:style-name="ce312"/>
          <table:table-cell table:style-name="ce306" table:formula="of:=[.AZ4]+1" office:value-type="date" office:date-value="2016-12-27" table:number-columns-spanned="2" table:number-rows-spanned="1">
            <text:p>27</text:p>
          </table:table-cell>
          <table:covered-table-cell table:style-name="ce312"/>
          <table:table-cell table:style-name="ce306" table:formula="of:=[.BB4]+1" office:value-type="date" office:date-value="2016-12-28" table:number-columns-spanned="2" table:number-rows-spanned="1">
            <text:p>28</text:p>
          </table:table-cell>
          <table:covered-table-cell table:style-name="ce312"/>
          <table:table-cell table:style-name="ce306" table:formula="of:=[.BD4]+1" office:value-type="date" office:date-value="2016-12-29" table:number-columns-spanned="2" table:number-rows-spanned="1">
            <text:p>29</text:p>
          </table:table-cell>
          <table:covered-table-cell table:style-name="ce312"/>
          <table:table-cell table:style-name="ce306" table:formula="of:=[.BF4]+1" office:value-type="date" office:date-value="2016-12-30" table:number-columns-spanned="2" table:number-rows-spanned="1">
            <text:p>30</text:p>
          </table:table-cell>
          <table:covered-table-cell table:style-name="ce312" table:formula="of:=[.BG4]+1" office:value-type="date" office:date-value="1899-12-31">
            <text:p>31</text:p>
          </table:covered-table-cell>
          <table:table-cell table:style-name="ce82" table:number-columns-repeated="941"/>
          <table:table-cell table:style-name="ce86" table:number-columns-repeated="14"/>
        </table:table-row>
        <table:table-row table:style-name="ro8">
          <table:table-cell table:style-name="ce43"/>
          <table:table-cell table:style-name="ce307" table:formula="of:=CHOOSE(WEEKDAY([.B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313"/>
          <table:table-cell table:style-name="ce307" table:formula="of:=CHOOSE(WEEKDAY([.D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313"/>
          <table:table-cell table:style-name="ce307" table:formula="of:=CHOOSE(WEEKDAY([.F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313"/>
          <table:table-cell table:style-name="ce307" table:formula="of:=CHOOSE(WEEKDAY([.H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313"/>
          <table:table-cell table:style-name="ce307" table:formula="of:=CHOOSE(WEEKDAY([.J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313"/>
          <table:table-cell table:style-name="ce307" table:formula="of:=CHOOSE(WEEKDAY([.L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313"/>
          <table:table-cell table:style-name="ce307" table:formula="of:=CHOOSE(WEEKDAY([.N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313"/>
          <table:table-cell table:style-name="ce307" table:formula="of:=CHOOSE(WEEKDAY([.P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313"/>
          <table:table-cell table:style-name="ce307" table:formula="of:=CHOOSE(WEEKDAY([.R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313"/>
          <table:table-cell table:style-name="ce307" table:formula="of:=CHOOSE(WEEKDAY([.T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313"/>
          <table:table-cell table:style-name="ce307" table:formula="of:=CHOOSE(WEEKDAY([.V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313"/>
          <table:table-cell table:style-name="ce307" table:formula="of:=CHOOSE(WEEKDAY([.X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313"/>
          <table:table-cell table:style-name="ce307" table:formula="of:=CHOOSE(WEEKDAY([.Z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313"/>
          <table:table-cell table:style-name="ce307" table:formula="of:=CHOOSE(WEEKDAY([.AB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313"/>
          <table:table-cell table:style-name="ce307" table:formula="of:=CHOOSE(WEEKDAY([.AD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313"/>
          <table:table-cell table:style-name="ce307" table:formula="of:=CHOOSE(WEEKDAY([.AF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313"/>
          <table:table-cell table:style-name="ce307" table:formula="of:=CHOOSE(WEEKDAY([.AH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313"/>
          <table:table-cell table:style-name="ce307" table:formula="of:=CHOOSE(WEEKDAY([.AJ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313"/>
          <table:table-cell table:style-name="ce307" table:formula="of:=CHOOSE(WEEKDAY([.AL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313"/>
          <table:table-cell table:style-name="ce307" table:formula="of:=CHOOSE(WEEKDAY([.AN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313"/>
          <table:table-cell table:style-name="ce307" table:formula="of:=CHOOSE(WEEKDAY([.AP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313"/>
          <table:table-cell table:style-name="ce307" table:formula="of:=CHOOSE(WEEKDAY([.AR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313"/>
          <table:table-cell table:style-name="ce307" table:formula="of:=CHOOSE(WEEKDAY([.AT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313"/>
          <table:table-cell table:style-name="ce307" table:formula="of:=CHOOSE(WEEKDAY([.AV4]);&quot;Sun&quot;;&quot;Mon&quot;;&quot;Tue&quot;;&quot;Wed&quot;;&quot;Thur&quot;;&quot;Fri&quot;;&quot;Sat&quot;)" office:value-type="string" office:string-value="Sat" table:number-columns-spanned="2" table:number-rows-spanned="1">
            <text:p>Sat</text:p>
          </table:table-cell>
          <table:covered-table-cell table:style-name="ce313"/>
          <table:table-cell table:style-name="ce307" table:formula="of:=CHOOSE(WEEKDAY([.AX4]);&quot;Sun&quot;;&quot;Mon&quot;;&quot;Tue&quot;;&quot;Wed&quot;;&quot;Thur&quot;;&quot;Fri&quot;;&quot;Sat&quot;)" office:value-type="string" office:string-value="Sun" table:number-columns-spanned="2" table:number-rows-spanned="1">
            <text:p>Sun</text:p>
          </table:table-cell>
          <table:covered-table-cell table:style-name="ce313"/>
          <table:table-cell table:style-name="ce307" table:formula="of:=CHOOSE(WEEKDAY([.AZ4]);&quot;Sun&quot;;&quot;Mon&quot;;&quot;Tue&quot;;&quot;Wed&quot;;&quot;Thur&quot;;&quot;Fri&quot;;&quot;Sat&quot;)" office:value-type="string" office:string-value="Mon" table:number-columns-spanned="2" table:number-rows-spanned="1">
            <text:p>Mon</text:p>
          </table:table-cell>
          <table:covered-table-cell table:style-name="ce313"/>
          <table:table-cell table:style-name="ce307" table:formula="of:=CHOOSE(WEEKDAY([.BB4]);&quot;Sun&quot;;&quot;Mon&quot;;&quot;Tue&quot;;&quot;Wed&quot;;&quot;Thur&quot;;&quot;Fri&quot;;&quot;Sat&quot;)" office:value-type="string" office:string-value="Tue" table:number-columns-spanned="2" table:number-rows-spanned="1">
            <text:p>Tue</text:p>
          </table:table-cell>
          <table:covered-table-cell table:style-name="ce313"/>
          <table:table-cell table:style-name="ce307" table:formula="of:=CHOOSE(WEEKDAY([.BD4]);&quot;Sun&quot;;&quot;Mon&quot;;&quot;Tue&quot;;&quot;Wed&quot;;&quot;Thur&quot;;&quot;Fri&quot;;&quot;Sat&quot;)" office:value-type="string" office:string-value="Wed" table:number-columns-spanned="2" table:number-rows-spanned="1">
            <text:p>Wed</text:p>
          </table:table-cell>
          <table:covered-table-cell table:style-name="ce313"/>
          <table:table-cell table:style-name="ce307" table:formula="of:=CHOOSE(WEEKDAY([.BF4]);&quot;Sun&quot;;&quot;Mon&quot;;&quot;Tue&quot;;&quot;Wed&quot;;&quot;Thur&quot;;&quot;Fri&quot;;&quot;Sat&quot;)" office:value-type="string" office:string-value="Thur" table:number-columns-spanned="2" table:number-rows-spanned="1">
            <text:p>Thur</text:p>
          </table:table-cell>
          <table:covered-table-cell table:style-name="ce313"/>
          <table:table-cell table:style-name="ce307" table:formula="of:=CHOOSE(WEEKDAY([.BH4]);&quot;Sun&quot;;&quot;Mon&quot;;&quot;Tue&quot;;&quot;Wed&quot;;&quot;Thur&quot;;&quot;Fri&quot;;&quot;Sat&quot;)" office:value-type="string" office:string-value="Fri" table:number-columns-spanned="2" table:number-rows-spanned="1">
            <text:p>Fri</text:p>
          </table:table-cell>
          <table:covered-table-cell table:style-name="ce313" table:formula="of:=CHOOSE(WEEKDAY([.BI4]);&quot;Sun&quot;;&quot;Mon&quot;;&quot;Tue&quot;;&quot;Wed&quot;;&quot;Thur&quot;;&quot;Fri&quot;;&quot;Sat&quot;)" office:value-type="string" office:string-value="Sun">
            <text:p>Sun</text:p>
          </table:covered-table-cell>
          <table:table-cell table:style-name="ce82" table:number-columns-repeated="941"/>
          <table:table-cell table:style-name="ce86" table:number-columns-repeated="14"/>
        </table:table-row>
        <table:table-row table:style-name="ro10">
          <table:table-cell table:style-name="ce44" office:value-type="string">
            <text:p>Morni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55" office:value-type="string">
            <text:p>Thiệu Cô Đơn</text:p>
          </table:table-cell>
          <table:table-cell table:style-name="ce63" office:value-type="string">
            <text:p>Việt Vững Vàng</text:p>
          </table:table-cell>
          <table:table-cell table:style-name="ce83" table:number-columns-repeated="955"/>
        </table:table-row>
        <table:table-row table:style-name="ro11">
          <table:table-cell table:style-name="ce45" office:value-type="time" office:time-value="PT08H00M00S">
            <text:p>08:00 AM</text:p>
          </table:table-cell>
          <table:table-cell table:style-name="ce308" table:number-columns-repeated="52"/>
          <table:table-cell table:style-name="ce329" office:value-type="string">
            <text:p>MaiNTT Meeting</text:p>
          </table:table-cell>
          <table:table-cell table:style-name="ce308" table:number-columns-repeated="7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8H30M00S">
            <text:p>08:30 AM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 table:number-columns-repeated="5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 table:number-columns-repeated="5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 table:number-columns-repeated="5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 table:number-columns-repeated="5"/>
          <table:table-cell table:style-name="ce304" office:value-type="string">
            <text:p>Westmead Meeting</text:p>
          </table:table-cell>
          <table:table-cell table:style-name="ce329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308"/>
          <table:table-cell table:style-name="ce304" office:value-type="string">
            <text:p>Westmead Meeting</text:p>
          </table:table-cell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00M00S">
            <text:p>09:00 AM</text:p>
          </table:table-cell>
          <table:table-cell table:style-name="ce308" table:number-columns-repeated="52"/>
          <table:table-cell table:style-name="ce329"/>
          <table:table-cell table:style-name="ce308" table:number-columns-repeated="2"/>
          <table:table-cell table:style-name="ce329" office:value-type="string">
            <text:p>MaiNTT Meeting</text:p>
          </table:table-cell>
          <table:table-cell table:style-name="ce308"/>
          <table:table-cell table:style-name="ce48" office:value-type="string">
            <text:p>c Bình – Meeting</text:p>
          </table:table-cell>
          <table:table-cell table:style-name="ce308"/>
          <table:table-cell table:style-name="ce48" office:value-type="string">
            <text:p>c Bình – Meeting</text:p>
          </table:table-cell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9H30M00S">
            <text:p>09:30 AM</text:p>
          </table:table-cell>
          <table:table-cell table:style-name="ce308" table:number-columns-repeated="52"/>
          <table:table-cell table:style-name="ce329"/>
          <table:table-cell table:style-name="ce308" table:number-columns-repeated="2"/>
          <table:table-cell table:style-name="ce329"/>
          <table:table-cell table:style-name="ce308" table:number-columns-repeated="4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00M00S">
            <text:p>10:00 AM</text:p>
          </table:table-cell>
          <table:table-cell table:style-name="ce308"/>
          <table:table-cell table:style-name="ce314" office:value-type="string" table:number-columns-spanned="1" table:number-rows-spanned="4">
            <text:p>Review code dự án Westmead</text:p>
          </table:table-cell>
          <table:table-cell table:style-name="ce308" table:number-columns-repeated="13"/>
          <table:table-cell table:style-name="ce314" office:value-type="string" table:number-columns-spanned="1" table:number-rows-spanned="4">
            <text:p>Review code dự án Westmead</text:p>
          </table:table-cell>
          <table:table-cell table:style-name="ce308" table:number-columns-repeated="13"/>
          <table:table-cell table:style-name="ce314" office:value-type="string" table:number-columns-spanned="1" table:number-rows-spanned="4">
            <text:p>Review code dự án Westmead</text:p>
          </table:table-cell>
          <table:table-cell table:style-name="ce308" table:number-columns-repeated="8"/>
          <table:table-cell table:style-name="ce51" office:value-type="string">
            <text:p>MaiNTT Meeting</text:p>
          </table:table-cell>
          <table:table-cell table:style-name="ce308" table:number-columns-repeated="4"/>
          <table:table-cell table:style-name="ce314" office:value-type="string" table:number-columns-spanned="1" table:number-rows-spanned="4">
            <text:p>Review code dự án Westmead</text:p>
          </table:table-cell>
          <table:table-cell table:style-name="ce308"/>
          <table:table-cell table:style-name="ce328" office:value-type="string" table:number-columns-spanned="1" table:number-rows-spanned="4">
            <text:p>Review code dự án Westmead</text:p>
          </table:table-cell>
          <table:table-cell table:style-name="ce308" table:number-columns-repeated="5"/>
          <table:table-cell table:style-name="ce51" office:value-type="string">
            <text:p>Team SMS meeting</text:p>
          </table:table-cell>
          <table:table-cell table:style-name="ce329"/>
          <table:table-cell table:style-name="ce326" office:value-type="string">
            <text:p>PV Phan Văn Luân</text:p>
          </table:table-cell>
          <table:table-cell table:style-name="ce308"/>
          <table:table-cell table:style-name="ce329"/>
          <table:table-cell table:style-name="ce308"/>
          <table:table-cell table:style-name="ce314" office:value-type="string" table:number-columns-spanned="1" table:number-rows-spanned="4">
            <text:p>Review code dự án Westmead</text:p>
          </table:table-cell>
          <table:table-cell table:style-name="ce308"/>
          <table:table-cell table:style-name="ce328" office:value-type="string" table:number-columns-spanned="1" table:number-rows-spanned="4">
            <text:p>Review code dự án Westmead</text:p>
          </table:table-cell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0H30M00S">
            <text:p>10:30 AM</text:p>
          </table:table-cell>
          <table:table-cell table:style-name="ce308"/>
          <table:covered-table-cell table:style-name="Default"/>
          <table:table-cell table:style-name="ce308" table:number-columns-repeated="13"/>
          <table:covered-table-cell table:style-name="Default"/>
          <table:table-cell table:style-name="ce308" table:number-columns-repeated="13"/>
          <table:covered-table-cell table:style-name="Default"/>
          <table:table-cell table:style-name="ce308" table:number-columns-repeated="8"/>
          <table:table-cell table:style-name="ce51"/>
          <table:table-cell table:style-name="ce308" table:number-columns-repeated="4"/>
          <table:covered-table-cell table:style-name="Default"/>
          <table:table-cell table:style-name="ce308"/>
          <table:covered-table-cell table:style-name="ce315"/>
          <table:table-cell table:style-name="ce308" table:number-columns-repeated="5"/>
          <table:table-cell table:style-name="ce51"/>
          <table:table-cell table:style-name="ce329"/>
          <table:table-cell table:style-name="ce327"/>
          <table:table-cell table:style-name="ce308" table:number-columns-repeated="3"/>
          <table:covered-table-cell table:style-name="Default"/>
          <table:table-cell table:style-name="ce308"/>
          <table:covered-table-cell table:style-name="ce315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00M00S">
            <text:p>11:00 AM</text:p>
          </table:table-cell>
          <table:table-cell table:style-name="ce308"/>
          <table:covered-table-cell table:style-name="Default"/>
          <table:table-cell table:style-name="ce308" table:number-columns-repeated="13"/>
          <table:covered-table-cell table:style-name="Default"/>
          <table:table-cell table:style-name="ce308" table:number-columns-repeated="13"/>
          <table:covered-table-cell table:style-name="Default"/>
          <table:table-cell table:style-name="ce308" table:number-columns-repeated="8"/>
          <table:table-cell table:style-name="ce51"/>
          <table:table-cell table:style-name="ce308" table:number-columns-repeated="4"/>
          <table:covered-table-cell table:style-name="Default"/>
          <table:table-cell table:style-name="ce308"/>
          <table:covered-table-cell table:style-name="ce315"/>
          <table:table-cell table:style-name="ce308" table:number-columns-repeated="6"/>
          <table:table-cell table:style-name="ce329"/>
          <table:table-cell table:style-name="ce326" office:value-type="string">
            <text:p>PV Ngo Manh Cuong</text:p>
          </table:table-cell>
          <table:table-cell table:style-name="ce329" office:value-type="string">
            <text:p>MaiNTT Meeting</text:p>
          </table:table-cell>
          <table:table-cell table:style-name="ce308" table:number-columns-repeated="2"/>
          <table:covered-table-cell table:style-name="Default"/>
          <table:table-cell table:style-name="ce308"/>
          <table:covered-table-cell table:style-name="ce315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11H30M00S">
            <text:p>11:30 AM</text:p>
          </table:table-cell>
          <table:table-cell table:style-name="ce308"/>
          <table:covered-table-cell table:style-name="Default"/>
          <table:table-cell table:style-name="ce308" table:number-columns-repeated="13"/>
          <table:covered-table-cell table:style-name="Default"/>
          <table:table-cell table:style-name="ce308" table:number-columns-repeated="13"/>
          <table:covered-table-cell table:style-name="Default"/>
          <table:table-cell table:style-name="ce308" table:number-columns-repeated="8"/>
          <table:table-cell table:style-name="ce51"/>
          <table:table-cell table:style-name="ce308" table:number-columns-repeated="4"/>
          <table:covered-table-cell table:style-name="Default"/>
          <table:table-cell table:style-name="ce308"/>
          <table:covered-table-cell table:style-name="ce315"/>
          <table:table-cell table:style-name="ce308" table:number-columns-repeated="6"/>
          <table:table-cell table:style-name="ce329"/>
          <table:table-cell table:style-name="ce327"/>
          <table:table-cell table:style-name="ce329"/>
          <table:table-cell table:style-name="ce308" table:number-columns-repeated="2"/>
          <table:covered-table-cell table:style-name="Default"/>
          <table:table-cell table:style-name="ce308"/>
          <table:covered-table-cell table:style-name="ce315"/>
          <table:table-cell table:style-name="ce84" table:number-columns-repeated="941"/>
          <table:table-cell table:number-columns-repeated="14"/>
        </table:table-row>
        <table:table-row table:style-name="ro11">
          <table:table-cell table:style-name="ce45" office:value-type="time" office:time-value="PT00H00M00S">
            <text:p>12:00 AM</text:p>
          </table:table-cell>
          <table:table-cell table:style-name="ce308" table:number-columns-repeated="38"/>
          <table:table-cell table:style-name="ce51"/>
          <table:table-cell table:style-name="ce308" table:number-columns-repeated="13"/>
          <table:table-cell table:style-name="ce329"/>
          <table:table-cell table:style-name="ce308" table:number-columns-repeated="7"/>
          <table:table-cell table:style-name="ce84" table:number-columns-repeated="941"/>
          <table:table-cell table:number-columns-repeated="14"/>
        </table:table-row>
        <table:table-row table:style-name="ro7">
          <table:table-cell table:style-name="ce44" office:value-type="string">
            <text:p>Afternoon</text:p>
          </table:table-cell>
          <table:table-cell table:style-name="ce57" table:number-columns-repeated="60"/>
          <table:table-cell table:style-name="ce83" table:number-columns-repeated="955"/>
        </table:table-row>
        <table:table-row table:style-name="ro12">
          <table:table-cell table:style-name="ce45" office:value-type="time" office:time-value="PT13H30M00S">
            <text:p>01:30 PM</text:p>
          </table:table-cell>
          <table:table-cell table:style-name="ce308"/>
          <table:table-cell table:style-name="ce48" office:value-type="string" table:number-columns-spanned="1" table:number-rows-spanned="2">
            <text:p>Họp company trip</text:p>
          </table:table-cell>
          <table:table-cell table:style-name="ce308"/>
          <table:table-cell table:style-name="ce48" office:value-type="string" table:number-columns-spanned="1" table:number-rows-spanned="2">
            <text:p>Họp company trip</text:p>
          </table:table-cell>
          <table:table-cell table:style-name="ce308" table:number-columns-repeated="5"/>
          <table:table-cell table:style-name="ce48" office:value-type="string" table:number-columns-spanned="1" table:number-rows-spanned="2">
            <text:p>Họp company trip</text:p>
          </table:table-cell>
          <table:table-cell table:style-name="ce308"/>
          <table:table-cell table:style-name="ce48" office:value-type="string" table:number-columns-spanned="1" table:number-rows-spanned="2">
            <text:p>Họp company trip</text:p>
          </table:table-cell>
          <table:table-cell table:style-name="ce308"/>
          <table:table-cell table:style-name="ce48" office:value-type="string" table:number-columns-spanned="1" table:number-rows-spanned="2">
            <text:p>Họp company trip</text:p>
          </table:table-cell>
          <table:table-cell table:style-name="ce308"/>
          <table:table-cell table:style-name="ce48" office:value-type="string" table:number-columns-spanned="1" table:number-rows-spanned="2">
            <text:p>Họp company trip</text:p>
          </table:table-cell>
          <table:table-cell table:style-name="ce308"/>
          <table:table-cell table:style-name="ce48" office:value-type="string" table:number-columns-spanned="1" table:number-rows-spanned="2">
            <text:p>Họp company trip</text:p>
          </table:table-cell>
          <table:table-cell table:style-name="ce308" table:number-columns-repeated="4"/>
          <table:table-cell table:style-name="ce51" office:value-type="string">
            <text:p>HungNC meeting</text:p>
          </table:table-cell>
          <table:table-cell table:style-name="ce308"/>
          <table:table-cell table:style-name="ce51" office:value-type="string">
            <text:p>MaiNTT Meeting</text:p>
          </table:table-cell>
          <table:table-cell table:style-name="ce51" office:value-type="string">
            <text:p>a Năm – Meeting</text:p>
          </table:table-cell>
          <table:table-cell table:style-name="ce308" table:number-columns-repeated="3"/>
          <table:table-cell table:style-name="ce51" office:value-type="string">
            <text:p>ThanhN Meeting</text:p>
          </table:table-cell>
          <table:table-cell table:style-name="ce308" table:number-columns-repeated="22"/>
          <table:table-cell table:style-name="ce329" office:value-type="string">
            <text:p>MaiNTT Meeting</text:p>
          </table:table-cell>
          <table:table-cell table:style-name="ce308" table:number-columns-repeated="7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00M00S">
            <text:p>02:00 PM</text:p>
          </table:table-cell>
          <table:table-cell table:style-name="ce308"/>
          <table:covered-table-cell table:style-name="ce315"/>
          <table:table-cell table:style-name="ce308"/>
          <table:covered-table-cell table:style-name="ce315"/>
          <table:table-cell table:style-name="ce308" table:number-columns-repeated="5"/>
          <table:covered-table-cell table:style-name="ce315"/>
          <table:table-cell table:style-name="ce308"/>
          <table:covered-table-cell table:style-name="ce315"/>
          <table:table-cell table:style-name="ce308"/>
          <table:covered-table-cell table:style-name="ce315"/>
          <table:table-cell table:style-name="ce308"/>
          <table:covered-table-cell table:style-name="ce315"/>
          <table:table-cell table:style-name="ce308"/>
          <table:covered-table-cell table:style-name="ce315"/>
          <table:table-cell table:style-name="ce308" table:number-columns-repeated="6"/>
          <table:table-cell table:style-name="ce51" table:number-columns-repeated="2"/>
          <table:table-cell table:style-name="ce308" table:number-columns-repeated="3"/>
          <table:table-cell table:style-name="ce51"/>
          <table:table-cell table:style-name="ce51" office:value-type="string">
            <text:p>HaTT meeting</text:p>
          </table:table-cell>
          <table:table-cell table:style-name="ce308" table:number-columns-repeated="7"/>
          <table:table-cell table:style-name="ce51" office:value-type="string">
            <text:p>MaiNTT Meeting</text:p>
          </table:table-cell>
          <table:table-cell table:style-name="ce308"/>
          <table:table-cell table:style-name="ce51" office:value-type="string">
            <text:p>HaTT Meeting</text:p>
          </table:table-cell>
          <table:table-cell table:style-name="ce308" table:number-columns-repeated="3"/>
          <table:table-cell table:style-name="ce326" office:value-type="string">
            <text:p>MaiNTT Meeting</text:p>
          </table:table-cell>
          <table:table-cell table:style-name="ce308" table:number-columns-repeated="7"/>
          <table:table-cell table:style-name="ce329"/>
          <table:table-cell table:style-name="ce308"/>
          <table:table-cell table:style-name="ce326" office:value-type="string">
            <text:p>PV Tran Nguyen Thuyet</text:p>
          </table:table-cell>
          <table:table-cell table:style-name="ce308" table:number-columns-repeated="3"/>
          <table:table-cell table:style-name="ce329" office:value-type="string">
            <text:p>MaiNTT Meeting</text:p>
          </table:table-cell>
          <table:table-cell table:style-name="ce308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4H30M00S">
            <text:p>02:30 PM</text:p>
          </table:table-cell>
          <table:table-cell table:style-name="ce308" table:number-columns-repeated="24"/>
          <table:table-cell table:style-name="ce51" table:number-columns-repeated="2"/>
          <table:table-cell table:style-name="ce308" table:number-columns-repeated="3"/>
          <table:table-cell table:style-name="ce51" table:number-columns-repeated="2"/>
          <table:table-cell table:style-name="ce308" table:number-columns-repeated="7"/>
          <table:table-cell table:style-name="ce51"/>
          <table:table-cell table:style-name="ce308"/>
          <table:table-cell table:style-name="ce51"/>
          <table:table-cell table:style-name="ce308" table:number-columns-repeated="2"/>
          <table:table-cell table:style-name="ce316" office:value-type="string">
            <text:p>a Năm – Meeting</text:p>
          </table:table-cell>
          <table:table-cell table:style-name="ce129"/>
          <table:table-cell table:style-name="ce308" table:number-columns-repeated="5"/>
          <table:table-cell table:style-name="ce51" office:value-type="string">
            <text:p>Team SMS meeting</text:p>
          </table:table-cell>
          <table:table-cell table:style-name="ce308"/>
          <table:table-cell table:style-name="ce329"/>
          <table:table-cell table:style-name="ce308"/>
          <table:table-cell table:style-name="ce327"/>
          <table:table-cell table:style-name="ce308" table:number-columns-repeated="3"/>
          <table:table-cell table:style-name="ce329"/>
          <table:table-cell table:style-name="ce308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00M00S">
            <text:p>03:00 PM</text:p>
          </table:table-cell>
          <table:table-cell table:style-name="ce308"/>
          <table:table-cell table:style-name="ce48" office:value-type="string">
            <text:p>a Năm – Meeting</text:p>
          </table:table-cell>
          <table:table-cell table:style-name="ce308"/>
          <table:table-cell table:style-name="ce48" office:value-type="string">
            <text:p>a Năm – Meeting</text:p>
          </table:table-cell>
          <table:table-cell table:style-name="ce308" table:number-columns-repeated="5"/>
          <table:table-cell table:style-name="ce48" office:value-type="string">
            <text:p>a Năm – Meeting</text:p>
          </table:table-cell>
          <table:table-cell table:style-name="ce308"/>
          <table:table-cell table:style-name="ce48" office:value-type="string">
            <text:p>a Năm – Meeting</text:p>
          </table:table-cell>
          <table:table-cell table:style-name="ce308"/>
          <table:table-cell table:style-name="ce48" office:value-type="string">
            <text:p>a Năm – Meeting</text:p>
          </table:table-cell>
          <table:table-cell table:style-name="ce316" office:value-type="string" table:number-columns-spanned="1" table:number-rows-spanned="2">
            <text:p>Phương Meeting</text:p>
          </table:table-cell>
          <table:table-cell table:style-name="ce48" office:value-type="string">
            <text:p>a Năm – Meeting</text:p>
          </table:table-cell>
          <table:table-cell table:style-name="ce308"/>
          <table:table-cell table:style-name="ce48" office:value-type="string">
            <text:p>a Năm – Meeting</text:p>
          </table:table-cell>
          <table:table-cell table:style-name="ce308" table:number-columns-repeated="5"/>
          <table:table-cell table:style-name="ce48" office:value-type="string">
            <text:p>a Năm – Meeting</text:p>
          </table:table-cell>
          <table:table-cell table:style-name="ce308"/>
          <table:table-cell table:style-name="ce48" office:value-type="string">
            <text:p>a Năm – Meeting</text:p>
          </table:table-cell>
          <table:table-cell table:style-name="ce308"/>
          <table:table-cell table:style-name="ce48" office:value-type="string">
            <text:p>a Năm – Meeting</text:p>
          </table:table-cell>
          <table:table-cell table:style-name="ce308"/>
          <table:table-cell table:style-name="ce48" office:value-type="string">
            <text:p>a Năm – Meeting</text:p>
          </table:table-cell>
          <table:table-cell table:style-name="ce308"/>
          <table:table-cell table:style-name="ce48" office:value-type="string">
            <text:p>a Năm – Meeting</text:p>
          </table:table-cell>
          <table:table-cell table:style-name="ce308" table:number-columns-repeated="5"/>
          <table:table-cell table:style-name="ce48" office:value-type="string">
            <text:p>a Năm – Meeting</text:p>
          </table:table-cell>
          <table:table-cell table:style-name="ce51"/>
          <table:table-cell table:style-name="ce48" office:value-type="string">
            <text:p>a Năm – Meeting</text:p>
          </table:table-cell>
          <table:table-cell table:style-name="ce308"/>
          <table:table-cell table:style-name="ce48" office:value-type="string">
            <text:p>a Năm – Meeting</text:p>
          </table:table-cell>
          <table:table-cell table:style-name="ce308"/>
          <table:table-cell table:style-name="ce48" office:value-type="string">
            <text:p>a Năm – Meeting</text:p>
          </table:table-cell>
          <table:table-cell table:style-name="ce129"/>
          <table:table-cell table:style-name="ce48" office:value-type="string">
            <text:p>a Năm – Meeting</text:p>
          </table:table-cell>
          <table:table-cell table:style-name="ce308" table:number-columns-repeated="4"/>
          <table:table-cell table:style-name="ce51"/>
          <table:table-cell table:style-name="ce48" office:value-type="string">
            <text:p>a Năm – Meeting</text:p>
          </table:table-cell>
          <table:table-cell table:style-name="ce329"/>
          <table:table-cell table:style-name="ce48" office:value-type="string">
            <text:p>a Năm – Meeting</text:p>
          </table:table-cell>
          <table:table-cell table:style-name="ce330" office:value-type="string">
            <text:p>MaiNTT Meeting</text:p>
          </table:table-cell>
          <table:table-cell table:style-name="ce48" office:value-type="string">
            <text:p>a Năm – Meeting</text:p>
          </table:table-cell>
          <table:table-cell table:style-name="ce308"/>
          <table:table-cell table:style-name="ce48" office:value-type="string">
            <text:p>a Năm – Meeting</text:p>
          </table:table-cell>
          <table:table-cell table:style-name="ce329"/>
          <table:table-cell table:style-name="ce48" office:value-type="string">
            <text:p>a Năm – Meeting</text:p>
          </table:table-cell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5H30M00S">
            <text:p>03:30 PM</text:p>
          </table:table-cell>
          <table:table-cell table:style-name="ce308" table:number-columns-repeated="10"/>
          <table:table-cell table:style-name="ce51" office:value-type="string">
            <text:p>Phương meetin</text:p>
          </table:table-cell>
          <table:table-cell table:style-name="ce316" office:value-type="string" table:number-columns-spanned="1" table:number-rows-spanned="5">
            <text:p>Họp company trip</text:p>
          </table:table-cell>
          <table:table-cell table:style-name="ce308" table:number-columns-repeated="2"/>
          <table:covered-table-cell table:style-name="ce315"/>
          <table:table-cell table:style-name="ce316" office:value-type="string" table:number-columns-spanned="1" table:number-rows-spanned="2">
            <text:p>Họp company trip</text:p>
          </table:table-cell>
          <table:table-cell table:style-name="ce308" table:number-columns-repeated="7"/>
          <table:table-cell table:style-name="ce51" office:value-type="string">
            <text:p>Họp team OC</text:p>
          </table:table-cell>
          <table:table-cell table:style-name="ce308"/>
          <table:table-cell table:style-name="ce51" office:value-type="string">
            <text:p>Như meeting</text:p>
          </table:table-cell>
          <table:table-cell table:style-name="ce308" table:number-columns-repeated="3"/>
          <table:table-cell table:style-name="ce51" office:value-type="string">
            <text:p>Họp team trang trí 2</text:p>
          </table:table-cell>
          <table:table-cell table:style-name="ce308" table:number-columns-repeated="8"/>
          <table:table-cell table:style-name="ce51"/>
          <table:table-cell table:style-name="ce308" table:number-columns-repeated="4"/>
          <table:table-cell table:style-name="ce51"/>
          <table:table-cell table:style-name="ce129"/>
          <table:table-cell table:style-name="ce308" table:number-columns-repeated="6"/>
          <table:table-cell table:style-name="ce51" office:value-type="string">
            <text:p>a Hiến meeting</text:p>
          </table:table-cell>
          <table:table-cell table:style-name="ce308"/>
          <table:table-cell table:style-name="ce51" office:value-type="string">
            <text:p>a Năm – Meeting</text:p>
          </table:table-cell>
          <table:table-cell table:style-name="ce331"/>
          <table:table-cell table:style-name="ce308" table:number-columns-repeated="3"/>
          <table:table-cell table:style-name="ce329"/>
          <table:table-cell table:style-name="ce308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00M00S">
            <text:p>04:00 PM</text:p>
          </table:table-cell>
          <table:table-cell table:style-name="ce51" office:value-type="string">
            <text:p>a Hiệp Meeting</text:p>
          </table:table-cell>
          <table:table-cell table:style-name="ce308"/>
          <table:table-cell table:style-name="ce51" office:value-type="string">
            <text:p>a Hiệp Meeting</text:p>
          </table:table-cell>
          <table:table-cell table:style-name="ce314" office:value-type="string" table:number-columns-spanned="1" table:number-rows-spanned="4">
            <text:p>Review code dự án MT</text:p>
          </table:table-cell>
          <table:table-cell table:style-name="ce308" table:number-columns-repeated="7"/>
          <table:covered-table-cell table:style-name="ce315"/>
          <table:table-cell table:style-name="ce308"/>
          <table:table-cell table:style-name="ce317" office:value-type="string" table:number-columns-spanned="1" table:number-rows-spanned="3">
            <text:p>Họp BA-QC</text:p>
          </table:table-cell>
          <table:table-cell table:style-name="ce308"/>
          <table:covered-table-cell table:style-name="ce315"/>
          <table:table-cell table:style-name="ce308"/>
          <table:table-cell table:style-name="ce314" office:value-type="string" table:number-columns-spanned="1" table:number-rows-spanned="4">
            <text:p>Review code dự án MT</text:p>
          </table:table-cell>
          <table:table-cell table:style-name="ce308" table:number-columns-repeated="5"/>
          <table:table-cell table:style-name="ce51"/>
          <table:table-cell table:style-name="ce308" table:number-columns-repeated="3"/>
          <table:table-cell table:style-name="ce317" office:value-type="string" table:number-columns-spanned="1" table:number-rows-spanned="3">
            <text:p>Họp BA-QC</text:p>
          </table:table-cell>
          <table:table-cell table:style-name="ce308"/>
          <table:table-cell table:style-name="ce51"/>
          <table:table-cell table:style-name="ce308"/>
          <table:table-cell table:style-name="ce314" office:value-type="string" table:number-columns-spanned="1" table:number-rows-spanned="4">
            <text:p>Review code dự án MT</text:p>
          </table:table-cell>
          <table:table-cell table:style-name="ce308" table:number-columns-repeated="5"/>
          <table:table-cell table:style-name="ce325" office:value-type="string">
            <text:p>a Năm – Meeting</text:p>
          </table:table-cell>
          <table:table-cell table:style-name="ce308" table:number-columns-repeated="3"/>
          <table:table-cell table:style-name="ce317" office:value-type="string" table:number-columns-spanned="1" table:number-rows-spanned="3">
            <text:p>Họp BA-QC</text:p>
          </table:table-cell>
          <table:table-cell table:style-name="ce308"/>
          <table:table-cell table:style-name="ce51"/>
          <table:table-cell table:style-name="ce129"/>
          <table:table-cell table:style-name="ce314" office:value-type="string" table:number-columns-spanned="1" table:number-rows-spanned="4">
            <text:p>Review code dự án MT</text:p>
          </table:table-cell>
          <table:table-cell table:style-name="ce308" table:number-columns-repeated="5"/>
          <table:table-cell table:style-name="ce51"/>
          <table:table-cell table:style-name="ce308"/>
          <table:table-cell table:style-name="ce51"/>
          <table:table-cell table:style-name="ce331"/>
          <table:table-cell table:style-name="ce317" office:value-type="string" table:number-columns-spanned="1" table:number-rows-spanned="3">
            <text:p>Họp BA-QC</text:p>
          </table:table-cell>
          <table:table-cell table:style-name="ce308" table:number-columns-repeated="2"/>
          <table:table-cell table:style-name="ce326" office:value-type="string">
            <text:p>PV Ngo Manh Cuong</text:p>
          </table:table-cell>
          <table:table-cell table:style-name="ce308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6H30M00S">
            <text:p>04:30 PM</text:p>
          </table:table-cell>
          <table:table-cell table:style-name="ce51"/>
          <table:table-cell table:style-name="ce308"/>
          <table:table-cell table:style-name="ce51"/>
          <table:covered-table-cell table:style-name="ce315"/>
          <table:table-cell table:style-name="ce308" table:number-columns-repeated="7"/>
          <table:covered-table-cell table:style-name="ce315"/>
          <table:table-cell table:style-name="ce308"/>
          <table:covered-table-cell table:style-name="Default"/>
          <table:table-cell table:style-name="ce308" table:number-columns-repeated="3"/>
          <table:covered-table-cell table:style-name="ce315"/>
          <table:table-cell table:style-name="ce308" table:number-columns-repeated="9"/>
          <table:covered-table-cell table:style-name="Default"/>
          <table:table-cell table:style-name="ce308" table:number-columns-repeated="3"/>
          <table:covered-table-cell table:style-name="ce315"/>
          <table:table-cell table:style-name="ce308" table:number-columns-repeated="9"/>
          <table:covered-table-cell table:style-name="Default"/>
          <table:table-cell table:style-name="ce308"/>
          <table:table-cell table:style-name="ce51"/>
          <table:table-cell table:style-name="ce327"/>
          <table:covered-table-cell table:style-name="ce315"/>
          <table:table-cell table:style-name="ce308" table:number-columns-repeated="5"/>
          <table:table-cell table:style-name="ce51"/>
          <table:table-cell table:style-name="ce308"/>
          <table:table-cell table:style-name="ce51"/>
          <table:table-cell table:style-name="ce331"/>
          <table:covered-table-cell table:style-name="Default"/>
          <table:table-cell table:style-name="ce308" table:number-columns-repeated="2"/>
          <table:table-cell table:style-name="ce327"/>
          <table:table-cell table:style-name="ce333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00M00S">
            <text:p>05:00 PM</text:p>
          </table:table-cell>
          <table:table-cell table:style-name="ce51"/>
          <table:table-cell table:style-name="ce308"/>
          <table:table-cell table:style-name="ce51"/>
          <table:covered-table-cell table:style-name="ce315"/>
          <table:table-cell table:style-name="ce308" table:number-columns-repeated="7"/>
          <table:covered-table-cell table:style-name="ce315"/>
          <table:table-cell table:style-name="ce308"/>
          <table:covered-table-cell table:style-name="Default"/>
          <table:table-cell table:style-name="ce308" table:number-columns-repeated="3"/>
          <table:covered-table-cell table:style-name="ce315"/>
          <table:table-cell table:style-name="ce308" table:number-columns-repeated="9"/>
          <table:covered-table-cell table:style-name="Default"/>
          <table:table-cell table:style-name="ce308" table:number-columns-repeated="3"/>
          <table:covered-table-cell table:style-name="ce315"/>
          <table:table-cell table:style-name="ce308" table:number-columns-repeated="9"/>
          <table:covered-table-cell table:style-name="Default"/>
          <table:table-cell table:style-name="ce308"/>
          <table:table-cell table:style-name="ce51"/>
          <table:table-cell table:style-name="ce308"/>
          <table:covered-table-cell table:style-name="ce315"/>
          <table:table-cell table:style-name="ce308" table:number-columns-repeated="5"/>
          <table:table-cell table:style-name="ce51"/>
          <table:table-cell table:style-name="ce308"/>
          <table:table-cell table:style-name="ce51"/>
          <table:table-cell table:style-name="ce331"/>
          <table:covered-table-cell table:style-name="Default"/>
          <table:table-cell table:style-name="ce308" table:number-columns-repeated="3"/>
          <table:table-cell table:style-name="ce333"/>
          <table:table-cell table:style-name="ce84" table:number-columns-repeated="941"/>
          <table:table-cell table:number-columns-repeated="14"/>
        </table:table-row>
        <table:table-row table:style-name="ro12">
          <table:table-cell table:style-name="ce45" office:value-type="time" office:time-value="PT17H30M00S">
            <text:p>05:30 PM</text:p>
          </table:table-cell>
          <table:table-cell table:style-name="ce51"/>
          <table:table-cell table:style-name="ce308"/>
          <table:table-cell table:style-name="ce51"/>
          <table:covered-table-cell table:style-name="ce315"/>
          <table:table-cell table:style-name="ce308" table:number-columns-repeated="7"/>
          <table:covered-table-cell table:style-name="ce315"/>
          <table:table-cell table:style-name="ce308" table:number-columns-repeated="5"/>
          <table:covered-table-cell table:style-name="ce315"/>
          <table:table-cell table:style-name="ce308" table:number-columns-repeated="13"/>
          <table:covered-table-cell table:style-name="ce315"/>
          <table:table-cell table:style-name="ce308" table:number-columns-repeated="11"/>
          <table:table-cell table:style-name="ce51"/>
          <table:table-cell table:style-name="ce308"/>
          <table:covered-table-cell table:style-name="ce315"/>
          <table:table-cell table:style-name="ce308" table:number-columns-repeated="5"/>
          <table:table-cell table:style-name="ce51"/>
          <table:table-cell table:style-name="ce308"/>
          <table:table-cell table:style-name="ce51"/>
          <table:table-cell table:style-name="ce332"/>
          <table:table-cell table:style-name="ce308" table:number-columns-repeated="4"/>
          <table:table-cell table:style-name="ce333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309" table:number-columns-repeated="8"/>
          <table:table-cell table:style-name="Default"/>
          <table:table-cell table:style-name="ce309" table:number-columns-repeated="35"/>
          <table:table-cell table:style-name="Default" table:number-columns-repeated="7"/>
          <table:table-cell table:style-name="ce309" table:number-columns-repeated="9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7" office:value-type="string">
            <text:p>Note</text:p>
          </table:table-cell>
          <table:table-cell table:style-name="ce309" table:number-columns-repeated="6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309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48"/>
          <table:table-cell table:style-name="ce310" office:value-type="string">
            <text:p><text:s/>Daily</text:p>
          </table:table-cell>
          <table:table-cell table:style-name="ce310"/>
          <table:table-cell table:style-name="ce309" table:number-columns-repeated="6"/>
          <table:table-cell table:style-name="Default" table:number-columns-repeated="2"/>
          <table:table-cell table:style-name="ce309" table:number-columns-repeated="50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309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304"/>
          <table:table-cell table:style-name="ce310" office:value-type="string">
            <text:p><text:s/>Weekly </text:p>
          </table:table-cell>
          <table:table-cell table:style-name="ce310"/>
          <table:table-cell table:style-name="ce309" table:number-columns-repeated="58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309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0"/>
          <table:table-cell table:style-name="ce310" office:value-type="string">
            <text:p>Bi – Weekly </text:p>
          </table:table-cell>
          <table:table-cell table:style-name="ce310"/>
          <table:table-cell table:style-name="ce309" table:number-columns-repeated="24"/>
          <table:table-cell table:style-name="ce309" office:value-type="string">
            <text:p><text:s/></text:p>
          </table:table-cell>
          <table:table-cell table:style-name="ce309" table:number-columns-repeated="33"/>
          <table:table-cell table:style-name="ce84" table:number-columns-repeated="941"/>
          <table:table-cell table:number-columns-repeated="14"/>
        </table:table-row>
        <table:table-row table:style-name="ro2">
          <table:table-cell table:style-name="ce46"/>
          <table:table-cell table:style-name="ce309" table:number-columns-repeated="60"/>
          <table:table-cell table:style-name="ce84" table:number-columns-repeated="941"/>
          <table:table-cell table:number-columns-repeated="14"/>
        </table:table-row>
        <table:table-row table:style-name="ro13">
          <table:table-cell table:style-name="ce51"/>
          <table:table-cell table:style-name="ce310" office:value-type="string">
            <text:p><text:s/>Suddenly </text:p>
          </table:table-cell>
          <table:table-cell table:style-name="ce310"/>
          <table:table-cell table:style-name="ce309" table:number-columns-repeated="58"/>
          <table:table-cell table:style-name="ce84" table:number-columns-repeated="941"/>
          <table:table-cell table:number-columns-repeated="14"/>
        </table:table-row>
        <table:table-row table:style-name="ro2" table:number-rows-repeated="65385">
          <table:table-cell table:style-name="ce46"/>
          <table:table-cell table:style-name="ce309" table:number-columns-repeated="60"/>
          <table:table-cell table:style-name="ce84" table:number-columns-repeated="941"/>
          <table:table-cell table:number-columns-repeated="14"/>
        </table:table-row>
        <table:table-row table:style-name="ro2" table:number-rows-repeated="9">
          <table:table-cell table:style-name="ce46"/>
          <table:table-cell table:style-name="ce309" table:number-columns-repeated="51"/>
          <table:table-cell/>
          <table:table-cell table:style-name="ce309" table:number-columns-repeated="8"/>
          <table:table-cell table:style-name="ce84" table:number-columns-repeated="941"/>
          <table:table-cell table:number-columns-repeated="14"/>
        </table:table-row>
        <table:table-row table:style-name="ro2" table:number-rows-repeated="983146">
          <table:table-cell table:number-columns-repeated="1016"/>
        </table:table-row>
        <table:table-row table:style-name="ro2"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5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CA">
      <number:day number:style="long"/>
      <number:text>-</number:text>
      <number:month number:textual="true"/>
    </number:date-style>
    <number:date-style style:name="N56108" number:language="en" number:country="CA">
      <number:month number:textual="true"/>
      <number:text>-</number:text>
      <number:year/>
    </number:date-style>
    <number:time-style style:name="N56109" number:language="en" number:country="CA">
      <number:hours/>
      <number:text>:</number:text>
      <number:minutes number:style="long"/>
      <number:text> </number:text>
      <number:am-pm/>
    </number:time-style>
    <number:time-style style:name="N5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6111" number:language="en" number:country="CA">
      <number:hours/>
      <number:text>:</number:text>
      <number:minutes number:style="long"/>
    </number:time-style>
    <number:time-style style:name="N5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6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Untitled1" style:family="table-cell" style:parent-style-name="Default">
      <style:table-cell-properties fo:background-color="#99ffff"/>
    </style:style>
    <style:style style:name="Untitled2" style:family="table-cell" style:parent-style-name="Default">
      <style:table-cell-properties fo:background-color="#3399ff"/>
    </style:style>
    <style:style style:name="Untitled3" style:family="table-cell" style:parent-style-name="Default">
      <style:table-cell-properties fo:background-color="#00ccff"/>
    </style:style>
    <style:style style:name="Untitled4" style:family="table-cell" style:parent-style-name="Default">
      <style:table-cell-properties fo:background-color="#ffff99"/>
    </style:style>
    <style:style style:name="Untitled5" style:family="table-cell" style:parent-style-name="Default">
      <style:table-cell-properties fo:background-color="#0066ff"/>
    </style:style>
    <style:style style:name="Untitled6" style:family="table-cell" style:parent-style-name="Default">
      <style:table-cell-properties fo:background-color="#ccff00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2">Copyright © 2014, NUS Technology JSC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12/30/2016</text:date>, <text:time>15:3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12-30">12/30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4, NUS Technology JSC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0:05:09.73</meta:creation-date>
    <meta:editing-cycles>573</meta:editing-cycles>
    <meta:editing-duration>P15DT8H19M22S</meta:editing-duration>
    <meta:generator>OpenOffice/4.1.2$Win32 OpenOffice.org_project/412m3$Build-9782</meta:generator>
    <dc:date>2016-12-30T15:32:08.81</dc:date>
    <meta:document-statistic meta:table-count="14" meta:cell-count="2875" meta:object-count="0"/>
    <meta:user-defined meta:name="Info 1"/>
    <meta:user-defined meta:name="Info 2"/>
    <meta:user-defined meta:name="Info 3"/>
    <meta:user-defined meta:name="Info 4"/>
  </office:meta>
</office:document-meta>
</file>